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DejaVu Sans Mono" svg:font-family="&quot;DejaVu Sans Mono&quot;"/>
    <style:font-face style:name="Courier New" svg:font-family="&quot;Courier New&quot;"/>
    <style:font-face style:name="Liberation Mono" svg:font-family="&quot;Liberation Mono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ext-properties style:font-name="DejaVu Sans Mono" style:font-name-asian="DejaVu Sans Mono" style:font-name-complex="DejaVu Sans Mono" fo:font-size="7pt" style:font-size-asian="7pt" style:font-size-complex="7pt"/>
    </style:style>
    <style:style style:name="ce5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middle"/>
      <style:text-properties fo:color="#0000FF" style:font-name="Courier New" style:font-name-asian="Courier New" style:font-name-complex="Courier New" fo:font-size="9pt" style:font-size-asian="9pt" style:font-size-complex="9pt" style:font-family-generic="modern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/>
    <style:style style:name="ce10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9.23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3" table:default-cell-style-name="ce10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7" table:default-cell-style-name="ce1"/>
        <table:table-column table:style-name="co7" table:number-columns-repeated="16363" table:default-cell-style-name="ce1"/>
        <table:table-row table:style-name="ro1">
          <table:table-cell table:style-name="ce2"/>
          <table:table-cell table:number-columns-repeated="5" table:style-name="ce1"/>
          <table:table-cell table:style-name="ce10"/>
          <table:table-cell table:number-columns-repeated="4" table:style-name="ce1"/>
          <table:table-cell office:value-type="string" table:style-name="ce1">
            <text:p>Parameters</text:p>
          </table:table-cell>
          <table:table-cell table:number-columns-repeated="2" table:style-name="ce1"/>
          <table:table-cell office:value-type="string" table:style-name="ce1">
            <text:p>JSON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Orig</text:p>
          </table:table-cell>
          <table:table-cell table:number-columns-repeated="4" table:style-name="ce1"/>
          <table:table-cell office:value-type="string" table:style-name="ce1">
            <text:p>nr</text:p>
          </table:table-cell>
          <table:table-cell office:value-type="string" table:style-name="ce10">
            <text:p>book-nr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oordinates</text:p>
          </table:table-cell>
          <table:table-cell table:style-name="ce1"/>
          <table:table-cell office:value-type="string" table:style-name="ce1">
            <text:p>precise</text:p>
          </table:table-cell>
          <table:table-cell office:value-type="string" table:style-name="ce1">
            <text:p>shortname</text:p>
          </table:table-cell>
          <table:table-cell table:style-name="ce1"/>
          <table:table-cell office:value-type="string" table:style-name="ce1">
            <text:p>geojson</text:p>
          </table:table-cell>
          <table:table-cell office:value-type="string" table:style-name="ce1">
            <text:p>parameters</text:p>
          </table:table-cell>
          <table:table-cell office:value-type="string" table:style-name="ce1">
            <text:p>full data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01 Montréal (Gers)<text:s/></text:span>43.940762, 0.180205</text:p>
          </table:table-cell>
          <table:table-cell office:value-type="float" office:value="20" table:formula="of:=IFERROR(FIND(4;[.A3];3);LEN([.A3])+1)" table:style-name="ce1">
            <text:p>20</text:p>
          </table:table-cell>
          <table:table-cell office:value-type="float" office:value="29" table:formula="of:=IFERROR(FIND(&quot;,&quot;;[.A3];[.B3]);[.B3])" table:style-name="ce1">
            <text:p>29</text:p>
          </table:table-cell>
          <table:table-cell office:value-type="string" office:string-value="01" table:formula="of:=LEFT([.A3];2)" table:style-name="ce1">
            <text:p>01</text:p>
          </table:table-cell>
          <table:table-cell office:value-type="float" office:value="1" table:formula="of:=IF([.D3]=[.D2];[.E2]+1;1)" table:style-name="ce1">
            <text:p>1</text:p>
          </table:table-cell>
          <table:table-cell office:value-type="string" table:style-name="ce3">
            <text:p>01</text:p>
          </table:table-cell>
          <table:table-cell office:value-type="string" office:string-value="01" table:formula="of:=[.D3]" table:style-name="ce10">
            <text:p>01</text:p>
          </table:table-cell>
          <table:table-cell office:value-type="string" office:string-value="01-01" table:formula="of:=CONCATENATE([.D3];&quot;-&quot;;IF(LEN([.E3])=1;CONCATENATE(&quot;0&quot;;[.E3]);[.E3]))" table:style-name="ce1">
            <text:p>01-01</text:p>
          </table:table-cell>
          <table:table-cell office:value-type="string" office:string-value="Montréal (Gers)" table:formula="of:=TRIM(MID([.A3];4;[.B3]-4))" table:style-name="ce1">
            <text:p>Montréal (Gers)</text:p>
          </table:table-cell>
          <table:table-cell office:value-type="string" office:string-value="43.940762" table:formula="of:=MID([.A3];[.B3];[.C3]-[.B3])" table:style-name="ce1">
            <text:p>43.940762</text:p>
          </table:table-cell>
          <table:table-cell office:value-type="string" office:string-value="0.180205" table:formula="of:=IFERROR(MID([.A3];[.C3]+2;LEN([.A3])-[.C3]);&quot;&quot;)" table:style-name="ce1">
            <text:p>0.180205</text:p>
          </table:table-cell>
          <table:table-cell office:value-type="string" office:string-value="true" table:formula="of:=IF([.B3]&lt;&gt;[.C3];&quot;true&quot;;&quot;false&quot;)" table:style-name="ce1">
            <text:p>true</text:p>
          </table:table-cell>
          <table:table-cell office:value-type="string" office:string-value="Montréal" table:formula="of:=MID([.I3];1;FIND(&quot;(&quot;;[.I3])-2)" table:style-name="ce1">
            <text:p>Montréal</text:p>
          </table:table-cell>
          <table:table-cell table:style-name="ce1"/>
          <table:table-cell office:value-type="string" office:string-value="{ &quot;type&quot;: &quot;Point&quot;, &quot;coordinates&quot;: [0.180205, 43.940762] }" table:formula="of:=IF([.J3]&lt;&gt;&quot;&quot;;CONCATENATE(&quot;{ &quot;&quot;type&quot;&quot;: &quot;&quot;Point&quot;&quot;, &quot;&quot;coordinates&quot;&quot;: [&quot;;[.K3];&quot;, &quot;;[.J3];&quot;] }&quot;);&quot;&quot;)" table:style-name="ce4">
            <text:p>{ "type": "Point", "coordinates": [0.180205, 43.940762] }</text:p>
          </table:table-cell>
          <table:table-cell office:value-type="string" office:string-value="{ &quot;nr&quot;: &quot;01&quot;, &quot;booknr&quot;: &quot;01&quot;, &quot;confirmed&quot;: &quot;true&quot;, &quot;name&quot;: &quot;Montréal (Gers)&quot;, &quot;shortname&quot;: &quot;Montréal&quot; }" table:formula="of:=CONCATENATE(&quot;{ &quot;&quot;nr&quot;&quot;: &quot;&quot;&quot;;[.F3];&quot;&quot;&quot;, &quot;&quot;booknr&quot;&quot;: &quot;&quot;&quot;;[.G3];&quot;&quot;&quot;, &quot;&quot;confirmed&quot;&quot;: &quot;&quot;&quot;;[.L3];&quot;&quot;&quot;, &quot;&quot;name&quot;&quot;: &quot;&quot;&quot;;[.I3];&quot;&quot;&quot;, &quot;&quot;shortname&quot;&quot;: &quot;&quot;&quot;;[.M3];&quot;&quot;&quot; }&quot;)" table:style-name="ce4">
            <text:p>{ "nr": "01", "booknr": "01", "confirmed": "true", "name": "Montréal (Gers)", "shortname": "Montréal" }</text:p>
          </table:table-cell>
          <table:table-cell office:value-type="string" office:string-value="{ &quot;id&quot;: &quot;01-01&quot;, &quot;type&quot;: &quot;Feature&quot;, &quot;geometry&quot;: { &quot;type&quot;: &quot;Point&quot;, &quot;coordinates&quot;: [0.180205, 43.940762] }, &quot;properties&quot;: { &quot;nr&quot;: &quot;01&quot;, &quot;booknr&quot;: &quot;01&quot;, &quot;confirmed&quot;: &quot;true&quot;, &quot;name&quot;: &quot;Montréal (Gers)&quot;, &quot;shortname&quot;: &quot;Montréal&quot; } }," table:formula="of:=CONCATENATE(&quot;{ &quot;&quot;id&quot;&quot;: &quot;&quot;&quot;;[.H3];&quot;&quot;&quot;, &quot;&quot;type&quot;&quot;: &quot;&quot;Feature&quot;&quot;, &quot;&quot;geometry&quot;&quot;: &quot;;IF([.O3]=&quot;&quot;;&quot;null&quot;;[.O3]);&quot;, &quot;&quot;properties&quot;&quot;: &quot;;[.P3];&quot; },&quot;)" table:style-name="ce4">
            <text:p>{ "id": "01-01", "type": "Feature", "geometry": { "type": "Point", "coordinates": [0.180205, 43.940762] }, "properties": { "nr": "01", "booknr": "01", "confirmed": "true", "name": "Montréal (Gers)", "shortname": "Montréal" } },</text:p>
          </table:table-cell>
          <table:table-cell table:number-columns-repeated="2" table:style-name="ce1"/>
          <table:table-cell table:number-columns-repeated="2" table:style-name="ce4"/>
          <table:table-cell table:number-columns-repeated="16363"/>
        </table:table-row>
        <table:table-row table:style-name="ro1">
          <table:table-cell office:value-type="string" table:style-name="ce5">
            <text:p>02 Kaiseraugst (AG-Suisse)</text:p>
          </table:table-cell>
          <table:table-cell office:value-type="float" office:value="27" table:formula="of:=IFERROR(FIND(4;[.A4];3);LEN([.A4])+1)" table:style-name="ce1">
            <text:p>27</text:p>
          </table:table-cell>
          <table:table-cell office:value-type="float" office:value="27" table:formula="of:=IFERROR(FIND(&quot;,&quot;;[.A4];[.B4]);[.B4])" table:style-name="ce1">
            <text:p>27</text:p>
          </table:table-cell>
          <table:table-cell office:value-type="string" office:string-value="02" table:formula="of:=LEFT([.A4];2)" table:style-name="ce1">
            <text:p>02</text:p>
          </table:table-cell>
          <table:table-cell office:value-type="float" office:value="1" table:formula="of:=IF([.D4]=[.D3];[.E3]+1;1)" table:style-name="ce1">
            <text:p>1</text:p>
          </table:table-cell>
          <table:table-cell office:value-type="string" table:style-name="ce3">
            <text:p>02</text:p>
          </table:table-cell>
          <table:table-cell office:value-type="string" office:string-value="02" table:formula="of:=[.D4]" table:style-name="ce10">
            <text:p>02</text:p>
          </table:table-cell>
          <table:table-cell office:value-type="string" office:string-value="02-01" table:formula="of:=CONCATENATE([.D4];&quot;-&quot;;IF(LEN([.E4])=1;CONCATENATE(&quot;0&quot;;[.E4]);[.E4]))" table:style-name="ce1">
            <text:p>02-01</text:p>
          </table:table-cell>
          <table:table-cell office:value-type="string" office:string-value="Kaiseraugst (AG-Suisse)" table:formula="of:=TRIM(MID([.A4];4;[.B4]-4))" table:style-name="ce1">
            <text:p>Kaiseraugst (AG-Suisse)</text:p>
          </table:table-cell>
          <table:table-cell office:value-type="string" table:style-name="ce1">
            <text:p>47.541464</text:p>
          </table:table-cell>
          <table:table-cell office:value-type="string" table:style-name="ce1">
            <text:p>7.724083</text:p>
          </table:table-cell>
          <table:table-cell office:value-type="string" table:style-name="ce9">
            <text:p>true</text:p>
          </table:table-cell>
          <table:table-cell office:value-type="string" office:string-value="Kaiseraugst" table:formula="of:=MID([.I4];1;FIND(&quot;(&quot;;[.I4])-2)" table:style-name="ce1">
            <text:p>Kaiseraugst</text:p>
          </table:table-cell>
          <table:table-cell table:style-name="ce1"/>
          <table:table-cell office:value-type="string" office:string-value="{ &quot;type&quot;: &quot;Point&quot;, &quot;coordinates&quot;: [7.724083, 47.541464] }" table:formula="of:=IF([.J4]&lt;&gt;&quot;&quot;;CONCATENATE(&quot;{ &quot;&quot;type&quot;&quot;: &quot;&quot;Point&quot;&quot;, &quot;&quot;coordinates&quot;&quot;: [&quot;;[.K4];&quot;, &quot;;[.J4];&quot;] }&quot;);&quot;&quot;)" table:style-name="ce4">
            <text:p>{ "type": "Point", "coordinates": [7.724083, 47.541464] }</text:p>
          </table:table-cell>
          <table:table-cell office:value-type="string" office:string-value="{ &quot;nr&quot;: &quot;02&quot;, &quot;booknr&quot;: &quot;02&quot;, &quot;confirmed&quot;: &quot;true&quot;, &quot;name&quot;: &quot;Kaiseraugst (AG-Suisse)&quot;, &quot;shortname&quot;: &quot;Kaiseraugst&quot; }" table:formula="of:=CONCATENATE(&quot;{ &quot;&quot;nr&quot;&quot;: &quot;&quot;&quot;;[.F4];&quot;&quot;&quot;, &quot;&quot;booknr&quot;&quot;: &quot;&quot;&quot;;[.G4];&quot;&quot;&quot;, &quot;&quot;confirmed&quot;&quot;: &quot;&quot;&quot;;[.L4];&quot;&quot;&quot;, &quot;&quot;name&quot;&quot;: &quot;&quot;&quot;;[.I4];&quot;&quot;&quot;, &quot;&quot;shortname&quot;&quot;: &quot;&quot;&quot;;[.M4];&quot;&quot;&quot; }&quot;)" table:style-name="ce4">
            <text:p>{ "nr": "02", "booknr": "02", "confirmed": "true", "name": "Kaiseraugst (AG-Suisse)", "shortname": "Kaiseraugst" }</text:p>
          </table:table-cell>
          <table:table-cell office:value-type="string" office:string-value="{ &quot;id&quot;: &quot;02-01&quot;, &quot;type&quot;: &quot;Feature&quot;, &quot;geometry&quot;: { &quot;type&quot;: &quot;Point&quot;, &quot;coordinates&quot;: [7.724083, 47.541464] }, &quot;properties&quot;: { &quot;nr&quot;: &quot;02&quot;, &quot;booknr&quot;: &quot;02&quot;, &quot;confirmed&quot;: &quot;true&quot;, &quot;name&quot;: &quot;Kaiseraugst (AG-Suisse)&quot;, &quot;shortname&quot;: &quot;Kaiseraugst&quot; } }," table:formula="of:=CONCATENATE(&quot;{ &quot;&quot;id&quot;&quot;: &quot;&quot;&quot;;[.H4];&quot;&quot;&quot;, &quot;&quot;type&quot;&quot;: &quot;&quot;Feature&quot;&quot;, &quot;&quot;geometry&quot;&quot;: &quot;;IF([.O4]=&quot;&quot;;&quot;null&quot;;[.O4]);&quot;, &quot;&quot;properties&quot;&quot;: &quot;;[.P4];&quot; },&quot;)" table:style-name="ce4">
            <text:p>{ "id": "02-01", "type": "Feature", "geometry": { "type": "Point", "coordinates": [7.724083, 47.541464] }, "properties": { "nr": "02", "booknr": "02", "confirmed": "true", "name": "Kaiseraugst (AG-Suisse)", "shortname": "Kaiseraugst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03 Le Douhet (Charente-Maritime)<text:s/></text:span>45.821582, -0.564160</text:p>
          </table:table-cell>
          <table:table-cell office:value-type="float" office:value="34" table:formula="of:=IFERROR(FIND(4;[.A5];3);LEN([.A5])+1)" table:style-name="ce1">
            <text:p>34</text:p>
          </table:table-cell>
          <table:table-cell office:value-type="float" office:value="43" table:formula="of:=IFERROR(FIND(&quot;,&quot;;[.A5];[.B5]);[.B5])" table:style-name="ce1">
            <text:p>43</text:p>
          </table:table-cell>
          <table:table-cell office:value-type="string" office:string-value="03" table:formula="of:=LEFT([.A5];2)" table:style-name="ce1">
            <text:p>03</text:p>
          </table:table-cell>
          <table:table-cell office:value-type="float" office:value="1" table:formula="of:=IF([.D5]=[.D4];[.E4]+1;1)" table:style-name="ce1">
            <text:p>1</text:p>
          </table:table-cell>
          <table:table-cell office:value-type="string" table:style-name="ce3">
            <text:p>03</text:p>
          </table:table-cell>
          <table:table-cell office:value-type="string" office:string-value="03" table:formula="of:=[.D5]" table:style-name="ce10">
            <text:p>03</text:p>
          </table:table-cell>
          <table:table-cell office:value-type="string" office:string-value="03-01" table:formula="of:=CONCATENATE([.D5];&quot;-&quot;;IF(LEN([.E5])=1;CONCATENATE(&quot;0&quot;;[.E5]);[.E5]))" table:style-name="ce1">
            <text:p>03-01</text:p>
          </table:table-cell>
          <table:table-cell office:value-type="string" office:string-value="Le Douhet (Charente-Maritime)" table:formula="of:=TRIM(MID([.A5];4;[.B5]-4))" table:style-name="ce1">
            <text:p>Le Douhet (Charente-Maritime)</text:p>
          </table:table-cell>
          <table:table-cell office:value-type="string" office:string-value="45.821582" table:formula="of:=MID([.A5];[.B5];[.C5]-[.B5])" table:style-name="ce1">
            <text:p>45.821582</text:p>
          </table:table-cell>
          <table:table-cell office:value-type="string" office:string-value="-0.564160" table:formula="of:=IFERROR(MID([.A5];[.C5]+2;LEN([.A5])-[.C5]);&quot;&quot;)" table:style-name="ce1">
            <text:p>-0.564160</text:p>
          </table:table-cell>
          <table:table-cell office:value-type="string" office:string-value="true" table:formula="of:=IF([.B5]&lt;&gt;[.C5];&quot;true&quot;;&quot;false&quot;)" table:style-name="ce1">
            <text:p>true</text:p>
          </table:table-cell>
          <table:table-cell office:value-type="string" office:string-value="Le Douhet" table:formula="of:=MID([.I5];1;FIND(&quot;(&quot;;[.I5])-2)" table:style-name="ce1">
            <text:p>Le Douhet</text:p>
          </table:table-cell>
          <table:table-cell table:style-name="ce1"/>
          <table:table-cell office:value-type="string" office:string-value="{ &quot;type&quot;: &quot;Point&quot;, &quot;coordinates&quot;: [-0.564160, 45.821582] }" table:formula="of:=IF([.J5]&lt;&gt;&quot;&quot;;CONCATENATE(&quot;{ &quot;&quot;type&quot;&quot;: &quot;&quot;Point&quot;&quot;, &quot;&quot;coordinates&quot;&quot;: [&quot;;[.K5];&quot;, &quot;;[.J5];&quot;] }&quot;);&quot;&quot;)" table:style-name="ce4">
            <text:p>{ "type": "Point", "coordinates": [-0.564160, 45.821582] }</text:p>
          </table:table-cell>
          <table:table-cell office:value-type="string" office:string-value="{ &quot;nr&quot;: &quot;03&quot;, &quot;booknr&quot;: &quot;03&quot;, &quot;confirmed&quot;: &quot;true&quot;, &quot;name&quot;: &quot;Le Douhet (Charente-Maritime)&quot;, &quot;shortname&quot;: &quot;Le Douhet&quot; }" table:formula="of:=CONCATENATE(&quot;{ &quot;&quot;nr&quot;&quot;: &quot;&quot;&quot;;[.F5];&quot;&quot;&quot;, &quot;&quot;booknr&quot;&quot;: &quot;&quot;&quot;;[.G5];&quot;&quot;&quot;, &quot;&quot;confirmed&quot;&quot;: &quot;&quot;&quot;;[.L5];&quot;&quot;&quot;, &quot;&quot;name&quot;&quot;: &quot;&quot;&quot;;[.I5];&quot;&quot;&quot;, &quot;&quot;shortname&quot;&quot;: &quot;&quot;&quot;;[.M5];&quot;&quot;&quot; }&quot;)" table:style-name="ce4">
            <text:p>{ "nr": "03", "booknr": "03", "confirmed": "true", "name": "Le Douhet (Charente-Maritime)", "shortname": "Le Douhet" }</text:p>
          </table:table-cell>
          <table:table-cell office:value-type="string" office:string-value="{ &quot;id&quot;: &quot;03-01&quot;, &quot;type&quot;: &quot;Feature&quot;, &quot;geometry&quot;: { &quot;type&quot;: &quot;Point&quot;, &quot;coordinates&quot;: [-0.564160, 45.821582] }, &quot;properties&quot;: { &quot;nr&quot;: &quot;03&quot;, &quot;booknr&quot;: &quot;03&quot;, &quot;confirmed&quot;: &quot;true&quot;, &quot;name&quot;: &quot;Le Douhet (Charente-Maritime)&quot;, &quot;shortname&quot;: &quot;Le Douhet&quot; } }," table:formula="of:=CONCATENATE(&quot;{ &quot;&quot;id&quot;&quot;: &quot;&quot;&quot;;[.H5];&quot;&quot;&quot;, &quot;&quot;type&quot;&quot;: &quot;&quot;Feature&quot;&quot;, &quot;&quot;geometry&quot;&quot;: &quot;;IF([.O5]=&quot;&quot;;&quot;null&quot;;[.O5]);&quot;, &quot;&quot;properties&quot;&quot;: &quot;;[.P5];&quot; },&quot;)" table:style-name="ce4">
            <text:p>{ "id": "03-01", "type": "Feature", "geometry": { "type": "Point", "coordinates": [-0.564160, 45.821582] }, "properties": { "nr": "03", "booknr": "03", "confirmed": "true", "name": "Le Douhet (Charente-Maritime)", "shortname": "Le Douhet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04 La Garde-Adhémar (Drôme)<text:s/></text:span>44.393554, 4.768677</text:p>
          </table:table-cell>
          <table:table-cell office:value-type="float" office:value="29" table:formula="of:=IFERROR(FIND(4;[.A6];3);LEN([.A6])+1)" table:style-name="ce1">
            <text:p>29</text:p>
          </table:table-cell>
          <table:table-cell office:value-type="float" office:value="38" table:formula="of:=IFERROR(FIND(&quot;,&quot;;[.A6];[.B6]);[.B6])" table:style-name="ce1">
            <text:p>38</text:p>
          </table:table-cell>
          <table:table-cell office:value-type="string" office:string-value="04" table:formula="of:=LEFT([.A6];2)" table:style-name="ce1">
            <text:p>04</text:p>
          </table:table-cell>
          <table:table-cell office:value-type="float" office:value="1" table:formula="of:=IF([.D6]=[.D5];[.E5]+1;1)" table:style-name="ce1">
            <text:p>1</text:p>
          </table:table-cell>
          <table:table-cell office:value-type="string" table:style-name="ce3">
            <text:p>04</text:p>
          </table:table-cell>
          <table:table-cell office:value-type="string" office:string-value="04" table:formula="of:=[.D6]" table:style-name="ce10">
            <text:p>04</text:p>
          </table:table-cell>
          <table:table-cell office:value-type="string" office:string-value="04-01" table:formula="of:=CONCATENATE([.D6];&quot;-&quot;;IF(LEN([.E6])=1;CONCATENATE(&quot;0&quot;;[.E6]);[.E6]))" table:style-name="ce1">
            <text:p>04-01</text:p>
          </table:table-cell>
          <table:table-cell office:value-type="string" office:string-value="La Garde-Adhémar (Drôme)" table:formula="of:=TRIM(MID([.A6];4;[.B6]-4))" table:style-name="ce1">
            <text:p>La Garde-Adhémar (Drôme)</text:p>
          </table:table-cell>
          <table:table-cell office:value-type="string" office:string-value="44.393554" table:formula="of:=MID([.A6];[.B6];[.C6]-[.B6])" table:style-name="ce1">
            <text:p>44.393554</text:p>
          </table:table-cell>
          <table:table-cell office:value-type="string" office:string-value="4.768677" table:formula="of:=IFERROR(MID([.A6];[.C6]+2;LEN([.A6])-[.C6]);&quot;&quot;)" table:style-name="ce1">
            <text:p>4.768677</text:p>
          </table:table-cell>
          <table:table-cell office:value-type="string" office:string-value="true" table:formula="of:=IF([.B6]&lt;&gt;[.C6];&quot;true&quot;;&quot;false&quot;)" table:style-name="ce1">
            <text:p>true</text:p>
          </table:table-cell>
          <table:table-cell office:value-type="string" office:string-value="La Garde-Adhémar" table:formula="of:=MID([.I6];1;FIND(&quot;(&quot;;[.I6])-2)" table:style-name="ce1">
            <text:p>La Garde-Adhémar</text:p>
          </table:table-cell>
          <table:table-cell table:style-name="ce1"/>
          <table:table-cell office:value-type="string" office:string-value="{ &quot;type&quot;: &quot;Point&quot;, &quot;coordinates&quot;: [4.768677, 44.393554] }" table:formula="of:=IF([.J6]&lt;&gt;&quot;&quot;;CONCATENATE(&quot;{ &quot;&quot;type&quot;&quot;: &quot;&quot;Point&quot;&quot;, &quot;&quot;coordinates&quot;&quot;: [&quot;;[.K6];&quot;, &quot;;[.J6];&quot;] }&quot;);&quot;&quot;)" table:style-name="ce4">
            <text:p>{ "type": "Point", "coordinates": [4.768677, 44.393554] }</text:p>
          </table:table-cell>
          <table:table-cell office:value-type="string" office:string-value="{ &quot;nr&quot;: &quot;04&quot;, &quot;booknr&quot;: &quot;04&quot;, &quot;confirmed&quot;: &quot;true&quot;, &quot;name&quot;: &quot;La Garde-Adhémar (Drôme)&quot;, &quot;shortname&quot;: &quot;La Garde-Adhémar&quot; }" table:formula="of:=CONCATENATE(&quot;{ &quot;&quot;nr&quot;&quot;: &quot;&quot;&quot;;[.F6];&quot;&quot;&quot;, &quot;&quot;booknr&quot;&quot;: &quot;&quot;&quot;;[.G6];&quot;&quot;&quot;, &quot;&quot;confirmed&quot;&quot;: &quot;&quot;&quot;;[.L6];&quot;&quot;&quot;, &quot;&quot;name&quot;&quot;: &quot;&quot;&quot;;[.I6];&quot;&quot;&quot;, &quot;&quot;shortname&quot;&quot;: &quot;&quot;&quot;;[.M6];&quot;&quot;&quot; }&quot;)" table:style-name="ce4">
            <text:p>{ "nr": "04", "booknr": "04", "confirmed": "true", "name": "La Garde-Adhémar (Drôme)", "shortname": "La Garde-Adhémar" }</text:p>
          </table:table-cell>
          <table:table-cell office:value-type="string" office:string-value="{ &quot;id&quot;: &quot;04-01&quot;, &quot;type&quot;: &quot;Feature&quot;, &quot;geometry&quot;: { &quot;type&quot;: &quot;Point&quot;, &quot;coordinates&quot;: [4.768677, 44.393554] }, &quot;properties&quot;: { &quot;nr&quot;: &quot;04&quot;, &quot;booknr&quot;: &quot;04&quot;, &quot;confirmed&quot;: &quot;true&quot;, &quot;name&quot;: &quot;La Garde-Adhémar (Drôme)&quot;, &quot;shortname&quot;: &quot;La Garde-Adhémar&quot; } }," table:formula="of:=CONCATENATE(&quot;{ &quot;&quot;id&quot;&quot;: &quot;&quot;&quot;;[.H6];&quot;&quot;&quot;, &quot;&quot;type&quot;&quot;: &quot;&quot;Feature&quot;&quot;, &quot;&quot;geometry&quot;&quot;: &quot;;IF([.O6]=&quot;&quot;;&quot;null&quot;;[.O6]);&quot;, &quot;&quot;properties&quot;&quot;: &quot;;[.P6];&quot; },&quot;)" table:style-name="ce4">
            <text:p>{ "id": "04-01", "type": "Feature", "geometry": { "type": "Point", "coordinates": [4.768677, 44.393554] }, "properties": { "nr": "04", "booknr": "04", "confirmed": "true", "name": "La Garde-Adhémar (Drôme)", "shortname": "La Garde-Adhémar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05 Uzès (Gard)<text:s/></text:span>44.012909, 4.420251</text:p>
          </table:table-cell>
          <table:table-cell office:value-type="float" office:value="16" table:formula="of:=IFERROR(FIND(4;[.A7];3);LEN([.A7])+1)" table:style-name="ce1">
            <text:p>16</text:p>
          </table:table-cell>
          <table:table-cell office:value-type="float" office:value="25" table:formula="of:=IFERROR(FIND(&quot;,&quot;;[.A7];[.B7]);[.B7])" table:style-name="ce1">
            <text:p>25</text:p>
          </table:table-cell>
          <table:table-cell office:value-type="string" office:string-value="05" table:formula="of:=LEFT([.A7];2)" table:style-name="ce1">
            <text:p>05</text:p>
          </table:table-cell>
          <table:table-cell office:value-type="float" office:value="1" table:formula="of:=IF([.D7]=[.D6];[.E6]+1;1)" table:style-name="ce1">
            <text:p>1</text:p>
          </table:table-cell>
          <table:table-cell office:value-type="string" table:style-name="ce3">
            <text:p>05</text:p>
          </table:table-cell>
          <table:table-cell office:value-type="string" office:string-value="05" table:formula="of:=[.D7]" table:style-name="ce10">
            <text:p>05</text:p>
          </table:table-cell>
          <table:table-cell office:value-type="string" office:string-value="05-01" table:formula="of:=CONCATENATE([.D7];&quot;-&quot;;IF(LEN([.E7])=1;CONCATENATE(&quot;0&quot;;[.E7]);[.E7]))" table:style-name="ce1">
            <text:p>05-01</text:p>
          </table:table-cell>
          <table:table-cell office:value-type="string" office:string-value="Uzès (Gard)" table:formula="of:=TRIM(MID([.A7];4;[.B7]-4))" table:style-name="ce1">
            <text:p>Uzès (Gard)</text:p>
          </table:table-cell>
          <table:table-cell office:value-type="string" office:string-value="44.012909" table:formula="of:=MID([.A7];[.B7];[.C7]-[.B7])" table:style-name="ce1">
            <text:p>44.012909</text:p>
          </table:table-cell>
          <table:table-cell office:value-type="string" office:string-value="4.420251" table:formula="of:=IFERROR(MID([.A7];[.C7]+2;LEN([.A7])-[.C7]);&quot;&quot;)" table:style-name="ce1">
            <text:p>4.420251</text:p>
          </table:table-cell>
          <table:table-cell office:value-type="string" office:string-value="true" table:formula="of:=IF([.B7]&lt;&gt;[.C7];&quot;true&quot;;&quot;false&quot;)" table:style-name="ce1">
            <text:p>true</text:p>
          </table:table-cell>
          <table:table-cell office:value-type="string" office:string-value="Uzès" table:formula="of:=MID([.I7];1;FIND(&quot;(&quot;;[.I7])-2)" table:style-name="ce1">
            <text:p>Uzès</text:p>
          </table:table-cell>
          <table:table-cell table:style-name="ce1"/>
          <table:table-cell office:value-type="string" office:string-value="{ &quot;type&quot;: &quot;Point&quot;, &quot;coordinates&quot;: [4.420251, 44.012909] }" table:formula="of:=IF([.J7]&lt;&gt;&quot;&quot;;CONCATENATE(&quot;{ &quot;&quot;type&quot;&quot;: &quot;&quot;Point&quot;&quot;, &quot;&quot;coordinates&quot;&quot;: [&quot;;[.K7];&quot;, &quot;;[.J7];&quot;] }&quot;);&quot;&quot;)" table:style-name="ce4">
            <text:p>{ "type": "Point", "coordinates": [4.420251, 44.012909] }</text:p>
          </table:table-cell>
          <table:table-cell office:value-type="string" office:string-value="{ &quot;nr&quot;: &quot;05&quot;, &quot;booknr&quot;: &quot;05&quot;, &quot;confirmed&quot;: &quot;true&quot;, &quot;name&quot;: &quot;Uzès (Gard)&quot;, &quot;shortname&quot;: &quot;Uzès&quot; }" table:formula="of:=CONCATENATE(&quot;{ &quot;&quot;nr&quot;&quot;: &quot;&quot;&quot;;[.F7];&quot;&quot;&quot;, &quot;&quot;booknr&quot;&quot;: &quot;&quot;&quot;;[.G7];&quot;&quot;&quot;, &quot;&quot;confirmed&quot;&quot;: &quot;&quot;&quot;;[.L7];&quot;&quot;&quot;, &quot;&quot;name&quot;&quot;: &quot;&quot;&quot;;[.I7];&quot;&quot;&quot;, &quot;&quot;shortname&quot;&quot;: &quot;&quot;&quot;;[.M7];&quot;&quot;&quot; }&quot;)" table:style-name="ce4">
            <text:p>{ "nr": "05", "booknr": "05", "confirmed": "true", "name": "Uzès (Gard)", "shortname": "Uzès" }</text:p>
          </table:table-cell>
          <table:table-cell office:value-type="string" office:string-value="{ &quot;id&quot;: &quot;05-01&quot;, &quot;type&quot;: &quot;Feature&quot;, &quot;geometry&quot;: { &quot;type&quot;: &quot;Point&quot;, &quot;coordinates&quot;: [4.420251, 44.012909] }, &quot;properties&quot;: { &quot;nr&quot;: &quot;05&quot;, &quot;booknr&quot;: &quot;05&quot;, &quot;confirmed&quot;: &quot;true&quot;, &quot;name&quot;: &quot;Uzès (Gard)&quot;, &quot;shortname&quot;: &quot;Uzès&quot; } }," table:formula="of:=CONCATENATE(&quot;{ &quot;&quot;id&quot;&quot;: &quot;&quot;&quot;;[.H7];&quot;&quot;&quot;, &quot;&quot;type&quot;&quot;: &quot;&quot;Feature&quot;&quot;, &quot;&quot;geometry&quot;&quot;: &quot;;IF([.O7]=&quot;&quot;;&quot;null&quot;;[.O7]);&quot;, &quot;&quot;properties&quot;&quot;: &quot;;[.P7];&quot; },&quot;)" table:style-name="ce4">
            <text:p>{ "id": "05-01", "type": "Feature", "geometry": { "type": "Point", "coordinates": [4.420251, 44.012909] }, "properties": { "nr": "05", "booknr": "05", "confirmed": "true", "name": "Uzès (Gard)", "shortname": "Uzès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06 Poitiers (Vienne)<text:s/></text:span>46.579688, 0.348555</text:p>
          </table:table-cell>
          <table:table-cell office:value-type="float" office:value="22" table:formula="of:=IFERROR(FIND(4;[.A8];3);LEN([.A8])+1)" table:style-name="ce1">
            <text:p>22</text:p>
          </table:table-cell>
          <table:table-cell office:value-type="float" office:value="31" table:formula="of:=IFERROR(FIND(&quot;,&quot;;[.A8];[.B8]);[.B8])" table:style-name="ce1">
            <text:p>31</text:p>
          </table:table-cell>
          <table:table-cell office:value-type="string" office:string-value="06" table:formula="of:=LEFT([.A8];2)" table:style-name="ce1">
            <text:p>06</text:p>
          </table:table-cell>
          <table:table-cell office:value-type="float" office:value="1" table:formula="of:=IF([.D8]=[.D7];[.E7]+1;1)" table:style-name="ce1">
            <text:p>1</text:p>
          </table:table-cell>
          <table:table-cell office:value-type="string" table:style-name="ce3">
            <text:p>06</text:p>
          </table:table-cell>
          <table:table-cell office:value-type="string" office:string-value="06" table:formula="of:=[.D8]" table:style-name="ce10">
            <text:p>06</text:p>
          </table:table-cell>
          <table:table-cell office:value-type="string" office:string-value="06-01" table:formula="of:=CONCATENATE([.D8];&quot;-&quot;;IF(LEN([.E8])=1;CONCATENATE(&quot;0&quot;;[.E8]);[.E8]))" table:style-name="ce1">
            <text:p>06-01</text:p>
          </table:table-cell>
          <table:table-cell office:value-type="string" office:string-value="Poitiers (Vienne)" table:formula="of:=TRIM(MID([.A8];4;[.B8]-4))" table:style-name="ce1">
            <text:p>Poitiers (Vienne)</text:p>
          </table:table-cell>
          <table:table-cell office:value-type="string" office:string-value="46.579688" table:formula="of:=MID([.A8];[.B8];[.C8]-[.B8])" table:style-name="ce1">
            <text:p>46.579688</text:p>
          </table:table-cell>
          <table:table-cell office:value-type="string" office:string-value="0.348555" table:formula="of:=IFERROR(MID([.A8];[.C8]+2;LEN([.A8])-[.C8]);&quot;&quot;)" table:style-name="ce1">
            <text:p>0.348555</text:p>
          </table:table-cell>
          <table:table-cell office:value-type="string" office:string-value="true" table:formula="of:=IF([.B8]&lt;&gt;[.C8];&quot;true&quot;;&quot;false&quot;)" table:style-name="ce1">
            <text:p>true</text:p>
          </table:table-cell>
          <table:table-cell office:value-type="string" office:string-value="Poitiers" table:formula="of:=MID([.I8];1;FIND(&quot;(&quot;;[.I8])-2)" table:style-name="ce1">
            <text:p>Poitiers</text:p>
          </table:table-cell>
          <table:table-cell table:style-name="ce1"/>
          <table:table-cell office:value-type="string" office:string-value="{ &quot;type&quot;: &quot;Point&quot;, &quot;coordinates&quot;: [0.348555, 46.579688] }" table:formula="of:=IF([.J8]&lt;&gt;&quot;&quot;;CONCATENATE(&quot;{ &quot;&quot;type&quot;&quot;: &quot;&quot;Point&quot;&quot;, &quot;&quot;coordinates&quot;&quot;: [&quot;;[.K8];&quot;, &quot;;[.J8];&quot;] }&quot;);&quot;&quot;)" table:style-name="ce4">
            <text:p>{ "type": "Point", "coordinates": [0.348555, 46.579688] }</text:p>
          </table:table-cell>
          <table:table-cell office:value-type="string" office:string-value="{ &quot;nr&quot;: &quot;06&quot;, &quot;booknr&quot;: &quot;06&quot;, &quot;confirmed&quot;: &quot;true&quot;, &quot;name&quot;: &quot;Poitiers (Vienne)&quot;, &quot;shortname&quot;: &quot;Poitiers&quot; }" table:formula="of:=CONCATENATE(&quot;{ &quot;&quot;nr&quot;&quot;: &quot;&quot;&quot;;[.F8];&quot;&quot;&quot;, &quot;&quot;booknr&quot;&quot;: &quot;&quot;&quot;;[.G8];&quot;&quot;&quot;, &quot;&quot;confirmed&quot;&quot;: &quot;&quot;&quot;;[.L8];&quot;&quot;&quot;, &quot;&quot;name&quot;&quot;: &quot;&quot;&quot;;[.I8];&quot;&quot;&quot;, &quot;&quot;shortname&quot;&quot;: &quot;&quot;&quot;;[.M8];&quot;&quot;&quot; }&quot;)" table:style-name="ce4">
            <text:p>{ "nr": "06", "booknr": "06", "confirmed": "true", "name": "Poitiers (Vienne)", "shortname": "Poitiers" }</text:p>
          </table:table-cell>
          <table:table-cell office:value-type="string" office:string-value="{ &quot;id&quot;: &quot;06-01&quot;, &quot;type&quot;: &quot;Feature&quot;, &quot;geometry&quot;: { &quot;type&quot;: &quot;Point&quot;, &quot;coordinates&quot;: [0.348555, 46.579688] }, &quot;properties&quot;: { &quot;nr&quot;: &quot;06&quot;, &quot;booknr&quot;: &quot;06&quot;, &quot;confirmed&quot;: &quot;true&quot;, &quot;name&quot;: &quot;Poitiers (Vienne)&quot;, &quot;shortname&quot;: &quot;Poitiers&quot; } }," table:formula="of:=CONCATENATE(&quot;{ &quot;&quot;id&quot;&quot;: &quot;&quot;&quot;;[.H8];&quot;&quot;&quot;, &quot;&quot;type&quot;&quot;: &quot;&quot;Feature&quot;&quot;, &quot;&quot;geometry&quot;&quot;: &quot;;IF([.O8]=&quot;&quot;;&quot;null&quot;;[.O8]);&quot;, &quot;&quot;properties&quot;&quot;: &quot;;[.P8];&quot; },&quot;)" table:style-name="ce4">
            <text:p>{ "id": "06-01", "type": "Feature", "geometry": { "type": "Point", "coordinates": [0.348555, 46.579688] }, "properties": { "nr": "06", "booknr": "06", "confirmed": "true", "name": "Poitiers (Vienne)", "shortname": "Poitiers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07 Portbail (Manche)<text:s/></text:span>49.335898, -1.699209</text:p>
          </table:table-cell>
          <table:table-cell office:value-type="float" office:value="22" table:formula="of:=IFERROR(FIND(4;[.A9];3);LEN([.A9])+1)" table:style-name="ce1">
            <text:p>22</text:p>
          </table:table-cell>
          <table:table-cell office:value-type="float" office:value="31" table:formula="of:=IFERROR(FIND(&quot;,&quot;;[.A9];[.B9]);[.B9])" table:style-name="ce1">
            <text:p>31</text:p>
          </table:table-cell>
          <table:table-cell office:value-type="string" office:string-value="07" table:formula="of:=LEFT([.A9];2)" table:style-name="ce1">
            <text:p>07</text:p>
          </table:table-cell>
          <table:table-cell office:value-type="float" office:value="1" table:formula="of:=IF([.D9]=[.D8];[.E8]+1;1)" table:style-name="ce1">
            <text:p>1</text:p>
          </table:table-cell>
          <table:table-cell office:value-type="string" table:style-name="ce3">
            <text:p>07</text:p>
          </table:table-cell>
          <table:table-cell office:value-type="string" office:string-value="07" table:formula="of:=[.D9]" table:style-name="ce10">
            <text:p>07</text:p>
          </table:table-cell>
          <table:table-cell office:value-type="string" office:string-value="07-01" table:formula="of:=CONCATENATE([.D9];&quot;-&quot;;IF(LEN([.E9])=1;CONCATENATE(&quot;0&quot;;[.E9]);[.E9]))" table:style-name="ce1">
            <text:p>07-01</text:p>
          </table:table-cell>
          <table:table-cell office:value-type="string" office:string-value="Portbail (Manche)" table:formula="of:=TRIM(MID([.A9];4;[.B9]-4))" table:style-name="ce1">
            <text:p>Portbail (Manche)</text:p>
          </table:table-cell>
          <table:table-cell office:value-type="string" office:string-value="49.335898" table:formula="of:=MID([.A9];[.B9];[.C9]-[.B9])" table:style-name="ce1">
            <text:p>49.335898</text:p>
          </table:table-cell>
          <table:table-cell office:value-type="string" office:string-value="-1.699209" table:formula="of:=IFERROR(MID([.A9];[.C9]+2;LEN([.A9])-[.C9]);&quot;&quot;)" table:style-name="ce1">
            <text:p>-1.699209</text:p>
          </table:table-cell>
          <table:table-cell office:value-type="string" office:string-value="true" table:formula="of:=IF([.B9]&lt;&gt;[.C9];&quot;true&quot;;&quot;false&quot;)" table:style-name="ce1">
            <text:p>true</text:p>
          </table:table-cell>
          <table:table-cell office:value-type="string" office:string-value="Portbail" table:formula="of:=MID([.I9];1;FIND(&quot;(&quot;;[.I9])-2)" table:style-name="ce1">
            <text:p>Portbail</text:p>
          </table:table-cell>
          <table:table-cell table:style-name="ce1"/>
          <table:table-cell office:value-type="string" office:string-value="{ &quot;type&quot;: &quot;Point&quot;, &quot;coordinates&quot;: [-1.699209, 49.335898] }" table:formula="of:=IF([.J9]&lt;&gt;&quot;&quot;;CONCATENATE(&quot;{ &quot;&quot;type&quot;&quot;: &quot;&quot;Point&quot;&quot;, &quot;&quot;coordinates&quot;&quot;: [&quot;;[.K9];&quot;, &quot;;[.J9];&quot;] }&quot;);&quot;&quot;)" table:style-name="ce4">
            <text:p>{ "type": "Point", "coordinates": [-1.699209, 49.335898] }</text:p>
          </table:table-cell>
          <table:table-cell office:value-type="string" office:string-value="{ &quot;nr&quot;: &quot;07&quot;, &quot;booknr&quot;: &quot;07&quot;, &quot;confirmed&quot;: &quot;true&quot;, &quot;name&quot;: &quot;Portbail (Manche)&quot;, &quot;shortname&quot;: &quot;Portbail&quot; }" table:formula="of:=CONCATENATE(&quot;{ &quot;&quot;nr&quot;&quot;: &quot;&quot;&quot;;[.F9];&quot;&quot;&quot;, &quot;&quot;booknr&quot;&quot;: &quot;&quot;&quot;;[.G9];&quot;&quot;&quot;, &quot;&quot;confirmed&quot;&quot;: &quot;&quot;&quot;;[.L9];&quot;&quot;&quot;, &quot;&quot;name&quot;&quot;: &quot;&quot;&quot;;[.I9];&quot;&quot;&quot;, &quot;&quot;shortname&quot;&quot;: &quot;&quot;&quot;;[.M9];&quot;&quot;&quot; }&quot;)" table:style-name="ce4">
            <text:p>{ "nr": "07", "booknr": "07", "confirmed": "true", "name": "Portbail (Manche)", "shortname": "Portbail" }</text:p>
          </table:table-cell>
          <table:table-cell office:value-type="string" office:string-value="{ &quot;id&quot;: &quot;07-01&quot;, &quot;type&quot;: &quot;Feature&quot;, &quot;geometry&quot;: { &quot;type&quot;: &quot;Point&quot;, &quot;coordinates&quot;: [-1.699209, 49.335898] }, &quot;properties&quot;: { &quot;nr&quot;: &quot;07&quot;, &quot;booknr&quot;: &quot;07&quot;, &quot;confirmed&quot;: &quot;true&quot;, &quot;name&quot;: &quot;Portbail (Manche)&quot;, &quot;shortname&quot;: &quot;Portbail&quot; } }," table:formula="of:=CONCATENATE(&quot;{ &quot;&quot;id&quot;&quot;: &quot;&quot;&quot;;[.H9];&quot;&quot;&quot;, &quot;&quot;type&quot;&quot;: &quot;&quot;Feature&quot;&quot;, &quot;&quot;geometry&quot;&quot;: &quot;;IF([.O9]=&quot;&quot;;&quot;null&quot;;[.O9]);&quot;, &quot;&quot;properties&quot;&quot;: &quot;;[.P9];&quot; },&quot;)" table:style-name="ce4">
            <text:p>{ "id": "07-01", "type": "Feature", "geometry": { "type": "Point", "coordinates": [-1.699209, 49.335898] }, "properties": { "nr": "07", "booknr": "07", "confirmed": "true", "name": "Portbail (Manche)", "shortname": "Portbail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08 Aix-en-Provene (Bouches-du-Rhône<text:s/></text:span>43.531408, 5.446797</text:p>
          </table:table-cell>
          <table:table-cell office:value-type="float" office:value="37" table:formula="of:=IFERROR(FIND(4;[.A10];3);LEN([.A10])+1)" table:style-name="ce1">
            <text:p>37</text:p>
          </table:table-cell>
          <table:table-cell office:value-type="float" office:value="46" table:formula="of:=IFERROR(FIND(&quot;,&quot;;[.A10];[.B10]);[.B10])" table:style-name="ce1">
            <text:p>46</text:p>
          </table:table-cell>
          <table:table-cell office:value-type="string" office:string-value="08" table:formula="of:=LEFT([.A10];2)" table:style-name="ce1">
            <text:p>08</text:p>
          </table:table-cell>
          <table:table-cell office:value-type="float" office:value="1" table:formula="of:=IF([.D10]=[.D9];[.E9]+1;1)" table:style-name="ce1">
            <text:p>1</text:p>
          </table:table-cell>
          <table:table-cell office:value-type="string" table:style-name="ce3">
            <text:p>08</text:p>
          </table:table-cell>
          <table:table-cell office:value-type="string" office:string-value="08" table:formula="of:=[.D10]" table:style-name="ce10">
            <text:p>08</text:p>
          </table:table-cell>
          <table:table-cell office:value-type="string" office:string-value="08-01" table:formula="of:=CONCATENATE([.D10];&quot;-&quot;;IF(LEN([.E10])=1;CONCATENATE(&quot;0&quot;;[.E10]);[.E10]))" table:style-name="ce1">
            <text:p>08-01</text:p>
          </table:table-cell>
          <table:table-cell office:value-type="string" office:string-value="Aix-en-Provene (Bouches-du-Rhône" table:formula="of:=TRIM(MID([.A10];4;[.B10]-4))" table:style-name="ce1">
            <text:p>Aix-en-Provene (Bouches-du-Rhône</text:p>
          </table:table-cell>
          <table:table-cell office:value-type="string" office:string-value="43.531408" table:formula="of:=MID([.A10];[.B10];[.C10]-[.B10])" table:style-name="ce1">
            <text:p>43.531408</text:p>
          </table:table-cell>
          <table:table-cell office:value-type="string" office:string-value="5.446797" table:formula="of:=IFERROR(MID([.A10];[.C10]+2;LEN([.A10])-[.C10]);&quot;&quot;)" table:style-name="ce1">
            <text:p>5.446797</text:p>
          </table:table-cell>
          <table:table-cell office:value-type="string" office:string-value="true" table:formula="of:=IF([.B10]&lt;&gt;[.C10];&quot;true&quot;;&quot;false&quot;)" table:style-name="ce1">
            <text:p>true</text:p>
          </table:table-cell>
          <table:table-cell office:value-type="string" office:string-value="Aix-en-Provene" table:formula="of:=MID([.I10];1;FIND(&quot;(&quot;;[.I10])-2)" table:style-name="ce1">
            <text:p>Aix-en-Provene</text:p>
          </table:table-cell>
          <table:table-cell table:style-name="ce1"/>
          <table:table-cell office:value-type="string" office:string-value="{ &quot;type&quot;: &quot;Point&quot;, &quot;coordinates&quot;: [5.446797, 43.531408] }" table:formula="of:=IF([.J10]&lt;&gt;&quot;&quot;;CONCATENATE(&quot;{ &quot;&quot;type&quot;&quot;: &quot;&quot;Point&quot;&quot;, &quot;&quot;coordinates&quot;&quot;: [&quot;;[.K10];&quot;, &quot;;[.J10];&quot;] }&quot;);&quot;&quot;)" table:style-name="ce4">
            <text:p>{ "type": "Point", "coordinates": [5.446797, 43.531408] }</text:p>
          </table:table-cell>
          <table:table-cell office:value-type="string" office:string-value="{ &quot;nr&quot;: &quot;08&quot;, &quot;booknr&quot;: &quot;08&quot;, &quot;confirmed&quot;: &quot;true&quot;, &quot;name&quot;: &quot;Aix-en-Provene (Bouches-du-Rhône&quot;, &quot;shortname&quot;: &quot;Aix-en-Provene&quot; }" table:formula="of:=CONCATENATE(&quot;{ &quot;&quot;nr&quot;&quot;: &quot;&quot;&quot;;[.F10];&quot;&quot;&quot;, &quot;&quot;booknr&quot;&quot;: &quot;&quot;&quot;;[.G10];&quot;&quot;&quot;, &quot;&quot;confirmed&quot;&quot;: &quot;&quot;&quot;;[.L10];&quot;&quot;&quot;, &quot;&quot;name&quot;&quot;: &quot;&quot;&quot;;[.I10];&quot;&quot;&quot;, &quot;&quot;shortname&quot;&quot;: &quot;&quot;&quot;;[.M10];&quot;&quot;&quot; }&quot;)" table:style-name="ce4">
            <text:p>{ "nr": "08", "booknr": "08", "confirmed": "true", "name": "Aix-en-Provene (Bouches-du-Rhône", "shortname": "Aix-en-Provene" }</text:p>
          </table:table-cell>
          <table:table-cell office:value-type="string" office:string-value="{ &quot;id&quot;: &quot;08-01&quot;, &quot;type&quot;: &quot;Feature&quot;, &quot;geometry&quot;: { &quot;type&quot;: &quot;Point&quot;, &quot;coordinates&quot;: [5.446797, 43.531408] }, &quot;properties&quot;: { &quot;nr&quot;: &quot;08&quot;, &quot;booknr&quot;: &quot;08&quot;, &quot;confirmed&quot;: &quot;true&quot;, &quot;name&quot;: &quot;Aix-en-Provene (Bouches-du-Rhône&quot;, &quot;shortname&quot;: &quot;Aix-en-Provene&quot; } }," table:formula="of:=CONCATENATE(&quot;{ &quot;&quot;id&quot;&quot;: &quot;&quot;&quot;;[.H10];&quot;&quot;&quot;, &quot;&quot;type&quot;&quot;: &quot;&quot;Feature&quot;&quot;, &quot;&quot;geometry&quot;&quot;: &quot;;IF([.O10]=&quot;&quot;;&quot;null&quot;;[.O10]);&quot;, &quot;&quot;properties&quot;&quot;: &quot;;[.P10];&quot; },&quot;)" table:style-name="ce4">
            <text:p>{ "id": "08-01", "type": "Feature", "geometry": { "type": "Point", "coordinates": [5.446797, 43.531408] }, "properties": { "nr": "08", "booknr": "08", "confirmed": "true", "name": "Aix-en-Provene (Bouches-du-Rhône", "shortname": "Aix-en-Provene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09 Fréjus (Var)<text:s/></text:span>43.433153, 6.736453</text:p>
          </table:table-cell>
          <table:table-cell office:value-type="float" office:value="17" table:formula="of:=IFERROR(FIND(4;[.A11];3);LEN([.A11])+1)" table:style-name="ce1">
            <text:p>17</text:p>
          </table:table-cell>
          <table:table-cell office:value-type="float" office:value="26" table:formula="of:=IFERROR(FIND(&quot;,&quot;;[.A11];[.B11]);[.B11])" table:style-name="ce1">
            <text:p>26</text:p>
          </table:table-cell>
          <table:table-cell office:value-type="string" office:string-value="09" table:formula="of:=LEFT([.A11];2)" table:style-name="ce1">
            <text:p>09</text:p>
          </table:table-cell>
          <table:table-cell office:value-type="float" office:value="1" table:formula="of:=IF([.D11]=[.D10];[.E10]+1;1)" table:style-name="ce1">
            <text:p>1</text:p>
          </table:table-cell>
          <table:table-cell office:value-type="string" table:style-name="ce3">
            <text:p>09</text:p>
          </table:table-cell>
          <table:table-cell office:value-type="string" office:string-value="09" table:formula="of:=[.D11]" table:style-name="ce10">
            <text:p>09</text:p>
          </table:table-cell>
          <table:table-cell office:value-type="string" office:string-value="09-01" table:formula="of:=CONCATENATE([.D11];&quot;-&quot;;IF(LEN([.E11])=1;CONCATENATE(&quot;0&quot;;[.E11]);[.E11]))" table:style-name="ce1">
            <text:p>09-01</text:p>
          </table:table-cell>
          <table:table-cell office:value-type="string" office:string-value="Fréjus (Var)" table:formula="of:=TRIM(MID([.A11];4;[.B11]-4))" table:style-name="ce1">
            <text:p>Fréjus (Var)</text:p>
          </table:table-cell>
          <table:table-cell office:value-type="string" office:string-value="43.433153" table:formula="of:=MID([.A11];[.B11];[.C11]-[.B11])" table:style-name="ce1">
            <text:p>43.433153</text:p>
          </table:table-cell>
          <table:table-cell office:value-type="string" office:string-value="6.736453" table:formula="of:=IFERROR(MID([.A11];[.C11]+2;LEN([.A11])-[.C11]);&quot;&quot;)" table:style-name="ce1">
            <text:p>6.736453</text:p>
          </table:table-cell>
          <table:table-cell office:value-type="string" office:string-value="true" table:formula="of:=IF([.B11]&lt;&gt;[.C11];&quot;true&quot;;&quot;false&quot;)" table:style-name="ce1">
            <text:p>true</text:p>
          </table:table-cell>
          <table:table-cell office:value-type="string" office:string-value="Fréjus" table:formula="of:=MID([.I11];1;FIND(&quot;(&quot;;[.I11])-2)" table:style-name="ce1">
            <text:p>Fréjus</text:p>
          </table:table-cell>
          <table:table-cell table:style-name="ce1"/>
          <table:table-cell office:value-type="string" office:string-value="{ &quot;type&quot;: &quot;Point&quot;, &quot;coordinates&quot;: [6.736453, 43.433153] }" table:formula="of:=IF([.J11]&lt;&gt;&quot;&quot;;CONCATENATE(&quot;{ &quot;&quot;type&quot;&quot;: &quot;&quot;Point&quot;&quot;, &quot;&quot;coordinates&quot;&quot;: [&quot;;[.K11];&quot;, &quot;;[.J11];&quot;] }&quot;);&quot;&quot;)" table:style-name="ce4">
            <text:p>{ "type": "Point", "coordinates": [6.736453, 43.433153] }</text:p>
          </table:table-cell>
          <table:table-cell office:value-type="string" office:string-value="{ &quot;nr&quot;: &quot;09&quot;, &quot;booknr&quot;: &quot;09&quot;, &quot;confirmed&quot;: &quot;true&quot;, &quot;name&quot;: &quot;Fréjus (Var)&quot;, &quot;shortname&quot;: &quot;Fréjus&quot; }" table:formula="of:=CONCATENATE(&quot;{ &quot;&quot;nr&quot;&quot;: &quot;&quot;&quot;;[.F11];&quot;&quot;&quot;, &quot;&quot;booknr&quot;&quot;: &quot;&quot;&quot;;[.G11];&quot;&quot;&quot;, &quot;&quot;confirmed&quot;&quot;: &quot;&quot;&quot;;[.L11];&quot;&quot;&quot;, &quot;&quot;name&quot;&quot;: &quot;&quot;&quot;;[.I11];&quot;&quot;&quot;, &quot;&quot;shortname&quot;&quot;: &quot;&quot;&quot;;[.M11];&quot;&quot;&quot; }&quot;)" table:style-name="ce4">
            <text:p>{ "nr": "09", "booknr": "09", "confirmed": "true", "name": "Fréjus (Var)", "shortname": "Fréjus" }</text:p>
          </table:table-cell>
          <table:table-cell office:value-type="string" office:string-value="{ &quot;id&quot;: &quot;09-01&quot;, &quot;type&quot;: &quot;Feature&quot;, &quot;geometry&quot;: { &quot;type&quot;: &quot;Point&quot;, &quot;coordinates&quot;: [6.736453, 43.433153] }, &quot;properties&quot;: { &quot;nr&quot;: &quot;09&quot;, &quot;booknr&quot;: &quot;09&quot;, &quot;confirmed&quot;: &quot;true&quot;, &quot;name&quot;: &quot;Fréjus (Var)&quot;, &quot;shortname&quot;: &quot;Fréjus&quot; } }," table:formula="of:=CONCATENATE(&quot;{ &quot;&quot;id&quot;&quot;: &quot;&quot;&quot;;[.H11];&quot;&quot;&quot;, &quot;&quot;type&quot;&quot;: &quot;&quot;Feature&quot;&quot;, &quot;&quot;geometry&quot;&quot;: &quot;;IF([.O11]=&quot;&quot;;&quot;null&quot;;[.O11]);&quot;, &quot;&quot;properties&quot;&quot;: &quot;;[.P11];&quot; },&quot;)" table:style-name="ce4">
            <text:p>{ "id": "09-01", "type": "Feature", "geometry": { "type": "Point", "coordinates": [6.736453, 43.433153] }, "properties": { "nr": "09", "booknr": "09", "confirmed": "true", "name": "Fréjus (Var)", "shortname": "Fréjus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10 Riez (Alpes-de-Haute-Provence)</text:span>43.816196, 6.092591</text:p>
          </table:table-cell>
          <table:table-cell office:value-type="float" office:value="34" table:formula="of:=IFERROR(FIND(4;[.A12];3);LEN([.A12])+1)" table:style-name="ce1">
            <text:p>34</text:p>
          </table:table-cell>
          <table:table-cell office:value-type="float" office:value="43" table:formula="of:=IFERROR(FIND(&quot;,&quot;;[.A12];[.B12]);[.B12])" table:style-name="ce1">
            <text:p>43</text:p>
          </table:table-cell>
          <table:table-cell office:value-type="string" office:string-value="10" table:formula="of:=LEFT([.A12];2)" table:style-name="ce1">
            <text:p>10</text:p>
          </table:table-cell>
          <table:table-cell office:value-type="float" office:value="1" table:formula="of:=IF([.D12]=[.D11];[.E11]+1;1)" table:style-name="ce1">
            <text:p>1</text:p>
          </table:table-cell>
          <table:table-cell office:value-type="string" table:style-name="ce3">
            <text:p>10</text:p>
          </table:table-cell>
          <table:table-cell office:value-type="string" office:string-value="10" table:formula="of:=[.D12]" table:style-name="ce10">
            <text:p>10</text:p>
          </table:table-cell>
          <table:table-cell office:value-type="string" office:string-value="10-01" table:formula="of:=CONCATENATE([.D12];&quot;-&quot;;IF(LEN([.E12])=1;CONCATENATE(&quot;0&quot;;[.E12]);[.E12]))" table:style-name="ce1">
            <text:p>10-01</text:p>
          </table:table-cell>
          <table:table-cell office:value-type="string" office:string-value="Riez (Alpes-de-Haute-Provence)" table:formula="of:=TRIM(MID([.A12];4;[.B12]-4))" table:style-name="ce1">
            <text:p>Riez (Alpes-de-Haute-Provence)</text:p>
          </table:table-cell>
          <table:table-cell office:value-type="string" office:string-value="43.816196" table:formula="of:=MID([.A12];[.B12];[.C12]-[.B12])" table:style-name="ce1">
            <text:p>43.816196</text:p>
          </table:table-cell>
          <table:table-cell office:value-type="string" office:string-value="6.092591" table:formula="of:=IFERROR(MID([.A12];[.C12]+2;LEN([.A12])-[.C12]);&quot;&quot;)" table:style-name="ce1">
            <text:p>6.092591</text:p>
          </table:table-cell>
          <table:table-cell office:value-type="string" office:string-value="true" table:formula="of:=IF([.B12]&lt;&gt;[.C12];&quot;true&quot;;&quot;false&quot;)" table:style-name="ce1">
            <text:p>true</text:p>
          </table:table-cell>
          <table:table-cell office:value-type="string" office:string-value="Riez" table:formula="of:=MID([.I12];1;FIND(&quot;(&quot;;[.I12])-2)" table:style-name="ce1">
            <text:p>Riez</text:p>
          </table:table-cell>
          <table:table-cell table:style-name="ce1"/>
          <table:table-cell office:value-type="string" office:string-value="{ &quot;type&quot;: &quot;Point&quot;, &quot;coordinates&quot;: [6.092591, 43.816196] }" table:formula="of:=IF([.J12]&lt;&gt;&quot;&quot;;CONCATENATE(&quot;{ &quot;&quot;type&quot;&quot;: &quot;&quot;Point&quot;&quot;, &quot;&quot;coordinates&quot;&quot;: [&quot;;[.K12];&quot;, &quot;;[.J12];&quot;] }&quot;);&quot;&quot;)" table:style-name="ce4">
            <text:p>{ "type": "Point", "coordinates": [6.092591, 43.816196] }</text:p>
          </table:table-cell>
          <table:table-cell office:value-type="string" office:string-value="{ &quot;nr&quot;: &quot;10&quot;, &quot;booknr&quot;: &quot;10&quot;, &quot;confirmed&quot;: &quot;true&quot;, &quot;name&quot;: &quot;Riez (Alpes-de-Haute-Provence)&quot;, &quot;shortname&quot;: &quot;Riez&quot; }" table:formula="of:=CONCATENATE(&quot;{ &quot;&quot;nr&quot;&quot;: &quot;&quot;&quot;;[.F12];&quot;&quot;&quot;, &quot;&quot;booknr&quot;&quot;: &quot;&quot;&quot;;[.G12];&quot;&quot;&quot;, &quot;&quot;confirmed&quot;&quot;: &quot;&quot;&quot;;[.L12];&quot;&quot;&quot;, &quot;&quot;name&quot;&quot;: &quot;&quot;&quot;;[.I12];&quot;&quot;&quot;, &quot;&quot;shortname&quot;&quot;: &quot;&quot;&quot;;[.M12];&quot;&quot;&quot; }&quot;)" table:style-name="ce4">
            <text:p>{ "nr": "10", "booknr": "10", "confirmed": "true", "name": "Riez (Alpes-de-Haute-Provence)", "shortname": "Riez" }</text:p>
          </table:table-cell>
          <table:table-cell office:value-type="string" office:string-value="{ &quot;id&quot;: &quot;10-01&quot;, &quot;type&quot;: &quot;Feature&quot;, &quot;geometry&quot;: { &quot;type&quot;: &quot;Point&quot;, &quot;coordinates&quot;: [6.092591, 43.816196] }, &quot;properties&quot;: { &quot;nr&quot;: &quot;10&quot;, &quot;booknr&quot;: &quot;10&quot;, &quot;confirmed&quot;: &quot;true&quot;, &quot;name&quot;: &quot;Riez (Alpes-de-Haute-Provence)&quot;, &quot;shortname&quot;: &quot;Riez&quot; } }," table:formula="of:=CONCATENATE(&quot;{ &quot;&quot;id&quot;&quot;: &quot;&quot;&quot;;[.H12];&quot;&quot;&quot;, &quot;&quot;type&quot;&quot;: &quot;&quot;Feature&quot;&quot;, &quot;&quot;geometry&quot;&quot;: &quot;;IF([.O12]=&quot;&quot;;&quot;null&quot;;[.O12]);&quot;, &quot;&quot;properties&quot;&quot;: &quot;;[.P12];&quot; },&quot;)" table:style-name="ce4">
            <text:p>{ "id": "10-01", "type": "Feature", "geometry": { "type": "Point", "coordinates": [6.092591, 43.816196] }, "properties": { "nr": "10", "booknr": "10", "confirmed": "true", "name": "Riez (Alpes-de-Haute-Provence)", "shortname": "Riez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11 Venasque (Vaucluse)<text:s/></text:span>43.997037, 5.145890</text:p>
          </table:table-cell>
          <table:table-cell office:value-type="float" office:value="24" table:formula="of:=IFERROR(FIND(4;[.A13];3);LEN([.A13])+1)" table:style-name="ce1">
            <text:p>24</text:p>
          </table:table-cell>
          <table:table-cell office:value-type="float" office:value="33" table:formula="of:=IFERROR(FIND(&quot;,&quot;;[.A13];[.B13]);[.B13])" table:style-name="ce1">
            <text:p>33</text:p>
          </table:table-cell>
          <table:table-cell office:value-type="string" office:string-value="11" table:formula="of:=LEFT([.A13];2)" table:style-name="ce1">
            <text:p>11</text:p>
          </table:table-cell>
          <table:table-cell office:value-type="float" office:value="1" table:formula="of:=IF([.D13]=[.D12];[.E12]+1;1)" table:style-name="ce1">
            <text:p>1</text:p>
          </table:table-cell>
          <table:table-cell office:value-type="string" table:style-name="ce3">
            <text:p>11</text:p>
          </table:table-cell>
          <table:table-cell office:value-type="string" office:string-value="11" table:formula="of:=[.D13]" table:style-name="ce10">
            <text:p>11</text:p>
          </table:table-cell>
          <table:table-cell office:value-type="string" office:string-value="11-01" table:formula="of:=CONCATENATE([.D13];&quot;-&quot;;IF(LEN([.E13])=1;CONCATENATE(&quot;0&quot;;[.E13]);[.E13]))" table:style-name="ce1">
            <text:p>11-01</text:p>
          </table:table-cell>
          <table:table-cell office:value-type="string" office:string-value="Venasque (Vaucluse)" table:formula="of:=TRIM(MID([.A13];4;[.B13]-4))" table:style-name="ce1">
            <text:p>Venasque (Vaucluse)</text:p>
          </table:table-cell>
          <table:table-cell office:value-type="string" office:string-value="43.997037" table:formula="of:=MID([.A13];[.B13];[.C13]-[.B13])" table:style-name="ce1">
            <text:p>43.997037</text:p>
          </table:table-cell>
          <table:table-cell office:value-type="string" office:string-value="5.145890" table:formula="of:=IFERROR(MID([.A13];[.C13]+2;LEN([.A13])-[.C13]);&quot;&quot;)" table:style-name="ce1">
            <text:p>5.145890</text:p>
          </table:table-cell>
          <table:table-cell office:value-type="string" office:string-value="true" table:formula="of:=IF([.B13]&lt;&gt;[.C13];&quot;true&quot;;&quot;false&quot;)" table:style-name="ce1">
            <text:p>true</text:p>
          </table:table-cell>
          <table:table-cell office:value-type="string" office:string-value="Venasque" table:formula="of:=MID([.I13];1;FIND(&quot;(&quot;;[.I13])-2)" table:style-name="ce1">
            <text:p>Venasque</text:p>
          </table:table-cell>
          <table:table-cell table:style-name="ce1"/>
          <table:table-cell office:value-type="string" office:string-value="{ &quot;type&quot;: &quot;Point&quot;, &quot;coordinates&quot;: [5.145890, 43.997037] }" table:formula="of:=IF([.J13]&lt;&gt;&quot;&quot;;CONCATENATE(&quot;{ &quot;&quot;type&quot;&quot;: &quot;&quot;Point&quot;&quot;, &quot;&quot;coordinates&quot;&quot;: [&quot;;[.K13];&quot;, &quot;;[.J13];&quot;] }&quot;);&quot;&quot;)" table:style-name="ce4">
            <text:p>{ "type": "Point", "coordinates": [5.145890, 43.997037] }</text:p>
          </table:table-cell>
          <table:table-cell office:value-type="string" office:string-value="{ &quot;nr&quot;: &quot;11&quot;, &quot;booknr&quot;: &quot;11&quot;, &quot;confirmed&quot;: &quot;true&quot;, &quot;name&quot;: &quot;Venasque (Vaucluse)&quot;, &quot;shortname&quot;: &quot;Venasque&quot; }" table:formula="of:=CONCATENATE(&quot;{ &quot;&quot;nr&quot;&quot;: &quot;&quot;&quot;;[.F13];&quot;&quot;&quot;, &quot;&quot;booknr&quot;&quot;: &quot;&quot;&quot;;[.G13];&quot;&quot;&quot;, &quot;&quot;confirmed&quot;&quot;: &quot;&quot;&quot;;[.L13];&quot;&quot;&quot;, &quot;&quot;name&quot;&quot;: &quot;&quot;&quot;;[.I13];&quot;&quot;&quot;, &quot;&quot;shortname&quot;&quot;: &quot;&quot;&quot;;[.M13];&quot;&quot;&quot; }&quot;)" table:style-name="ce4">
            <text:p>{ "nr": "11", "booknr": "11", "confirmed": "true", "name": "Venasque (Vaucluse)", "shortname": "Venasque" }</text:p>
          </table:table-cell>
          <table:table-cell office:value-type="string" office:string-value="{ &quot;id&quot;: &quot;11-01&quot;, &quot;type&quot;: &quot;Feature&quot;, &quot;geometry&quot;: { &quot;type&quot;: &quot;Point&quot;, &quot;coordinates&quot;: [5.145890, 43.997037] }, &quot;properties&quot;: { &quot;nr&quot;: &quot;11&quot;, &quot;booknr&quot;: &quot;11&quot;, &quot;confirmed&quot;: &quot;true&quot;, &quot;name&quot;: &quot;Venasque (Vaucluse)&quot;, &quot;shortname&quot;: &quot;Venasque&quot; } }," table:formula="of:=CONCATENATE(&quot;{ &quot;&quot;id&quot;&quot;: &quot;&quot;&quot;;[.H13];&quot;&quot;&quot;, &quot;&quot;type&quot;&quot;: &quot;&quot;Feature&quot;&quot;, &quot;&quot;geometry&quot;&quot;: &quot;;IF([.O13]=&quot;&quot;;&quot;null&quot;;[.O13]);&quot;, &quot;&quot;properties&quot;&quot;: &quot;;[.P13];&quot; },&quot;)" table:style-name="ce4">
            <text:p>{ "id": "11-01", "type": "Feature", "geometry": { "type": "Point", "coordinates": [5.145890, 43.997037] }, "properties": { "nr": "11", "booknr": "11", "confirmed": "true", "name": "Venasque (Vaucluse)", "shortname": "Venasque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12 Meysse (Ardèche)<text:s/></text:span>44.607528, 4.722391</text:p>
          </table:table-cell>
          <table:table-cell office:value-type="float" office:value="21" table:formula="of:=IFERROR(FIND(4;[.A14];3);LEN([.A14])+1)" table:style-name="ce1">
            <text:p>21</text:p>
          </table:table-cell>
          <table:table-cell office:value-type="float" office:value="30" table:formula="of:=IFERROR(FIND(&quot;,&quot;;[.A14];[.B14]);[.B14])" table:style-name="ce1">
            <text:p>30</text:p>
          </table:table-cell>
          <table:table-cell office:value-type="string" office:string-value="12" table:formula="of:=LEFT([.A14];2)" table:style-name="ce1">
            <text:p>12</text:p>
          </table:table-cell>
          <table:table-cell office:value-type="float" office:value="1" table:formula="of:=IF([.D14]=[.D13];[.E13]+1;1)" table:style-name="ce1">
            <text:p>1</text:p>
          </table:table-cell>
          <table:table-cell office:value-type="string" table:style-name="ce3">
            <text:p>12</text:p>
          </table:table-cell>
          <table:table-cell office:value-type="string" office:string-value="12" table:formula="of:=[.D14]" table:style-name="ce10">
            <text:p>12</text:p>
          </table:table-cell>
          <table:table-cell office:value-type="string" office:string-value="12-01" table:formula="of:=CONCATENATE([.D14];&quot;-&quot;;IF(LEN([.E14])=1;CONCATENATE(&quot;0&quot;;[.E14]);[.E14]))" table:style-name="ce1">
            <text:p>12-01</text:p>
          </table:table-cell>
          <table:table-cell office:value-type="string" office:string-value="Meysse (Ardèche)" table:formula="of:=TRIM(MID([.A14];4;[.B14]-4))" table:style-name="ce1">
            <text:p>Meysse (Ardèche)</text:p>
          </table:table-cell>
          <table:table-cell office:value-type="string" office:string-value="44.607528" table:formula="of:=MID([.A14];[.B14];[.C14]-[.B14])" table:style-name="ce1">
            <text:p>44.607528</text:p>
          </table:table-cell>
          <table:table-cell office:value-type="string" office:string-value="4.722391" table:formula="of:=IFERROR(MID([.A14];[.C14]+2;LEN([.A14])-[.C14]);&quot;&quot;)" table:style-name="ce1">
            <text:p>4.722391</text:p>
          </table:table-cell>
          <table:table-cell office:value-type="string" office:string-value="true" table:formula="of:=IF([.B14]&lt;&gt;[.C14];&quot;true&quot;;&quot;false&quot;)" table:style-name="ce1">
            <text:p>true</text:p>
          </table:table-cell>
          <table:table-cell office:value-type="string" office:string-value="Meysse" table:formula="of:=MID([.I14];1;FIND(&quot;(&quot;;[.I14])-2)" table:style-name="ce1">
            <text:p>Meysse</text:p>
          </table:table-cell>
          <table:table-cell table:style-name="ce1"/>
          <table:table-cell office:value-type="string" office:string-value="{ &quot;type&quot;: &quot;Point&quot;, &quot;coordinates&quot;: [4.722391, 44.607528] }" table:formula="of:=IF([.J14]&lt;&gt;&quot;&quot;;CONCATENATE(&quot;{ &quot;&quot;type&quot;&quot;: &quot;&quot;Point&quot;&quot;, &quot;&quot;coordinates&quot;&quot;: [&quot;;[.K14];&quot;, &quot;;[.J14];&quot;] }&quot;);&quot;&quot;)" table:style-name="ce4">
            <text:p>{ "type": "Point", "coordinates": [4.722391, 44.607528] }</text:p>
          </table:table-cell>
          <table:table-cell office:value-type="string" office:string-value="{ &quot;nr&quot;: &quot;12&quot;, &quot;booknr&quot;: &quot;12&quot;, &quot;confirmed&quot;: &quot;true&quot;, &quot;name&quot;: &quot;Meysse (Ardèche)&quot;, &quot;shortname&quot;: &quot;Meysse&quot; }" table:formula="of:=CONCATENATE(&quot;{ &quot;&quot;nr&quot;&quot;: &quot;&quot;&quot;;[.F14];&quot;&quot;&quot;, &quot;&quot;booknr&quot;&quot;: &quot;&quot;&quot;;[.G14];&quot;&quot;&quot;, &quot;&quot;confirmed&quot;&quot;: &quot;&quot;&quot;;[.L14];&quot;&quot;&quot;, &quot;&quot;name&quot;&quot;: &quot;&quot;&quot;;[.I14];&quot;&quot;&quot;, &quot;&quot;shortname&quot;&quot;: &quot;&quot;&quot;;[.M14];&quot;&quot;&quot; }&quot;)" table:style-name="ce4">
            <text:p>{ "nr": "12", "booknr": "12", "confirmed": "true", "name": "Meysse (Ardèche)", "shortname": "Meysse" }</text:p>
          </table:table-cell>
          <table:table-cell office:value-type="string" office:string-value="{ &quot;id&quot;: &quot;12-01&quot;, &quot;type&quot;: &quot;Feature&quot;, &quot;geometry&quot;: { &quot;type&quot;: &quot;Point&quot;, &quot;coordinates&quot;: [4.722391, 44.607528] }, &quot;properties&quot;: { &quot;nr&quot;: &quot;12&quot;, &quot;booknr&quot;: &quot;12&quot;, &quot;confirmed&quot;: &quot;true&quot;, &quot;name&quot;: &quot;Meysse (Ardèche)&quot;, &quot;shortname&quot;: &quot;Meysse&quot; } }," table:formula="of:=CONCATENATE(&quot;{ &quot;&quot;id&quot;&quot;: &quot;&quot;&quot;;[.H14];&quot;&quot;&quot;, &quot;&quot;type&quot;&quot;: &quot;&quot;Feature&quot;&quot;, &quot;&quot;geometry&quot;&quot;: &quot;;IF([.O14]=&quot;&quot;;&quot;null&quot;;[.O14]);&quot;, &quot;&quot;properties&quot;&quot;: &quot;;[.P14];&quot; },&quot;)" table:style-name="ce4">
            <text:p>{ "id": "12-01", "type": "Feature", "geometry": { "type": "Point", "coordinates": [4.722391, 44.607528] }, "properties": { "nr": "12", "booknr": "12", "confirmed": "true", "name": "Meysse (Ardèche)", "shortname": "Meysse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13 Nice (Alpes-Maritimes)<text:s/></text:span>43.720024, 7.274565</text:p>
          </table:table-cell>
          <table:table-cell office:value-type="float" office:value="27" table:formula="of:=IFERROR(FIND(4;[.A15];3);LEN([.A15])+1)" table:style-name="ce1">
            <text:p>27</text:p>
          </table:table-cell>
          <table:table-cell office:value-type="float" office:value="36" table:formula="of:=IFERROR(FIND(&quot;,&quot;;[.A15];[.B15]);[.B15])" table:style-name="ce1">
            <text:p>36</text:p>
          </table:table-cell>
          <table:table-cell office:value-type="string" office:string-value="13" table:formula="of:=LEFT([.A15];2)" table:style-name="ce1">
            <text:p>13</text:p>
          </table:table-cell>
          <table:table-cell office:value-type="float" office:value="1" table:formula="of:=IF([.D15]=[.D14];[.E14]+1;1)" table:style-name="ce1">
            <text:p>1</text:p>
          </table:table-cell>
          <table:table-cell office:value-type="string" table:style-name="ce3">
            <text:p>13</text:p>
          </table:table-cell>
          <table:table-cell office:value-type="string" office:string-value="13" table:formula="of:=[.D15]" table:style-name="ce10">
            <text:p>13</text:p>
          </table:table-cell>
          <table:table-cell office:value-type="string" office:string-value="13-01" table:formula="of:=CONCATENATE([.D15];&quot;-&quot;;IF(LEN([.E15])=1;CONCATENATE(&quot;0&quot;;[.E15]);[.E15]))" table:style-name="ce1">
            <text:p>13-01</text:p>
          </table:table-cell>
          <table:table-cell office:value-type="string" office:string-value="Nice (Alpes-Maritimes)" table:formula="of:=TRIM(MID([.A15];4;[.B15]-4))" table:style-name="ce1">
            <text:p>Nice (Alpes-Maritimes)</text:p>
          </table:table-cell>
          <table:table-cell office:value-type="string" office:string-value="43.720024" table:formula="of:=MID([.A15];[.B15];[.C15]-[.B15])" table:style-name="ce1">
            <text:p>43.720024</text:p>
          </table:table-cell>
          <table:table-cell office:value-type="string" office:string-value="7.274565" table:formula="of:=IFERROR(MID([.A15];[.C15]+2;LEN([.A15])-[.C15]);&quot;&quot;)" table:style-name="ce1">
            <text:p>7.274565</text:p>
          </table:table-cell>
          <table:table-cell office:value-type="string" office:string-value="true" table:formula="of:=IF([.B15]&lt;&gt;[.C15];&quot;true&quot;;&quot;false&quot;)" table:style-name="ce1">
            <text:p>true</text:p>
          </table:table-cell>
          <table:table-cell office:value-type="string" office:string-value="Nice" table:formula="of:=MID([.I15];1;FIND(&quot;(&quot;;[.I15])-2)" table:style-name="ce1">
            <text:p>Nice</text:p>
          </table:table-cell>
          <table:table-cell table:style-name="ce1"/>
          <table:table-cell office:value-type="string" office:string-value="{ &quot;type&quot;: &quot;Point&quot;, &quot;coordinates&quot;: [7.274565, 43.720024] }" table:formula="of:=IF([.J15]&lt;&gt;&quot;&quot;;CONCATENATE(&quot;{ &quot;&quot;type&quot;&quot;: &quot;&quot;Point&quot;&quot;, &quot;&quot;coordinates&quot;&quot;: [&quot;;[.K15];&quot;, &quot;;[.J15];&quot;] }&quot;);&quot;&quot;)" table:style-name="ce4">
            <text:p>{ "type": "Point", "coordinates": [7.274565, 43.720024] }</text:p>
          </table:table-cell>
          <table:table-cell office:value-type="string" office:string-value="{ &quot;nr&quot;: &quot;13&quot;, &quot;booknr&quot;: &quot;13&quot;, &quot;confirmed&quot;: &quot;true&quot;, &quot;name&quot;: &quot;Nice (Alpes-Maritimes)&quot;, &quot;shortname&quot;: &quot;Nice&quot; }" table:formula="of:=CONCATENATE(&quot;{ &quot;&quot;nr&quot;&quot;: &quot;&quot;&quot;;[.F15];&quot;&quot;&quot;, &quot;&quot;booknr&quot;&quot;: &quot;&quot;&quot;;[.G15];&quot;&quot;&quot;, &quot;&quot;confirmed&quot;&quot;: &quot;&quot;&quot;;[.L15];&quot;&quot;&quot;, &quot;&quot;name&quot;&quot;: &quot;&quot;&quot;;[.I15];&quot;&quot;&quot;, &quot;&quot;shortname&quot;&quot;: &quot;&quot;&quot;;[.M15];&quot;&quot;&quot; }&quot;)" table:style-name="ce4">
            <text:p>{ "nr": "13", "booknr": "13", "confirmed": "true", "name": "Nice (Alpes-Maritimes)", "shortname": "Nice" }</text:p>
          </table:table-cell>
          <table:table-cell office:value-type="string" office:string-value="{ &quot;id&quot;: &quot;13-01&quot;, &quot;type&quot;: &quot;Feature&quot;, &quot;geometry&quot;: { &quot;type&quot;: &quot;Point&quot;, &quot;coordinates&quot;: [7.274565, 43.720024] }, &quot;properties&quot;: { &quot;nr&quot;: &quot;13&quot;, &quot;booknr&quot;: &quot;13&quot;, &quot;confirmed&quot;: &quot;true&quot;, &quot;name&quot;: &quot;Nice (Alpes-Maritimes)&quot;, &quot;shortname&quot;: &quot;Nice&quot; } }," table:formula="of:=CONCATENATE(&quot;{ &quot;&quot;id&quot;&quot;: &quot;&quot;&quot;;[.H15];&quot;&quot;&quot;, &quot;&quot;type&quot;&quot;: &quot;&quot;Feature&quot;&quot;, &quot;&quot;geometry&quot;&quot;: &quot;;IF([.O15]=&quot;&quot;;&quot;null&quot;;[.O15]);&quot;, &quot;&quot;properties&quot;&quot;: &quot;;[.P15];&quot; },&quot;)" table:style-name="ce4">
            <text:p>{ "id": "13-01", "type": "Feature", "geometry": { "type": "Point", "coordinates": [7.274565, 43.720024] }, "properties": { "nr": "13", "booknr": "13", "confirmed": "true", "name": "Nice (Alpes-Maritimes)", "shortname": "Nice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14 Ventimille (Ligure-Italie)<text:s/></text:span>43.792574, 7.599054</text:p>
          </table:table-cell>
          <table:table-cell office:value-type="float" office:value="31" table:formula="of:=IFERROR(FIND(4;[.A16];3);LEN([.A16])+1)" table:style-name="ce1">
            <text:p>31</text:p>
          </table:table-cell>
          <table:table-cell office:value-type="float" office:value="40" table:formula="of:=IFERROR(FIND(&quot;,&quot;;[.A16];[.B16]);[.B16])" table:style-name="ce1">
            <text:p>40</text:p>
          </table:table-cell>
          <table:table-cell office:value-type="string" office:string-value="14" table:formula="of:=LEFT([.A16];2)" table:style-name="ce1">
            <text:p>14</text:p>
          </table:table-cell>
          <table:table-cell office:value-type="float" office:value="1" table:formula="of:=IF([.D16]=[.D15];[.E15]+1;1)" table:style-name="ce1">
            <text:p>1</text:p>
          </table:table-cell>
          <table:table-cell office:value-type="string" table:style-name="ce3">
            <text:p>14</text:p>
          </table:table-cell>
          <table:table-cell office:value-type="string" office:string-value="14" table:formula="of:=[.D16]" table:style-name="ce10">
            <text:p>14</text:p>
          </table:table-cell>
          <table:table-cell office:value-type="string" office:string-value="14-01" table:formula="of:=CONCATENATE([.D16];&quot;-&quot;;IF(LEN([.E16])=1;CONCATENATE(&quot;0&quot;;[.E16]);[.E16]))" table:style-name="ce1">
            <text:p>14-01</text:p>
          </table:table-cell>
          <table:table-cell office:value-type="string" office:string-value="Ventimille (Ligure-Italie)" table:formula="of:=TRIM(MID([.A16];4;[.B16]-4))" table:style-name="ce1">
            <text:p>Ventimille (Ligure-Italie)</text:p>
          </table:table-cell>
          <table:table-cell office:value-type="string" office:string-value="43.792574" table:formula="of:=MID([.A16];[.B16];[.C16]-[.B16])" table:style-name="ce1">
            <text:p>43.792574</text:p>
          </table:table-cell>
          <table:table-cell office:value-type="string" office:string-value="7.599054" table:formula="of:=IFERROR(MID([.A16];[.C16]+2;LEN([.A16])-[.C16]);&quot;&quot;)" table:style-name="ce1">
            <text:p>7.599054</text:p>
          </table:table-cell>
          <table:table-cell office:value-type="string" office:string-value="true" table:formula="of:=IF([.B16]&lt;&gt;[.C16];&quot;true&quot;;&quot;false&quot;)" table:style-name="ce1">
            <text:p>true</text:p>
          </table:table-cell>
          <table:table-cell office:value-type="string" office:string-value="Ventimille" table:formula="of:=MID([.I16];1;FIND(&quot;(&quot;;[.I16])-2)" table:style-name="ce1">
            <text:p>Ventimille</text:p>
          </table:table-cell>
          <table:table-cell table:style-name="ce1"/>
          <table:table-cell office:value-type="string" office:string-value="{ &quot;type&quot;: &quot;Point&quot;, &quot;coordinates&quot;: [7.599054, 43.792574] }" table:formula="of:=IF([.J16]&lt;&gt;&quot;&quot;;CONCATENATE(&quot;{ &quot;&quot;type&quot;&quot;: &quot;&quot;Point&quot;&quot;, &quot;&quot;coordinates&quot;&quot;: [&quot;;[.K16];&quot;, &quot;;[.J16];&quot;] }&quot;);&quot;&quot;)" table:style-name="ce4">
            <text:p>{ "type": "Point", "coordinates": [7.599054, 43.792574] }</text:p>
          </table:table-cell>
          <table:table-cell office:value-type="string" office:string-value="{ &quot;nr&quot;: &quot;14&quot;, &quot;booknr&quot;: &quot;14&quot;, &quot;confirmed&quot;: &quot;true&quot;, &quot;name&quot;: &quot;Ventimille (Ligure-Italie)&quot;, &quot;shortname&quot;: &quot;Ventimille&quot; }" table:formula="of:=CONCATENATE(&quot;{ &quot;&quot;nr&quot;&quot;: &quot;&quot;&quot;;[.F16];&quot;&quot;&quot;, &quot;&quot;booknr&quot;&quot;: &quot;&quot;&quot;;[.G16];&quot;&quot;&quot;, &quot;&quot;confirmed&quot;&quot;: &quot;&quot;&quot;;[.L16];&quot;&quot;&quot;, &quot;&quot;name&quot;&quot;: &quot;&quot;&quot;;[.I16];&quot;&quot;&quot;, &quot;&quot;shortname&quot;&quot;: &quot;&quot;&quot;;[.M16];&quot;&quot;&quot; }&quot;)" table:style-name="ce4">
            <text:p>{ "nr": "14", "booknr": "14", "confirmed": "true", "name": "Ventimille (Ligure-Italie)", "shortname": "Ventimille" }</text:p>
          </table:table-cell>
          <table:table-cell office:value-type="string" office:string-value="{ &quot;id&quot;: &quot;14-01&quot;, &quot;type&quot;: &quot;Feature&quot;, &quot;geometry&quot;: { &quot;type&quot;: &quot;Point&quot;, &quot;coordinates&quot;: [7.599054, 43.792574] }, &quot;properties&quot;: { &quot;nr&quot;: &quot;14&quot;, &quot;booknr&quot;: &quot;14&quot;, &quot;confirmed&quot;: &quot;true&quot;, &quot;name&quot;: &quot;Ventimille (Ligure-Italie)&quot;, &quot;shortname&quot;: &quot;Ventimille&quot; } }," table:formula="of:=CONCATENATE(&quot;{ &quot;&quot;id&quot;&quot;: &quot;&quot;&quot;;[.H16];&quot;&quot;&quot;, &quot;&quot;type&quot;&quot;: &quot;&quot;Feature&quot;&quot;, &quot;&quot;geometry&quot;&quot;: &quot;;IF([.O16]=&quot;&quot;;&quot;null&quot;;[.O16]);&quot;, &quot;&quot;properties&quot;&quot;: &quot;;[.P16];&quot; },&quot;)" table:style-name="ce4">
            <text:p>{ "id": "14-01", "type": "Feature", "geometry": { "type": "Point", "coordinates": [7.599054, 43.792574] }, "properties": { "nr": "14", "booknr": "14", "confirmed": "true", "name": "Ventimille (Ligure-Italie)", "shortname": "Ventimille" } 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<text:span text:style-name="T2">15 Aubeterre-sur-Dronne (Charente)<text:s/></text:span>45.270953, 0.169678</text:p>
          </table:table-cell>
          <table:table-cell office:value-type="float" office:value="36" table:formula="of:=IFERROR(FIND(4;[.A17];3);LEN([.A17])+1)" table:style-name="ce1">
            <text:p>36</text:p>
          </table:table-cell>
          <table:table-cell office:value-type="float" office:value="45" table:formula="of:=IFERROR(FIND(&quot;,&quot;;[.A17];[.B17]);[.B17])" table:style-name="ce1">
            <text:p>45</text:p>
          </table:table-cell>
          <table:table-cell office:value-type="string" office:string-value="15" table:formula="of:=LEFT([.A17];2)" table:style-name="ce1">
            <text:p>15</text:p>
          </table:table-cell>
          <table:table-cell office:value-type="float" office:value="1" table:formula="of:=IF([.D17]=[.D16];[.E16]+1;1)" table:style-name="ce1">
            <text:p>1</text:p>
          </table:table-cell>
          <table:table-cell office:value-type="string" table:style-name="ce3">
            <text:p>15</text:p>
          </table:table-cell>
          <table:table-cell office:value-type="string" office:string-value="15" table:formula="of:=[.D17]" table:style-name="ce10">
            <text:p>15</text:p>
          </table:table-cell>
          <table:table-cell office:value-type="string" office:string-value="15-01" table:formula="of:=CONCATENATE([.D17];&quot;-&quot;;IF(LEN([.E17])=1;CONCATENATE(&quot;0&quot;;[.E17]);[.E17]))" table:style-name="ce1">
            <text:p>15-01</text:p>
          </table:table-cell>
          <table:table-cell office:value-type="string" office:string-value="Aubeterre-sur-Dronne (Charente)" table:formula="of:=TRIM(MID([.A17];4;[.B17]-4))" table:style-name="ce1">
            <text:p>Aubeterre-sur-Dronne (Charente)</text:p>
          </table:table-cell>
          <table:table-cell office:value-type="string" office:string-value="45.270953" table:formula="of:=MID([.A17];[.B17];[.C17]-[.B17])" table:style-name="ce1">
            <text:p>45.270953</text:p>
          </table:table-cell>
          <table:table-cell office:value-type="string" office:string-value="0.169678" table:formula="of:=IFERROR(MID([.A17];[.C17]+2;LEN([.A17])-[.C17]);&quot;&quot;)" table:style-name="ce1">
            <text:p>0.169678</text:p>
          </table:table-cell>
          <table:table-cell office:value-type="string" office:string-value="true" table:formula="of:=IF([.B17]&lt;&gt;[.C17];&quot;true&quot;;&quot;false&quot;)" table:style-name="ce1">
            <text:p>true</text:p>
          </table:table-cell>
          <table:table-cell office:value-type="string" office:string-value="Aubeterre-sur-Dronne" table:formula="of:=MID([.I17];1;FIND(&quot;(&quot;;[.I17])-2)" table:style-name="ce1">
            <text:p>Aubeterre-sur-Dronne</text:p>
          </table:table-cell>
          <table:table-cell table:style-name="ce1"/>
          <table:table-cell office:value-type="string" office:string-value="{ &quot;type&quot;: &quot;Point&quot;, &quot;coordinates&quot;: [0.169678, 45.270953] }" table:formula="of:=IF([.J17]&lt;&gt;&quot;&quot;;CONCATENATE(&quot;{ &quot;&quot;type&quot;&quot;: &quot;&quot;Point&quot;&quot;, &quot;&quot;coordinates&quot;&quot;: [&quot;;[.K17];&quot;, &quot;;[.J17];&quot;] }&quot;);&quot;&quot;)" table:style-name="ce4">
            <text:p>{ "type": "Point", "coordinates": [0.169678, 45.270953] }</text:p>
          </table:table-cell>
          <table:table-cell office:value-type="string" office:string-value="{ &quot;nr&quot;: &quot;15&quot;, &quot;booknr&quot;: &quot;15&quot;, &quot;confirmed&quot;: &quot;true&quot;, &quot;name&quot;: &quot;Aubeterre-sur-Dronne (Charente)&quot;, &quot;shortname&quot;: &quot;Aubeterre-sur-Dronne&quot; }" table:formula="of:=CONCATENATE(&quot;{ &quot;&quot;nr&quot;&quot;: &quot;&quot;&quot;;[.F17];&quot;&quot;&quot;, &quot;&quot;booknr&quot;&quot;: &quot;&quot;&quot;;[.G17];&quot;&quot;&quot;, &quot;&quot;confirmed&quot;&quot;: &quot;&quot;&quot;;[.L17];&quot;&quot;&quot;, &quot;&quot;name&quot;&quot;: &quot;&quot;&quot;;[.I17];&quot;&quot;&quot;, &quot;&quot;shortname&quot;&quot;: &quot;&quot;&quot;;[.M17];&quot;&quot;&quot; }&quot;)" table:style-name="ce4">
            <text:p>{ "nr": "15", "booknr": "15", "confirmed": "true", "name": "Aubeterre-sur-Dronne (Charente)", "shortname": "Aubeterre-sur-Dronne" }</text:p>
          </table:table-cell>
          <table:table-cell office:value-type="string" office:string-value="{ &quot;id&quot;: &quot;15-01&quot;, &quot;type&quot;: &quot;Feature&quot;, &quot;geometry&quot;: { &quot;type&quot;: &quot;Point&quot;, &quot;coordinates&quot;: [0.169678, 45.270953] }, &quot;properties&quot;: { &quot;nr&quot;: &quot;15&quot;, &quot;booknr&quot;: &quot;15&quot;, &quot;confirmed&quot;: &quot;true&quot;, &quot;name&quot;: &quot;Aubeterre-sur-Dronne (Charente)&quot;, &quot;shortname&quot;: &quot;Aubeterre-sur-Dronne&quot; } }," table:formula="of:=CONCATENATE(&quot;{ &quot;&quot;id&quot;&quot;: &quot;&quot;&quot;;[.H17];&quot;&quot;&quot;, &quot;&quot;type&quot;&quot;: &quot;&quot;Feature&quot;&quot;, &quot;&quot;geometry&quot;&quot;: &quot;;IF([.O17]=&quot;&quot;;&quot;null&quot;;[.O17]);&quot;, &quot;&quot;properties&quot;&quot;: &quot;;[.P17];&quot; },&quot;)" table:style-name="ce4">
            <text:p>{ "id": "15-01", "type": "Feature", "geometry": { "type": "Point", "coordinates": [0.169678, 45.270953] }, "properties": { "nr": "15", "booknr": "15", "confirmed": "true", "name": "Aubeterre-sur-Dronne (Charente)", "shortname": "Aubeterre-sur-Dronn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16 Reims (Marne)<text:s/></text:span>49.253362, 4.032701</text:p>
          </table:table-cell>
          <table:table-cell office:value-type="float" office:value="18" table:formula="of:=IFERROR(FIND(4;[.A18];3);LEN([.A18])+1)" table:style-name="ce1">
            <text:p>18</text:p>
          </table:table-cell>
          <table:table-cell office:value-type="float" office:value="27" table:formula="of:=IFERROR(FIND(&quot;,&quot;;[.A18];[.B18]);[.B18])" table:style-name="ce1">
            <text:p>27</text:p>
          </table:table-cell>
          <table:table-cell office:value-type="string" office:string-value="16" table:formula="of:=LEFT([.A18];2)" table:style-name="ce1">
            <text:p>16</text:p>
          </table:table-cell>
          <table:table-cell office:value-type="float" office:value="1" table:formula="of:=IF([.D18]=[.D17];[.E17]+1;1)" table:style-name="ce1">
            <text:p>1</text:p>
          </table:table-cell>
          <table:table-cell office:value-type="string" table:style-name="ce3">
            <text:p>16</text:p>
          </table:table-cell>
          <table:table-cell office:value-type="string" office:string-value="16" table:formula="of:=[.D18]" table:style-name="ce10">
            <text:p>16</text:p>
          </table:table-cell>
          <table:table-cell office:value-type="string" office:string-value="16-01" table:formula="of:=CONCATENATE([.D18];&quot;-&quot;;IF(LEN([.E18])=1;CONCATENATE(&quot;0&quot;;[.E18]);[.E18]))" table:style-name="ce1">
            <text:p>16-01</text:p>
          </table:table-cell>
          <table:table-cell office:value-type="string" office:string-value="Reims (Marne)" table:formula="of:=TRIM(MID([.A18];4;[.B18]-4))" table:style-name="ce1">
            <text:p>Reims (Marne)</text:p>
          </table:table-cell>
          <table:table-cell office:value-type="string" office:string-value="49.253362" table:formula="of:=MID([.A18];[.B18];[.C18]-[.B18])" table:style-name="ce1">
            <text:p>49.253362</text:p>
          </table:table-cell>
          <table:table-cell office:value-type="string" office:string-value="4.032701" table:formula="of:=IFERROR(MID([.A18];[.C18]+2;LEN([.A18])-[.C18]);&quot;&quot;)" table:style-name="ce1">
            <text:p>4.032701</text:p>
          </table:table-cell>
          <table:table-cell office:value-type="string" office:string-value="true" table:formula="of:=IF([.B18]&lt;&gt;[.C18];&quot;true&quot;;&quot;false&quot;)" table:style-name="ce1">
            <text:p>true</text:p>
          </table:table-cell>
          <table:table-cell office:value-type="string" office:string-value="Reims" table:formula="of:=MID([.I18];1;FIND(&quot;(&quot;;[.I18])-2)" table:style-name="ce1">
            <text:p>Reims</text:p>
          </table:table-cell>
          <table:table-cell table:style-name="ce1"/>
          <table:table-cell office:value-type="string" office:string-value="{ &quot;type&quot;: &quot;Point&quot;, &quot;coordinates&quot;: [4.032701, 49.253362] }" table:formula="of:=IF([.J18]&lt;&gt;&quot;&quot;;CONCATENATE(&quot;{ &quot;&quot;type&quot;&quot;: &quot;&quot;Point&quot;&quot;, &quot;&quot;coordinates&quot;&quot;: [&quot;;[.K18];&quot;, &quot;;[.J18];&quot;] }&quot;);&quot;&quot;)" table:style-name="ce4">
            <text:p>{ "type": "Point", "coordinates": [4.032701, 49.253362] }</text:p>
          </table:table-cell>
          <table:table-cell office:value-type="string" office:string-value="{ &quot;nr&quot;: &quot;16&quot;, &quot;booknr&quot;: &quot;16&quot;, &quot;confirmed&quot;: &quot;true&quot;, &quot;name&quot;: &quot;Reims (Marne)&quot;, &quot;shortname&quot;: &quot;Reims&quot; }" table:formula="of:=CONCATENATE(&quot;{ &quot;&quot;nr&quot;&quot;: &quot;&quot;&quot;;[.F18];&quot;&quot;&quot;, &quot;&quot;booknr&quot;&quot;: &quot;&quot;&quot;;[.G18];&quot;&quot;&quot;, &quot;&quot;confirmed&quot;&quot;: &quot;&quot;&quot;;[.L18];&quot;&quot;&quot;, &quot;&quot;name&quot;&quot;: &quot;&quot;&quot;;[.I18];&quot;&quot;&quot;, &quot;&quot;shortname&quot;&quot;: &quot;&quot;&quot;;[.M18];&quot;&quot;&quot; }&quot;)" table:style-name="ce4">
            <text:p>{ "nr": "16", "booknr": "16", "confirmed": "true", "name": "Reims (Marne)", "shortname": "Reims" }</text:p>
          </table:table-cell>
          <table:table-cell office:value-type="string" office:string-value="{ &quot;id&quot;: &quot;16-01&quot;, &quot;type&quot;: &quot;Feature&quot;, &quot;geometry&quot;: { &quot;type&quot;: &quot;Point&quot;, &quot;coordinates&quot;: [4.032701, 49.253362] }, &quot;properties&quot;: { &quot;nr&quot;: &quot;16&quot;, &quot;booknr&quot;: &quot;16&quot;, &quot;confirmed&quot;: &quot;true&quot;, &quot;name&quot;: &quot;Reims (Marne)&quot;, &quot;shortname&quot;: &quot;Reims&quot; } }," table:formula="of:=CONCATENATE(&quot;{ &quot;&quot;id&quot;&quot;: &quot;&quot;&quot;;[.H18];&quot;&quot;&quot;, &quot;&quot;type&quot;&quot;: &quot;&quot;Feature&quot;&quot;, &quot;&quot;geometry&quot;&quot;: &quot;;IF([.O18]=&quot;&quot;;&quot;null&quot;;[.O18]);&quot;, &quot;&quot;properties&quot;&quot;: &quot;;[.P18];&quot; },&quot;)" table:style-name="ce4">
            <text:p>{ "id": "16-01", "type": "Feature", "geometry": { "type": "Point", "coordinates": [4.032701, 49.253362] }, "properties": { "nr": "16", "booknr": "16", "confirmed": "true", "name": "Reims (Marne)", "shortname": "Reim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17 Château-neuf-de-Grasse (Alpes-Maritimes)<text:s/></text:span>43.674835, 6.975577</text:p>
          </table:table-cell>
          <table:table-cell office:value-type="float" office:value="45" table:formula="of:=IFERROR(FIND(4;[.A19];3);LEN([.A19])+1)" table:style-name="ce1">
            <text:p>45</text:p>
          </table:table-cell>
          <table:table-cell office:value-type="float" office:value="54" table:formula="of:=IFERROR(FIND(&quot;,&quot;;[.A19];[.B19]);[.B19])" table:style-name="ce1">
            <text:p>54</text:p>
          </table:table-cell>
          <table:table-cell office:value-type="string" office:string-value="17" table:formula="of:=LEFT([.A19];2)" table:style-name="ce1">
            <text:p>17</text:p>
          </table:table-cell>
          <table:table-cell office:value-type="float" office:value="1" table:formula="of:=IF([.D19]=[.D18];[.E18]+1;1)" table:style-name="ce1">
            <text:p>1</text:p>
          </table:table-cell>
          <table:table-cell office:value-type="string" table:style-name="ce3">
            <text:p>17</text:p>
          </table:table-cell>
          <table:table-cell office:value-type="string" office:string-value="17" table:formula="of:=[.D19]" table:style-name="ce10">
            <text:p>17</text:p>
          </table:table-cell>
          <table:table-cell office:value-type="string" office:string-value="17-01" table:formula="of:=CONCATENATE([.D19];&quot;-&quot;;IF(LEN([.E19])=1;CONCATENATE(&quot;0&quot;;[.E19]);[.E19]))" table:style-name="ce1">
            <text:p>17-01</text:p>
          </table:table-cell>
          <table:table-cell office:value-type="string" office:string-value="Château-neuf-de-Grasse (Alpes-Maritimes)" table:formula="of:=TRIM(MID([.A19];4;[.B19]-4))" table:style-name="ce1">
            <text:p>Château-neuf-de-Grasse (Alpes-Maritimes)</text:p>
          </table:table-cell>
          <table:table-cell office:value-type="string" office:string-value="43.674835" table:formula="of:=MID([.A19];[.B19];[.C19]-[.B19])" table:style-name="ce1">
            <text:p>43.674835</text:p>
          </table:table-cell>
          <table:table-cell office:value-type="string" office:string-value="6.975577" table:formula="of:=IFERROR(MID([.A19];[.C19]+2;LEN([.A19])-[.C19]);&quot;&quot;)" table:style-name="ce1">
            <text:p>6.975577</text:p>
          </table:table-cell>
          <table:table-cell office:value-type="string" office:string-value="true" table:formula="of:=IF([.B19]&lt;&gt;[.C19];&quot;true&quot;;&quot;false&quot;)" table:style-name="ce1">
            <text:p>true</text:p>
          </table:table-cell>
          <table:table-cell office:value-type="string" office:string-value="Château-neuf-de-Grasse" table:formula="of:=MID([.I19];1;FIND(&quot;(&quot;;[.I19])-2)" table:style-name="ce1">
            <text:p>Château-neuf-de-Grasse</text:p>
          </table:table-cell>
          <table:table-cell table:style-name="ce1"/>
          <table:table-cell office:value-type="string" office:string-value="{ &quot;type&quot;: &quot;Point&quot;, &quot;coordinates&quot;: [6.975577, 43.674835] }" table:formula="of:=IF([.J19]&lt;&gt;&quot;&quot;;CONCATENATE(&quot;{ &quot;&quot;type&quot;&quot;: &quot;&quot;Point&quot;&quot;, &quot;&quot;coordinates&quot;&quot;: [&quot;;[.K19];&quot;, &quot;;[.J19];&quot;] }&quot;);&quot;&quot;)" table:style-name="ce4">
            <text:p>{ "type": "Point", "coordinates": [6.975577, 43.674835] }</text:p>
          </table:table-cell>
          <table:table-cell office:value-type="string" office:string-value="{ &quot;nr&quot;: &quot;17&quot;, &quot;booknr&quot;: &quot;17&quot;, &quot;confirmed&quot;: &quot;true&quot;, &quot;name&quot;: &quot;Château-neuf-de-Grasse (Alpes-Maritimes)&quot;, &quot;shortname&quot;: &quot;Château-neuf-de-Grasse&quot; }" table:formula="of:=CONCATENATE(&quot;{ &quot;&quot;nr&quot;&quot;: &quot;&quot;&quot;;[.F19];&quot;&quot;&quot;, &quot;&quot;booknr&quot;&quot;: &quot;&quot;&quot;;[.G19];&quot;&quot;&quot;, &quot;&quot;confirmed&quot;&quot;: &quot;&quot;&quot;;[.L19];&quot;&quot;&quot;, &quot;&quot;name&quot;&quot;: &quot;&quot;&quot;;[.I19];&quot;&quot;&quot;, &quot;&quot;shortname&quot;&quot;: &quot;&quot;&quot;;[.M19];&quot;&quot;&quot; }&quot;)" table:style-name="ce4">
            <text:p>{ "nr": "17", "booknr": "17", "confirmed": "true", "name": "Château-neuf-de-Grasse (Alpes-Maritimes)", "shortname": "Château-neuf-de-Grasse" }</text:p>
          </table:table-cell>
          <table:table-cell office:value-type="string" office:string-value="{ &quot;id&quot;: &quot;17-01&quot;, &quot;type&quot;: &quot;Feature&quot;, &quot;geometry&quot;: { &quot;type&quot;: &quot;Point&quot;, &quot;coordinates&quot;: [6.975577, 43.674835] }, &quot;properties&quot;: { &quot;nr&quot;: &quot;17&quot;, &quot;booknr&quot;: &quot;17&quot;, &quot;confirmed&quot;: &quot;true&quot;, &quot;name&quot;: &quot;Château-neuf-de-Grasse (Alpes-Maritimes)&quot;, &quot;shortname&quot;: &quot;Château-neuf-de-Grasse&quot; } }," table:formula="of:=CONCATENATE(&quot;{ &quot;&quot;id&quot;&quot;: &quot;&quot;&quot;;[.H19];&quot;&quot;&quot;, &quot;&quot;type&quot;&quot;: &quot;&quot;Feature&quot;&quot;, &quot;&quot;geometry&quot;&quot;: &quot;;IF([.O19]=&quot;&quot;;&quot;null&quot;;[.O19]);&quot;, &quot;&quot;properties&quot;&quot;: &quot;;[.P19];&quot; },&quot;)" table:style-name="ce4">
            <text:p>{ "id": "17-01", "type": "Feature", "geometry": { "type": "Point", "coordinates": [6.975577, 43.674835] }, "properties": { "nr": "17", "booknr": "17", "confirmed": "true", "name": "Château-neuf-de-Grasse (Alpes-Maritimes)", "shortname": "Château-neuf-de-Grass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18 Grenoble (Isère)<text:s/></text:span>45.192775, 5.731494</text:p>
          </table:table-cell>
          <table:table-cell office:value-type="float" office:value="21" table:formula="of:=IFERROR(FIND(4;[.A20];3);LEN([.A20])+1)" table:style-name="ce1">
            <text:p>21</text:p>
          </table:table-cell>
          <table:table-cell office:value-type="float" office:value="30" table:formula="of:=IFERROR(FIND(&quot;,&quot;;[.A20];[.B20]);[.B20])" table:style-name="ce1">
            <text:p>30</text:p>
          </table:table-cell>
          <table:table-cell office:value-type="string" office:string-value="18" table:formula="of:=LEFT([.A20];2)" table:style-name="ce1">
            <text:p>18</text:p>
          </table:table-cell>
          <table:table-cell office:value-type="float" office:value="1" table:formula="of:=IF([.D20]=[.D19];[.E19]+1;1)" table:style-name="ce1">
            <text:p>1</text:p>
          </table:table-cell>
          <table:table-cell office:value-type="string" table:style-name="ce3">
            <text:p>18</text:p>
          </table:table-cell>
          <table:table-cell office:value-type="string" office:string-value="18" table:formula="of:=[.D20]" table:style-name="ce10">
            <text:p>18</text:p>
          </table:table-cell>
          <table:table-cell office:value-type="string" office:string-value="18-01" table:formula="of:=CONCATENATE([.D20];&quot;-&quot;;IF(LEN([.E20])=1;CONCATENATE(&quot;0&quot;;[.E20]);[.E20]))" table:style-name="ce1">
            <text:p>18-01</text:p>
          </table:table-cell>
          <table:table-cell office:value-type="string" office:string-value="Grenoble (Isère)" table:formula="of:=TRIM(MID([.A20];4;[.B20]-4))" table:style-name="ce1">
            <text:p>Grenoble (Isère)</text:p>
          </table:table-cell>
          <table:table-cell office:value-type="string" office:string-value="45.192775" table:formula="of:=MID([.A20];[.B20];[.C20]-[.B20])" table:style-name="ce1">
            <text:p>45.192775</text:p>
          </table:table-cell>
          <table:table-cell office:value-type="string" office:string-value="5.731494" table:formula="of:=IFERROR(MID([.A20];[.C20]+2;LEN([.A20])-[.C20]);&quot;&quot;)" table:style-name="ce1">
            <text:p>5.731494</text:p>
          </table:table-cell>
          <table:table-cell office:value-type="string" office:string-value="true" table:formula="of:=IF([.B20]&lt;&gt;[.C20];&quot;true&quot;;&quot;false&quot;)" table:style-name="ce1">
            <text:p>true</text:p>
          </table:table-cell>
          <table:table-cell office:value-type="string" office:string-value="Grenoble" table:formula="of:=MID([.I20];1;FIND(&quot;(&quot;;[.I20])-2)" table:style-name="ce1">
            <text:p>Grenoble</text:p>
          </table:table-cell>
          <table:table-cell table:style-name="ce1"/>
          <table:table-cell office:value-type="string" office:string-value="{ &quot;type&quot;: &quot;Point&quot;, &quot;coordinates&quot;: [5.731494, 45.192775] }" table:formula="of:=IF([.J20]&lt;&gt;&quot;&quot;;CONCATENATE(&quot;{ &quot;&quot;type&quot;&quot;: &quot;&quot;Point&quot;&quot;, &quot;&quot;coordinates&quot;&quot;: [&quot;;[.K20];&quot;, &quot;;[.J20];&quot;] }&quot;);&quot;&quot;)" table:style-name="ce4">
            <text:p>{ "type": "Point", "coordinates": [5.731494, 45.192775] }</text:p>
          </table:table-cell>
          <table:table-cell office:value-type="string" office:string-value="{ &quot;nr&quot;: &quot;18&quot;, &quot;booknr&quot;: &quot;18&quot;, &quot;confirmed&quot;: &quot;true&quot;, &quot;name&quot;: &quot;Grenoble (Isère)&quot;, &quot;shortname&quot;: &quot;Grenoble&quot; }" table:formula="of:=CONCATENATE(&quot;{ &quot;&quot;nr&quot;&quot;: &quot;&quot;&quot;;[.F20];&quot;&quot;&quot;, &quot;&quot;booknr&quot;&quot;: &quot;&quot;&quot;;[.G20];&quot;&quot;&quot;, &quot;&quot;confirmed&quot;&quot;: &quot;&quot;&quot;;[.L20];&quot;&quot;&quot;, &quot;&quot;name&quot;&quot;: &quot;&quot;&quot;;[.I20];&quot;&quot;&quot;, &quot;&quot;shortname&quot;&quot;: &quot;&quot;&quot;;[.M20];&quot;&quot;&quot; }&quot;)" table:style-name="ce4">
            <text:p>{ "nr": "18", "booknr": "18", "confirmed": "true", "name": "Grenoble (Isère)", "shortname": "Grenoble" }</text:p>
          </table:table-cell>
          <table:table-cell office:value-type="string" office:string-value="{ &quot;id&quot;: &quot;18-01&quot;, &quot;type&quot;: &quot;Feature&quot;, &quot;geometry&quot;: { &quot;type&quot;: &quot;Point&quot;, &quot;coordinates&quot;: [5.731494, 45.192775] }, &quot;properties&quot;: { &quot;nr&quot;: &quot;18&quot;, &quot;booknr&quot;: &quot;18&quot;, &quot;confirmed&quot;: &quot;true&quot;, &quot;name&quot;: &quot;Grenoble (Isère)&quot;, &quot;shortname&quot;: &quot;Grenoble&quot; } }," table:formula="of:=CONCATENATE(&quot;{ &quot;&quot;id&quot;&quot;: &quot;&quot;&quot;;[.H20];&quot;&quot;&quot;, &quot;&quot;type&quot;&quot;: &quot;&quot;Feature&quot;&quot;, &quot;&quot;geometry&quot;&quot;: &quot;;IF([.O20]=&quot;&quot;;&quot;null&quot;;[.O20]);&quot;, &quot;&quot;properties&quot;&quot;: &quot;;[.P20];&quot; },&quot;)" table:style-name="ce4">
            <text:p>{ "id": "18-01", "type": "Feature", "geometry": { "type": "Point", "coordinates": [5.731494, 45.192775] }, "properties": { "nr": "18", "booknr": "18", "confirmed": "true", "name": "Grenoble (Isère)", "shortname": "Grenobl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19 Lyon (Rhône)<text:s/></text:span>45.760808, 4.827523</text:p>
          </table:table-cell>
          <table:table-cell office:value-type="float" office:value="17" table:formula="of:=IFERROR(FIND(4;[.A21];3);LEN([.A21])+1)" table:style-name="ce1">
            <text:p>17</text:p>
          </table:table-cell>
          <table:table-cell office:value-type="float" office:value="26" table:formula="of:=IFERROR(FIND(&quot;,&quot;;[.A21];[.B21]);[.B21])" table:style-name="ce1">
            <text:p>26</text:p>
          </table:table-cell>
          <table:table-cell office:value-type="string" office:string-value="19" table:formula="of:=LEFT([.A21];2)" table:style-name="ce1">
            <text:p>19</text:p>
          </table:table-cell>
          <table:table-cell office:value-type="float" office:value="1" table:formula="of:=IF([.D21]=[.D20];[.E20]+1;1)" table:style-name="ce1">
            <text:p>1</text:p>
          </table:table-cell>
          <table:table-cell office:value-type="string" table:style-name="ce3">
            <text:p>19</text:p>
          </table:table-cell>
          <table:table-cell office:value-type="string" office:string-value="19" table:formula="of:=[.D21]" table:style-name="ce10">
            <text:p>19</text:p>
          </table:table-cell>
          <table:table-cell office:value-type="string" office:string-value="19-01" table:formula="of:=CONCATENATE([.D21];&quot;-&quot;;IF(LEN([.E21])=1;CONCATENATE(&quot;0&quot;;[.E21]);[.E21]))" table:style-name="ce1">
            <text:p>19-01</text:p>
          </table:table-cell>
          <table:table-cell office:value-type="string" office:string-value="Lyon (Rhône)" table:formula="of:=TRIM(MID([.A21];4;[.B21]-4))" table:style-name="ce1">
            <text:p>Lyon (Rhône)</text:p>
          </table:table-cell>
          <table:table-cell office:value-type="string" office:string-value="45.760808" table:formula="of:=MID([.A21];[.B21];[.C21]-[.B21])" table:style-name="ce1">
            <text:p>45.760808</text:p>
          </table:table-cell>
          <table:table-cell office:value-type="string" office:string-value="4.827523" table:formula="of:=IFERROR(MID([.A21];[.C21]+2;LEN([.A21])-[.C21]);&quot;&quot;)" table:style-name="ce1">
            <text:p>4.827523</text:p>
          </table:table-cell>
          <table:table-cell office:value-type="string" office:string-value="true" table:formula="of:=IF([.B21]&lt;&gt;[.C21];&quot;true&quot;;&quot;false&quot;)" table:style-name="ce1">
            <text:p>true</text:p>
          </table:table-cell>
          <table:table-cell office:value-type="string" office:string-value="Lyon" table:formula="of:=MID([.I21];1;FIND(&quot;(&quot;;[.I21])-2)" table:style-name="ce1">
            <text:p>Lyon</text:p>
          </table:table-cell>
          <table:table-cell table:style-name="ce1"/>
          <table:table-cell office:value-type="string" office:string-value="{ &quot;type&quot;: &quot;Point&quot;, &quot;coordinates&quot;: [4.827523, 45.760808] }" table:formula="of:=IF([.J21]&lt;&gt;&quot;&quot;;CONCATENATE(&quot;{ &quot;&quot;type&quot;&quot;: &quot;&quot;Point&quot;&quot;, &quot;&quot;coordinates&quot;&quot;: [&quot;;[.K21];&quot;, &quot;;[.J21];&quot;] }&quot;);&quot;&quot;)" table:style-name="ce4">
            <text:p>{ "type": "Point", "coordinates": [4.827523, 45.760808] }</text:p>
          </table:table-cell>
          <table:table-cell office:value-type="string" office:string-value="{ &quot;nr&quot;: &quot;19&quot;, &quot;booknr&quot;: &quot;19&quot;, &quot;confirmed&quot;: &quot;true&quot;, &quot;name&quot;: &quot;Lyon (Rhône)&quot;, &quot;shortname&quot;: &quot;Lyon&quot; }" table:formula="of:=CONCATENATE(&quot;{ &quot;&quot;nr&quot;&quot;: &quot;&quot;&quot;;[.F21];&quot;&quot;&quot;, &quot;&quot;booknr&quot;&quot;: &quot;&quot;&quot;;[.G21];&quot;&quot;&quot;, &quot;&quot;confirmed&quot;&quot;: &quot;&quot;&quot;;[.L21];&quot;&quot;&quot;, &quot;&quot;name&quot;&quot;: &quot;&quot;&quot;;[.I21];&quot;&quot;&quot;, &quot;&quot;shortname&quot;&quot;: &quot;&quot;&quot;;[.M21];&quot;&quot;&quot; }&quot;)" table:style-name="ce4">
            <text:p>{ "nr": "19", "booknr": "19", "confirmed": "true", "name": "Lyon (Rhône)", "shortname": "Lyon" }</text:p>
          </table:table-cell>
          <table:table-cell office:value-type="string" office:string-value="{ &quot;id&quot;: &quot;19-01&quot;, &quot;type&quot;: &quot;Feature&quot;, &quot;geometry&quot;: { &quot;type&quot;: &quot;Point&quot;, &quot;coordinates&quot;: [4.827523, 45.760808] }, &quot;properties&quot;: { &quot;nr&quot;: &quot;19&quot;, &quot;booknr&quot;: &quot;19&quot;, &quot;confirmed&quot;: &quot;true&quot;, &quot;name&quot;: &quot;Lyon (Rhône)&quot;, &quot;shortname&quot;: &quot;Lyon&quot; } }," table:formula="of:=CONCATENATE(&quot;{ &quot;&quot;id&quot;&quot;: &quot;&quot;&quot;;[.H21];&quot;&quot;&quot;, &quot;&quot;type&quot;&quot;: &quot;&quot;Feature&quot;&quot;, &quot;&quot;geometry&quot;&quot;: &quot;;IF([.O21]=&quot;&quot;;&quot;null&quot;;[.O21]);&quot;, &quot;&quot;properties&quot;&quot;: &quot;;[.P21];&quot; },&quot;)" table:style-name="ce4">
            <text:p>{ "id": "19-01", "type": "Feature", "geometry": { "type": "Point", "coordinates": [4.827523, 45.760808] }, "properties": { "nr": "19", "booknr": "19", "confirmed": "true", "name": "Lyon (Rhône)", "shortname": "Lyo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0 Civaux (Vienne)<text:s/></text:span>46.444330, 0.663731</text:p>
          </table:table-cell>
          <table:table-cell office:value-type="float" office:value="20" table:formula="of:=IFERROR(FIND(4;[.A22];3);LEN([.A22])+1)" table:style-name="ce1">
            <text:p>20</text:p>
          </table:table-cell>
          <table:table-cell office:value-type="float" office:value="29" table:formula="of:=IFERROR(FIND(&quot;,&quot;;[.A22];[.B22]);[.B22])" table:style-name="ce1">
            <text:p>29</text:p>
          </table:table-cell>
          <table:table-cell office:value-type="string" office:string-value="20" table:formula="of:=LEFT([.A22];2)" table:style-name="ce1">
            <text:p>20</text:p>
          </table:table-cell>
          <table:table-cell office:value-type="float" office:value="1" table:formula="of:=IF([.D22]=[.D21];[.E21]+1;1)" table:style-name="ce1">
            <text:p>1</text:p>
          </table:table-cell>
          <table:table-cell office:value-type="string" table:style-name="ce3">
            <text:p>20</text:p>
          </table:table-cell>
          <table:table-cell office:value-type="string" office:string-value="20" table:formula="of:=[.D22]" table:style-name="ce10">
            <text:p>20</text:p>
          </table:table-cell>
          <table:table-cell office:value-type="string" office:string-value="20-01" table:formula="of:=CONCATENATE([.D22];&quot;-&quot;;IF(LEN([.E22])=1;CONCATENATE(&quot;0&quot;;[.E22]);[.E22]))" table:style-name="ce1">
            <text:p>20-01</text:p>
          </table:table-cell>
          <table:table-cell office:value-type="string" office:string-value="Civaux (Vienne)" table:formula="of:=TRIM(MID([.A22];4;[.B22]-4))" table:style-name="ce1">
            <text:p>Civaux (Vienne)</text:p>
          </table:table-cell>
          <table:table-cell office:value-type="string" office:string-value="46.444330" table:formula="of:=MID([.A22];[.B22];[.C22]-[.B22])" table:style-name="ce1">
            <text:p>46.444330</text:p>
          </table:table-cell>
          <table:table-cell office:value-type="string" office:string-value="0.663731" table:formula="of:=IFERROR(MID([.A22];[.C22]+2;LEN([.A22])-[.C22]);&quot;&quot;)" table:style-name="ce1">
            <text:p>0.663731</text:p>
          </table:table-cell>
          <table:table-cell office:value-type="string" office:string-value="true" table:formula="of:=IF([.B22]&lt;&gt;[.C22];&quot;true&quot;;&quot;false&quot;)" table:style-name="ce1">
            <text:p>true</text:p>
          </table:table-cell>
          <table:table-cell office:value-type="string" office:string-value="Civaux" table:formula="of:=MID([.I22];1;FIND(&quot;(&quot;;[.I22])-2)" table:style-name="ce1">
            <text:p>Civaux</text:p>
          </table:table-cell>
          <table:table-cell table:style-name="ce1"/>
          <table:table-cell office:value-type="string" office:string-value="{ &quot;type&quot;: &quot;Point&quot;, &quot;coordinates&quot;: [0.663731, 46.444330] }" table:formula="of:=IF([.J22]&lt;&gt;&quot;&quot;;CONCATENATE(&quot;{ &quot;&quot;type&quot;&quot;: &quot;&quot;Point&quot;&quot;, &quot;&quot;coordinates&quot;&quot;: [&quot;;[.K22];&quot;, &quot;;[.J22];&quot;] }&quot;);&quot;&quot;)" table:style-name="ce4">
            <text:p>{ "type": "Point", "coordinates": [0.663731, 46.444330] }</text:p>
          </table:table-cell>
          <table:table-cell office:value-type="string" office:string-value="{ &quot;nr&quot;: &quot;20&quot;, &quot;booknr&quot;: &quot;20&quot;, &quot;confirmed&quot;: &quot;true&quot;, &quot;name&quot;: &quot;Civaux (Vienne)&quot;, &quot;shortname&quot;: &quot;Civaux&quot; }" table:formula="of:=CONCATENATE(&quot;{ &quot;&quot;nr&quot;&quot;: &quot;&quot;&quot;;[.F22];&quot;&quot;&quot;, &quot;&quot;booknr&quot;&quot;: &quot;&quot;&quot;;[.G22];&quot;&quot;&quot;, &quot;&quot;confirmed&quot;&quot;: &quot;&quot;&quot;;[.L22];&quot;&quot;&quot;, &quot;&quot;name&quot;&quot;: &quot;&quot;&quot;;[.I22];&quot;&quot;&quot;, &quot;&quot;shortname&quot;&quot;: &quot;&quot;&quot;;[.M22];&quot;&quot;&quot; }&quot;)" table:style-name="ce4">
            <text:p>{ "nr": "20", "booknr": "20", "confirmed": "true", "name": "Civaux (Vienne)", "shortname": "Civaux" }</text:p>
          </table:table-cell>
          <table:table-cell office:value-type="string" office:string-value="{ &quot;id&quot;: &quot;20-01&quot;, &quot;type&quot;: &quot;Feature&quot;, &quot;geometry&quot;: { &quot;type&quot;: &quot;Point&quot;, &quot;coordinates&quot;: [0.663731, 46.444330] }, &quot;properties&quot;: { &quot;nr&quot;: &quot;20&quot;, &quot;booknr&quot;: &quot;20&quot;, &quot;confirmed&quot;: &quot;true&quot;, &quot;name&quot;: &quot;Civaux (Vienne)&quot;, &quot;shortname&quot;: &quot;Civaux&quot; } }," table:formula="of:=CONCATENATE(&quot;{ &quot;&quot;id&quot;&quot;: &quot;&quot;&quot;;[.H22];&quot;&quot;&quot;, &quot;&quot;type&quot;&quot;: &quot;&quot;Feature&quot;&quot;, &quot;&quot;geometry&quot;&quot;: &quot;;IF([.O22]=&quot;&quot;;&quot;null&quot;;[.O22]);&quot;, &quot;&quot;properties&quot;&quot;: &quot;;[.P22];&quot; },&quot;)" table:style-name="ce4">
            <text:p>{ "id": "20-01", "type": "Feature", "geometry": { "type": "Point", "coordinates": [0.663731, 46.444330] }, "properties": { "nr": "20", "booknr": "20", "confirmed": "true", "name": "Civaux (Vienne)", "shortname": "Civaux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1 Le Puy-en-Velay (Haute-Loire)<text:s/></text:span>45.046286, 3.885029</text:p>
          </table:table-cell>
          <table:table-cell office:value-type="float" office:value="34" table:formula="of:=IFERROR(FIND(4;[.A23];3);LEN([.A23])+1)" table:style-name="ce1">
            <text:p>34</text:p>
          </table:table-cell>
          <table:table-cell office:value-type="float" office:value="43" table:formula="of:=IFERROR(FIND(&quot;,&quot;;[.A23];[.B23]);[.B23])" table:style-name="ce1">
            <text:p>43</text:p>
          </table:table-cell>
          <table:table-cell office:value-type="string" office:string-value="21" table:formula="of:=LEFT([.A23];2)" table:style-name="ce1">
            <text:p>21</text:p>
          </table:table-cell>
          <table:table-cell office:value-type="float" office:value="1" table:formula="of:=IF([.D23]=[.D22];[.E22]+1;1)" table:style-name="ce1">
            <text:p>1</text:p>
          </table:table-cell>
          <table:table-cell office:value-type="string" table:style-name="ce3">
            <text:p>21</text:p>
          </table:table-cell>
          <table:table-cell office:value-type="string" office:string-value="21" table:formula="of:=[.D23]" table:style-name="ce10">
            <text:p>21</text:p>
          </table:table-cell>
          <table:table-cell office:value-type="string" office:string-value="21-01" table:formula="of:=CONCATENATE([.D23];&quot;-&quot;;IF(LEN([.E23])=1;CONCATENATE(&quot;0&quot;;[.E23]);[.E23]))" table:style-name="ce1">
            <text:p>21-01</text:p>
          </table:table-cell>
          <table:table-cell office:value-type="string" office:string-value="Le Puy-en-Velay (Haute-Loire)" table:formula="of:=TRIM(MID([.A23];4;[.B23]-4))" table:style-name="ce1">
            <text:p>Le Puy-en-Velay (Haute-Loire)</text:p>
          </table:table-cell>
          <table:table-cell office:value-type="string" office:string-value="45.046286" table:formula="of:=MID([.A23];[.B23];[.C23]-[.B23])" table:style-name="ce1">
            <text:p>45.046286</text:p>
          </table:table-cell>
          <table:table-cell office:value-type="string" office:string-value="3.885029" table:formula="of:=IFERROR(MID([.A23];[.C23]+2;LEN([.A23])-[.C23]);&quot;&quot;)" table:style-name="ce1">
            <text:p>3.885029</text:p>
          </table:table-cell>
          <table:table-cell office:value-type="string" office:string-value="true" table:formula="of:=IF([.B23]&lt;&gt;[.C23];&quot;true&quot;;&quot;false&quot;)" table:style-name="ce1">
            <text:p>true</text:p>
          </table:table-cell>
          <table:table-cell office:value-type="string" office:string-value="Le Puy-en-Velay" table:formula="of:=MID([.I23];1;FIND(&quot;(&quot;;[.I23])-2)" table:style-name="ce1">
            <text:p>Le Puy-en-Velay</text:p>
          </table:table-cell>
          <table:table-cell table:style-name="ce1"/>
          <table:table-cell office:value-type="string" office:string-value="{ &quot;type&quot;: &quot;Point&quot;, &quot;coordinates&quot;: [3.885029, 45.046286] }" table:formula="of:=IF([.J23]&lt;&gt;&quot;&quot;;CONCATENATE(&quot;{ &quot;&quot;type&quot;&quot;: &quot;&quot;Point&quot;&quot;, &quot;&quot;coordinates&quot;&quot;: [&quot;;[.K23];&quot;, &quot;;[.J23];&quot;] }&quot;);&quot;&quot;)" table:style-name="ce4">
            <text:p>{ "type": "Point", "coordinates": [3.885029, 45.046286] }</text:p>
          </table:table-cell>
          <table:table-cell office:value-type="string" office:string-value="{ &quot;nr&quot;: &quot;21&quot;, &quot;booknr&quot;: &quot;21&quot;, &quot;confirmed&quot;: &quot;true&quot;, &quot;name&quot;: &quot;Le Puy-en-Velay (Haute-Loire)&quot;, &quot;shortname&quot;: &quot;Le Puy-en-Velay&quot; }" table:formula="of:=CONCATENATE(&quot;{ &quot;&quot;nr&quot;&quot;: &quot;&quot;&quot;;[.F23];&quot;&quot;&quot;, &quot;&quot;booknr&quot;&quot;: &quot;&quot;&quot;;[.G23];&quot;&quot;&quot;, &quot;&quot;confirmed&quot;&quot;: &quot;&quot;&quot;;[.L23];&quot;&quot;&quot;, &quot;&quot;name&quot;&quot;: &quot;&quot;&quot;;[.I23];&quot;&quot;&quot;, &quot;&quot;shortname&quot;&quot;: &quot;&quot;&quot;;[.M23];&quot;&quot;&quot; }&quot;)" table:style-name="ce4">
            <text:p>{ "nr": "21", "booknr": "21", "confirmed": "true", "name": "Le Puy-en-Velay (Haute-Loire)", "shortname": "Le Puy-en-Velay" }</text:p>
          </table:table-cell>
          <table:table-cell office:value-type="string" office:string-value="{ &quot;id&quot;: &quot;21-01&quot;, &quot;type&quot;: &quot;Feature&quot;, &quot;geometry&quot;: { &quot;type&quot;: &quot;Point&quot;, &quot;coordinates&quot;: [3.885029, 45.046286] }, &quot;properties&quot;: { &quot;nr&quot;: &quot;21&quot;, &quot;booknr&quot;: &quot;21&quot;, &quot;confirmed&quot;: &quot;true&quot;, &quot;name&quot;: &quot;Le Puy-en-Velay (Haute-Loire)&quot;, &quot;shortname&quot;: &quot;Le Puy-en-Velay&quot; } }," table:formula="of:=CONCATENATE(&quot;{ &quot;&quot;id&quot;&quot;: &quot;&quot;&quot;;[.H23];&quot;&quot;&quot;, &quot;&quot;type&quot;&quot;: &quot;&quot;Feature&quot;&quot;, &quot;&quot;geometry&quot;&quot;: &quot;;IF([.O23]=&quot;&quot;;&quot;null&quot;;[.O23]);&quot;, &quot;&quot;properties&quot;&quot;: &quot;;[.P23];&quot; },&quot;)" table:style-name="ce4">
            <text:p>{ "id": "21-01", "type": "Feature", "geometry": { "type": "Point", "coordinates": [3.885029, 45.046286] }, "properties": { "nr": "21", "booknr": "21", "confirmed": "true", "name": "Le Puy-en-Velay (Haute-Loire)", "shortname": "Le Puy-en-Velay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2 Chambéry (Savoie)<text:s/></text:span>45.571019, 5.922826</text:p>
          </table:table-cell>
          <table:table-cell office:value-type="float" office:value="22" table:formula="of:=IFERROR(FIND(4;[.A24];3);LEN([.A24])+1)" table:style-name="ce1">
            <text:p>22</text:p>
          </table:table-cell>
          <table:table-cell office:value-type="float" office:value="31" table:formula="of:=IFERROR(FIND(&quot;,&quot;;[.A24];[.B24]);[.B24])" table:style-name="ce1">
            <text:p>31</text:p>
          </table:table-cell>
          <table:table-cell office:value-type="string" office:string-value="22" table:formula="of:=LEFT([.A24];2)" table:style-name="ce1">
            <text:p>22</text:p>
          </table:table-cell>
          <table:table-cell office:value-type="float" office:value="1" table:formula="of:=IF([.D24]=[.D23];[.E23]+1;1)" table:style-name="ce1">
            <text:p>1</text:p>
          </table:table-cell>
          <table:table-cell office:value-type="string" table:style-name="ce3">
            <text:p>22</text:p>
          </table:table-cell>
          <table:table-cell office:value-type="string" office:string-value="22" table:formula="of:=[.D24]" table:style-name="ce10">
            <text:p>22</text:p>
          </table:table-cell>
          <table:table-cell office:value-type="string" office:string-value="22-01" table:formula="of:=CONCATENATE([.D24];&quot;-&quot;;IF(LEN([.E24])=1;CONCATENATE(&quot;0&quot;;[.E24]);[.E24]))" table:style-name="ce1">
            <text:p>22-01</text:p>
          </table:table-cell>
          <table:table-cell office:value-type="string" office:string-value="Chambéry (Savoie)" table:formula="of:=TRIM(MID([.A24];4;[.B24]-4))" table:style-name="ce1">
            <text:p>Chambéry (Savoie)</text:p>
          </table:table-cell>
          <table:table-cell office:value-type="string" office:string-value="45.571019" table:formula="of:=MID([.A24];[.B24];[.C24]-[.B24])" table:style-name="ce1">
            <text:p>45.571019</text:p>
          </table:table-cell>
          <table:table-cell office:value-type="string" office:string-value="5.922826" table:formula="of:=IFERROR(MID([.A24];[.C24]+2;LEN([.A24])-[.C24]);&quot;&quot;)" table:style-name="ce1">
            <text:p>5.922826</text:p>
          </table:table-cell>
          <table:table-cell office:value-type="string" office:string-value="true" table:formula="of:=IF([.B24]&lt;&gt;[.C24];&quot;true&quot;;&quot;false&quot;)" table:style-name="ce1">
            <text:p>true</text:p>
          </table:table-cell>
          <table:table-cell office:value-type="string" office:string-value="Chambéry" table:formula="of:=MID([.I24];1;FIND(&quot;(&quot;;[.I24])-2)" table:style-name="ce1">
            <text:p>Chambéry</text:p>
          </table:table-cell>
          <table:table-cell table:style-name="ce1"/>
          <table:table-cell office:value-type="string" office:string-value="{ &quot;type&quot;: &quot;Point&quot;, &quot;coordinates&quot;: [5.922826, 45.571019] }" table:formula="of:=IF([.J24]&lt;&gt;&quot;&quot;;CONCATENATE(&quot;{ &quot;&quot;type&quot;&quot;: &quot;&quot;Point&quot;&quot;, &quot;&quot;coordinates&quot;&quot;: [&quot;;[.K24];&quot;, &quot;;[.J24];&quot;] }&quot;);&quot;&quot;)" table:style-name="ce4">
            <text:p>{ "type": "Point", "coordinates": [5.922826, 45.571019] }</text:p>
          </table:table-cell>
          <table:table-cell office:value-type="string" office:string-value="{ &quot;nr&quot;: &quot;22&quot;, &quot;booknr&quot;: &quot;22&quot;, &quot;confirmed&quot;: &quot;true&quot;, &quot;name&quot;: &quot;Chambéry (Savoie)&quot;, &quot;shortname&quot;: &quot;Chambéry&quot; }" table:formula="of:=CONCATENATE(&quot;{ &quot;&quot;nr&quot;&quot;: &quot;&quot;&quot;;[.F24];&quot;&quot;&quot;, &quot;&quot;booknr&quot;&quot;: &quot;&quot;&quot;;[.G24];&quot;&quot;&quot;, &quot;&quot;confirmed&quot;&quot;: &quot;&quot;&quot;;[.L24];&quot;&quot;&quot;, &quot;&quot;name&quot;&quot;: &quot;&quot;&quot;;[.I24];&quot;&quot;&quot;, &quot;&quot;shortname&quot;&quot;: &quot;&quot;&quot;;[.M24];&quot;&quot;&quot; }&quot;)" table:style-name="ce4">
            <text:p>{ "nr": "22", "booknr": "22", "confirmed": "true", "name": "Chambéry (Savoie)", "shortname": "Chambéry" }</text:p>
          </table:table-cell>
          <table:table-cell office:value-type="string" office:string-value="{ &quot;id&quot;: &quot;22-01&quot;, &quot;type&quot;: &quot;Feature&quot;, &quot;geometry&quot;: { &quot;type&quot;: &quot;Point&quot;, &quot;coordinates&quot;: [5.922826, 45.571019] }, &quot;properties&quot;: { &quot;nr&quot;: &quot;22&quot;, &quot;booknr&quot;: &quot;22&quot;, &quot;confirmed&quot;: &quot;true&quot;, &quot;name&quot;: &quot;Chambéry (Savoie)&quot;, &quot;shortname&quot;: &quot;Chambéry&quot; } }," table:formula="of:=CONCATENATE(&quot;{ &quot;&quot;id&quot;&quot;: &quot;&quot;&quot;;[.H24];&quot;&quot;&quot;, &quot;&quot;type&quot;&quot;: &quot;&quot;Feature&quot;&quot;, &quot;&quot;geometry&quot;&quot;: &quot;;IF([.O24]=&quot;&quot;;&quot;null&quot;;[.O24]);&quot;, &quot;&quot;properties&quot;&quot;: &quot;;[.P24];&quot; },&quot;)" table:style-name="ce4">
            <text:p>{ "id": "22-01", "type": "Feature", "geometry": { "type": "Point", "coordinates": [5.922826, 45.571019] }, "properties": { "nr": "22", "booknr": "22", "confirmed": "true", "name": "Chambéry (Savoie)", "shortname": "Chambéry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3 Six-Fours (Var)<text:s/></text:span>43.100020, 5.849549</text:p>
          </table:table-cell>
          <table:table-cell office:value-type="float" office:value="20" table:formula="of:=IFERROR(FIND(4;[.A25];3);LEN([.A25])+1)" table:style-name="ce1">
            <text:p>20</text:p>
          </table:table-cell>
          <table:table-cell office:value-type="float" office:value="29" table:formula="of:=IFERROR(FIND(&quot;,&quot;;[.A25];[.B25]);[.B25])" table:style-name="ce1">
            <text:p>29</text:p>
          </table:table-cell>
          <table:table-cell office:value-type="string" office:string-value="23" table:formula="of:=LEFT([.A25];2)" table:style-name="ce1">
            <text:p>23</text:p>
          </table:table-cell>
          <table:table-cell office:value-type="float" office:value="1" table:formula="of:=IF([.D25]=[.D24];[.E24]+1;1)" table:style-name="ce1">
            <text:p>1</text:p>
          </table:table-cell>
          <table:table-cell office:value-type="string" table:style-name="ce3">
            <text:p>23</text:p>
          </table:table-cell>
          <table:table-cell office:value-type="string" office:string-value="23" table:formula="of:=[.D25]" table:style-name="ce10">
            <text:p>23</text:p>
          </table:table-cell>
          <table:table-cell office:value-type="string" office:string-value="23-01" table:formula="of:=CONCATENATE([.D25];&quot;-&quot;;IF(LEN([.E25])=1;CONCATENATE(&quot;0&quot;;[.E25]);[.E25]))" table:style-name="ce1">
            <text:p>23-01</text:p>
          </table:table-cell>
          <table:table-cell office:value-type="string" office:string-value="Six-Fours (Var)" table:formula="of:=TRIM(MID([.A25];4;[.B25]-4))" table:style-name="ce1">
            <text:p>Six-Fours (Var)</text:p>
          </table:table-cell>
          <table:table-cell office:value-type="string" office:string-value="43.100020" table:formula="of:=MID([.A25];[.B25];[.C25]-[.B25])" table:style-name="ce1">
            <text:p>43.100020</text:p>
          </table:table-cell>
          <table:table-cell office:value-type="string" office:string-value="5.849549" table:formula="of:=IFERROR(MID([.A25];[.C25]+2;LEN([.A25])-[.C25]);&quot;&quot;)" table:style-name="ce1">
            <text:p>5.849549</text:p>
          </table:table-cell>
          <table:table-cell office:value-type="string" office:string-value="true" table:formula="of:=IF([.B25]&lt;&gt;[.C25];&quot;true&quot;;&quot;false&quot;)" table:style-name="ce1">
            <text:p>true</text:p>
          </table:table-cell>
          <table:table-cell office:value-type="string" office:string-value="Six-Fours" table:formula="of:=MID([.I25];1;FIND(&quot;(&quot;;[.I25])-2)" table:style-name="ce1">
            <text:p>Six-Fours</text:p>
          </table:table-cell>
          <table:table-cell table:style-name="ce1"/>
          <table:table-cell office:value-type="string" office:string-value="{ &quot;type&quot;: &quot;Point&quot;, &quot;coordinates&quot;: [5.849549, 43.100020] }" table:formula="of:=IF([.J25]&lt;&gt;&quot;&quot;;CONCATENATE(&quot;{ &quot;&quot;type&quot;&quot;: &quot;&quot;Point&quot;&quot;, &quot;&quot;coordinates&quot;&quot;: [&quot;;[.K25];&quot;, &quot;;[.J25];&quot;] }&quot;);&quot;&quot;)" table:style-name="ce4">
            <text:p>{ "type": "Point", "coordinates": [5.849549, 43.100020] }</text:p>
          </table:table-cell>
          <table:table-cell office:value-type="string" office:string-value="{ &quot;nr&quot;: &quot;23&quot;, &quot;booknr&quot;: &quot;23&quot;, &quot;confirmed&quot;: &quot;true&quot;, &quot;name&quot;: &quot;Six-Fours (Var)&quot;, &quot;shortname&quot;: &quot;Six-Fours&quot; }" table:formula="of:=CONCATENATE(&quot;{ &quot;&quot;nr&quot;&quot;: &quot;&quot;&quot;;[.F25];&quot;&quot;&quot;, &quot;&quot;booknr&quot;&quot;: &quot;&quot;&quot;;[.G25];&quot;&quot;&quot;, &quot;&quot;confirmed&quot;&quot;: &quot;&quot;&quot;;[.L25];&quot;&quot;&quot;, &quot;&quot;name&quot;&quot;: &quot;&quot;&quot;;[.I25];&quot;&quot;&quot;, &quot;&quot;shortname&quot;&quot;: &quot;&quot;&quot;;[.M25];&quot;&quot;&quot; }&quot;)" table:style-name="ce4">
            <text:p>{ "nr": "23", "booknr": "23", "confirmed": "true", "name": "Six-Fours (Var)", "shortname": "Six-Fours" }</text:p>
          </table:table-cell>
          <table:table-cell office:value-type="string" office:string-value="{ &quot;id&quot;: &quot;23-01&quot;, &quot;type&quot;: &quot;Feature&quot;, &quot;geometry&quot;: { &quot;type&quot;: &quot;Point&quot;, &quot;coordinates&quot;: [5.849549, 43.100020] }, &quot;properties&quot;: { &quot;nr&quot;: &quot;23&quot;, &quot;booknr&quot;: &quot;23&quot;, &quot;confirmed&quot;: &quot;true&quot;, &quot;name&quot;: &quot;Six-Fours (Var)&quot;, &quot;shortname&quot;: &quot;Six-Fours&quot; } }," table:formula="of:=CONCATENATE(&quot;{ &quot;&quot;id&quot;&quot;: &quot;&quot;&quot;;[.H25];&quot;&quot;&quot;, &quot;&quot;type&quot;&quot;: &quot;&quot;Feature&quot;&quot;, &quot;&quot;geometry&quot;&quot;: &quot;;IF([.O25]=&quot;&quot;;&quot;null&quot;;[.O25]);&quot;, &quot;&quot;properties&quot;&quot;: &quot;;[.P25];&quot; },&quot;)" table:style-name="ce4">
            <text:p>{ "id": "23-01", "type": "Feature", "geometry": { "type": "Point", "coordinates": [5.849549, 43.100020] }, "properties": { "nr": "23", "booknr": "23", "confirmed": "true", "name": "Six-Fours (Var)", "shortname": "Six-Four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4 Nevers (Nièvre)<text:s/></text:span>46.986742, 3.156917</text:p>
          </table:table-cell>
          <table:table-cell office:value-type="float" office:value="20" table:formula="of:=IFERROR(FIND(4;[.A26];3);LEN([.A26])+1)" table:style-name="ce1">
            <text:p>20</text:p>
          </table:table-cell>
          <table:table-cell office:value-type="float" office:value="29" table:formula="of:=IFERROR(FIND(&quot;,&quot;;[.A26];[.B26]);[.B26])" table:style-name="ce1">
            <text:p>29</text:p>
          </table:table-cell>
          <table:table-cell office:value-type="string" office:string-value="24" table:formula="of:=LEFT([.A26];2)" table:style-name="ce1">
            <text:p>24</text:p>
          </table:table-cell>
          <table:table-cell office:value-type="float" office:value="1" table:formula="of:=IF([.D26]=[.D25];[.E25]+1;1)" table:style-name="ce1">
            <text:p>1</text:p>
          </table:table-cell>
          <table:table-cell office:value-type="string" table:style-name="ce3">
            <text:p>24</text:p>
          </table:table-cell>
          <table:table-cell office:value-type="string" office:string-value="24" table:formula="of:=[.D26]" table:style-name="ce10">
            <text:p>24</text:p>
          </table:table-cell>
          <table:table-cell office:value-type="string" office:string-value="24-01" table:formula="of:=CONCATENATE([.D26];&quot;-&quot;;IF(LEN([.E26])=1;CONCATENATE(&quot;0&quot;;[.E26]);[.E26]))" table:style-name="ce1">
            <text:p>24-01</text:p>
          </table:table-cell>
          <table:table-cell office:value-type="string" office:string-value="Nevers (Nièvre)" table:formula="of:=TRIM(MID([.A26];4;[.B26]-4))" table:style-name="ce1">
            <text:p>Nevers (Nièvre)</text:p>
          </table:table-cell>
          <table:table-cell office:value-type="string" office:string-value="46.986742" table:formula="of:=MID([.A26];[.B26];[.C26]-[.B26])" table:style-name="ce1">
            <text:p>46.986742</text:p>
          </table:table-cell>
          <table:table-cell office:value-type="string" office:string-value="3.156917" table:formula="of:=IFERROR(MID([.A26];[.C26]+2;LEN([.A26])-[.C26]);&quot;&quot;)" table:style-name="ce1">
            <text:p>3.156917</text:p>
          </table:table-cell>
          <table:table-cell office:value-type="string" office:string-value="true" table:formula="of:=IF([.B26]&lt;&gt;[.C26];&quot;true&quot;;&quot;false&quot;)" table:style-name="ce1">
            <text:p>true</text:p>
          </table:table-cell>
          <table:table-cell office:value-type="string" office:string-value="Nevers" table:formula="of:=MID([.I26];1;FIND(&quot;(&quot;;[.I26])-2)" table:style-name="ce1">
            <text:p>Nevers</text:p>
          </table:table-cell>
          <table:table-cell table:style-name="ce1"/>
          <table:table-cell office:value-type="string" office:string-value="{ &quot;type&quot;: &quot;Point&quot;, &quot;coordinates&quot;: [3.156917, 46.986742] }" table:formula="of:=IF([.J26]&lt;&gt;&quot;&quot;;CONCATENATE(&quot;{ &quot;&quot;type&quot;&quot;: &quot;&quot;Point&quot;&quot;, &quot;&quot;coordinates&quot;&quot;: [&quot;;[.K26];&quot;, &quot;;[.J26];&quot;] }&quot;);&quot;&quot;)" table:style-name="ce4">
            <text:p>{ "type": "Point", "coordinates": [3.156917, 46.986742] }</text:p>
          </table:table-cell>
          <table:table-cell office:value-type="string" office:string-value="{ &quot;nr&quot;: &quot;24&quot;, &quot;booknr&quot;: &quot;24&quot;, &quot;confirmed&quot;: &quot;true&quot;, &quot;name&quot;: &quot;Nevers (Nièvre)&quot;, &quot;shortname&quot;: &quot;Nevers&quot; }" table:formula="of:=CONCATENATE(&quot;{ &quot;&quot;nr&quot;&quot;: &quot;&quot;&quot;;[.F26];&quot;&quot;&quot;, &quot;&quot;booknr&quot;&quot;: &quot;&quot;&quot;;[.G26];&quot;&quot;&quot;, &quot;&quot;confirmed&quot;&quot;: &quot;&quot;&quot;;[.L26];&quot;&quot;&quot;, &quot;&quot;name&quot;&quot;: &quot;&quot;&quot;;[.I26];&quot;&quot;&quot;, &quot;&quot;shortname&quot;&quot;: &quot;&quot;&quot;;[.M26];&quot;&quot;&quot; }&quot;)" table:style-name="ce4">
            <text:p>{ "nr": "24", "booknr": "24", "confirmed": "true", "name": "Nevers (Nièvre)", "shortname": "Nevers" }</text:p>
          </table:table-cell>
          <table:table-cell office:value-type="string" office:string-value="{ &quot;id&quot;: &quot;24-01&quot;, &quot;type&quot;: &quot;Feature&quot;, &quot;geometry&quot;: { &quot;type&quot;: &quot;Point&quot;, &quot;coordinates&quot;: [3.156917, 46.986742] }, &quot;properties&quot;: { &quot;nr&quot;: &quot;24&quot;, &quot;booknr&quot;: &quot;24&quot;, &quot;confirmed&quot;: &quot;true&quot;, &quot;name&quot;: &quot;Nevers (Nièvre)&quot;, &quot;shortname&quot;: &quot;Nevers&quot; } }," table:formula="of:=CONCATENATE(&quot;{ &quot;&quot;id&quot;&quot;: &quot;&quot;&quot;;[.H26];&quot;&quot;&quot;, &quot;&quot;type&quot;&quot;: &quot;&quot;Feature&quot;&quot;, &quot;&quot;geometry&quot;&quot;: &quot;;IF([.O26]=&quot;&quot;;&quot;null&quot;;[.O26]);&quot;, &quot;&quot;properties&quot;&quot;: &quot;;[.P26];&quot; },&quot;)" table:style-name="ce4">
            <text:p>{ "id": "24-01", "type": "Feature", "geometry": { "type": "Point", "coordinates": [3.156917, 46.986742] }, "properties": { "nr": "24", "booknr": "24", "confirmed": "true", "name": "Nevers (Nièvre)", "shortname": "Never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5 Concevreux (Aisne)<text:s/></text:span>49.376431, 3.789151</text:p>
          </table:table-cell>
          <table:table-cell office:value-type="float" office:value="23" table:formula="of:=IFERROR(FIND(4;[.A27];3);LEN([.A27])+1)" table:style-name="ce1">
            <text:p>23</text:p>
          </table:table-cell>
          <table:table-cell office:value-type="float" office:value="32" table:formula="of:=IFERROR(FIND(&quot;,&quot;;[.A27];[.B27]);[.B27])" table:style-name="ce1">
            <text:p>32</text:p>
          </table:table-cell>
          <table:table-cell office:value-type="string" office:string-value="25" table:formula="of:=LEFT([.A27];2)" table:style-name="ce1">
            <text:p>25</text:p>
          </table:table-cell>
          <table:table-cell office:value-type="float" office:value="1" table:formula="of:=IF([.D27]=[.D26];[.E26]+1;1)" table:style-name="ce1">
            <text:p>1</text:p>
          </table:table-cell>
          <table:table-cell office:value-type="string" table:style-name="ce3">
            <text:p>25</text:p>
          </table:table-cell>
          <table:table-cell office:value-type="string" office:string-value="25" table:formula="of:=[.D27]" table:style-name="ce10">
            <text:p>25</text:p>
          </table:table-cell>
          <table:table-cell office:value-type="string" office:string-value="25-01" table:formula="of:=CONCATENATE([.D27];&quot;-&quot;;IF(LEN([.E27])=1;CONCATENATE(&quot;0&quot;;[.E27]);[.E27]))" table:style-name="ce1">
            <text:p>25-01</text:p>
          </table:table-cell>
          <table:table-cell office:value-type="string" office:string-value="Concevreux (Aisne)" table:formula="of:=TRIM(MID([.A27];4;[.B27]-4))" table:style-name="ce1">
            <text:p>Concevreux (Aisne)</text:p>
          </table:table-cell>
          <table:table-cell office:value-type="string" office:string-value="49.376431" table:formula="of:=MID([.A27];[.B27];[.C27]-[.B27])" table:style-name="ce1">
            <text:p>49.376431</text:p>
          </table:table-cell>
          <table:table-cell office:value-type="string" office:string-value="3.789151" table:formula="of:=IFERROR(MID([.A27];[.C27]+2;LEN([.A27])-[.C27]);&quot;&quot;)" table:style-name="ce1">
            <text:p>3.789151</text:p>
          </table:table-cell>
          <table:table-cell office:value-type="string" office:string-value="true" table:formula="of:=IF([.B27]&lt;&gt;[.C27];&quot;true&quot;;&quot;false&quot;)" table:style-name="ce1">
            <text:p>true</text:p>
          </table:table-cell>
          <table:table-cell office:value-type="string" office:string-value="Concevreux" table:formula="of:=MID([.I27];1;FIND(&quot;(&quot;;[.I27])-2)" table:style-name="ce1">
            <text:p>Concevreux</text:p>
          </table:table-cell>
          <table:table-cell table:style-name="ce1"/>
          <table:table-cell office:value-type="string" office:string-value="{ &quot;type&quot;: &quot;Point&quot;, &quot;coordinates&quot;: [3.789151, 49.376431] }" table:formula="of:=IF([.J27]&lt;&gt;&quot;&quot;;CONCATENATE(&quot;{ &quot;&quot;type&quot;&quot;: &quot;&quot;Point&quot;&quot;, &quot;&quot;coordinates&quot;&quot;: [&quot;;[.K27];&quot;, &quot;;[.J27];&quot;] }&quot;);&quot;&quot;)" table:style-name="ce4">
            <text:p>{ "type": "Point", "coordinates": [3.789151, 49.376431] }</text:p>
          </table:table-cell>
          <table:table-cell office:value-type="string" office:string-value="{ &quot;nr&quot;: &quot;25&quot;, &quot;booknr&quot;: &quot;25&quot;, &quot;confirmed&quot;: &quot;true&quot;, &quot;name&quot;: &quot;Concevreux (Aisne)&quot;, &quot;shortname&quot;: &quot;Concevreux&quot; }" table:formula="of:=CONCATENATE(&quot;{ &quot;&quot;nr&quot;&quot;: &quot;&quot;&quot;;[.F27];&quot;&quot;&quot;, &quot;&quot;booknr&quot;&quot;: &quot;&quot;&quot;;[.G27];&quot;&quot;&quot;, &quot;&quot;confirmed&quot;&quot;: &quot;&quot;&quot;;[.L27];&quot;&quot;&quot;, &quot;&quot;name&quot;&quot;: &quot;&quot;&quot;;[.I27];&quot;&quot;&quot;, &quot;&quot;shortname&quot;&quot;: &quot;&quot;&quot;;[.M27];&quot;&quot;&quot; }&quot;)" table:style-name="ce4">
            <text:p>{ "nr": "25", "booknr": "25", "confirmed": "true", "name": "Concevreux (Aisne)", "shortname": "Concevreux" }</text:p>
          </table:table-cell>
          <table:table-cell office:value-type="string" office:string-value="{ &quot;id&quot;: &quot;25-01&quot;, &quot;type&quot;: &quot;Feature&quot;, &quot;geometry&quot;: { &quot;type&quot;: &quot;Point&quot;, &quot;coordinates&quot;: [3.789151, 49.376431] }, &quot;properties&quot;: { &quot;nr&quot;: &quot;25&quot;, &quot;booknr&quot;: &quot;25&quot;, &quot;confirmed&quot;: &quot;true&quot;, &quot;name&quot;: &quot;Concevreux (Aisne)&quot;, &quot;shortname&quot;: &quot;Concevreux&quot; } }," table:formula="of:=CONCATENATE(&quot;{ &quot;&quot;id&quot;&quot;: &quot;&quot;&quot;;[.H27];&quot;&quot;&quot;, &quot;&quot;type&quot;&quot;: &quot;&quot;Feature&quot;&quot;, &quot;&quot;geometry&quot;&quot;: &quot;;IF([.O27]=&quot;&quot;;&quot;null&quot;;[.O27]);&quot;, &quot;&quot;properties&quot;&quot;: &quot;;[.P27];&quot; },&quot;)" table:style-name="ce4">
            <text:p>{ "id": "25-01", "type": "Feature", "geometry": { "type": "Point", "coordinates": [3.789151, 49.376431] }, "properties": { "nr": "25", "booknr": "25", "confirmed": "true", "name": "Concevreux (Aisne)", "shortname": "Concevreux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6 Air-sur-Adour (Landes)<text:s/></text:span>43.703992, -0.250666</text:p>
          </table:table-cell>
          <table:table-cell office:value-type="float" office:value="27" table:formula="of:=IFERROR(FIND(4;[.A28];3);LEN([.A28])+1)" table:style-name="ce1">
            <text:p>27</text:p>
          </table:table-cell>
          <table:table-cell office:value-type="float" office:value="36" table:formula="of:=IFERROR(FIND(&quot;,&quot;;[.A28];[.B28]);[.B28])" table:style-name="ce1">
            <text:p>36</text:p>
          </table:table-cell>
          <table:table-cell office:value-type="string" office:string-value="26" table:formula="of:=LEFT([.A28];2)" table:style-name="ce1">
            <text:p>26</text:p>
          </table:table-cell>
          <table:table-cell office:value-type="float" office:value="1" table:formula="of:=IF([.D28]=[.D27];[.E27]+1;1)" table:style-name="ce1">
            <text:p>1</text:p>
          </table:table-cell>
          <table:table-cell office:value-type="string" table:style-name="ce3">
            <text:p>26</text:p>
          </table:table-cell>
          <table:table-cell office:value-type="string" office:string-value="26" table:formula="of:=[.D28]" table:style-name="ce10">
            <text:p>26</text:p>
          </table:table-cell>
          <table:table-cell office:value-type="string" office:string-value="26-01" table:formula="of:=CONCATENATE([.D28];&quot;-&quot;;IF(LEN([.E28])=1;CONCATENATE(&quot;0&quot;;[.E28]);[.E28]))" table:style-name="ce1">
            <text:p>26-01</text:p>
          </table:table-cell>
          <table:table-cell office:value-type="string" office:string-value="Air-sur-Adour (Landes)" table:formula="of:=TRIM(MID([.A28];4;[.B28]-4))" table:style-name="ce1">
            <text:p>Air-sur-Adour (Landes)</text:p>
          </table:table-cell>
          <table:table-cell office:value-type="string" office:string-value="43.703992" table:formula="of:=MID([.A28];[.B28];[.C28]-[.B28])" table:style-name="ce1">
            <text:p>43.703992</text:p>
          </table:table-cell>
          <table:table-cell office:value-type="string" office:string-value="-0.250666" table:formula="of:=IFERROR(MID([.A28];[.C28]+2;LEN([.A28])-[.C28]);&quot;&quot;)" table:style-name="ce1">
            <text:p>-0.250666</text:p>
          </table:table-cell>
          <table:table-cell office:value-type="string" office:string-value="true" table:formula="of:=IF([.B28]&lt;&gt;[.C28];&quot;true&quot;;&quot;false&quot;)" table:style-name="ce1">
            <text:p>true</text:p>
          </table:table-cell>
          <table:table-cell office:value-type="string" office:string-value="Air-sur-Adour" table:formula="of:=MID([.I28];1;FIND(&quot;(&quot;;[.I28])-2)" table:style-name="ce1">
            <text:p>Air-sur-Adour</text:p>
          </table:table-cell>
          <table:table-cell table:style-name="ce1"/>
          <table:table-cell office:value-type="string" office:string-value="{ &quot;type&quot;: &quot;Point&quot;, &quot;coordinates&quot;: [-0.250666, 43.703992] }" table:formula="of:=IF([.J28]&lt;&gt;&quot;&quot;;CONCATENATE(&quot;{ &quot;&quot;type&quot;&quot;: &quot;&quot;Point&quot;&quot;, &quot;&quot;coordinates&quot;&quot;: [&quot;;[.K28];&quot;, &quot;;[.J28];&quot;] }&quot;);&quot;&quot;)" table:style-name="ce4">
            <text:p>{ "type": "Point", "coordinates": [-0.250666, 43.703992] }</text:p>
          </table:table-cell>
          <table:table-cell office:value-type="string" office:string-value="{ &quot;nr&quot;: &quot;26&quot;, &quot;booknr&quot;: &quot;26&quot;, &quot;confirmed&quot;: &quot;true&quot;, &quot;name&quot;: &quot;Air-sur-Adour (Landes)&quot;, &quot;shortname&quot;: &quot;Air-sur-Adour&quot; }" table:formula="of:=CONCATENATE(&quot;{ &quot;&quot;nr&quot;&quot;: &quot;&quot;&quot;;[.F28];&quot;&quot;&quot;, &quot;&quot;booknr&quot;&quot;: &quot;&quot;&quot;;[.G28];&quot;&quot;&quot;, &quot;&quot;confirmed&quot;&quot;: &quot;&quot;&quot;;[.L28];&quot;&quot;&quot;, &quot;&quot;name&quot;&quot;: &quot;&quot;&quot;;[.I28];&quot;&quot;&quot;, &quot;&quot;shortname&quot;&quot;: &quot;&quot;&quot;;[.M28];&quot;&quot;&quot; }&quot;)" table:style-name="ce4">
            <text:p>{ "nr": "26", "booknr": "26", "confirmed": "true", "name": "Air-sur-Adour (Landes)", "shortname": "Air-sur-Adour" }</text:p>
          </table:table-cell>
          <table:table-cell office:value-type="string" office:string-value="{ &quot;id&quot;: &quot;26-01&quot;, &quot;type&quot;: &quot;Feature&quot;, &quot;geometry&quot;: { &quot;type&quot;: &quot;Point&quot;, &quot;coordinates&quot;: [-0.250666, 43.703992] }, &quot;properties&quot;: { &quot;nr&quot;: &quot;26&quot;, &quot;booknr&quot;: &quot;26&quot;, &quot;confirmed&quot;: &quot;true&quot;, &quot;name&quot;: &quot;Air-sur-Adour (Landes)&quot;, &quot;shortname&quot;: &quot;Air-sur-Adour&quot; } }," table:formula="of:=CONCATENATE(&quot;{ &quot;&quot;id&quot;&quot;: &quot;&quot;&quot;;[.H28];&quot;&quot;&quot;, &quot;&quot;type&quot;&quot;: &quot;&quot;Feature&quot;&quot;, &quot;&quot;geometry&quot;&quot;: &quot;;IF([.O28]=&quot;&quot;;&quot;null&quot;;[.O28]);&quot;, &quot;&quot;properties&quot;&quot;: &quot;;[.P28];&quot; },&quot;)" table:style-name="ce4">
            <text:p>{ "id": "26-01", "type": "Feature", "geometry": { "type": "Point", "coordinates": [-0.250666, 43.703992] }, "properties": { "nr": "26", "booknr": "26", "confirmed": "true", "name": "Air-sur-Adour (Landes)", "shortname": "Air-sur-Adour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7 Saint-Cizy (Haute-Garonne)<text:s/></text:span>43.223740, 1.088616</text:p>
          </table:table-cell>
          <table:table-cell office:value-type="float" office:value="31" table:formula="of:=IFERROR(FIND(4;[.A29];3);LEN([.A29])+1)" table:style-name="ce1">
            <text:p>31</text:p>
          </table:table-cell>
          <table:table-cell office:value-type="float" office:value="40" table:formula="of:=IFERROR(FIND(&quot;,&quot;;[.A29];[.B29]);[.B29])" table:style-name="ce1">
            <text:p>40</text:p>
          </table:table-cell>
          <table:table-cell office:value-type="string" office:string-value="27" table:formula="of:=LEFT([.A29];2)" table:style-name="ce1">
            <text:p>27</text:p>
          </table:table-cell>
          <table:table-cell office:value-type="float" office:value="1" table:formula="of:=IF([.D29]=[.D28];[.E28]+1;1)" table:style-name="ce1">
            <text:p>1</text:p>
          </table:table-cell>
          <table:table-cell office:value-type="string" table:style-name="ce3">
            <text:p>27</text:p>
          </table:table-cell>
          <table:table-cell office:value-type="string" office:string-value="27" table:formula="of:=[.D29]" table:style-name="ce10">
            <text:p>27</text:p>
          </table:table-cell>
          <table:table-cell office:value-type="string" office:string-value="27-01" table:formula="of:=CONCATENATE([.D29];&quot;-&quot;;IF(LEN([.E29])=1;CONCATENATE(&quot;0&quot;;[.E29]);[.E29]))" table:style-name="ce1">
            <text:p>27-01</text:p>
          </table:table-cell>
          <table:table-cell office:value-type="string" office:string-value="Saint-Cizy (Haute-Garonne)" table:formula="of:=TRIM(MID([.A29];4;[.B29]-4))" table:style-name="ce1">
            <text:p>Saint-Cizy (Haute-Garonne)</text:p>
          </table:table-cell>
          <table:table-cell office:value-type="string" office:string-value="43.223740" table:formula="of:=MID([.A29];[.B29];[.C29]-[.B29])" table:style-name="ce1">
            <text:p>43.223740</text:p>
          </table:table-cell>
          <table:table-cell office:value-type="string" office:string-value="1.088616" table:formula="of:=IFERROR(MID([.A29];[.C29]+2;LEN([.A29])-[.C29]);&quot;&quot;)" table:style-name="ce1">
            <text:p>1.088616</text:p>
          </table:table-cell>
          <table:table-cell office:value-type="string" office:string-value="true" table:formula="of:=IF([.B29]&lt;&gt;[.C29];&quot;true&quot;;&quot;false&quot;)" table:style-name="ce1">
            <text:p>true</text:p>
          </table:table-cell>
          <table:table-cell office:value-type="string" office:string-value="Saint-Cizy" table:formula="of:=MID([.I29];1;FIND(&quot;(&quot;;[.I29])-2)" table:style-name="ce1">
            <text:p>Saint-Cizy</text:p>
          </table:table-cell>
          <table:table-cell table:style-name="ce1"/>
          <table:table-cell office:value-type="string" office:string-value="{ &quot;type&quot;: &quot;Point&quot;, &quot;coordinates&quot;: [1.088616, 43.223740] }" table:formula="of:=IF([.J29]&lt;&gt;&quot;&quot;;CONCATENATE(&quot;{ &quot;&quot;type&quot;&quot;: &quot;&quot;Point&quot;&quot;, &quot;&quot;coordinates&quot;&quot;: [&quot;;[.K29];&quot;, &quot;;[.J29];&quot;] }&quot;);&quot;&quot;)" table:style-name="ce4">
            <text:p>{ "type": "Point", "coordinates": [1.088616, 43.223740] }</text:p>
          </table:table-cell>
          <table:table-cell office:value-type="string" office:string-value="{ &quot;nr&quot;: &quot;27&quot;, &quot;booknr&quot;: &quot;27&quot;, &quot;confirmed&quot;: &quot;true&quot;, &quot;name&quot;: &quot;Saint-Cizy (Haute-Garonne)&quot;, &quot;shortname&quot;: &quot;Saint-Cizy&quot; }" table:formula="of:=CONCATENATE(&quot;{ &quot;&quot;nr&quot;&quot;: &quot;&quot;&quot;;[.F29];&quot;&quot;&quot;, &quot;&quot;booknr&quot;&quot;: &quot;&quot;&quot;;[.G29];&quot;&quot;&quot;, &quot;&quot;confirmed&quot;&quot;: &quot;&quot;&quot;;[.L29];&quot;&quot;&quot;, &quot;&quot;name&quot;&quot;: &quot;&quot;&quot;;[.I29];&quot;&quot;&quot;, &quot;&quot;shortname&quot;&quot;: &quot;&quot;&quot;;[.M29];&quot;&quot;&quot; }&quot;)" table:style-name="ce4">
            <text:p>{ "nr": "27", "booknr": "27", "confirmed": "true", "name": "Saint-Cizy (Haute-Garonne)", "shortname": "Saint-Cizy" }</text:p>
          </table:table-cell>
          <table:table-cell office:value-type="string" office:string-value="{ &quot;id&quot;: &quot;27-01&quot;, &quot;type&quot;: &quot;Feature&quot;, &quot;geometry&quot;: { &quot;type&quot;: &quot;Point&quot;, &quot;coordinates&quot;: [1.088616, 43.223740] }, &quot;properties&quot;: { &quot;nr&quot;: &quot;27&quot;, &quot;booknr&quot;: &quot;27&quot;, &quot;confirmed&quot;: &quot;true&quot;, &quot;name&quot;: &quot;Saint-Cizy (Haute-Garonne)&quot;, &quot;shortname&quot;: &quot;Saint-Cizy&quot; } }," table:formula="of:=CONCATENATE(&quot;{ &quot;&quot;id&quot;&quot;: &quot;&quot;&quot;;[.H29];&quot;&quot;&quot;, &quot;&quot;type&quot;&quot;: &quot;&quot;Feature&quot;&quot;, &quot;&quot;geometry&quot;&quot;: &quot;;IF([.O29]=&quot;&quot;;&quot;null&quot;;[.O29]);&quot;, &quot;&quot;properties&quot;&quot;: &quot;;[.P29];&quot; },&quot;)" table:style-name="ce4">
            <text:p>{ "id": "27-01", "type": "Feature", "geometry": { "type": "Point", "coordinates": [1.088616, 43.223740] }, "properties": { "nr": "27", "booknr": "27", "confirmed": "true", "name": "Saint-Cizy (Haute-Garonne)", "shortname": "Saint-Cizy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8 Loupian (Hérault)<text:s/></text:span>43.449638, 3.613267</text:p>
          </table:table-cell>
          <table:table-cell office:value-type="float" office:value="22" table:formula="of:=IFERROR(FIND(4;[.A30];3);LEN([.A30])+1)" table:style-name="ce1">
            <text:p>22</text:p>
          </table:table-cell>
          <table:table-cell office:value-type="float" office:value="31" table:formula="of:=IFERROR(FIND(&quot;,&quot;;[.A30];[.B30]);[.B30])" table:style-name="ce1">
            <text:p>31</text:p>
          </table:table-cell>
          <table:table-cell office:value-type="string" office:string-value="28" table:formula="of:=LEFT([.A30];2)" table:style-name="ce1">
            <text:p>28</text:p>
          </table:table-cell>
          <table:table-cell office:value-type="float" office:value="1" table:formula="of:=IF([.D30]=[.D29];[.E29]+1;1)" table:style-name="ce1">
            <text:p>1</text:p>
          </table:table-cell>
          <table:table-cell office:value-type="string" table:style-name="ce3">
            <text:p>28</text:p>
          </table:table-cell>
          <table:table-cell office:value-type="string" office:string-value="28" table:formula="of:=[.D30]" table:style-name="ce10">
            <text:p>28</text:p>
          </table:table-cell>
          <table:table-cell office:value-type="string" office:string-value="28-01" table:formula="of:=CONCATENATE([.D30];&quot;-&quot;;IF(LEN([.E30])=1;CONCATENATE(&quot;0&quot;;[.E30]);[.E30]))" table:style-name="ce1">
            <text:p>28-01</text:p>
          </table:table-cell>
          <table:table-cell office:value-type="string" office:string-value="Loupian (Hérault)" table:formula="of:=TRIM(MID([.A30];4;[.B30]-4))" table:style-name="ce1">
            <text:p>Loupian (Hérault)</text:p>
          </table:table-cell>
          <table:table-cell office:value-type="string" office:string-value="43.449638" table:formula="of:=MID([.A30];[.B30];[.C30]-[.B30])" table:style-name="ce1">
            <text:p>43.449638</text:p>
          </table:table-cell>
          <table:table-cell office:value-type="string" office:string-value="3.613267" table:formula="of:=IFERROR(MID([.A30];[.C30]+2;LEN([.A30])-[.C30]);&quot;&quot;)" table:style-name="ce1">
            <text:p>3.613267</text:p>
          </table:table-cell>
          <table:table-cell office:value-type="string" office:string-value="true" table:formula="of:=IF([.B30]&lt;&gt;[.C30];&quot;true&quot;;&quot;false&quot;)" table:style-name="ce1">
            <text:p>true</text:p>
          </table:table-cell>
          <table:table-cell office:value-type="string" office:string-value="Loupian" table:formula="of:=MID([.I30];1;FIND(&quot;(&quot;;[.I30])-2)" table:style-name="ce1">
            <text:p>Loupian</text:p>
          </table:table-cell>
          <table:table-cell table:style-name="ce1"/>
          <table:table-cell office:value-type="string" office:string-value="{ &quot;type&quot;: &quot;Point&quot;, &quot;coordinates&quot;: [3.613267, 43.449638] }" table:formula="of:=IF([.J30]&lt;&gt;&quot;&quot;;CONCATENATE(&quot;{ &quot;&quot;type&quot;&quot;: &quot;&quot;Point&quot;&quot;, &quot;&quot;coordinates&quot;&quot;: [&quot;;[.K30];&quot;, &quot;;[.J30];&quot;] }&quot;);&quot;&quot;)" table:style-name="ce4">
            <text:p>{ "type": "Point", "coordinates": [3.613267, 43.449638] }</text:p>
          </table:table-cell>
          <table:table-cell office:value-type="string" office:string-value="{ &quot;nr&quot;: &quot;28&quot;, &quot;booknr&quot;: &quot;28&quot;, &quot;confirmed&quot;: &quot;true&quot;, &quot;name&quot;: &quot;Loupian (Hérault)&quot;, &quot;shortname&quot;: &quot;Loupian&quot; }" table:formula="of:=CONCATENATE(&quot;{ &quot;&quot;nr&quot;&quot;: &quot;&quot;&quot;;[.F30];&quot;&quot;&quot;, &quot;&quot;booknr&quot;&quot;: &quot;&quot;&quot;;[.G30];&quot;&quot;&quot;, &quot;&quot;confirmed&quot;&quot;: &quot;&quot;&quot;;[.L30];&quot;&quot;&quot;, &quot;&quot;name&quot;&quot;: &quot;&quot;&quot;;[.I30];&quot;&quot;&quot;, &quot;&quot;shortname&quot;&quot;: &quot;&quot;&quot;;[.M30];&quot;&quot;&quot; }&quot;)" table:style-name="ce4">
            <text:p>{ "nr": "28", "booknr": "28", "confirmed": "true", "name": "Loupian (Hérault)", "shortname": "Loupian" }</text:p>
          </table:table-cell>
          <table:table-cell office:value-type="string" office:string-value="{ &quot;id&quot;: &quot;28-01&quot;, &quot;type&quot;: &quot;Feature&quot;, &quot;geometry&quot;: { &quot;type&quot;: &quot;Point&quot;, &quot;coordinates&quot;: [3.613267, 43.449638] }, &quot;properties&quot;: { &quot;nr&quot;: &quot;28&quot;, &quot;booknr&quot;: &quot;28&quot;, &quot;confirmed&quot;: &quot;true&quot;, &quot;name&quot;: &quot;Loupian (Hérault)&quot;, &quot;shortname&quot;: &quot;Loupian&quot; } }," table:formula="of:=CONCATENATE(&quot;{ &quot;&quot;id&quot;&quot;: &quot;&quot;&quot;;[.H30];&quot;&quot;&quot;, &quot;&quot;type&quot;&quot;: &quot;&quot;Feature&quot;&quot;, &quot;&quot;geometry&quot;&quot;: &quot;;IF([.O30]=&quot;&quot;;&quot;null&quot;;[.O30]);&quot;, &quot;&quot;properties&quot;&quot;: &quot;;[.P30];&quot; },&quot;)" table:style-name="ce4">
            <text:p>{ "id": "28-01", "type": "Feature", "geometry": { "type": "Point", "coordinates": [3.613267, 43.449638] }, "properties": { "nr": "28", "booknr": "28", "confirmed": "true", "name": "Loupian (Hérault)", "shortname": "Loupia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29 Le Dorat (Haute-Vienne)<text:s/></text:span>46.214491, 1.081805</text:p>
          </table:table-cell>
          <table:table-cell office:value-type="float" office:value="28" table:formula="of:=IFERROR(FIND(4;[.A31];3);LEN([.A31])+1)" table:style-name="ce1">
            <text:p>28</text:p>
          </table:table-cell>
          <table:table-cell office:value-type="float" office:value="37" table:formula="of:=IFERROR(FIND(&quot;,&quot;;[.A31];[.B31]);[.B31])" table:style-name="ce1">
            <text:p>37</text:p>
          </table:table-cell>
          <table:table-cell office:value-type="string" office:string-value="29" table:formula="of:=LEFT([.A31];2)" table:style-name="ce1">
            <text:p>29</text:p>
          </table:table-cell>
          <table:table-cell office:value-type="float" office:value="1" table:formula="of:=IF([.D31]=[.D30];[.E30]+1;1)" table:style-name="ce1">
            <text:p>1</text:p>
          </table:table-cell>
          <table:table-cell office:value-type="string" table:style-name="ce3">
            <text:p>29</text:p>
          </table:table-cell>
          <table:table-cell office:value-type="string" office:string-value="29" table:formula="of:=[.D31]" table:style-name="ce10">
            <text:p>29</text:p>
          </table:table-cell>
          <table:table-cell office:value-type="string" office:string-value="29-01" table:formula="of:=CONCATENATE([.D31];&quot;-&quot;;IF(LEN([.E31])=1;CONCATENATE(&quot;0&quot;;[.E31]);[.E31]))" table:style-name="ce1">
            <text:p>29-01</text:p>
          </table:table-cell>
          <table:table-cell office:value-type="string" office:string-value="Le Dorat (Haute-Vienne)" table:formula="of:=TRIM(MID([.A31];4;[.B31]-4))" table:style-name="ce1">
            <text:p>Le Dorat (Haute-Vienne)</text:p>
          </table:table-cell>
          <table:table-cell office:value-type="string" office:string-value="46.214491" table:formula="of:=MID([.A31];[.B31];[.C31]-[.B31])" table:style-name="ce1">
            <text:p>46.214491</text:p>
          </table:table-cell>
          <table:table-cell office:value-type="string" office:string-value="1.081805" table:formula="of:=IFERROR(MID([.A31];[.C31]+2;LEN([.A31])-[.C31]);&quot;&quot;)" table:style-name="ce1">
            <text:p>1.081805</text:p>
          </table:table-cell>
          <table:table-cell office:value-type="string" office:string-value="true" table:formula="of:=IF([.B31]&lt;&gt;[.C31];&quot;true&quot;;&quot;false&quot;)" table:style-name="ce1">
            <text:p>true</text:p>
          </table:table-cell>
          <table:table-cell office:value-type="string" office:string-value="Le Dorat" table:formula="of:=MID([.I31];1;FIND(&quot;(&quot;;[.I31])-2)" table:style-name="ce1">
            <text:p>Le Dorat</text:p>
          </table:table-cell>
          <table:table-cell table:style-name="ce1"/>
          <table:table-cell office:value-type="string" office:string-value="{ &quot;type&quot;: &quot;Point&quot;, &quot;coordinates&quot;: [1.081805, 46.214491] }" table:formula="of:=IF([.J31]&lt;&gt;&quot;&quot;;CONCATENATE(&quot;{ &quot;&quot;type&quot;&quot;: &quot;&quot;Point&quot;&quot;, &quot;&quot;coordinates&quot;&quot;: [&quot;;[.K31];&quot;, &quot;;[.J31];&quot;] }&quot;);&quot;&quot;)" table:style-name="ce4">
            <text:p>{ "type": "Point", "coordinates": [1.081805, 46.214491] }</text:p>
          </table:table-cell>
          <table:table-cell office:value-type="string" office:string-value="{ &quot;nr&quot;: &quot;29&quot;, &quot;booknr&quot;: &quot;29&quot;, &quot;confirmed&quot;: &quot;true&quot;, &quot;name&quot;: &quot;Le Dorat (Haute-Vienne)&quot;, &quot;shortname&quot;: &quot;Le Dorat&quot; }" table:formula="of:=CONCATENATE(&quot;{ &quot;&quot;nr&quot;&quot;: &quot;&quot;&quot;;[.F31];&quot;&quot;&quot;, &quot;&quot;booknr&quot;&quot;: &quot;&quot;&quot;;[.G31];&quot;&quot;&quot;, &quot;&quot;confirmed&quot;&quot;: &quot;&quot;&quot;;[.L31];&quot;&quot;&quot;, &quot;&quot;name&quot;&quot;: &quot;&quot;&quot;;[.I31];&quot;&quot;&quot;, &quot;&quot;shortname&quot;&quot;: &quot;&quot;&quot;;[.M31];&quot;&quot;&quot; }&quot;)" table:style-name="ce4">
            <text:p>{ "nr": "29", "booknr": "29", "confirmed": "true", "name": "Le Dorat (Haute-Vienne)", "shortname": "Le Dorat" }</text:p>
          </table:table-cell>
          <table:table-cell office:value-type="string" office:string-value="{ &quot;id&quot;: &quot;29-01&quot;, &quot;type&quot;: &quot;Feature&quot;, &quot;geometry&quot;: { &quot;type&quot;: &quot;Point&quot;, &quot;coordinates&quot;: [1.081805, 46.214491] }, &quot;properties&quot;: { &quot;nr&quot;: &quot;29&quot;, &quot;booknr&quot;: &quot;29&quot;, &quot;confirmed&quot;: &quot;true&quot;, &quot;name&quot;: &quot;Le Dorat (Haute-Vienne)&quot;, &quot;shortname&quot;: &quot;Le Dorat&quot; } }," table:formula="of:=CONCATENATE(&quot;{ &quot;&quot;id&quot;&quot;: &quot;&quot;&quot;;[.H31];&quot;&quot;&quot;, &quot;&quot;type&quot;&quot;: &quot;&quot;Feature&quot;&quot;, &quot;&quot;geometry&quot;&quot;: &quot;;IF([.O31]=&quot;&quot;;&quot;null&quot;;[.O31]);&quot;, &quot;&quot;properties&quot;&quot;: &quot;;[.P31];&quot; },&quot;)" table:style-name="ce4">
            <text:p>{ "id": "29-01", "type": "Feature", "geometry": { "type": "Point", "coordinates": [1.081805, 46.214491] }, "properties": { "nr": "29", "booknr": "29", "confirmed": "true", "name": "Le Dorat (Haute-Vienne)", "shortname": "Le Dorat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0 Evreux (Eure)<text:s/></text:span>49.024389, 1.150293</text:p>
          </table:table-cell>
          <table:table-cell office:value-type="float" office:value="18" table:formula="of:=IFERROR(FIND(4;[.A32];3);LEN([.A32])+1)" table:style-name="ce1">
            <text:p>18</text:p>
          </table:table-cell>
          <table:table-cell office:value-type="float" office:value="27" table:formula="of:=IFERROR(FIND(&quot;,&quot;;[.A32];[.B32]);[.B32])" table:style-name="ce1">
            <text:p>27</text:p>
          </table:table-cell>
          <table:table-cell office:value-type="string" office:string-value="30" table:formula="of:=LEFT([.A32];2)" table:style-name="ce1">
            <text:p>30</text:p>
          </table:table-cell>
          <table:table-cell office:value-type="float" office:value="1" table:formula="of:=IF([.D32]=[.D31];[.E31]+1;1)" table:style-name="ce1">
            <text:p>1</text:p>
          </table:table-cell>
          <table:table-cell office:value-type="string" table:style-name="ce3">
            <text:p>30</text:p>
          </table:table-cell>
          <table:table-cell office:value-type="string" office:string-value="30" table:formula="of:=[.D32]" table:style-name="ce10">
            <text:p>30</text:p>
          </table:table-cell>
          <table:table-cell office:value-type="string" office:string-value="30-01" table:formula="of:=CONCATENATE([.D32];&quot;-&quot;;IF(LEN([.E32])=1;CONCATENATE(&quot;0&quot;;[.E32]);[.E32]))" table:style-name="ce1">
            <text:p>30-01</text:p>
          </table:table-cell>
          <table:table-cell office:value-type="string" office:string-value="Evreux (Eure)" table:formula="of:=TRIM(MID([.A32];4;[.B32]-4))" table:style-name="ce1">
            <text:p>Evreux (Eure)</text:p>
          </table:table-cell>
          <table:table-cell office:value-type="string" office:string-value="49.024389" table:formula="of:=MID([.A32];[.B32];[.C32]-[.B32])" table:style-name="ce1">
            <text:p>49.024389</text:p>
          </table:table-cell>
          <table:table-cell office:value-type="string" office:string-value="1.150293" table:formula="of:=IFERROR(MID([.A32];[.C32]+2;LEN([.A32])-[.C32]);&quot;&quot;)" table:style-name="ce1">
            <text:p>1.150293</text:p>
          </table:table-cell>
          <table:table-cell office:value-type="string" office:string-value="true" table:formula="of:=IF([.B32]&lt;&gt;[.C32];&quot;true&quot;;&quot;false&quot;)" table:style-name="ce1">
            <text:p>true</text:p>
          </table:table-cell>
          <table:table-cell office:value-type="string" office:string-value="Evreux" table:formula="of:=MID([.I32];1;FIND(&quot;(&quot;;[.I32])-2)" table:style-name="ce1">
            <text:p>Evreux</text:p>
          </table:table-cell>
          <table:table-cell table:style-name="ce1"/>
          <table:table-cell office:value-type="string" office:string-value="{ &quot;type&quot;: &quot;Point&quot;, &quot;coordinates&quot;: [1.150293, 49.024389] }" table:formula="of:=IF([.J32]&lt;&gt;&quot;&quot;;CONCATENATE(&quot;{ &quot;&quot;type&quot;&quot;: &quot;&quot;Point&quot;&quot;, &quot;&quot;coordinates&quot;&quot;: [&quot;;[.K32];&quot;, &quot;;[.J32];&quot;] }&quot;);&quot;&quot;)" table:style-name="ce4">
            <text:p>{ "type": "Point", "coordinates": [1.150293, 49.024389] }</text:p>
          </table:table-cell>
          <table:table-cell office:value-type="string" office:string-value="{ &quot;nr&quot;: &quot;30&quot;, &quot;booknr&quot;: &quot;30&quot;, &quot;confirmed&quot;: &quot;true&quot;, &quot;name&quot;: &quot;Evreux (Eure)&quot;, &quot;shortname&quot;: &quot;Evreux&quot; }" table:formula="of:=CONCATENATE(&quot;{ &quot;&quot;nr&quot;&quot;: &quot;&quot;&quot;;[.F32];&quot;&quot;&quot;, &quot;&quot;booknr&quot;&quot;: &quot;&quot;&quot;;[.G32];&quot;&quot;&quot;, &quot;&quot;confirmed&quot;&quot;: &quot;&quot;&quot;;[.L32];&quot;&quot;&quot;, &quot;&quot;name&quot;&quot;: &quot;&quot;&quot;;[.I32];&quot;&quot;&quot;, &quot;&quot;shortname&quot;&quot;: &quot;&quot;&quot;;[.M32];&quot;&quot;&quot; }&quot;)" table:style-name="ce4">
            <text:p>{ "nr": "30", "booknr": "30", "confirmed": "true", "name": "Evreux (Eure)", "shortname": "Evreux" }</text:p>
          </table:table-cell>
          <table:table-cell office:value-type="string" office:string-value="{ &quot;id&quot;: &quot;30-01&quot;, &quot;type&quot;: &quot;Feature&quot;, &quot;geometry&quot;: { &quot;type&quot;: &quot;Point&quot;, &quot;coordinates&quot;: [1.150293, 49.024389] }, &quot;properties&quot;: { &quot;nr&quot;: &quot;30&quot;, &quot;booknr&quot;: &quot;30&quot;, &quot;confirmed&quot;: &quot;true&quot;, &quot;name&quot;: &quot;Evreux (Eure)&quot;, &quot;shortname&quot;: &quot;Evreux&quot; } }," table:formula="of:=CONCATENATE(&quot;{ &quot;&quot;id&quot;&quot;: &quot;&quot;&quot;;[.H32];&quot;&quot;&quot;, &quot;&quot;type&quot;&quot;: &quot;&quot;Feature&quot;&quot;, &quot;&quot;geometry&quot;&quot;: &quot;;IF([.O32]=&quot;&quot;;&quot;null&quot;;[.O32]);&quot;, &quot;&quot;properties&quot;&quot;: &quot;;[.P32];&quot; },&quot;)" table:style-name="ce4">
            <text:p>{ "id": "30-01", "type": "Feature", "geometry": { "type": "Point", "coordinates": [1.150293, 49.024389] }, "properties": { "nr": "30", "booknr": "30", "confirmed": "true", "name": "Evreux (Eure)", "shortname": "Evreux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1 Moulhouse (Haut-Rhin)<text:s/></text:span>47.744558, 7.329769</text:p>
          </table:table-cell>
          <table:table-cell office:value-type="float" office:value="26" table:formula="of:=IFERROR(FIND(4;[.A33];3);LEN([.A33])+1)" table:style-name="ce1">
            <text:p>26</text:p>
          </table:table-cell>
          <table:table-cell office:value-type="float" office:value="35" table:formula="of:=IFERROR(FIND(&quot;,&quot;;[.A33];[.B33]);[.B33])" table:style-name="ce1">
            <text:p>35</text:p>
          </table:table-cell>
          <table:table-cell office:value-type="string" office:string-value="31" table:formula="of:=LEFT([.A33];2)" table:style-name="ce1">
            <text:p>31</text:p>
          </table:table-cell>
          <table:table-cell office:value-type="float" office:value="1" table:formula="of:=IF([.D33]=[.D32];[.E32]+1;1)" table:style-name="ce1">
            <text:p>1</text:p>
          </table:table-cell>
          <table:table-cell office:value-type="string" table:style-name="ce3">
            <text:p>31</text:p>
          </table:table-cell>
          <table:table-cell office:value-type="string" office:string-value="31" table:formula="of:=[.D33]" table:style-name="ce10">
            <text:p>31</text:p>
          </table:table-cell>
          <table:table-cell office:value-type="string" office:string-value="31-01" table:formula="of:=CONCATENATE([.D33];&quot;-&quot;;IF(LEN([.E33])=1;CONCATENATE(&quot;0&quot;;[.E33]);[.E33]))" table:style-name="ce1">
            <text:p>31-01</text:p>
          </table:table-cell>
          <table:table-cell office:value-type="string" office:string-value="Moulhouse (Haut-Rhin)" table:formula="of:=TRIM(MID([.A33];4;[.B33]-4))" table:style-name="ce1">
            <text:p>Moulhouse (Haut-Rhin)</text:p>
          </table:table-cell>
          <table:table-cell office:value-type="string" office:string-value="47.744558" table:formula="of:=MID([.A33];[.B33];[.C33]-[.B33])" table:style-name="ce1">
            <text:p>47.744558</text:p>
          </table:table-cell>
          <table:table-cell office:value-type="string" office:string-value="7.329769" table:formula="of:=IFERROR(MID([.A33];[.C33]+2;LEN([.A33])-[.C33]);&quot;&quot;)" table:style-name="ce1">
            <text:p>7.329769</text:p>
          </table:table-cell>
          <table:table-cell office:value-type="string" office:string-value="true" table:formula="of:=IF([.B33]&lt;&gt;[.C33];&quot;true&quot;;&quot;false&quot;)" table:style-name="ce1">
            <text:p>true</text:p>
          </table:table-cell>
          <table:table-cell office:value-type="string" office:string-value="Moulhouse" table:formula="of:=MID([.I33];1;FIND(&quot;(&quot;;[.I33])-2)" table:style-name="ce1">
            <text:p>Moulhouse</text:p>
          </table:table-cell>
          <table:table-cell table:style-name="ce1"/>
          <table:table-cell office:value-type="string" office:string-value="{ &quot;type&quot;: &quot;Point&quot;, &quot;coordinates&quot;: [7.329769, 47.744558] }" table:formula="of:=IF([.J33]&lt;&gt;&quot;&quot;;CONCATENATE(&quot;{ &quot;&quot;type&quot;&quot;: &quot;&quot;Point&quot;&quot;, &quot;&quot;coordinates&quot;&quot;: [&quot;;[.K33];&quot;, &quot;;[.J33];&quot;] }&quot;);&quot;&quot;)" table:style-name="ce4">
            <text:p>{ "type": "Point", "coordinates": [7.329769, 47.744558] }</text:p>
          </table:table-cell>
          <table:table-cell office:value-type="string" office:string-value="{ &quot;nr&quot;: &quot;31&quot;, &quot;booknr&quot;: &quot;31&quot;, &quot;confirmed&quot;: &quot;true&quot;, &quot;name&quot;: &quot;Moulhouse (Haut-Rhin)&quot;, &quot;shortname&quot;: &quot;Moulhouse&quot; }" table:formula="of:=CONCATENATE(&quot;{ &quot;&quot;nr&quot;&quot;: &quot;&quot;&quot;;[.F33];&quot;&quot;&quot;, &quot;&quot;booknr&quot;&quot;: &quot;&quot;&quot;;[.G33];&quot;&quot;&quot;, &quot;&quot;confirmed&quot;&quot;: &quot;&quot;&quot;;[.L33];&quot;&quot;&quot;, &quot;&quot;name&quot;&quot;: &quot;&quot;&quot;;[.I33];&quot;&quot;&quot;, &quot;&quot;shortname&quot;&quot;: &quot;&quot;&quot;;[.M33];&quot;&quot;&quot; }&quot;)" table:style-name="ce4">
            <text:p>{ "nr": "31", "booknr": "31", "confirmed": "true", "name": "Moulhouse (Haut-Rhin)", "shortname": "Moulhouse" }</text:p>
          </table:table-cell>
          <table:table-cell office:value-type="string" office:string-value="{ &quot;id&quot;: &quot;31-01&quot;, &quot;type&quot;: &quot;Feature&quot;, &quot;geometry&quot;: { &quot;type&quot;: &quot;Point&quot;, &quot;coordinates&quot;: [7.329769, 47.744558] }, &quot;properties&quot;: { &quot;nr&quot;: &quot;31&quot;, &quot;booknr&quot;: &quot;31&quot;, &quot;confirmed&quot;: &quot;true&quot;, &quot;name&quot;: &quot;Moulhouse (Haut-Rhin)&quot;, &quot;shortname&quot;: &quot;Moulhouse&quot; } }," table:formula="of:=CONCATENATE(&quot;{ &quot;&quot;id&quot;&quot;: &quot;&quot;&quot;;[.H33];&quot;&quot;&quot;, &quot;&quot;type&quot;&quot;: &quot;&quot;Feature&quot;&quot;, &quot;&quot;geometry&quot;&quot;: &quot;;IF([.O33]=&quot;&quot;;&quot;null&quot;;[.O33]);&quot;, &quot;&quot;properties&quot;&quot;: &quot;;[.P33];&quot; },&quot;)" table:style-name="ce4">
            <text:p>{ "id": "31-01", "type": "Feature", "geometry": { "type": "Point", "coordinates": [7.329769, 47.744558] }, "properties": { "nr": "31", "booknr": "31", "confirmed": "true", "name": "Moulhouse (Haut-Rhin)", "shortname": "Moulhous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2 Angers (Maine-et-Loire)<text:s/></text:span>47.472353, -0.558473</text:p>
          </table:table-cell>
          <table:table-cell office:value-type="float" office:value="28" table:formula="of:=IFERROR(FIND(4;[.A34];3);LEN([.A34])+1)" table:style-name="ce1">
            <text:p>28</text:p>
          </table:table-cell>
          <table:table-cell office:value-type="float" office:value="37" table:formula="of:=IFERROR(FIND(&quot;,&quot;;[.A34];[.B34]);[.B34])" table:style-name="ce1">
            <text:p>37</text:p>
          </table:table-cell>
          <table:table-cell office:value-type="string" office:string-value="32" table:formula="of:=LEFT([.A34];2)" table:style-name="ce1">
            <text:p>32</text:p>
          </table:table-cell>
          <table:table-cell office:value-type="float" office:value="1" table:formula="of:=IF([.D34]=[.D33];[.E33]+1;1)" table:style-name="ce1">
            <text:p>1</text:p>
          </table:table-cell>
          <table:table-cell office:value-type="string" table:style-name="ce3">
            <text:p>32</text:p>
          </table:table-cell>
          <table:table-cell office:value-type="string" office:string-value="32" table:formula="of:=[.D34]" table:style-name="ce10">
            <text:p>32</text:p>
          </table:table-cell>
          <table:table-cell office:value-type="string" office:string-value="32-01" table:formula="of:=CONCATENATE([.D34];&quot;-&quot;;IF(LEN([.E34])=1;CONCATENATE(&quot;0&quot;;[.E34]);[.E34]))" table:style-name="ce1">
            <text:p>32-01</text:p>
          </table:table-cell>
          <table:table-cell office:value-type="string" office:string-value="Angers (Maine-et-Loire)" table:formula="of:=TRIM(MID([.A34];4;[.B34]-4))" table:style-name="ce1">
            <text:p>Angers (Maine-et-Loire)</text:p>
          </table:table-cell>
          <table:table-cell office:value-type="string" office:string-value="47.472353" table:formula="of:=MID([.A34];[.B34];[.C34]-[.B34])" table:style-name="ce1">
            <text:p>47.472353</text:p>
          </table:table-cell>
          <table:table-cell office:value-type="string" office:string-value="-0.558473" table:formula="of:=IFERROR(MID([.A34];[.C34]+2;LEN([.A34])-[.C34]);&quot;&quot;)" table:style-name="ce1">
            <text:p>-0.558473</text:p>
          </table:table-cell>
          <table:table-cell office:value-type="string" office:string-value="true" table:formula="of:=IF([.B34]&lt;&gt;[.C34];&quot;true&quot;;&quot;false&quot;)" table:style-name="ce1">
            <text:p>true</text:p>
          </table:table-cell>
          <table:table-cell office:value-type="string" office:string-value="Angers" table:formula="of:=MID([.I34];1;FIND(&quot;(&quot;;[.I34])-2)" table:style-name="ce1">
            <text:p>Angers</text:p>
          </table:table-cell>
          <table:table-cell table:style-name="ce1"/>
          <table:table-cell office:value-type="string" office:string-value="{ &quot;type&quot;: &quot;Point&quot;, &quot;coordinates&quot;: [-0.558473, 47.472353] }" table:formula="of:=IF([.J34]&lt;&gt;&quot;&quot;;CONCATENATE(&quot;{ &quot;&quot;type&quot;&quot;: &quot;&quot;Point&quot;&quot;, &quot;&quot;coordinates&quot;&quot;: [&quot;;[.K34];&quot;, &quot;;[.J34];&quot;] }&quot;);&quot;&quot;)" table:style-name="ce4">
            <text:p>{ "type": "Point", "coordinates": [-0.558473, 47.472353] }</text:p>
          </table:table-cell>
          <table:table-cell office:value-type="string" office:string-value="{ &quot;nr&quot;: &quot;32&quot;, &quot;booknr&quot;: &quot;32&quot;, &quot;confirmed&quot;: &quot;true&quot;, &quot;name&quot;: &quot;Angers (Maine-et-Loire)&quot;, &quot;shortname&quot;: &quot;Angers&quot; }" table:formula="of:=CONCATENATE(&quot;{ &quot;&quot;nr&quot;&quot;: &quot;&quot;&quot;;[.F34];&quot;&quot;&quot;, &quot;&quot;booknr&quot;&quot;: &quot;&quot;&quot;;[.G34];&quot;&quot;&quot;, &quot;&quot;confirmed&quot;&quot;: &quot;&quot;&quot;;[.L34];&quot;&quot;&quot;, &quot;&quot;name&quot;&quot;: &quot;&quot;&quot;;[.I34];&quot;&quot;&quot;, &quot;&quot;shortname&quot;&quot;: &quot;&quot;&quot;;[.M34];&quot;&quot;&quot; }&quot;)" table:style-name="ce4">
            <text:p>{ "nr": "32", "booknr": "32", "confirmed": "true", "name": "Angers (Maine-et-Loire)", "shortname": "Angers" }</text:p>
          </table:table-cell>
          <table:table-cell office:value-type="string" office:string-value="{ &quot;id&quot;: &quot;32-01&quot;, &quot;type&quot;: &quot;Feature&quot;, &quot;geometry&quot;: { &quot;type&quot;: &quot;Point&quot;, &quot;coordinates&quot;: [-0.558473, 47.472353] }, &quot;properties&quot;: { &quot;nr&quot;: &quot;32&quot;, &quot;booknr&quot;: &quot;32&quot;, &quot;confirmed&quot;: &quot;true&quot;, &quot;name&quot;: &quot;Angers (Maine-et-Loire)&quot;, &quot;shortname&quot;: &quot;Angers&quot; } }," table:formula="of:=CONCATENATE(&quot;{ &quot;&quot;id&quot;&quot;: &quot;&quot;&quot;;[.H34];&quot;&quot;&quot;, &quot;&quot;type&quot;&quot;: &quot;&quot;Feature&quot;&quot;, &quot;&quot;geometry&quot;&quot;: &quot;;IF([.O34]=&quot;&quot;;&quot;null&quot;;[.O34]);&quot;, &quot;&quot;properties&quot;&quot;: &quot;;[.P34];&quot; },&quot;)" table:style-name="ce4">
            <text:p>{ "id": "32-01", "type": "Feature", "geometry": { "type": "Point", "coordinates": [-0.558473, 47.472353] }, "properties": { "nr": "32", "booknr": "32", "confirmed": "true", "name": "Angers (Maine-et-Loire)", "shortname": "Anger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3 Metz (Moselle)<text:s/></text:span>49.120186, 6.176085</text:p>
          </table:table-cell>
          <table:table-cell office:value-type="float" office:value="19" table:formula="of:=IFERROR(FIND(4;[.A35];3);LEN([.A35])+1)" table:style-name="ce1">
            <text:p>19</text:p>
          </table:table-cell>
          <table:table-cell office:value-type="float" office:value="28" table:formula="of:=IFERROR(FIND(&quot;,&quot;;[.A35];[.B35]);[.B35])" table:style-name="ce1">
            <text:p>28</text:p>
          </table:table-cell>
          <table:table-cell office:value-type="string" office:string-value="33" table:formula="of:=LEFT([.A35];2)" table:style-name="ce1">
            <text:p>33</text:p>
          </table:table-cell>
          <table:table-cell office:value-type="float" office:value="1" table:formula="of:=IF([.D35]=[.D34];[.E34]+1;1)" table:style-name="ce1">
            <text:p>1</text:p>
          </table:table-cell>
          <table:table-cell office:value-type="string" table:style-name="ce3">
            <text:p>33</text:p>
          </table:table-cell>
          <table:table-cell office:value-type="string" office:string-value="33" table:formula="of:=[.D35]" table:style-name="ce10">
            <text:p>33</text:p>
          </table:table-cell>
          <table:table-cell office:value-type="string" office:string-value="33-01" table:formula="of:=CONCATENATE([.D35];&quot;-&quot;;IF(LEN([.E35])=1;CONCATENATE(&quot;0&quot;;[.E35]);[.E35]))" table:style-name="ce1">
            <text:p>33-01</text:p>
          </table:table-cell>
          <table:table-cell office:value-type="string" office:string-value="Metz (Moselle)" table:formula="of:=TRIM(MID([.A35];4;[.B35]-4))" table:style-name="ce1">
            <text:p>Metz (Moselle)</text:p>
          </table:table-cell>
          <table:table-cell office:value-type="string" office:string-value="49.120186" table:formula="of:=MID([.A35];[.B35];[.C35]-[.B35])" table:style-name="ce1">
            <text:p>49.120186</text:p>
          </table:table-cell>
          <table:table-cell office:value-type="string" office:string-value="6.176085" table:formula="of:=IFERROR(MID([.A35];[.C35]+2;LEN([.A35])-[.C35]);&quot;&quot;)" table:style-name="ce1">
            <text:p>6.176085</text:p>
          </table:table-cell>
          <table:table-cell office:value-type="string" office:string-value="true" table:formula="of:=IF([.B35]&lt;&gt;[.C35];&quot;true&quot;;&quot;false&quot;)" table:style-name="ce1">
            <text:p>true</text:p>
          </table:table-cell>
          <table:table-cell office:value-type="string" office:string-value="Metz" table:formula="of:=MID([.I35];1;FIND(&quot;(&quot;;[.I35])-2)" table:style-name="ce1">
            <text:p>Metz</text:p>
          </table:table-cell>
          <table:table-cell table:style-name="ce1"/>
          <table:table-cell office:value-type="string" office:string-value="{ &quot;type&quot;: &quot;Point&quot;, &quot;coordinates&quot;: [6.176085, 49.120186] }" table:formula="of:=IF([.J35]&lt;&gt;&quot;&quot;;CONCATENATE(&quot;{ &quot;&quot;type&quot;&quot;: &quot;&quot;Point&quot;&quot;, &quot;&quot;coordinates&quot;&quot;: [&quot;;[.K35];&quot;, &quot;;[.J35];&quot;] }&quot;);&quot;&quot;)" table:style-name="ce4">
            <text:p>{ "type": "Point", "coordinates": [6.176085, 49.120186] }</text:p>
          </table:table-cell>
          <table:table-cell office:value-type="string" office:string-value="{ &quot;nr&quot;: &quot;33&quot;, &quot;booknr&quot;: &quot;33&quot;, &quot;confirmed&quot;: &quot;true&quot;, &quot;name&quot;: &quot;Metz (Moselle)&quot;, &quot;shortname&quot;: &quot;Metz&quot; }" table:formula="of:=CONCATENATE(&quot;{ &quot;&quot;nr&quot;&quot;: &quot;&quot;&quot;;[.F35];&quot;&quot;&quot;, &quot;&quot;booknr&quot;&quot;: &quot;&quot;&quot;;[.G35];&quot;&quot;&quot;, &quot;&quot;confirmed&quot;&quot;: &quot;&quot;&quot;;[.L35];&quot;&quot;&quot;, &quot;&quot;name&quot;&quot;: &quot;&quot;&quot;;[.I35];&quot;&quot;&quot;, &quot;&quot;shortname&quot;&quot;: &quot;&quot;&quot;;[.M35];&quot;&quot;&quot; }&quot;)" table:style-name="ce4">
            <text:p>{ "nr": "33", "booknr": "33", "confirmed": "true", "name": "Metz (Moselle)", "shortname": "Metz" }</text:p>
          </table:table-cell>
          <table:table-cell office:value-type="string" office:string-value="{ &quot;id&quot;: &quot;33-01&quot;, &quot;type&quot;: &quot;Feature&quot;, &quot;geometry&quot;: { &quot;type&quot;: &quot;Point&quot;, &quot;coordinates&quot;: [6.176085, 49.120186] }, &quot;properties&quot;: { &quot;nr&quot;: &quot;33&quot;, &quot;booknr&quot;: &quot;33&quot;, &quot;confirmed&quot;: &quot;true&quot;, &quot;name&quot;: &quot;Metz (Moselle)&quot;, &quot;shortname&quot;: &quot;Metz&quot; } }," table:formula="of:=CONCATENATE(&quot;{ &quot;&quot;id&quot;&quot;: &quot;&quot;&quot;;[.H35];&quot;&quot;&quot;, &quot;&quot;type&quot;&quot;: &quot;&quot;Feature&quot;&quot;, &quot;&quot;geometry&quot;&quot;: &quot;;IF([.O35]=&quot;&quot;;&quot;null&quot;;[.O35]);&quot;, &quot;&quot;properties&quot;&quot;: &quot;;[.P35];&quot; },&quot;)" table:style-name="ce4">
            <text:p>{ "id": "33-01", "type": "Feature", "geometry": { "type": "Point", "coordinates": [6.176085, 49.120186] }, "properties": { "nr": "33", "booknr": "33", "confirmed": "true", "name": "Metz (Moselle)", "shortname": "Metz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4 Saint-Léonard-de-Noblat (Haute-Vienne)<text:s/></text:span>45.837325, 1.489721</text:p>
          </table:table-cell>
          <table:table-cell office:value-type="float" office:value="43" table:formula="of:=IFERROR(FIND(4;[.A36];3);LEN([.A36])+1)" table:style-name="ce1">
            <text:p>43</text:p>
          </table:table-cell>
          <table:table-cell office:value-type="float" office:value="52" table:formula="of:=IFERROR(FIND(&quot;,&quot;;[.A36];[.B36]);[.B36])" table:style-name="ce1">
            <text:p>52</text:p>
          </table:table-cell>
          <table:table-cell office:value-type="string" office:string-value="34" table:formula="of:=LEFT([.A36];2)" table:style-name="ce1">
            <text:p>34</text:p>
          </table:table-cell>
          <table:table-cell office:value-type="float" office:value="1" table:formula="of:=IF([.D36]=[.D35];[.E35]+1;1)" table:style-name="ce1">
            <text:p>1</text:p>
          </table:table-cell>
          <table:table-cell office:value-type="string" table:style-name="ce3">
            <text:p>34</text:p>
          </table:table-cell>
          <table:table-cell office:value-type="string" office:string-value="34" table:formula="of:=[.D36]" table:style-name="ce10">
            <text:p>34</text:p>
          </table:table-cell>
          <table:table-cell office:value-type="string" office:string-value="34-01" table:formula="of:=CONCATENATE([.D36];&quot;-&quot;;IF(LEN([.E36])=1;CONCATENATE(&quot;0&quot;;[.E36]);[.E36]))" table:style-name="ce1">
            <text:p>34-01</text:p>
          </table:table-cell>
          <table:table-cell office:value-type="string" office:string-value="Saint-Léonard-de-Noblat (Haute-Vienne)" table:formula="of:=TRIM(MID([.A36];4;[.B36]-4))" table:style-name="ce1">
            <text:p>Saint-Léonard-de-Noblat (Haute-Vienne)</text:p>
          </table:table-cell>
          <table:table-cell office:value-type="string" office:string-value="45.837325" table:formula="of:=MID([.A36];[.B36];[.C36]-[.B36])" table:style-name="ce1">
            <text:p>45.837325</text:p>
          </table:table-cell>
          <table:table-cell office:value-type="string" office:string-value="1.489721" table:formula="of:=IFERROR(MID([.A36];[.C36]+2;LEN([.A36])-[.C36]);&quot;&quot;)" table:style-name="ce1">
            <text:p>1.489721</text:p>
          </table:table-cell>
          <table:table-cell office:value-type="string" office:string-value="true" table:formula="of:=IF([.B36]&lt;&gt;[.C36];&quot;true&quot;;&quot;false&quot;)" table:style-name="ce1">
            <text:p>true</text:p>
          </table:table-cell>
          <table:table-cell office:value-type="string" office:string-value="Saint-Léonard-de-Noblat" table:formula="of:=MID([.I36];1;FIND(&quot;(&quot;;[.I36])-2)" table:style-name="ce1">
            <text:p>Saint-Léonard-de-Noblat</text:p>
          </table:table-cell>
          <table:table-cell table:style-name="ce1"/>
          <table:table-cell office:value-type="string" office:string-value="{ &quot;type&quot;: &quot;Point&quot;, &quot;coordinates&quot;: [1.489721, 45.837325] }" table:formula="of:=IF([.J36]&lt;&gt;&quot;&quot;;CONCATENATE(&quot;{ &quot;&quot;type&quot;&quot;: &quot;&quot;Point&quot;&quot;, &quot;&quot;coordinates&quot;&quot;: [&quot;;[.K36];&quot;, &quot;;[.J36];&quot;] }&quot;);&quot;&quot;)" table:style-name="ce4">
            <text:p>{ "type": "Point", "coordinates": [1.489721, 45.837325] }</text:p>
          </table:table-cell>
          <table:table-cell office:value-type="string" office:string-value="{ &quot;nr&quot;: &quot;34&quot;, &quot;booknr&quot;: &quot;34&quot;, &quot;confirmed&quot;: &quot;true&quot;, &quot;name&quot;: &quot;Saint-Léonard-de-Noblat (Haute-Vienne)&quot;, &quot;shortname&quot;: &quot;Saint-Léonard-de-Noblat&quot; }" table:formula="of:=CONCATENATE(&quot;{ &quot;&quot;nr&quot;&quot;: &quot;&quot;&quot;;[.F36];&quot;&quot;&quot;, &quot;&quot;booknr&quot;&quot;: &quot;&quot;&quot;;[.G36];&quot;&quot;&quot;, &quot;&quot;confirmed&quot;&quot;: &quot;&quot;&quot;;[.L36];&quot;&quot;&quot;, &quot;&quot;name&quot;&quot;: &quot;&quot;&quot;;[.I36];&quot;&quot;&quot;, &quot;&quot;shortname&quot;&quot;: &quot;&quot;&quot;;[.M36];&quot;&quot;&quot; }&quot;)" table:style-name="ce4">
            <text:p>{ "nr": "34", "booknr": "34", "confirmed": "true", "name": "Saint-Léonard-de-Noblat (Haute-Vienne)", "shortname": "Saint-Léonard-de-Noblat" }</text:p>
          </table:table-cell>
          <table:table-cell office:value-type="string" office:string-value="{ &quot;id&quot;: &quot;34-01&quot;, &quot;type&quot;: &quot;Feature&quot;, &quot;geometry&quot;: { &quot;type&quot;: &quot;Point&quot;, &quot;coordinates&quot;: [1.489721, 45.837325] }, &quot;properties&quot;: { &quot;nr&quot;: &quot;34&quot;, &quot;booknr&quot;: &quot;34&quot;, &quot;confirmed&quot;: &quot;true&quot;, &quot;name&quot;: &quot;Saint-Léonard-de-Noblat (Haute-Vienne)&quot;, &quot;shortname&quot;: &quot;Saint-Léonard-de-Noblat&quot; } }," table:formula="of:=CONCATENATE(&quot;{ &quot;&quot;id&quot;&quot;: &quot;&quot;&quot;;[.H36];&quot;&quot;&quot;, &quot;&quot;type&quot;&quot;: &quot;&quot;Feature&quot;&quot;, &quot;&quot;geometry&quot;&quot;: &quot;;IF([.O36]=&quot;&quot;;&quot;null&quot;;[.O36]);&quot;, &quot;&quot;properties&quot;&quot;: &quot;;[.P36];&quot; },&quot;)" table:style-name="ce4">
            <text:p>{ "id": "34-01", "type": "Feature", "geometry": { "type": "Point", "coordinates": [1.489721, 45.837325] }, "properties": { "nr": "34", "booknr": "34", "confirmed": "true", "name": "Saint-Léonard-de-Noblat (Haute-Vienne)", "shortname": "Saint-Léonard-de-Noblat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5 Le Thiel-Mélas (Ardèche)<text:s/></text:span>49.247486, 1.421850</text:p>
          </table:table-cell>
          <table:table-cell office:value-type="float" office:value="29" table:formula="of:=IFERROR(FIND(4;[.A37];3);LEN([.A37])+1)" table:style-name="ce1">
            <text:p>29</text:p>
          </table:table-cell>
          <table:table-cell office:value-type="float" office:value="38" table:formula="of:=IFERROR(FIND(&quot;,&quot;;[.A37];[.B37]);[.B37])" table:style-name="ce1">
            <text:p>38</text:p>
          </table:table-cell>
          <table:table-cell office:value-type="string" office:string-value="35" table:formula="of:=LEFT([.A37];2)" table:style-name="ce1">
            <text:p>35</text:p>
          </table:table-cell>
          <table:table-cell office:value-type="float" office:value="1" table:formula="of:=IF([.D37]=[.D36];[.E36]+1;1)" table:style-name="ce1">
            <text:p>1</text:p>
          </table:table-cell>
          <table:table-cell office:value-type="string" table:style-name="ce3">
            <text:p>35</text:p>
          </table:table-cell>
          <table:table-cell office:value-type="string" office:string-value="35" table:formula="of:=[.D37]" table:style-name="ce10">
            <text:p>35</text:p>
          </table:table-cell>
          <table:table-cell office:value-type="string" office:string-value="35-01" table:formula="of:=CONCATENATE([.D37];&quot;-&quot;;IF(LEN([.E37])=1;CONCATENATE(&quot;0&quot;;[.E37]);[.E37]))" table:style-name="ce1">
            <text:p>35-01</text:p>
          </table:table-cell>
          <table:table-cell office:value-type="string" office:string-value="Le Thiel-Mélas (Ardèche)" table:formula="of:=TRIM(MID([.A37];4;[.B37]-4))" table:style-name="ce1">
            <text:p>Le Thiel-Mélas (Ardèche)</text:p>
          </table:table-cell>
          <table:table-cell office:value-type="float" office:value="44.544280000000001" table:style-name="ce6">
            <text:p>44.54428</text:p>
          </table:table-cell>
          <table:table-cell office:value-type="float" office:value="4.6728430000000003" table:style-name="ce6">
            <text:p>4.672843</text:p>
          </table:table-cell>
          <table:table-cell office:value-type="string" office:string-value="true" table:formula="of:=IF([.B37]&lt;&gt;[.C37];&quot;true&quot;;&quot;false&quot;)" table:style-name="ce1">
            <text:p>true</text:p>
          </table:table-cell>
          <table:table-cell office:value-type="string" office:string-value="Le Thiel-Mélas" table:formula="of:=MID([.I37];1;FIND(&quot;(&quot;;[.I37])-2)" table:style-name="ce1">
            <text:p>Le Thiel-Mélas</text:p>
          </table:table-cell>
          <table:table-cell table:style-name="ce1"/>
          <table:table-cell office:value-type="string" office:string-value="{ &quot;type&quot;: &quot;Point&quot;, &quot;coordinates&quot;: [4.672843, 44.54428] }" table:formula="of:=IF([.J37]&lt;&gt;&quot;&quot;;CONCATENATE(&quot;{ &quot;&quot;type&quot;&quot;: &quot;&quot;Point&quot;&quot;, &quot;&quot;coordinates&quot;&quot;: [&quot;;[.K37];&quot;, &quot;;[.J37];&quot;] }&quot;);&quot;&quot;)" table:style-name="ce4">
            <text:p>{ "type": "Point", "coordinates": [4.672843, 44.54428] }</text:p>
          </table:table-cell>
          <table:table-cell office:value-type="string" office:string-value="{ &quot;nr&quot;: &quot;35&quot;, &quot;booknr&quot;: &quot;35&quot;, &quot;confirmed&quot;: &quot;true&quot;, &quot;name&quot;: &quot;Le Thiel-Mélas (Ardèche)&quot;, &quot;shortname&quot;: &quot;Le Thiel-Mélas&quot; }" table:formula="of:=CONCATENATE(&quot;{ &quot;&quot;nr&quot;&quot;: &quot;&quot;&quot;;[.F37];&quot;&quot;&quot;, &quot;&quot;booknr&quot;&quot;: &quot;&quot;&quot;;[.G37];&quot;&quot;&quot;, &quot;&quot;confirmed&quot;&quot;: &quot;&quot;&quot;;[.L37];&quot;&quot;&quot;, &quot;&quot;name&quot;&quot;: &quot;&quot;&quot;;[.I37];&quot;&quot;&quot;, &quot;&quot;shortname&quot;&quot;: &quot;&quot;&quot;;[.M37];&quot;&quot;&quot; }&quot;)" table:style-name="ce4">
            <text:p>{ "nr": "35", "booknr": "35", "confirmed": "true", "name": "Le Thiel-Mélas (Ardèche)", "shortname": "Le Thiel-Mélas" }</text:p>
          </table:table-cell>
          <table:table-cell office:value-type="string" office:string-value="{ &quot;id&quot;: &quot;35-01&quot;, &quot;type&quot;: &quot;Feature&quot;, &quot;geometry&quot;: { &quot;type&quot;: &quot;Point&quot;, &quot;coordinates&quot;: [4.672843, 44.54428] }, &quot;properties&quot;: { &quot;nr&quot;: &quot;35&quot;, &quot;booknr&quot;: &quot;35&quot;, &quot;confirmed&quot;: &quot;true&quot;, &quot;name&quot;: &quot;Le Thiel-Mélas (Ardèche)&quot;, &quot;shortname&quot;: &quot;Le Thiel-Mélas&quot; } }," table:formula="of:=CONCATENATE(&quot;{ &quot;&quot;id&quot;&quot;: &quot;&quot;&quot;;[.H37];&quot;&quot;&quot;, &quot;&quot;type&quot;&quot;: &quot;&quot;Feature&quot;&quot;, &quot;&quot;geometry&quot;&quot;: &quot;;IF([.O37]=&quot;&quot;;&quot;null&quot;;[.O37]);&quot;, &quot;&quot;properties&quot;&quot;: &quot;;[.P37];&quot; },&quot;)" table:style-name="ce4">
            <text:p>{ "id": "35-01", "type": "Feature", "geometry": { "type": "Point", "coordinates": [4.672843, 44.54428] }, "properties": { "nr": "35", "booknr": "35", "confirmed": "true", "name": "Le Thiel-Mélas (Ardèche)", "shortname": "Le Thiel-Méla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6 Chambon-sur-Lac (Puy-du-Dôme)<text:s/></text:span>45.575514, 2.918684</text:p>
          </table:table-cell>
          <table:table-cell office:value-type="float" office:value="34" table:formula="of:=IFERROR(FIND(4;[.A38];3);LEN([.A38])+1)" table:style-name="ce1">
            <text:p>34</text:p>
          </table:table-cell>
          <table:table-cell office:value-type="float" office:value="43" table:formula="of:=IFERROR(FIND(&quot;,&quot;;[.A38];[.B38]);[.B38])" table:style-name="ce1">
            <text:p>43</text:p>
          </table:table-cell>
          <table:table-cell office:value-type="string" office:string-value="36" table:formula="of:=LEFT([.A38];2)" table:style-name="ce1">
            <text:p>36</text:p>
          </table:table-cell>
          <table:table-cell office:value-type="float" office:value="1" table:formula="of:=IF([.D38]=[.D37];[.E37]+1;1)" table:style-name="ce1">
            <text:p>1</text:p>
          </table:table-cell>
          <table:table-cell office:value-type="string" table:style-name="ce3">
            <text:p>36</text:p>
          </table:table-cell>
          <table:table-cell office:value-type="string" office:string-value="36" table:formula="of:=[.D38]" table:style-name="ce10">
            <text:p>36</text:p>
          </table:table-cell>
          <table:table-cell office:value-type="string" office:string-value="36-01" table:formula="of:=CONCATENATE([.D38];&quot;-&quot;;IF(LEN([.E38])=1;CONCATENATE(&quot;0&quot;;[.E38]);[.E38]))" table:style-name="ce1">
            <text:p>36-01</text:p>
          </table:table-cell>
          <table:table-cell office:value-type="string" office:string-value="Chambon-sur-Lac (Puy-du-Dôme)" table:formula="of:=TRIM(MID([.A38];4;[.B38]-4))" table:style-name="ce1">
            <text:p>Chambon-sur-Lac (Puy-du-Dôme)</text:p>
          </table:table-cell>
          <table:table-cell office:value-type="string" office:string-value="45.575514" table:formula="of:=MID([.A38];[.B38];[.C38]-[.B38])" table:style-name="ce1">
            <text:p>45.575514</text:p>
          </table:table-cell>
          <table:table-cell office:value-type="string" office:string-value="2.918684" table:formula="of:=IFERROR(MID([.A38];[.C38]+2;LEN([.A38])-[.C38]);&quot;&quot;)" table:style-name="ce1">
            <text:p>2.918684</text:p>
          </table:table-cell>
          <table:table-cell office:value-type="string" office:string-value="true" table:formula="of:=IF([.B38]&lt;&gt;[.C38];&quot;true&quot;;&quot;false&quot;)" table:style-name="ce1">
            <text:p>true</text:p>
          </table:table-cell>
          <table:table-cell office:value-type="string" office:string-value="Chambon-sur-Lac" table:formula="of:=MID([.I38];1;FIND(&quot;(&quot;;[.I38])-2)" table:style-name="ce1">
            <text:p>Chambon-sur-Lac</text:p>
          </table:table-cell>
          <table:table-cell table:style-name="ce1"/>
          <table:table-cell office:value-type="string" office:string-value="{ &quot;type&quot;: &quot;Point&quot;, &quot;coordinates&quot;: [2.918684, 45.575514] }" table:formula="of:=IF([.J38]&lt;&gt;&quot;&quot;;CONCATENATE(&quot;{ &quot;&quot;type&quot;&quot;: &quot;&quot;Point&quot;&quot;, &quot;&quot;coordinates&quot;&quot;: [&quot;;[.K38];&quot;, &quot;;[.J38];&quot;] }&quot;);&quot;&quot;)" table:style-name="ce4">
            <text:p>{ "type": "Point", "coordinates": [2.918684, 45.575514] }</text:p>
          </table:table-cell>
          <table:table-cell office:value-type="string" office:string-value="{ &quot;nr&quot;: &quot;36&quot;, &quot;booknr&quot;: &quot;36&quot;, &quot;confirmed&quot;: &quot;true&quot;, &quot;name&quot;: &quot;Chambon-sur-Lac (Puy-du-Dôme)&quot;, &quot;shortname&quot;: &quot;Chambon-sur-Lac&quot; }" table:formula="of:=CONCATENATE(&quot;{ &quot;&quot;nr&quot;&quot;: &quot;&quot;&quot;;[.F38];&quot;&quot;&quot;, &quot;&quot;booknr&quot;&quot;: &quot;&quot;&quot;;[.G38];&quot;&quot;&quot;, &quot;&quot;confirmed&quot;&quot;: &quot;&quot;&quot;;[.L38];&quot;&quot;&quot;, &quot;&quot;name&quot;&quot;: &quot;&quot;&quot;;[.I38];&quot;&quot;&quot;, &quot;&quot;shortname&quot;&quot;: &quot;&quot;&quot;;[.M38];&quot;&quot;&quot; }&quot;)" table:style-name="ce4">
            <text:p>{ "nr": "36", "booknr": "36", "confirmed": "true", "name": "Chambon-sur-Lac (Puy-du-Dôme)", "shortname": "Chambon-sur-Lac" }</text:p>
          </table:table-cell>
          <table:table-cell office:value-type="string" office:string-value="{ &quot;id&quot;: &quot;36-01&quot;, &quot;type&quot;: &quot;Feature&quot;, &quot;geometry&quot;: { &quot;type&quot;: &quot;Point&quot;, &quot;coordinates&quot;: [2.918684, 45.575514] }, &quot;properties&quot;: { &quot;nr&quot;: &quot;36&quot;, &quot;booknr&quot;: &quot;36&quot;, &quot;confirmed&quot;: &quot;true&quot;, &quot;name&quot;: &quot;Chambon-sur-Lac (Puy-du-Dôme)&quot;, &quot;shortname&quot;: &quot;Chambon-sur-Lac&quot; } }," table:formula="of:=CONCATENATE(&quot;{ &quot;&quot;id&quot;&quot;: &quot;&quot;&quot;;[.H38];&quot;&quot;&quot;, &quot;&quot;type&quot;&quot;: &quot;&quot;Feature&quot;&quot;, &quot;&quot;geometry&quot;&quot;: &quot;;IF([.O38]=&quot;&quot;;&quot;null&quot;;[.O38]);&quot;, &quot;&quot;properties&quot;&quot;: &quot;;[.P38];&quot; },&quot;)" table:style-name="ce4">
            <text:p>{ "id": "36-01", "type": "Feature", "geometry": { "type": "Point", "coordinates": [2.918684, 45.575514] }, "properties": { "nr": "36", "booknr": "36", "confirmed": "true", "name": "Chambon-sur-Lac (Puy-du-Dôme)", "shortname": "Chambon-sur-Lac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7 Avolsheim (Bas-Rhin)<text:s/></text:span>48.560762, 7.494594</text:p>
          </table:table-cell>
          <table:table-cell office:value-type="float" office:value="25" table:formula="of:=IFERROR(FIND(4;[.A39];3);LEN([.A39])+1)" table:style-name="ce1">
            <text:p>25</text:p>
          </table:table-cell>
          <table:table-cell office:value-type="float" office:value="34" table:formula="of:=IFERROR(FIND(&quot;,&quot;;[.A39];[.B39]);[.B39])" table:style-name="ce1">
            <text:p>34</text:p>
          </table:table-cell>
          <table:table-cell office:value-type="string" office:string-value="37" table:formula="of:=LEFT([.A39];2)" table:style-name="ce1">
            <text:p>37</text:p>
          </table:table-cell>
          <table:table-cell office:value-type="float" office:value="1" table:formula="of:=IF([.D39]=[.D38];[.E38]+1;1)" table:style-name="ce1">
            <text:p>1</text:p>
          </table:table-cell>
          <table:table-cell office:value-type="string" table:style-name="ce3">
            <text:p>37</text:p>
          </table:table-cell>
          <table:table-cell office:value-type="string" office:string-value="37" table:formula="of:=[.D39]" table:style-name="ce10">
            <text:p>37</text:p>
          </table:table-cell>
          <table:table-cell office:value-type="string" office:string-value="37-01" table:formula="of:=CONCATENATE([.D39];&quot;-&quot;;IF(LEN([.E39])=1;CONCATENATE(&quot;0&quot;;[.E39]);[.E39]))" table:style-name="ce1">
            <text:p>37-01</text:p>
          </table:table-cell>
          <table:table-cell office:value-type="string" office:string-value="Avolsheim (Bas-Rhin)" table:formula="of:=TRIM(MID([.A39];4;[.B39]-4))" table:style-name="ce1">
            <text:p>Avolsheim (Bas-Rhin)</text:p>
          </table:table-cell>
          <table:table-cell office:value-type="string" office:string-value="48.560762" table:formula="of:=MID([.A39];[.B39];[.C39]-[.B39])" table:style-name="ce1">
            <text:p>48.560762</text:p>
          </table:table-cell>
          <table:table-cell office:value-type="string" office:string-value="7.494594" table:formula="of:=IFERROR(MID([.A39];[.C39]+2;LEN([.A39])-[.C39]);&quot;&quot;)" table:style-name="ce1">
            <text:p>7.494594</text:p>
          </table:table-cell>
          <table:table-cell office:value-type="string" office:string-value="true" table:formula="of:=IF([.B39]&lt;&gt;[.C39];&quot;true&quot;;&quot;false&quot;)" table:style-name="ce1">
            <text:p>true</text:p>
          </table:table-cell>
          <table:table-cell office:value-type="string" office:string-value="Avolsheim" table:formula="of:=MID([.I39];1;FIND(&quot;(&quot;;[.I39])-2)" table:style-name="ce1">
            <text:p>Avolsheim</text:p>
          </table:table-cell>
          <table:table-cell table:style-name="ce1"/>
          <table:table-cell office:value-type="string" office:string-value="{ &quot;type&quot;: &quot;Point&quot;, &quot;coordinates&quot;: [7.494594, 48.560762] }" table:formula="of:=IF([.J39]&lt;&gt;&quot;&quot;;CONCATENATE(&quot;{ &quot;&quot;type&quot;&quot;: &quot;&quot;Point&quot;&quot;, &quot;&quot;coordinates&quot;&quot;: [&quot;;[.K39];&quot;, &quot;;[.J39];&quot;] }&quot;);&quot;&quot;)" table:style-name="ce4">
            <text:p>{ "type": "Point", "coordinates": [7.494594, 48.560762] }</text:p>
          </table:table-cell>
          <table:table-cell office:value-type="string" office:string-value="{ &quot;nr&quot;: &quot;37&quot;, &quot;booknr&quot;: &quot;37&quot;, &quot;confirmed&quot;: &quot;true&quot;, &quot;name&quot;: &quot;Avolsheim (Bas-Rhin)&quot;, &quot;shortname&quot;: &quot;Avolsheim&quot; }" table:formula="of:=CONCATENATE(&quot;{ &quot;&quot;nr&quot;&quot;: &quot;&quot;&quot;;[.F39];&quot;&quot;&quot;, &quot;&quot;booknr&quot;&quot;: &quot;&quot;&quot;;[.G39];&quot;&quot;&quot;, &quot;&quot;confirmed&quot;&quot;: &quot;&quot;&quot;;[.L39];&quot;&quot;&quot;, &quot;&quot;name&quot;&quot;: &quot;&quot;&quot;;[.I39];&quot;&quot;&quot;, &quot;&quot;shortname&quot;&quot;: &quot;&quot;&quot;;[.M39];&quot;&quot;&quot; }&quot;)" table:style-name="ce4">
            <text:p>{ "nr": "37", "booknr": "37", "confirmed": "true", "name": "Avolsheim (Bas-Rhin)", "shortname": "Avolsheim" }</text:p>
          </table:table-cell>
          <table:table-cell office:value-type="string" office:string-value="{ &quot;id&quot;: &quot;37-01&quot;, &quot;type&quot;: &quot;Feature&quot;, &quot;geometry&quot;: { &quot;type&quot;: &quot;Point&quot;, &quot;coordinates&quot;: [7.494594, 48.560762] }, &quot;properties&quot;: { &quot;nr&quot;: &quot;37&quot;, &quot;booknr&quot;: &quot;37&quot;, &quot;confirmed&quot;: &quot;true&quot;, &quot;name&quot;: &quot;Avolsheim (Bas-Rhin)&quot;, &quot;shortname&quot;: &quot;Avolsheim&quot; } }," table:formula="of:=CONCATENATE(&quot;{ &quot;&quot;id&quot;&quot;: &quot;&quot;&quot;;[.H39];&quot;&quot;&quot;, &quot;&quot;type&quot;&quot;: &quot;&quot;Feature&quot;&quot;, &quot;&quot;geometry&quot;&quot;: &quot;;IF([.O39]=&quot;&quot;;&quot;null&quot;;[.O39]);&quot;, &quot;&quot;properties&quot;&quot;: &quot;;[.P39];&quot; },&quot;)" table:style-name="ce4">
            <text:p>{ "id": "37-01", "type": "Feature", "geometry": { "type": "Point", "coordinates": [7.494594, 48.560762] }, "properties": { "nr": "37", "booknr": "37", "confirmed": "true", "name": "Avolsheim (Bas-Rhin)", "shortname": "Avolsheim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8 Marseille (Bouche-du-Rhône)<text:s/></text:span>43.298970, 5.364770</text:p>
          </table:table-cell>
          <table:table-cell office:value-type="float" office:value="32" table:formula="of:=IFERROR(FIND(4;[.A40];3);LEN([.A40])+1)" table:style-name="ce1">
            <text:p>32</text:p>
          </table:table-cell>
          <table:table-cell office:value-type="float" office:value="41" table:formula="of:=IFERROR(FIND(&quot;,&quot;;[.A40];[.B40]);[.B40])" table:style-name="ce1">
            <text:p>41</text:p>
          </table:table-cell>
          <table:table-cell office:value-type="string" office:string-value="38" table:formula="of:=LEFT([.A40];2)" table:style-name="ce1">
            <text:p>38</text:p>
          </table:table-cell>
          <table:table-cell office:value-type="float" office:value="1" table:formula="of:=IF([.D40]=[.D39];[.E39]+1;1)" table:style-name="ce1">
            <text:p>1</text:p>
          </table:table-cell>
          <table:table-cell office:value-type="string" table:style-name="ce3">
            <text:p>38</text:p>
          </table:table-cell>
          <table:table-cell office:value-type="string" office:string-value="38" table:formula="of:=[.D40]" table:style-name="ce10">
            <text:p>38</text:p>
          </table:table-cell>
          <table:table-cell office:value-type="string" office:string-value="38-01" table:formula="of:=CONCATENATE([.D40];&quot;-&quot;;IF(LEN([.E40])=1;CONCATENATE(&quot;0&quot;;[.E40]);[.E40]))" table:style-name="ce1">
            <text:p>38-01</text:p>
          </table:table-cell>
          <table:table-cell office:value-type="string" office:string-value="Marseille (Bouche-du-Rhône)" table:formula="of:=TRIM(MID([.A40];4;[.B40]-4))" table:style-name="ce1">
            <text:p>Marseille (Bouche-du-Rhône)</text:p>
          </table:table-cell>
          <table:table-cell office:value-type="string" office:string-value="43.298970" table:formula="of:=MID([.A40];[.B40];[.C40]-[.B40])" table:style-name="ce1">
            <text:p>43.298970</text:p>
          </table:table-cell>
          <table:table-cell office:value-type="string" office:string-value="5.364770" table:formula="of:=IFERROR(MID([.A40];[.C40]+2;LEN([.A40])-[.C40]);&quot;&quot;)" table:style-name="ce1">
            <text:p>5.364770</text:p>
          </table:table-cell>
          <table:table-cell office:value-type="string" office:string-value="true" table:formula="of:=IF([.B40]&lt;&gt;[.C40];&quot;true&quot;;&quot;false&quot;)" table:style-name="ce1">
            <text:p>true</text:p>
          </table:table-cell>
          <table:table-cell office:value-type="string" office:string-value="Marseille" table:formula="of:=MID([.I40];1;FIND(&quot;(&quot;;[.I40])-2)" table:style-name="ce1">
            <text:p>Marseille</text:p>
          </table:table-cell>
          <table:table-cell table:style-name="ce1"/>
          <table:table-cell office:value-type="string" office:string-value="{ &quot;type&quot;: &quot;Point&quot;, &quot;coordinates&quot;: [5.364770, 43.298970] }" table:formula="of:=IF([.J40]&lt;&gt;&quot;&quot;;CONCATENATE(&quot;{ &quot;&quot;type&quot;&quot;: &quot;&quot;Point&quot;&quot;, &quot;&quot;coordinates&quot;&quot;: [&quot;;[.K40];&quot;, &quot;;[.J40];&quot;] }&quot;);&quot;&quot;)" table:style-name="ce4">
            <text:p>{ "type": "Point", "coordinates": [5.364770, 43.298970] }</text:p>
          </table:table-cell>
          <table:table-cell office:value-type="string" office:string-value="{ &quot;nr&quot;: &quot;38&quot;, &quot;booknr&quot;: &quot;38&quot;, &quot;confirmed&quot;: &quot;true&quot;, &quot;name&quot;: &quot;Marseille (Bouche-du-Rhône)&quot;, &quot;shortname&quot;: &quot;Marseille&quot; }" table:formula="of:=CONCATENATE(&quot;{ &quot;&quot;nr&quot;&quot;: &quot;&quot;&quot;;[.F40];&quot;&quot;&quot;, &quot;&quot;booknr&quot;&quot;: &quot;&quot;&quot;;[.G40];&quot;&quot;&quot;, &quot;&quot;confirmed&quot;&quot;: &quot;&quot;&quot;;[.L40];&quot;&quot;&quot;, &quot;&quot;name&quot;&quot;: &quot;&quot;&quot;;[.I40];&quot;&quot;&quot;, &quot;&quot;shortname&quot;&quot;: &quot;&quot;&quot;;[.M40];&quot;&quot;&quot; }&quot;)" table:style-name="ce4">
            <text:p>{ "nr": "38", "booknr": "38", "confirmed": "true", "name": "Marseille (Bouche-du-Rhône)", "shortname": "Marseille" }</text:p>
          </table:table-cell>
          <table:table-cell office:value-type="string" office:string-value="{ &quot;id&quot;: &quot;38-01&quot;, &quot;type&quot;: &quot;Feature&quot;, &quot;geometry&quot;: { &quot;type&quot;: &quot;Point&quot;, &quot;coordinates&quot;: [5.364770, 43.298970] }, &quot;properties&quot;: { &quot;nr&quot;: &quot;38&quot;, &quot;booknr&quot;: &quot;38&quot;, &quot;confirmed&quot;: &quot;true&quot;, &quot;name&quot;: &quot;Marseille (Bouche-du-Rhône)&quot;, &quot;shortname&quot;: &quot;Marseille&quot; } }," table:formula="of:=CONCATENATE(&quot;{ &quot;&quot;id&quot;&quot;: &quot;&quot;&quot;;[.H40];&quot;&quot;&quot;, &quot;&quot;type&quot;&quot;: &quot;&quot;Feature&quot;&quot;, &quot;&quot;geometry&quot;&quot;: &quot;;IF([.O40]=&quot;&quot;;&quot;null&quot;;[.O40]);&quot;, &quot;&quot;properties&quot;&quot;: &quot;;[.P40];&quot; },&quot;)" table:style-name="ce4">
            <text:p>{ "id": "38-01", "type": "Feature", "geometry": { "type": "Point", "coordinates": [5.364770, 43.298970] }, "properties": { "nr": "38", "booknr": "38", "confirmed": "true", "name": "Marseille (Bouche-du-Rhône)", "shortname": "Marseill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39 Nantes (Loire-Atlantique)<text:s/></text:span>47.212167, -1.565239</text:p>
          </table:table-cell>
          <table:table-cell office:value-type="float" office:value="30" table:formula="of:=IFERROR(FIND(4;[.A41];3);LEN([.A41])+1)" table:style-name="ce1">
            <text:p>30</text:p>
          </table:table-cell>
          <table:table-cell office:value-type="float" office:value="39" table:formula="of:=IFERROR(FIND(&quot;,&quot;;[.A41];[.B41]);[.B41])" table:style-name="ce1">
            <text:p>39</text:p>
          </table:table-cell>
          <table:table-cell office:value-type="string" office:string-value="39" table:formula="of:=LEFT([.A41];2)" table:style-name="ce1">
            <text:p>39</text:p>
          </table:table-cell>
          <table:table-cell office:value-type="float" office:value="1" table:formula="of:=IF([.D41]=[.D40];[.E40]+1;1)" table:style-name="ce1">
            <text:p>1</text:p>
          </table:table-cell>
          <table:table-cell office:value-type="string" table:style-name="ce3">
            <text:p>39</text:p>
          </table:table-cell>
          <table:table-cell office:value-type="string" office:string-value="39" table:formula="of:=[.D41]" table:style-name="ce10">
            <text:p>39</text:p>
          </table:table-cell>
          <table:table-cell office:value-type="string" office:string-value="39-01" table:formula="of:=CONCATENATE([.D41];&quot;-&quot;;IF(LEN([.E41])=1;CONCATENATE(&quot;0&quot;;[.E41]);[.E41]))" table:style-name="ce1">
            <text:p>39-01</text:p>
          </table:table-cell>
          <table:table-cell office:value-type="string" office:string-value="Nantes (Loire-Atlantique)" table:formula="of:=TRIM(MID([.A41];4;[.B41]-4))" table:style-name="ce1">
            <text:p>Nantes (Loire-Atlantique)</text:p>
          </table:table-cell>
          <table:table-cell office:value-type="string" office:string-value="47.212167" table:formula="of:=MID([.A41];[.B41];[.C41]-[.B41])" table:style-name="ce1">
            <text:p>47.212167</text:p>
          </table:table-cell>
          <table:table-cell office:value-type="string" office:string-value="-1.565239" table:formula="of:=IFERROR(MID([.A41];[.C41]+2;LEN([.A41])-[.C41]);&quot;&quot;)" table:style-name="ce1">
            <text:p>-1.565239</text:p>
          </table:table-cell>
          <table:table-cell office:value-type="string" office:string-value="true" table:formula="of:=IF([.B41]&lt;&gt;[.C41];&quot;true&quot;;&quot;false&quot;)" table:style-name="ce1">
            <text:p>true</text:p>
          </table:table-cell>
          <table:table-cell office:value-type="string" office:string-value="Nantes" table:formula="of:=MID([.I41];1;FIND(&quot;(&quot;;[.I41])-2)" table:style-name="ce1">
            <text:p>Nantes</text:p>
          </table:table-cell>
          <table:table-cell table:style-name="ce1"/>
          <table:table-cell office:value-type="string" office:string-value="{ &quot;type&quot;: &quot;Point&quot;, &quot;coordinates&quot;: [-1.565239, 47.212167] }" table:formula="of:=IF([.J41]&lt;&gt;&quot;&quot;;CONCATENATE(&quot;{ &quot;&quot;type&quot;&quot;: &quot;&quot;Point&quot;&quot;, &quot;&quot;coordinates&quot;&quot;: [&quot;;[.K41];&quot;, &quot;;[.J41];&quot;] }&quot;);&quot;&quot;)" table:style-name="ce4">
            <text:p>{ "type": "Point", "coordinates": [-1.565239, 47.212167] }</text:p>
          </table:table-cell>
          <table:table-cell office:value-type="string" office:string-value="{ &quot;nr&quot;: &quot;39&quot;, &quot;booknr&quot;: &quot;39&quot;, &quot;confirmed&quot;: &quot;true&quot;, &quot;name&quot;: &quot;Nantes (Loire-Atlantique)&quot;, &quot;shortname&quot;: &quot;Nantes&quot; }" table:formula="of:=CONCATENATE(&quot;{ &quot;&quot;nr&quot;&quot;: &quot;&quot;&quot;;[.F41];&quot;&quot;&quot;, &quot;&quot;booknr&quot;&quot;: &quot;&quot;&quot;;[.G41];&quot;&quot;&quot;, &quot;&quot;confirmed&quot;&quot;: &quot;&quot;&quot;;[.L41];&quot;&quot;&quot;, &quot;&quot;name&quot;&quot;: &quot;&quot;&quot;;[.I41];&quot;&quot;&quot;, &quot;&quot;shortname&quot;&quot;: &quot;&quot;&quot;;[.M41];&quot;&quot;&quot; }&quot;)" table:style-name="ce4">
            <text:p>{ "nr": "39", "booknr": "39", "confirmed": "true", "name": "Nantes (Loire-Atlantique)", "shortname": "Nantes" }</text:p>
          </table:table-cell>
          <table:table-cell office:value-type="string" office:string-value="{ &quot;id&quot;: &quot;39-01&quot;, &quot;type&quot;: &quot;Feature&quot;, &quot;geometry&quot;: { &quot;type&quot;: &quot;Point&quot;, &quot;coordinates&quot;: [-1.565239, 47.212167] }, &quot;properties&quot;: { &quot;nr&quot;: &quot;39&quot;, &quot;booknr&quot;: &quot;39&quot;, &quot;confirmed&quot;: &quot;true&quot;, &quot;name&quot;: &quot;Nantes (Loire-Atlantique)&quot;, &quot;shortname&quot;: &quot;Nantes&quot; } }," table:formula="of:=CONCATENATE(&quot;{ &quot;&quot;id&quot;&quot;: &quot;&quot;&quot;;[.H41];&quot;&quot;&quot;, &quot;&quot;type&quot;&quot;: &quot;&quot;Feature&quot;&quot;, &quot;&quot;geometry&quot;&quot;: &quot;;IF([.O41]=&quot;&quot;;&quot;null&quot;;[.O41]);&quot;, &quot;&quot;properties&quot;&quot;: &quot;;[.P41];&quot; },&quot;)" table:style-name="ce4">
            <text:p>{ "id": "39-01", "type": "Feature", "geometry": { "type": "Point", "coordinates": [-1.565239, 47.212167] }, "properties": { "nr": "39", "booknr": "39", "confirmed": "true", "name": "Nantes (Loire-Atlantique)", "shortname": "Nante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0 Valence (Drôme)<text:s/></text:span>44.931497, 4.889437</text:p>
          </table:table-cell>
          <table:table-cell office:value-type="float" office:value="20" table:formula="of:=IFERROR(FIND(4;[.A42];3);LEN([.A42])+1)" table:style-name="ce1">
            <text:p>20</text:p>
          </table:table-cell>
          <table:table-cell office:value-type="float" office:value="29" table:formula="of:=IFERROR(FIND(&quot;,&quot;;[.A42];[.B42]);[.B42])" table:style-name="ce1">
            <text:p>29</text:p>
          </table:table-cell>
          <table:table-cell office:value-type="string" office:string-value="40" table:formula="of:=LEFT([.A42];2)" table:style-name="ce1">
            <text:p>40</text:p>
          </table:table-cell>
          <table:table-cell office:value-type="float" office:value="1" table:formula="of:=IF([.D42]=[.D41];[.E41]+1;1)" table:style-name="ce1">
            <text:p>1</text:p>
          </table:table-cell>
          <table:table-cell office:value-type="string" table:style-name="ce3">
            <text:p>40</text:p>
          </table:table-cell>
          <table:table-cell office:value-type="string" office:string-value="40" table:formula="of:=[.D42]" table:style-name="ce10">
            <text:p>40</text:p>
          </table:table-cell>
          <table:table-cell office:value-type="string" office:string-value="40-01" table:formula="of:=CONCATENATE([.D42];&quot;-&quot;;IF(LEN([.E42])=1;CONCATENATE(&quot;0&quot;;[.E42]);[.E42]))" table:style-name="ce1">
            <text:p>40-01</text:p>
          </table:table-cell>
          <table:table-cell office:value-type="string" office:string-value="Valence (Drôme)" table:formula="of:=TRIM(MID([.A42];4;[.B42]-4))" table:style-name="ce1">
            <text:p>Valence (Drôme)</text:p>
          </table:table-cell>
          <table:table-cell office:value-type="string" office:string-value="44.931497" table:formula="of:=MID([.A42];[.B42];[.C42]-[.B42])" table:style-name="ce1">
            <text:p>44.931497</text:p>
          </table:table-cell>
          <table:table-cell office:value-type="string" office:string-value="4.889437" table:formula="of:=IFERROR(MID([.A42];[.C42]+2;LEN([.A42])-[.C42]);&quot;&quot;)" table:style-name="ce1">
            <text:p>4.889437</text:p>
          </table:table-cell>
          <table:table-cell office:value-type="string" office:string-value="true" table:formula="of:=IF([.B42]&lt;&gt;[.C42];&quot;true&quot;;&quot;false&quot;)" table:style-name="ce1">
            <text:p>true</text:p>
          </table:table-cell>
          <table:table-cell office:value-type="string" office:string-value="Valence" table:formula="of:=MID([.I42];1;FIND(&quot;(&quot;;[.I42])-2)" table:style-name="ce1">
            <text:p>Valence</text:p>
          </table:table-cell>
          <table:table-cell table:style-name="ce1"/>
          <table:table-cell office:value-type="string" office:string-value="{ &quot;type&quot;: &quot;Point&quot;, &quot;coordinates&quot;: [4.889437, 44.931497] }" table:formula="of:=IF([.J42]&lt;&gt;&quot;&quot;;CONCATENATE(&quot;{ &quot;&quot;type&quot;&quot;: &quot;&quot;Point&quot;&quot;, &quot;&quot;coordinates&quot;&quot;: [&quot;;[.K42];&quot;, &quot;;[.J42];&quot;] }&quot;);&quot;&quot;)" table:style-name="ce4">
            <text:p>{ "type": "Point", "coordinates": [4.889437, 44.931497] }</text:p>
          </table:table-cell>
          <table:table-cell office:value-type="string" office:string-value="{ &quot;nr&quot;: &quot;40&quot;, &quot;booknr&quot;: &quot;40&quot;, &quot;confirmed&quot;: &quot;true&quot;, &quot;name&quot;: &quot;Valence (Drôme)&quot;, &quot;shortname&quot;: &quot;Valence&quot; }" table:formula="of:=CONCATENATE(&quot;{ &quot;&quot;nr&quot;&quot;: &quot;&quot;&quot;;[.F42];&quot;&quot;&quot;, &quot;&quot;booknr&quot;&quot;: &quot;&quot;&quot;;[.G42];&quot;&quot;&quot;, &quot;&quot;confirmed&quot;&quot;: &quot;&quot;&quot;;[.L42];&quot;&quot;&quot;, &quot;&quot;name&quot;&quot;: &quot;&quot;&quot;;[.I42];&quot;&quot;&quot;, &quot;&quot;shortname&quot;&quot;: &quot;&quot;&quot;;[.M42];&quot;&quot;&quot; }&quot;)" table:style-name="ce4">
            <text:p>{ "nr": "40", "booknr": "40", "confirmed": "true", "name": "Valence (Drôme)", "shortname": "Valence" }</text:p>
          </table:table-cell>
          <table:table-cell office:value-type="string" office:string-value="{ &quot;id&quot;: &quot;40-01&quot;, &quot;type&quot;: &quot;Feature&quot;, &quot;geometry&quot;: { &quot;type&quot;: &quot;Point&quot;, &quot;coordinates&quot;: [4.889437, 44.931497] }, &quot;properties&quot;: { &quot;nr&quot;: &quot;40&quot;, &quot;booknr&quot;: &quot;40&quot;, &quot;confirmed&quot;: &quot;true&quot;, &quot;name&quot;: &quot;Valence (Drôme)&quot;, &quot;shortname&quot;: &quot;Valence&quot; } }," table:formula="of:=CONCATENATE(&quot;{ &quot;&quot;id&quot;&quot;: &quot;&quot;&quot;;[.H42];&quot;&quot;&quot;, &quot;&quot;type&quot;&quot;: &quot;&quot;Feature&quot;&quot;, &quot;&quot;geometry&quot;&quot;: &quot;;IF([.O42]=&quot;&quot;;&quot;null&quot;;[.O42]);&quot;, &quot;&quot;properties&quot;&quot;: &quot;;[.P42];&quot; },&quot;)" table:style-name="ce4">
            <text:p>{ "id": "40-01", "type": "Feature", "geometry": { "type": "Point", "coordinates": [4.889437, 44.931497] }, "properties": { "nr": "40", "booknr": "40", "confirmed": "true", "name": "Valence (Drôme)", "shortname": "Valenc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1 Limoges (Haute-Vienne)<text:s/></text:span>45.828739, 1.266743</text:p>
          </table:table-cell>
          <table:table-cell office:value-type="float" office:value="27" table:formula="of:=IFERROR(FIND(4;[.A43];3);LEN([.A43])+1)" table:style-name="ce1">
            <text:p>27</text:p>
          </table:table-cell>
          <table:table-cell office:value-type="float" office:value="36" table:formula="of:=IFERROR(FIND(&quot;,&quot;;[.A43];[.B43]);[.B43])" table:style-name="ce1">
            <text:p>36</text:p>
          </table:table-cell>
          <table:table-cell office:value-type="string" office:string-value="41" table:formula="of:=LEFT([.A43];2)" table:style-name="ce1">
            <text:p>41</text:p>
          </table:table-cell>
          <table:table-cell office:value-type="float" office:value="1" table:formula="of:=IF([.D43]=[.D42];[.E42]+1;1)" table:style-name="ce1">
            <text:p>1</text:p>
          </table:table-cell>
          <table:table-cell office:value-type="string" table:style-name="ce3">
            <text:p>41</text:p>
          </table:table-cell>
          <table:table-cell office:value-type="string" office:string-value="41" table:formula="of:=[.D43]" table:style-name="ce10">
            <text:p>41</text:p>
          </table:table-cell>
          <table:table-cell office:value-type="string" office:string-value="41-01" table:formula="of:=CONCATENATE([.D43];&quot;-&quot;;IF(LEN([.E43])=1;CONCATENATE(&quot;0&quot;;[.E43]);[.E43]))" table:style-name="ce1">
            <text:p>41-01</text:p>
          </table:table-cell>
          <table:table-cell office:value-type="string" office:string-value="Limoges (Haute-Vienne)" table:formula="of:=TRIM(MID([.A43];4;[.B43]-4))" table:style-name="ce1">
            <text:p>Limoges (Haute-Vienne)</text:p>
          </table:table-cell>
          <table:table-cell office:value-type="string" office:string-value="45.828739" table:formula="of:=MID([.A43];[.B43];[.C43]-[.B43])" table:style-name="ce1">
            <text:p>45.828739</text:p>
          </table:table-cell>
          <table:table-cell office:value-type="string" office:string-value="1.266743" table:formula="of:=IFERROR(MID([.A43];[.C43]+2;LEN([.A43])-[.C43]);&quot;&quot;)" table:style-name="ce1">
            <text:p>1.266743</text:p>
          </table:table-cell>
          <table:table-cell office:value-type="string" office:string-value="true" table:formula="of:=IF([.B43]&lt;&gt;[.C43];&quot;true&quot;;&quot;false&quot;)" table:style-name="ce1">
            <text:p>true</text:p>
          </table:table-cell>
          <table:table-cell office:value-type="string" office:string-value="Limoges" table:formula="of:=MID([.I43];1;FIND(&quot;(&quot;;[.I43])-2)" table:style-name="ce1">
            <text:p>Limoges</text:p>
          </table:table-cell>
          <table:table-cell table:style-name="ce1"/>
          <table:table-cell office:value-type="string" office:string-value="{ &quot;type&quot;: &quot;Point&quot;, &quot;coordinates&quot;: [1.266743, 45.828739] }" table:formula="of:=IF([.J43]&lt;&gt;&quot;&quot;;CONCATENATE(&quot;{ &quot;&quot;type&quot;&quot;: &quot;&quot;Point&quot;&quot;, &quot;&quot;coordinates&quot;&quot;: [&quot;;[.K43];&quot;, &quot;;[.J43];&quot;] }&quot;);&quot;&quot;)" table:style-name="ce4">
            <text:p>{ "type": "Point", "coordinates": [1.266743, 45.828739] }</text:p>
          </table:table-cell>
          <table:table-cell office:value-type="string" office:string-value="{ &quot;nr&quot;: &quot;41&quot;, &quot;booknr&quot;: &quot;41&quot;, &quot;confirmed&quot;: &quot;true&quot;, &quot;name&quot;: &quot;Limoges (Haute-Vienne)&quot;, &quot;shortname&quot;: &quot;Limoges&quot; }" table:formula="of:=CONCATENATE(&quot;{ &quot;&quot;nr&quot;&quot;: &quot;&quot;&quot;;[.F43];&quot;&quot;&quot;, &quot;&quot;booknr&quot;&quot;: &quot;&quot;&quot;;[.G43];&quot;&quot;&quot;, &quot;&quot;confirmed&quot;&quot;: &quot;&quot;&quot;;[.L43];&quot;&quot;&quot;, &quot;&quot;name&quot;&quot;: &quot;&quot;&quot;;[.I43];&quot;&quot;&quot;, &quot;&quot;shortname&quot;&quot;: &quot;&quot;&quot;;[.M43];&quot;&quot;&quot; }&quot;)" table:style-name="ce4">
            <text:p>{ "nr": "41", "booknr": "41", "confirmed": "true", "name": "Limoges (Haute-Vienne)", "shortname": "Limoges" }</text:p>
          </table:table-cell>
          <table:table-cell office:value-type="string" office:string-value="{ &quot;id&quot;: &quot;41-01&quot;, &quot;type&quot;: &quot;Feature&quot;, &quot;geometry&quot;: { &quot;type&quot;: &quot;Point&quot;, &quot;coordinates&quot;: [1.266743, 45.828739] }, &quot;properties&quot;: { &quot;nr&quot;: &quot;41&quot;, &quot;booknr&quot;: &quot;41&quot;, &quot;confirmed&quot;: &quot;true&quot;, &quot;name&quot;: &quot;Limoges (Haute-Vienne)&quot;, &quot;shortname&quot;: &quot;Limoges&quot; } }," table:formula="of:=CONCATENATE(&quot;{ &quot;&quot;id&quot;&quot;: &quot;&quot;&quot;;[.H43];&quot;&quot;&quot;, &quot;&quot;type&quot;&quot;: &quot;&quot;Feature&quot;&quot;, &quot;&quot;geometry&quot;&quot;: &quot;;IF([.O43]=&quot;&quot;;&quot;null&quot;;[.O43]);&quot;, &quot;&quot;properties&quot;&quot;: &quot;;[.P43];&quot; },&quot;)" table:style-name="ce4">
            <text:p>{ "id": "41-01", "type": "Feature", "geometry": { "type": "Point", "coordinates": [1.266743, 45.828739] }, "properties": { "nr": "41", "booknr": "41", "confirmed": "true", "name": "Limoges (Haute-Vienne)", "shortname": "Limoge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2 Brioude (Haute-Loire)<text:s/></text:span>45.293539, 3.384677</text:p>
          </table:table-cell>
          <table:table-cell office:value-type="float" office:value="26" table:formula="of:=IFERROR(FIND(4;[.A44];3);LEN([.A44])+1)" table:style-name="ce1">
            <text:p>26</text:p>
          </table:table-cell>
          <table:table-cell office:value-type="float" office:value="35" table:formula="of:=IFERROR(FIND(&quot;,&quot;;[.A44];[.B44]);[.B44])" table:style-name="ce1">
            <text:p>35</text:p>
          </table:table-cell>
          <table:table-cell office:value-type="string" office:string-value="42" table:formula="of:=LEFT([.A44];2)" table:style-name="ce1">
            <text:p>42</text:p>
          </table:table-cell>
          <table:table-cell office:value-type="float" office:value="1" table:formula="of:=IF([.D44]=[.D43];[.E43]+1;1)" table:style-name="ce1">
            <text:p>1</text:p>
          </table:table-cell>
          <table:table-cell office:value-type="string" table:style-name="ce3">
            <text:p>42</text:p>
          </table:table-cell>
          <table:table-cell office:value-type="string" office:string-value="42" table:formula="of:=[.D44]" table:style-name="ce10">
            <text:p>42</text:p>
          </table:table-cell>
          <table:table-cell office:value-type="string" office:string-value="42-01" table:formula="of:=CONCATENATE([.D44];&quot;-&quot;;IF(LEN([.E44])=1;CONCATENATE(&quot;0&quot;;[.E44]);[.E44]))" table:style-name="ce1">
            <text:p>42-01</text:p>
          </table:table-cell>
          <table:table-cell office:value-type="string" office:string-value="Brioude (Haute-Loire)" table:formula="of:=TRIM(MID([.A44];4;[.B44]-4))" table:style-name="ce1">
            <text:p>Brioude (Haute-Loire)</text:p>
          </table:table-cell>
          <table:table-cell office:value-type="string" office:string-value="45.293539" table:formula="of:=MID([.A44];[.B44];[.C44]-[.B44])" table:style-name="ce1">
            <text:p>45.293539</text:p>
          </table:table-cell>
          <table:table-cell office:value-type="string" office:string-value="3.384677" table:formula="of:=IFERROR(MID([.A44];[.C44]+2;LEN([.A44])-[.C44]);&quot;&quot;)" table:style-name="ce1">
            <text:p>3.384677</text:p>
          </table:table-cell>
          <table:table-cell office:value-type="string" office:string-value="true" table:formula="of:=IF([.B44]&lt;&gt;[.C44];&quot;true&quot;;&quot;false&quot;)" table:style-name="ce1">
            <text:p>true</text:p>
          </table:table-cell>
          <table:table-cell office:value-type="string" office:string-value="Brioude" table:formula="of:=MID([.I44];1;FIND(&quot;(&quot;;[.I44])-2)" table:style-name="ce1">
            <text:p>Brioude</text:p>
          </table:table-cell>
          <table:table-cell table:style-name="ce1"/>
          <table:table-cell office:value-type="string" office:string-value="{ &quot;type&quot;: &quot;Point&quot;, &quot;coordinates&quot;: [3.384677, 45.293539] }" table:formula="of:=IF([.J44]&lt;&gt;&quot;&quot;;CONCATENATE(&quot;{ &quot;&quot;type&quot;&quot;: &quot;&quot;Point&quot;&quot;, &quot;&quot;coordinates&quot;&quot;: [&quot;;[.K44];&quot;, &quot;;[.J44];&quot;] }&quot;);&quot;&quot;)" table:style-name="ce4">
            <text:p>{ "type": "Point", "coordinates": [3.384677, 45.293539] }</text:p>
          </table:table-cell>
          <table:table-cell office:value-type="string" office:string-value="{ &quot;nr&quot;: &quot;42&quot;, &quot;booknr&quot;: &quot;42&quot;, &quot;confirmed&quot;: &quot;true&quot;, &quot;name&quot;: &quot;Brioude (Haute-Loire)&quot;, &quot;shortname&quot;: &quot;Brioude&quot; }" table:formula="of:=CONCATENATE(&quot;{ &quot;&quot;nr&quot;&quot;: &quot;&quot;&quot;;[.F44];&quot;&quot;&quot;, &quot;&quot;booknr&quot;&quot;: &quot;&quot;&quot;;[.G44];&quot;&quot;&quot;, &quot;&quot;confirmed&quot;&quot;: &quot;&quot;&quot;;[.L44];&quot;&quot;&quot;, &quot;&quot;name&quot;&quot;: &quot;&quot;&quot;;[.I44];&quot;&quot;&quot;, &quot;&quot;shortname&quot;&quot;: &quot;&quot;&quot;;[.M44];&quot;&quot;&quot; }&quot;)" table:style-name="ce4">
            <text:p>{ "nr": "42", "booknr": "42", "confirmed": "true", "name": "Brioude (Haute-Loire)", "shortname": "Brioude" }</text:p>
          </table:table-cell>
          <table:table-cell office:value-type="string" office:string-value="{ &quot;id&quot;: &quot;42-01&quot;, &quot;type&quot;: &quot;Feature&quot;, &quot;geometry&quot;: { &quot;type&quot;: &quot;Point&quot;, &quot;coordinates&quot;: [3.384677, 45.293539] }, &quot;properties&quot;: { &quot;nr&quot;: &quot;42&quot;, &quot;booknr&quot;: &quot;42&quot;, &quot;confirmed&quot;: &quot;true&quot;, &quot;name&quot;: &quot;Brioude (Haute-Loire)&quot;, &quot;shortname&quot;: &quot;Brioude&quot; } }," table:formula="of:=CONCATENATE(&quot;{ &quot;&quot;id&quot;&quot;: &quot;&quot;&quot;;[.H44];&quot;&quot;&quot;, &quot;&quot;type&quot;&quot;: &quot;&quot;Feature&quot;&quot;, &quot;&quot;geometry&quot;&quot;: &quot;;IF([.O44]=&quot;&quot;;&quot;null&quot;;[.O44]);&quot;, &quot;&quot;properties&quot;&quot;: &quot;;[.P44];&quot; },&quot;)" table:style-name="ce4">
            <text:p>{ "id": "42-01", "type": "Feature", "geometry": { "type": "Point", "coordinates": [3.384677, 45.293539] }, "properties": { "nr": "42", "booknr": "42", "confirmed": "true", "name": "Brioude (Haute-Loire)", "shortname": "Brioud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3 Draguignan (Var)<text:s/></text:span>43.529758, 6.447417</text:p>
          </table:table-cell>
          <table:table-cell office:value-type="float" office:value="21" table:formula="of:=IFERROR(FIND(4;[.A45];3);LEN([.A45])+1)" table:style-name="ce1">
            <text:p>21</text:p>
          </table:table-cell>
          <table:table-cell office:value-type="float" office:value="30" table:formula="of:=IFERROR(FIND(&quot;,&quot;;[.A45];[.B45]);[.B45])" table:style-name="ce1">
            <text:p>30</text:p>
          </table:table-cell>
          <table:table-cell office:value-type="string" office:string-value="43" table:formula="of:=LEFT([.A45];2)" table:style-name="ce1">
            <text:p>43</text:p>
          </table:table-cell>
          <table:table-cell office:value-type="float" office:value="1" table:formula="of:=IF([.D45]=[.D44];[.E44]+1;1)" table:style-name="ce1">
            <text:p>1</text:p>
          </table:table-cell>
          <table:table-cell office:value-type="string" table:style-name="ce3">
            <text:p>43</text:p>
          </table:table-cell>
          <table:table-cell office:value-type="string" office:string-value="43" table:formula="of:=[.D45]" table:style-name="ce10">
            <text:p>43</text:p>
          </table:table-cell>
          <table:table-cell office:value-type="string" office:string-value="43-01" table:formula="of:=CONCATENATE([.D45];&quot;-&quot;;IF(LEN([.E45])=1;CONCATENATE(&quot;0&quot;;[.E45]);[.E45]))" table:style-name="ce1">
            <text:p>43-01</text:p>
          </table:table-cell>
          <table:table-cell office:value-type="string" office:string-value="Draguignan (Var)" table:formula="of:=TRIM(MID([.A45];4;[.B45]-4))" table:style-name="ce1">
            <text:p>Draguignan (Var)</text:p>
          </table:table-cell>
          <table:table-cell office:value-type="string" office:string-value="43.529758" table:formula="of:=MID([.A45];[.B45];[.C45]-[.B45])" table:style-name="ce1">
            <text:p>43.529758</text:p>
          </table:table-cell>
          <table:table-cell office:value-type="string" office:string-value="6.447417" table:formula="of:=IFERROR(MID([.A45];[.C45]+2;LEN([.A45])-[.C45]);&quot;&quot;)" table:style-name="ce1">
            <text:p>6.447417</text:p>
          </table:table-cell>
          <table:table-cell office:value-type="string" office:string-value="true" table:formula="of:=IF([.B45]&lt;&gt;[.C45];&quot;true&quot;;&quot;false&quot;)" table:style-name="ce1">
            <text:p>true</text:p>
          </table:table-cell>
          <table:table-cell office:value-type="string" office:string-value="Draguignan" table:formula="of:=MID([.I45];1;FIND(&quot;(&quot;;[.I45])-2)" table:style-name="ce1">
            <text:p>Draguignan</text:p>
          </table:table-cell>
          <table:table-cell table:style-name="ce1"/>
          <table:table-cell office:value-type="string" office:string-value="{ &quot;type&quot;: &quot;Point&quot;, &quot;coordinates&quot;: [6.447417, 43.529758] }" table:formula="of:=IF([.J45]&lt;&gt;&quot;&quot;;CONCATENATE(&quot;{ &quot;&quot;type&quot;&quot;: &quot;&quot;Point&quot;&quot;, &quot;&quot;coordinates&quot;&quot;: [&quot;;[.K45];&quot;, &quot;;[.J45];&quot;] }&quot;);&quot;&quot;)" table:style-name="ce4">
            <text:p>{ "type": "Point", "coordinates": [6.447417, 43.529758] }</text:p>
          </table:table-cell>
          <table:table-cell office:value-type="string" office:string-value="{ &quot;nr&quot;: &quot;43&quot;, &quot;booknr&quot;: &quot;43&quot;, &quot;confirmed&quot;: &quot;true&quot;, &quot;name&quot;: &quot;Draguignan (Var)&quot;, &quot;shortname&quot;: &quot;Draguignan&quot; }" table:formula="of:=CONCATENATE(&quot;{ &quot;&quot;nr&quot;&quot;: &quot;&quot;&quot;;[.F45];&quot;&quot;&quot;, &quot;&quot;booknr&quot;&quot;: &quot;&quot;&quot;;[.G45];&quot;&quot;&quot;, &quot;&quot;confirmed&quot;&quot;: &quot;&quot;&quot;;[.L45];&quot;&quot;&quot;, &quot;&quot;name&quot;&quot;: &quot;&quot;&quot;;[.I45];&quot;&quot;&quot;, &quot;&quot;shortname&quot;&quot;: &quot;&quot;&quot;;[.M45];&quot;&quot;&quot; }&quot;)" table:style-name="ce4">
            <text:p>{ "nr": "43", "booknr": "43", "confirmed": "true", "name": "Draguignan (Var)", "shortname": "Draguignan" }</text:p>
          </table:table-cell>
          <table:table-cell office:value-type="string" office:string-value="{ &quot;id&quot;: &quot;43-01&quot;, &quot;type&quot;: &quot;Feature&quot;, &quot;geometry&quot;: { &quot;type&quot;: &quot;Point&quot;, &quot;coordinates&quot;: [6.447417, 43.529758] }, &quot;properties&quot;: { &quot;nr&quot;: &quot;43&quot;, &quot;booknr&quot;: &quot;43&quot;, &quot;confirmed&quot;: &quot;true&quot;, &quot;name&quot;: &quot;Draguignan (Var)&quot;, &quot;shortname&quot;: &quot;Draguignan&quot; } }," table:formula="of:=CONCATENATE(&quot;{ &quot;&quot;id&quot;&quot;: &quot;&quot;&quot;;[.H45];&quot;&quot;&quot;, &quot;&quot;type&quot;&quot;: &quot;&quot;Feature&quot;&quot;, &quot;&quot;geometry&quot;&quot;: &quot;;IF([.O45]=&quot;&quot;;&quot;null&quot;;[.O45]);&quot;, &quot;&quot;properties&quot;&quot;: &quot;;[.P45];&quot; },&quot;)" table:style-name="ce4">
            <text:p>{ "id": "43-01", "type": "Feature", "geometry": { "type": "Point", "coordinates": [6.447417, 43.529758] }, "properties": { "nr": "43", "booknr": "43", "confirmed": "true", "name": "Draguignan (Var)", "shortname": "Draguigna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4 Roanne (Loire)<text:s/></text:span>46.040217, 4.071239</text:p>
          </table:table-cell>
          <table:table-cell office:value-type="float" office:value="19" table:formula="of:=IFERROR(FIND(4;[.A46];3);LEN([.A46])+1)" table:style-name="ce1">
            <text:p>19</text:p>
          </table:table-cell>
          <table:table-cell office:value-type="float" office:value="28" table:formula="of:=IFERROR(FIND(&quot;,&quot;;[.A46];[.B46]);[.B46])" table:style-name="ce1">
            <text:p>28</text:p>
          </table:table-cell>
          <table:table-cell office:value-type="string" office:string-value="44" table:formula="of:=LEFT([.A46];2)" table:style-name="ce1">
            <text:p>44</text:p>
          </table:table-cell>
          <table:table-cell office:value-type="float" office:value="1" table:formula="of:=IF([.D46]=[.D45];[.E45]+1;1)" table:style-name="ce1">
            <text:p>1</text:p>
          </table:table-cell>
          <table:table-cell office:value-type="string" table:style-name="ce3">
            <text:p>44</text:p>
          </table:table-cell>
          <table:table-cell office:value-type="string" office:string-value="44" table:formula="of:=[.D46]" table:style-name="ce10">
            <text:p>44</text:p>
          </table:table-cell>
          <table:table-cell office:value-type="string" office:string-value="44-01" table:formula="of:=CONCATENATE([.D46];&quot;-&quot;;IF(LEN([.E46])=1;CONCATENATE(&quot;0&quot;;[.E46]);[.E46]))" table:style-name="ce1">
            <text:p>44-01</text:p>
          </table:table-cell>
          <table:table-cell office:value-type="string" office:string-value="Roanne (Loire)" table:formula="of:=TRIM(MID([.A46];4;[.B46]-4))" table:style-name="ce1">
            <text:p>Roanne (Loire)</text:p>
          </table:table-cell>
          <table:table-cell office:value-type="string" office:string-value="46.040217" table:formula="of:=MID([.A46];[.B46];[.C46]-[.B46])" table:style-name="ce1">
            <text:p>46.040217</text:p>
          </table:table-cell>
          <table:table-cell office:value-type="string" office:string-value="4.071239" table:formula="of:=IFERROR(MID([.A46];[.C46]+2;LEN([.A46])-[.C46]);&quot;&quot;)" table:style-name="ce1">
            <text:p>4.071239</text:p>
          </table:table-cell>
          <table:table-cell office:value-type="string" office:string-value="true" table:formula="of:=IF([.B46]&lt;&gt;[.C46];&quot;true&quot;;&quot;false&quot;)" table:style-name="ce1">
            <text:p>true</text:p>
          </table:table-cell>
          <table:table-cell office:value-type="string" office:string-value="Roanne" table:formula="of:=MID([.I46];1;FIND(&quot;(&quot;;[.I46])-2)" table:style-name="ce1">
            <text:p>Roanne</text:p>
          </table:table-cell>
          <table:table-cell table:style-name="ce1"/>
          <table:table-cell office:value-type="string" office:string-value="{ &quot;type&quot;: &quot;Point&quot;, &quot;coordinates&quot;: [4.071239, 46.040217] }" table:formula="of:=IF([.J46]&lt;&gt;&quot;&quot;;CONCATENATE(&quot;{ &quot;&quot;type&quot;&quot;: &quot;&quot;Point&quot;&quot;, &quot;&quot;coordinates&quot;&quot;: [&quot;;[.K46];&quot;, &quot;;[.J46];&quot;] }&quot;);&quot;&quot;)" table:style-name="ce4">
            <text:p>{ "type": "Point", "coordinates": [4.071239, 46.040217] }</text:p>
          </table:table-cell>
          <table:table-cell office:value-type="string" office:string-value="{ &quot;nr&quot;: &quot;44&quot;, &quot;booknr&quot;: &quot;44&quot;, &quot;confirmed&quot;: &quot;true&quot;, &quot;name&quot;: &quot;Roanne (Loire)&quot;, &quot;shortname&quot;: &quot;Roanne&quot; }" table:formula="of:=CONCATENATE(&quot;{ &quot;&quot;nr&quot;&quot;: &quot;&quot;&quot;;[.F46];&quot;&quot;&quot;, &quot;&quot;booknr&quot;&quot;: &quot;&quot;&quot;;[.G46];&quot;&quot;&quot;, &quot;&quot;confirmed&quot;&quot;: &quot;&quot;&quot;;[.L46];&quot;&quot;&quot;, &quot;&quot;name&quot;&quot;: &quot;&quot;&quot;;[.I46];&quot;&quot;&quot;, &quot;&quot;shortname&quot;&quot;: &quot;&quot;&quot;;[.M46];&quot;&quot;&quot; }&quot;)" table:style-name="ce4">
            <text:p>{ "nr": "44", "booknr": "44", "confirmed": "true", "name": "Roanne (Loire)", "shortname": "Roanne" }</text:p>
          </table:table-cell>
          <table:table-cell office:value-type="string" office:string-value="{ &quot;id&quot;: &quot;44-01&quot;, &quot;type&quot;: &quot;Feature&quot;, &quot;geometry&quot;: { &quot;type&quot;: &quot;Point&quot;, &quot;coordinates&quot;: [4.071239, 46.040217] }, &quot;properties&quot;: { &quot;nr&quot;: &quot;44&quot;, &quot;booknr&quot;: &quot;44&quot;, &quot;confirmed&quot;: &quot;true&quot;, &quot;name&quot;: &quot;Roanne (Loire)&quot;, &quot;shortname&quot;: &quot;Roanne&quot; } }," table:formula="of:=CONCATENATE(&quot;{ &quot;&quot;id&quot;&quot;: &quot;&quot;&quot;;[.H46];&quot;&quot;&quot;, &quot;&quot;type&quot;&quot;: &quot;&quot;Feature&quot;&quot;, &quot;&quot;geometry&quot;&quot;: &quot;;IF([.O46]=&quot;&quot;;&quot;null&quot;;[.O46]);&quot;, &quot;&quot;properties&quot;&quot;: &quot;;[.P46];&quot; },&quot;)" table:style-name="ce4">
            <text:p>{ "id": "44-01", "type": "Feature", "geometry": { "type": "Point", "coordinates": [4.071239, 46.040217] }, "properties": { "nr": "44", "booknr": "44", "confirmed": "true", "name": "Roanne (Loire)", "shortname": "Roann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5 L'Isle-Jourdain (Gers)<text:s/></text:span>43.606548, 1.065925</text:p>
          </table:table-cell>
          <table:table-cell office:value-type="float" office:value="27" table:formula="of:=IFERROR(FIND(4;[.A47];3);LEN([.A47])+1)" table:style-name="ce1">
            <text:p>27</text:p>
          </table:table-cell>
          <table:table-cell office:value-type="float" office:value="36" table:formula="of:=IFERROR(FIND(&quot;,&quot;;[.A47];[.B47]);[.B47])" table:style-name="ce1">
            <text:p>36</text:p>
          </table:table-cell>
          <table:table-cell office:value-type="string" office:string-value="45" table:formula="of:=LEFT([.A47];2)" table:style-name="ce1">
            <text:p>45</text:p>
          </table:table-cell>
          <table:table-cell office:value-type="float" office:value="1" table:formula="of:=IF([.D47]=[.D46];[.E46]+1;1)" table:style-name="ce1">
            <text:p>1</text:p>
          </table:table-cell>
          <table:table-cell office:value-type="string" table:style-name="ce3">
            <text:p>45</text:p>
          </table:table-cell>
          <table:table-cell office:value-type="string" office:string-value="45" table:formula="of:=[.D47]" table:style-name="ce10">
            <text:p>45</text:p>
          </table:table-cell>
          <table:table-cell office:value-type="string" office:string-value="45-01" table:formula="of:=CONCATENATE([.D47];&quot;-&quot;;IF(LEN([.E47])=1;CONCATENATE(&quot;0&quot;;[.E47]);[.E47]))" table:style-name="ce1">
            <text:p>45-01</text:p>
          </table:table-cell>
          <table:table-cell office:value-type="string" office:string-value="L'Isle-Jourdain (Gers)" table:formula="of:=TRIM(MID([.A47];4;[.B47]-4))" table:style-name="ce1">
            <text:p>L'Isle-Jourdain (Gers)</text:p>
          </table:table-cell>
          <table:table-cell office:value-type="string" office:string-value="43.606548" table:formula="of:=MID([.A47];[.B47];[.C47]-[.B47])" table:style-name="ce1">
            <text:p>43.606548</text:p>
          </table:table-cell>
          <table:table-cell office:value-type="string" office:string-value="1.065925" table:formula="of:=IFERROR(MID([.A47];[.C47]+2;LEN([.A47])-[.C47]);&quot;&quot;)" table:style-name="ce1">
            <text:p>1.065925</text:p>
          </table:table-cell>
          <table:table-cell office:value-type="string" office:string-value="true" table:formula="of:=IF([.B47]&lt;&gt;[.C47];&quot;true&quot;;&quot;false&quot;)" table:style-name="ce1">
            <text:p>true</text:p>
          </table:table-cell>
          <table:table-cell office:value-type="string" office:string-value="L'Isle-Jourdain" table:formula="of:=MID([.I47];1;FIND(&quot;(&quot;;[.I47])-2)" table:style-name="ce1">
            <text:p>L'Isle-Jourdain</text:p>
          </table:table-cell>
          <table:table-cell table:style-name="ce1"/>
          <table:table-cell office:value-type="string" office:string-value="{ &quot;type&quot;: &quot;Point&quot;, &quot;coordinates&quot;: [1.065925, 43.606548] }" table:formula="of:=IF([.J47]&lt;&gt;&quot;&quot;;CONCATENATE(&quot;{ &quot;&quot;type&quot;&quot;: &quot;&quot;Point&quot;&quot;, &quot;&quot;coordinates&quot;&quot;: [&quot;;[.K47];&quot;, &quot;;[.J47];&quot;] }&quot;);&quot;&quot;)" table:style-name="ce4">
            <text:p>{ "type": "Point", "coordinates": [1.065925, 43.606548] }</text:p>
          </table:table-cell>
          <table:table-cell office:value-type="string" office:string-value="{ &quot;nr&quot;: &quot;45&quot;, &quot;booknr&quot;: &quot;45&quot;, &quot;confirmed&quot;: &quot;true&quot;, &quot;name&quot;: &quot;L'Isle-Jourdain (Gers)&quot;, &quot;shortname&quot;: &quot;L'Isle-Jourdain&quot; }" table:formula="of:=CONCATENATE(&quot;{ &quot;&quot;nr&quot;&quot;: &quot;&quot;&quot;;[.F47];&quot;&quot;&quot;, &quot;&quot;booknr&quot;&quot;: &quot;&quot;&quot;;[.G47];&quot;&quot;&quot;, &quot;&quot;confirmed&quot;&quot;: &quot;&quot;&quot;;[.L47];&quot;&quot;&quot;, &quot;&quot;name&quot;&quot;: &quot;&quot;&quot;;[.I47];&quot;&quot;&quot;, &quot;&quot;shortname&quot;&quot;: &quot;&quot;&quot;;[.M47];&quot;&quot;&quot; }&quot;)" table:style-name="ce4">
            <text:p>{ "nr": "45", "booknr": "45", "confirmed": "true", "name": "L'Isle-Jourdain (Gers)", "shortname": "L'Isle-Jourdain" }</text:p>
          </table:table-cell>
          <table:table-cell office:value-type="string" office:string-value="{ &quot;id&quot;: &quot;45-01&quot;, &quot;type&quot;: &quot;Feature&quot;, &quot;geometry&quot;: { &quot;type&quot;: &quot;Point&quot;, &quot;coordinates&quot;: [1.065925, 43.606548] }, &quot;properties&quot;: { &quot;nr&quot;: &quot;45&quot;, &quot;booknr&quot;: &quot;45&quot;, &quot;confirmed&quot;: &quot;true&quot;, &quot;name&quot;: &quot;L'Isle-Jourdain (Gers)&quot;, &quot;shortname&quot;: &quot;L'Isle-Jourdain&quot; } }," table:formula="of:=CONCATENATE(&quot;{ &quot;&quot;id&quot;&quot;: &quot;&quot;&quot;;[.H47];&quot;&quot;&quot;, &quot;&quot;type&quot;&quot;: &quot;&quot;Feature&quot;&quot;, &quot;&quot;geometry&quot;&quot;: &quot;;IF([.O47]=&quot;&quot;;&quot;null&quot;;[.O47]);&quot;, &quot;&quot;properties&quot;&quot;: &quot;;[.P47];&quot; },&quot;)" table:style-name="ce4">
            <text:p>{ "id": "45-01", "type": "Feature", "geometry": { "type": "Point", "coordinates": [1.065925, 43.606548] }, "properties": { "nr": "45", "booknr": "45", "confirmed": "true", "name": "L'Isle-Jourdain (Gers)", "shortname": "L'Isle-Jourdai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6 Saint-Maximin (Var)<text:s/></text:span>43.453394, 5.863181</text:p>
          </table:table-cell>
          <table:table-cell office:value-type="float" office:value="24" table:formula="of:=IFERROR(FIND(4;[.A48];3);LEN([.A48])+1)" table:style-name="ce1">
            <text:p>24</text:p>
          </table:table-cell>
          <table:table-cell office:value-type="float" office:value="33" table:formula="of:=IFERROR(FIND(&quot;,&quot;;[.A48];[.B48]);[.B48])" table:style-name="ce1">
            <text:p>33</text:p>
          </table:table-cell>
          <table:table-cell office:value-type="string" office:string-value="46" table:formula="of:=LEFT([.A48];2)" table:style-name="ce1">
            <text:p>46</text:p>
          </table:table-cell>
          <table:table-cell office:value-type="float" office:value="1" table:formula="of:=IF([.D48]=[.D47];[.E47]+1;1)" table:style-name="ce1">
            <text:p>1</text:p>
          </table:table-cell>
          <table:table-cell office:value-type="string" table:style-name="ce3">
            <text:p>46</text:p>
          </table:table-cell>
          <table:table-cell office:value-type="string" office:string-value="46" table:formula="of:=[.D48]" table:style-name="ce10">
            <text:p>46</text:p>
          </table:table-cell>
          <table:table-cell office:value-type="string" office:string-value="46-01" table:formula="of:=CONCATENATE([.D48];&quot;-&quot;;IF(LEN([.E48])=1;CONCATENATE(&quot;0&quot;;[.E48]);[.E48]))" table:style-name="ce1">
            <text:p>46-01</text:p>
          </table:table-cell>
          <table:table-cell office:value-type="string" office:string-value="Saint-Maximin (Var)" table:formula="of:=TRIM(MID([.A48];4;[.B48]-4))" table:style-name="ce1">
            <text:p>Saint-Maximin (Var)</text:p>
          </table:table-cell>
          <table:table-cell office:value-type="string" office:string-value="43.453394" table:formula="of:=MID([.A48];[.B48];[.C48]-[.B48])" table:style-name="ce1">
            <text:p>43.453394</text:p>
          </table:table-cell>
          <table:table-cell office:value-type="string" office:string-value="5.863181" table:formula="of:=IFERROR(MID([.A48];[.C48]+2;LEN([.A48])-[.C48]);&quot;&quot;)" table:style-name="ce1">
            <text:p>5.863181</text:p>
          </table:table-cell>
          <table:table-cell office:value-type="string" office:string-value="true" table:formula="of:=IF([.B48]&lt;&gt;[.C48];&quot;true&quot;;&quot;false&quot;)" table:style-name="ce1">
            <text:p>true</text:p>
          </table:table-cell>
          <table:table-cell office:value-type="string" office:string-value="Saint-Maximin" table:formula="of:=MID([.I48];1;FIND(&quot;(&quot;;[.I48])-2)" table:style-name="ce1">
            <text:p>Saint-Maximin</text:p>
          </table:table-cell>
          <table:table-cell table:style-name="ce1"/>
          <table:table-cell office:value-type="string" office:string-value="{ &quot;type&quot;: &quot;Point&quot;, &quot;coordinates&quot;: [5.863181, 43.453394] }" table:formula="of:=IF([.J48]&lt;&gt;&quot;&quot;;CONCATENATE(&quot;{ &quot;&quot;type&quot;&quot;: &quot;&quot;Point&quot;&quot;, &quot;&quot;coordinates&quot;&quot;: [&quot;;[.K48];&quot;, &quot;;[.J48];&quot;] }&quot;);&quot;&quot;)" table:style-name="ce4">
            <text:p>{ "type": "Point", "coordinates": [5.863181, 43.453394] }</text:p>
          </table:table-cell>
          <table:table-cell office:value-type="string" office:string-value="{ &quot;nr&quot;: &quot;46&quot;, &quot;booknr&quot;: &quot;46&quot;, &quot;confirmed&quot;: &quot;true&quot;, &quot;name&quot;: &quot;Saint-Maximin (Var)&quot;, &quot;shortname&quot;: &quot;Saint-Maximin&quot; }" table:formula="of:=CONCATENATE(&quot;{ &quot;&quot;nr&quot;&quot;: &quot;&quot;&quot;;[.F48];&quot;&quot;&quot;, &quot;&quot;booknr&quot;&quot;: &quot;&quot;&quot;;[.G48];&quot;&quot;&quot;, &quot;&quot;confirmed&quot;&quot;: &quot;&quot;&quot;;[.L48];&quot;&quot;&quot;, &quot;&quot;name&quot;&quot;: &quot;&quot;&quot;;[.I48];&quot;&quot;&quot;, &quot;&quot;shortname&quot;&quot;: &quot;&quot;&quot;;[.M48];&quot;&quot;&quot; }&quot;)" table:style-name="ce4">
            <text:p>{ "nr": "46", "booknr": "46", "confirmed": "true", "name": "Saint-Maximin (Var)", "shortname": "Saint-Maximin" }</text:p>
          </table:table-cell>
          <table:table-cell office:value-type="string" office:string-value="{ &quot;id&quot;: &quot;46-01&quot;, &quot;type&quot;: &quot;Feature&quot;, &quot;geometry&quot;: { &quot;type&quot;: &quot;Point&quot;, &quot;coordinates&quot;: [5.863181, 43.453394] }, &quot;properties&quot;: { &quot;nr&quot;: &quot;46&quot;, &quot;booknr&quot;: &quot;46&quot;, &quot;confirmed&quot;: &quot;true&quot;, &quot;name&quot;: &quot;Saint-Maximin (Var)&quot;, &quot;shortname&quot;: &quot;Saint-Maximin&quot; } }," table:formula="of:=CONCATENATE(&quot;{ &quot;&quot;id&quot;&quot;: &quot;&quot;&quot;;[.H48];&quot;&quot;&quot;, &quot;&quot;type&quot;&quot;: &quot;&quot;Feature&quot;&quot;, &quot;&quot;geometry&quot;&quot;: &quot;;IF([.O48]=&quot;&quot;;&quot;null&quot;;[.O48]);&quot;, &quot;&quot;properties&quot;&quot;: &quot;;[.P48];&quot; },&quot;)" table:style-name="ce4">
            <text:p>{ "id": "46-01", "type": "Feature", "geometry": { "type": "Point", "coordinates": [5.863181, 43.453394] }, "properties": { "nr": "46", "booknr": "46", "confirmed": "true", "name": "Saint-Maximin (Var)", "shortname": "Saint-Maximi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7 Embrun (Hautes-Alpes)<text:s/></text:span>44.567119, 6.496097</text:p>
          </table:table-cell>
          <table:table-cell office:value-type="float" office:value="26" table:formula="of:=IFERROR(FIND(4;[.A49];3);LEN([.A49])+1)" table:style-name="ce1">
            <text:p>26</text:p>
          </table:table-cell>
          <table:table-cell office:value-type="float" office:value="35" table:formula="of:=IFERROR(FIND(&quot;,&quot;;[.A49];[.B49]);[.B49])" table:style-name="ce1">
            <text:p>35</text:p>
          </table:table-cell>
          <table:table-cell office:value-type="string" office:string-value="47" table:formula="of:=LEFT([.A49];2)" table:style-name="ce1">
            <text:p>47</text:p>
          </table:table-cell>
          <table:table-cell office:value-type="float" office:value="1" table:formula="of:=IF([.D49]=[.D48];[.E48]+1;1)" table:style-name="ce1">
            <text:p>1</text:p>
          </table:table-cell>
          <table:table-cell office:value-type="string" table:style-name="ce3">
            <text:p>47</text:p>
          </table:table-cell>
          <table:table-cell office:value-type="string" office:string-value="47" table:formula="of:=[.D49]" table:style-name="ce10">
            <text:p>47</text:p>
          </table:table-cell>
          <table:table-cell office:value-type="string" office:string-value="47-01" table:formula="of:=CONCATENATE([.D49];&quot;-&quot;;IF(LEN([.E49])=1;CONCATENATE(&quot;0&quot;;[.E49]);[.E49]))" table:style-name="ce1">
            <text:p>47-01</text:p>
          </table:table-cell>
          <table:table-cell office:value-type="string" office:string-value="Embrun (Hautes-Alpes)" table:formula="of:=TRIM(MID([.A49];4;[.B49]-4))" table:style-name="ce1">
            <text:p>Embrun (Hautes-Alpes)</text:p>
          </table:table-cell>
          <table:table-cell office:value-type="string" office:string-value="44.567119" table:formula="of:=MID([.A49];[.B49];[.C49]-[.B49])" table:style-name="ce1">
            <text:p>44.567119</text:p>
          </table:table-cell>
          <table:table-cell office:value-type="string" office:string-value="6.496097" table:formula="of:=IFERROR(MID([.A49];[.C49]+2;LEN([.A49])-[.C49]);&quot;&quot;)" table:style-name="ce1">
            <text:p>6.496097</text:p>
          </table:table-cell>
          <table:table-cell office:value-type="string" office:string-value="true" table:formula="of:=IF([.B49]&lt;&gt;[.C49];&quot;true&quot;;&quot;false&quot;)" table:style-name="ce1">
            <text:p>true</text:p>
          </table:table-cell>
          <table:table-cell office:value-type="string" office:string-value="Embrun" table:formula="of:=MID([.I49];1;FIND(&quot;(&quot;;[.I49])-2)" table:style-name="ce1">
            <text:p>Embrun</text:p>
          </table:table-cell>
          <table:table-cell table:style-name="ce1"/>
          <table:table-cell office:value-type="string" office:string-value="{ &quot;type&quot;: &quot;Point&quot;, &quot;coordinates&quot;: [6.496097, 44.567119] }" table:formula="of:=IF([.J49]&lt;&gt;&quot;&quot;;CONCATENATE(&quot;{ &quot;&quot;type&quot;&quot;: &quot;&quot;Point&quot;&quot;, &quot;&quot;coordinates&quot;&quot;: [&quot;;[.K49];&quot;, &quot;;[.J49];&quot;] }&quot;);&quot;&quot;)" table:style-name="ce4">
            <text:p>{ "type": "Point", "coordinates": [6.496097, 44.567119] }</text:p>
          </table:table-cell>
          <table:table-cell office:value-type="string" office:string-value="{ &quot;nr&quot;: &quot;47&quot;, &quot;booknr&quot;: &quot;47&quot;, &quot;confirmed&quot;: &quot;true&quot;, &quot;name&quot;: &quot;Embrun (Hautes-Alpes)&quot;, &quot;shortname&quot;: &quot;Embrun&quot; }" table:formula="of:=CONCATENATE(&quot;{ &quot;&quot;nr&quot;&quot;: &quot;&quot;&quot;;[.F49];&quot;&quot;&quot;, &quot;&quot;booknr&quot;&quot;: &quot;&quot;&quot;;[.G49];&quot;&quot;&quot;, &quot;&quot;confirmed&quot;&quot;: &quot;&quot;&quot;;[.L49];&quot;&quot;&quot;, &quot;&quot;name&quot;&quot;: &quot;&quot;&quot;;[.I49];&quot;&quot;&quot;, &quot;&quot;shortname&quot;&quot;: &quot;&quot;&quot;;[.M49];&quot;&quot;&quot; }&quot;)" table:style-name="ce4">
            <text:p>{ "nr": "47", "booknr": "47", "confirmed": "true", "name": "Embrun (Hautes-Alpes)", "shortname": "Embrun" }</text:p>
          </table:table-cell>
          <table:table-cell office:value-type="string" office:string-value="{ &quot;id&quot;: &quot;47-01&quot;, &quot;type&quot;: &quot;Feature&quot;, &quot;geometry&quot;: { &quot;type&quot;: &quot;Point&quot;, &quot;coordinates&quot;: [6.496097, 44.567119] }, &quot;properties&quot;: { &quot;nr&quot;: &quot;47&quot;, &quot;booknr&quot;: &quot;47&quot;, &quot;confirmed&quot;: &quot;true&quot;, &quot;name&quot;: &quot;Embrun (Hautes-Alpes)&quot;, &quot;shortname&quot;: &quot;Embrun&quot; } }," table:formula="of:=CONCATENATE(&quot;{ &quot;&quot;id&quot;&quot;: &quot;&quot;&quot;;[.H49];&quot;&quot;&quot;, &quot;&quot;type&quot;&quot;: &quot;&quot;Feature&quot;&quot;, &quot;&quot;geometry&quot;&quot;: &quot;;IF([.O49]=&quot;&quot;;&quot;null&quot;;[.O49]);&quot;, &quot;&quot;properties&quot;&quot;: &quot;;[.P49];&quot; },&quot;)" table:style-name="ce4">
            <text:p>{ "id": "47-01", "type": "Feature", "geometry": { "type": "Point", "coordinates": [6.496097, 44.567119] }, "properties": { "nr": "47", "booknr": "47", "confirmed": "true", "name": "Embrun (Hautes-Alpes)", "shortname": "Embru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8 Périgeux (Dordogne)<text:s/></text:span>45.183827, 0.722703</text:p>
          </table:table-cell>
          <table:table-cell office:value-type="float" office:value="24" table:formula="of:=IFERROR(FIND(4;[.A50];3);LEN([.A50])+1)" table:style-name="ce1">
            <text:p>24</text:p>
          </table:table-cell>
          <table:table-cell office:value-type="float" office:value="33" table:formula="of:=IFERROR(FIND(&quot;,&quot;;[.A50];[.B50]);[.B50])" table:style-name="ce1">
            <text:p>33</text:p>
          </table:table-cell>
          <table:table-cell office:value-type="string" office:string-value="48" table:formula="of:=LEFT([.A50];2)" table:style-name="ce1">
            <text:p>48</text:p>
          </table:table-cell>
          <table:table-cell office:value-type="float" office:value="1" table:formula="of:=IF([.D50]=[.D49];[.E49]+1;1)" table:style-name="ce1">
            <text:p>1</text:p>
          </table:table-cell>
          <table:table-cell office:value-type="string" table:style-name="ce3">
            <text:p>48</text:p>
          </table:table-cell>
          <table:table-cell office:value-type="string" office:string-value="48" table:formula="of:=[.D50]" table:style-name="ce10">
            <text:p>48</text:p>
          </table:table-cell>
          <table:table-cell office:value-type="string" office:string-value="48-01" table:formula="of:=CONCATENATE([.D50];&quot;-&quot;;IF(LEN([.E50])=1;CONCATENATE(&quot;0&quot;;[.E50]);[.E50]))" table:style-name="ce1">
            <text:p>48-01</text:p>
          </table:table-cell>
          <table:table-cell office:value-type="string" office:string-value="Périgeux (Dordogne)" table:formula="of:=TRIM(MID([.A50];4;[.B50]-4))" table:style-name="ce1">
            <text:p>Périgeux (Dordogne)</text:p>
          </table:table-cell>
          <table:table-cell office:value-type="string" office:string-value="45.183827" table:formula="of:=MID([.A50];[.B50];[.C50]-[.B50])" table:style-name="ce1">
            <text:p>45.183827</text:p>
          </table:table-cell>
          <table:table-cell office:value-type="string" office:string-value="0.722703" table:formula="of:=IFERROR(MID([.A50];[.C50]+2;LEN([.A50])-[.C50]);&quot;&quot;)" table:style-name="ce1">
            <text:p>0.722703</text:p>
          </table:table-cell>
          <table:table-cell office:value-type="string" office:string-value="true" table:formula="of:=IF([.B50]&lt;&gt;[.C50];&quot;true&quot;;&quot;false&quot;)" table:style-name="ce1">
            <text:p>true</text:p>
          </table:table-cell>
          <table:table-cell office:value-type="string" office:string-value="Périgeux" table:formula="of:=MID([.I50];1;FIND(&quot;(&quot;;[.I50])-2)" table:style-name="ce1">
            <text:p>Périgeux</text:p>
          </table:table-cell>
          <table:table-cell table:style-name="ce1"/>
          <table:table-cell office:value-type="string" office:string-value="{ &quot;type&quot;: &quot;Point&quot;, &quot;coordinates&quot;: [0.722703, 45.183827] }" table:formula="of:=IF([.J50]&lt;&gt;&quot;&quot;;CONCATENATE(&quot;{ &quot;&quot;type&quot;&quot;: &quot;&quot;Point&quot;&quot;, &quot;&quot;coordinates&quot;&quot;: [&quot;;[.K50];&quot;, &quot;;[.J50];&quot;] }&quot;);&quot;&quot;)" table:style-name="ce4">
            <text:p>{ "type": "Point", "coordinates": [0.722703, 45.183827] }</text:p>
          </table:table-cell>
          <table:table-cell office:value-type="string" office:string-value="{ &quot;nr&quot;: &quot;48&quot;, &quot;booknr&quot;: &quot;48&quot;, &quot;confirmed&quot;: &quot;true&quot;, &quot;name&quot;: &quot;Périgeux (Dordogne)&quot;, &quot;shortname&quot;: &quot;Périgeux&quot; }" table:formula="of:=CONCATENATE(&quot;{ &quot;&quot;nr&quot;&quot;: &quot;&quot;&quot;;[.F50];&quot;&quot;&quot;, &quot;&quot;booknr&quot;&quot;: &quot;&quot;&quot;;[.G50];&quot;&quot;&quot;, &quot;&quot;confirmed&quot;&quot;: &quot;&quot;&quot;;[.L50];&quot;&quot;&quot;, &quot;&quot;name&quot;&quot;: &quot;&quot;&quot;;[.I50];&quot;&quot;&quot;, &quot;&quot;shortname&quot;&quot;: &quot;&quot;&quot;;[.M50];&quot;&quot;&quot; }&quot;)" table:style-name="ce4">
            <text:p>{ "nr": "48", "booknr": "48", "confirmed": "true", "name": "Périgeux (Dordogne)", "shortname": "Périgeux" }</text:p>
          </table:table-cell>
          <table:table-cell office:value-type="string" office:string-value="{ &quot;id&quot;: &quot;48-01&quot;, &quot;type&quot;: &quot;Feature&quot;, &quot;geometry&quot;: { &quot;type&quot;: &quot;Point&quot;, &quot;coordinates&quot;: [0.722703, 45.183827] }, &quot;properties&quot;: { &quot;nr&quot;: &quot;48&quot;, &quot;booknr&quot;: &quot;48&quot;, &quot;confirmed&quot;: &quot;true&quot;, &quot;name&quot;: &quot;Périgeux (Dordogne)&quot;, &quot;shortname&quot;: &quot;Périgeux&quot; } }," table:formula="of:=CONCATENATE(&quot;{ &quot;&quot;id&quot;&quot;: &quot;&quot;&quot;;[.H50];&quot;&quot;&quot;, &quot;&quot;type&quot;&quot;: &quot;&quot;Feature&quot;&quot;, &quot;&quot;geometry&quot;&quot;: &quot;;IF([.O50]=&quot;&quot;;&quot;null&quot;;[.O50]);&quot;, &quot;&quot;properties&quot;&quot;: &quot;;[.P50];&quot; },&quot;)" table:style-name="ce4">
            <text:p>{ "id": "48-01", "type": "Feature", "geometry": { "type": "Point", "coordinates": [0.722703, 45.183827] }, "properties": { "nr": "48", "booknr": "48", "confirmed": "true", "name": "Périgeux (Dordogne)", "shortname": "Périgeux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49 Les Andelys (Eure)<text:s/></text:span>49.247570, 1.421679</text:p>
          </table:table-cell>
          <table:table-cell office:value-type="float" office:value="23" table:formula="of:=IFERROR(FIND(4;[.A51];3);LEN([.A51])+1)" table:style-name="ce1">
            <text:p>23</text:p>
          </table:table-cell>
          <table:table-cell office:value-type="float" office:value="32" table:formula="of:=IFERROR(FIND(&quot;,&quot;;[.A51];[.B51]);[.B51])" table:style-name="ce1">
            <text:p>32</text:p>
          </table:table-cell>
          <table:table-cell office:value-type="string" office:string-value="49" table:formula="of:=LEFT([.A51];2)" table:style-name="ce1">
            <text:p>49</text:p>
          </table:table-cell>
          <table:table-cell office:value-type="float" office:value="1" table:formula="of:=IF([.D51]=[.D50];[.E50]+1;1)" table:style-name="ce1">
            <text:p>1</text:p>
          </table:table-cell>
          <table:table-cell office:value-type="string" table:style-name="ce3">
            <text:p>49</text:p>
          </table:table-cell>
          <table:table-cell office:value-type="string" office:string-value="49" table:formula="of:=[.D51]" table:style-name="ce10">
            <text:p>49</text:p>
          </table:table-cell>
          <table:table-cell office:value-type="string" office:string-value="49-01" table:formula="of:=CONCATENATE([.D51];&quot;-&quot;;IF(LEN([.E51])=1;CONCATENATE(&quot;0&quot;;[.E51]);[.E51]))" table:style-name="ce1">
            <text:p>49-01</text:p>
          </table:table-cell>
          <table:table-cell office:value-type="string" office:string-value="Les Andelys (Eure)" table:formula="of:=TRIM(MID([.A51];4;[.B51]-4))" table:style-name="ce1">
            <text:p>Les Andelys (Eure)</text:p>
          </table:table-cell>
          <table:table-cell office:value-type="string" office:string-value="49.247570" table:formula="of:=MID([.A51];[.B51];[.C51]-[.B51])" table:style-name="ce1">
            <text:p>49.247570</text:p>
          </table:table-cell>
          <table:table-cell office:value-type="string" office:string-value="1.421679" table:formula="of:=IFERROR(MID([.A51];[.C51]+2;LEN([.A51])-[.C51]);&quot;&quot;)" table:style-name="ce1">
            <text:p>1.421679</text:p>
          </table:table-cell>
          <table:table-cell office:value-type="string" office:string-value="true" table:formula="of:=IF([.B51]&lt;&gt;[.C51];&quot;true&quot;;&quot;false&quot;)" table:style-name="ce1">
            <text:p>true</text:p>
          </table:table-cell>
          <table:table-cell office:value-type="string" office:string-value="Les Andelys" table:formula="of:=MID([.I51];1;FIND(&quot;(&quot;;[.I51])-2)" table:style-name="ce1">
            <text:p>Les Andelys</text:p>
          </table:table-cell>
          <table:table-cell table:style-name="ce1"/>
          <table:table-cell office:value-type="string" office:string-value="{ &quot;type&quot;: &quot;Point&quot;, &quot;coordinates&quot;: [1.421679, 49.247570] }" table:formula="of:=IF([.J51]&lt;&gt;&quot;&quot;;CONCATENATE(&quot;{ &quot;&quot;type&quot;&quot;: &quot;&quot;Point&quot;&quot;, &quot;&quot;coordinates&quot;&quot;: [&quot;;[.K51];&quot;, &quot;;[.J51];&quot;] }&quot;);&quot;&quot;)" table:style-name="ce4">
            <text:p>{ "type": "Point", "coordinates": [1.421679, 49.247570] }</text:p>
          </table:table-cell>
          <table:table-cell office:value-type="string" office:string-value="{ &quot;nr&quot;: &quot;49&quot;, &quot;booknr&quot;: &quot;49&quot;, &quot;confirmed&quot;: &quot;true&quot;, &quot;name&quot;: &quot;Les Andelys (Eure)&quot;, &quot;shortname&quot;: &quot;Les Andelys&quot; }" table:formula="of:=CONCATENATE(&quot;{ &quot;&quot;nr&quot;&quot;: &quot;&quot;&quot;;[.F51];&quot;&quot;&quot;, &quot;&quot;booknr&quot;&quot;: &quot;&quot;&quot;;[.G51];&quot;&quot;&quot;, &quot;&quot;confirmed&quot;&quot;: &quot;&quot;&quot;;[.L51];&quot;&quot;&quot;, &quot;&quot;name&quot;&quot;: &quot;&quot;&quot;;[.I51];&quot;&quot;&quot;, &quot;&quot;shortname&quot;&quot;: &quot;&quot;&quot;;[.M51];&quot;&quot;&quot; }&quot;)" table:style-name="ce4">
            <text:p>{ "nr": "49", "booknr": "49", "confirmed": "true", "name": "Les Andelys (Eure)", "shortname": "Les Andelys" }</text:p>
          </table:table-cell>
          <table:table-cell office:value-type="string" office:string-value="{ &quot;id&quot;: &quot;49-01&quot;, &quot;type&quot;: &quot;Feature&quot;, &quot;geometry&quot;: { &quot;type&quot;: &quot;Point&quot;, &quot;coordinates&quot;: [1.421679, 49.247570] }, &quot;properties&quot;: { &quot;nr&quot;: &quot;49&quot;, &quot;booknr&quot;: &quot;49&quot;, &quot;confirmed&quot;: &quot;true&quot;, &quot;name&quot;: &quot;Les Andelys (Eure)&quot;, &quot;shortname&quot;: &quot;Les Andelys&quot; } }," table:formula="of:=CONCATENATE(&quot;{ &quot;&quot;id&quot;&quot;: &quot;&quot;&quot;;[.H51];&quot;&quot;&quot;, &quot;&quot;type&quot;&quot;: &quot;&quot;Feature&quot;&quot;, &quot;&quot;geometry&quot;&quot;: &quot;;IF([.O51]=&quot;&quot;;&quot;null&quot;;[.O51]);&quot;, &quot;&quot;properties&quot;&quot;: &quot;;[.P51];&quot; },&quot;)" table:style-name="ce4">
            <text:p>{ "id": "49-01", "type": "Feature", "geometry": { "type": "Point", "coordinates": [1.421679, 49.247570] }, "properties": { "nr": "49", "booknr": "49", "confirmed": "true", "name": "Les Andelys (Eure)", "shortname": "Les Andely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0 Château-neuf-sur Charente (Charente)<text:s/></text:span>45.603861, -0.041671</text:p>
          </table:table-cell>
          <table:table-cell office:value-type="float" office:value="41" table:formula="of:=IFERROR(FIND(4;[.A52];3);LEN([.A52])+1)" table:style-name="ce1">
            <text:p>41</text:p>
          </table:table-cell>
          <table:table-cell office:value-type="float" office:value="50" table:formula="of:=IFERROR(FIND(&quot;,&quot;;[.A52];[.B52]);[.B52])" table:style-name="ce1">
            <text:p>50</text:p>
          </table:table-cell>
          <table:table-cell office:value-type="string" office:string-value="50" table:formula="of:=LEFT([.A52];2)" table:style-name="ce1">
            <text:p>50</text:p>
          </table:table-cell>
          <table:table-cell office:value-type="float" office:value="1" table:formula="of:=IF([.D52]=[.D51];[.E51]+1;1)" table:style-name="ce1">
            <text:p>1</text:p>
          </table:table-cell>
          <table:table-cell office:value-type="string" table:style-name="ce3">
            <text:p>50</text:p>
          </table:table-cell>
          <table:table-cell office:value-type="string" office:string-value="50" table:formula="of:=[.D52]" table:style-name="ce10">
            <text:p>50</text:p>
          </table:table-cell>
          <table:table-cell office:value-type="string" office:string-value="50-01" table:formula="of:=CONCATENATE([.D52];&quot;-&quot;;IF(LEN([.E52])=1;CONCATENATE(&quot;0&quot;;[.E52]);[.E52]))" table:style-name="ce1">
            <text:p>50-01</text:p>
          </table:table-cell>
          <table:table-cell office:value-type="string" office:string-value="Château-neuf-sur Charente (Charente)" table:formula="of:=TRIM(MID([.A52];4;[.B52]-4))" table:style-name="ce1">
            <text:p>Château-neuf-sur Charente (Charente)</text:p>
          </table:table-cell>
          <table:table-cell office:value-type="string" office:string-value="45.603861" table:formula="of:=MID([.A52];[.B52];[.C52]-[.B52])" table:style-name="ce1">
            <text:p>45.603861</text:p>
          </table:table-cell>
          <table:table-cell office:value-type="string" office:string-value="-0.041671" table:formula="of:=IFERROR(MID([.A52];[.C52]+2;LEN([.A52])-[.C52]);&quot;&quot;)" table:style-name="ce1">
            <text:p>-0.041671</text:p>
          </table:table-cell>
          <table:table-cell office:value-type="string" office:string-value="true" table:formula="of:=IF([.B52]&lt;&gt;[.C52];&quot;true&quot;;&quot;false&quot;)" table:style-name="ce1">
            <text:p>true</text:p>
          </table:table-cell>
          <table:table-cell office:value-type="string" office:string-value="Château-neuf-sur Charente" table:formula="of:=MID([.I52];1;FIND(&quot;(&quot;;[.I52])-2)" table:style-name="ce1">
            <text:p>Château-neuf-sur Charente</text:p>
          </table:table-cell>
          <table:table-cell table:style-name="ce1"/>
          <table:table-cell office:value-type="string" office:string-value="{ &quot;type&quot;: &quot;Point&quot;, &quot;coordinates&quot;: [-0.041671, 45.603861] }" table:formula="of:=IF([.J52]&lt;&gt;&quot;&quot;;CONCATENATE(&quot;{ &quot;&quot;type&quot;&quot;: &quot;&quot;Point&quot;&quot;, &quot;&quot;coordinates&quot;&quot;: [&quot;;[.K52];&quot;, &quot;;[.J52];&quot;] }&quot;);&quot;&quot;)" table:style-name="ce4">
            <text:p>{ "type": "Point", "coordinates": [-0.041671, 45.603861] }</text:p>
          </table:table-cell>
          <table:table-cell office:value-type="string" office:string-value="{ &quot;nr&quot;: &quot;50&quot;, &quot;booknr&quot;: &quot;50&quot;, &quot;confirmed&quot;: &quot;true&quot;, &quot;name&quot;: &quot;Château-neuf-sur Charente (Charente)&quot;, &quot;shortname&quot;: &quot;Château-neuf-sur Charente&quot; }" table:formula="of:=CONCATENATE(&quot;{ &quot;&quot;nr&quot;&quot;: &quot;&quot;&quot;;[.F52];&quot;&quot;&quot;, &quot;&quot;booknr&quot;&quot;: &quot;&quot;&quot;;[.G52];&quot;&quot;&quot;, &quot;&quot;confirmed&quot;&quot;: &quot;&quot;&quot;;[.L52];&quot;&quot;&quot;, &quot;&quot;name&quot;&quot;: &quot;&quot;&quot;;[.I52];&quot;&quot;&quot;, &quot;&quot;shortname&quot;&quot;: &quot;&quot;&quot;;[.M52];&quot;&quot;&quot; }&quot;)" table:style-name="ce4">
            <text:p>{ "nr": "50", "booknr": "50", "confirmed": "true", "name": "Château-neuf-sur Charente (Charente)", "shortname": "Château-neuf-sur Charente" }</text:p>
          </table:table-cell>
          <table:table-cell office:value-type="string" office:string-value="{ &quot;id&quot;: &quot;50-01&quot;, &quot;type&quot;: &quot;Feature&quot;, &quot;geometry&quot;: { &quot;type&quot;: &quot;Point&quot;, &quot;coordinates&quot;: [-0.041671, 45.603861] }, &quot;properties&quot;: { &quot;nr&quot;: &quot;50&quot;, &quot;booknr&quot;: &quot;50&quot;, &quot;confirmed&quot;: &quot;true&quot;, &quot;name&quot;: &quot;Château-neuf-sur Charente (Charente)&quot;, &quot;shortname&quot;: &quot;Château-neuf-sur Charente&quot; } }," table:formula="of:=CONCATENATE(&quot;{ &quot;&quot;id&quot;&quot;: &quot;&quot;&quot;;[.H52];&quot;&quot;&quot;, &quot;&quot;type&quot;&quot;: &quot;&quot;Feature&quot;&quot;, &quot;&quot;geometry&quot;&quot;: &quot;;IF([.O52]=&quot;&quot;;&quot;null&quot;;[.O52]);&quot;, &quot;&quot;properties&quot;&quot;: &quot;;[.P52];&quot; },&quot;)" table:style-name="ce4">
            <text:p>{ "id": "50-01", "type": "Feature", "geometry": { "type": "Point", "coordinates": [-0.041671, 45.603861] }, "properties": { "nr": "50", "booknr": "50", "confirmed": "true", "name": "Château-neuf-sur Charente (Charente)", "shortname": "Château-neuf-sur Charent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1 Dol-de-Bretagne (Ille-et-Vilaine)<text:s/></text:span>48.549873, -1.756949</text:p>
          </table:table-cell>
          <table:table-cell office:value-type="float" office:value="38" table:formula="of:=IFERROR(FIND(4;[.A53];3);LEN([.A53])+1)" table:style-name="ce1">
            <text:p>38</text:p>
          </table:table-cell>
          <table:table-cell office:value-type="float" office:value="47" table:formula="of:=IFERROR(FIND(&quot;,&quot;;[.A53];[.B53]);[.B53])" table:style-name="ce1">
            <text:p>47</text:p>
          </table:table-cell>
          <table:table-cell office:value-type="string" office:string-value="51" table:formula="of:=LEFT([.A53];2)" table:style-name="ce1">
            <text:p>51</text:p>
          </table:table-cell>
          <table:table-cell office:value-type="float" office:value="1" table:formula="of:=IF([.D53]=[.D52];[.E52]+1;1)" table:style-name="ce1">
            <text:p>1</text:p>
          </table:table-cell>
          <table:table-cell office:value-type="string" table:style-name="ce3">
            <text:p>51</text:p>
          </table:table-cell>
          <table:table-cell office:value-type="string" office:string-value="51" table:formula="of:=[.D53]" table:style-name="ce10">
            <text:p>51</text:p>
          </table:table-cell>
          <table:table-cell office:value-type="string" office:string-value="51-01" table:formula="of:=CONCATENATE([.D53];&quot;-&quot;;IF(LEN([.E53])=1;CONCATENATE(&quot;0&quot;;[.E53]);[.E53]))" table:style-name="ce1">
            <text:p>51-01</text:p>
          </table:table-cell>
          <table:table-cell office:value-type="string" office:string-value="Dol-de-Bretagne (Ille-et-Vilaine)" table:formula="of:=TRIM(MID([.A53];4;[.B53]-4))" table:style-name="ce1">
            <text:p>Dol-de-Bretagne (Ille-et-Vilaine)</text:p>
          </table:table-cell>
          <table:table-cell office:value-type="string" office:string-value="48.549873" table:formula="of:=MID([.A53];[.B53];[.C53]-[.B53])" table:style-name="ce1">
            <text:p>48.549873</text:p>
          </table:table-cell>
          <table:table-cell office:value-type="string" office:string-value="-1.756949" table:formula="of:=IFERROR(MID([.A53];[.C53]+2;LEN([.A53])-[.C53]);&quot;&quot;)" table:style-name="ce1">
            <text:p>-1.756949</text:p>
          </table:table-cell>
          <table:table-cell office:value-type="string" office:string-value="true" table:formula="of:=IF([.B53]&lt;&gt;[.C53];&quot;true&quot;;&quot;false&quot;)" table:style-name="ce1">
            <text:p>true</text:p>
          </table:table-cell>
          <table:table-cell office:value-type="string" office:string-value="Dol-de-Bretagne" table:formula="of:=MID([.I53];1;FIND(&quot;(&quot;;[.I53])-2)" table:style-name="ce1">
            <text:p>Dol-de-Bretagne</text:p>
          </table:table-cell>
          <table:table-cell table:style-name="ce1"/>
          <table:table-cell office:value-type="string" office:string-value="{ &quot;type&quot;: &quot;Point&quot;, &quot;coordinates&quot;: [-1.756949, 48.549873] }" table:formula="of:=IF([.J53]&lt;&gt;&quot;&quot;;CONCATENATE(&quot;{ &quot;&quot;type&quot;&quot;: &quot;&quot;Point&quot;&quot;, &quot;&quot;coordinates&quot;&quot;: [&quot;;[.K53];&quot;, &quot;;[.J53];&quot;] }&quot;);&quot;&quot;)" table:style-name="ce4">
            <text:p>{ "type": "Point", "coordinates": [-1.756949, 48.549873] }</text:p>
          </table:table-cell>
          <table:table-cell office:value-type="string" office:string-value="{ &quot;nr&quot;: &quot;51&quot;, &quot;booknr&quot;: &quot;51&quot;, &quot;confirmed&quot;: &quot;true&quot;, &quot;name&quot;: &quot;Dol-de-Bretagne (Ille-et-Vilaine)&quot;, &quot;shortname&quot;: &quot;Dol-de-Bretagne&quot; }" table:formula="of:=CONCATENATE(&quot;{ &quot;&quot;nr&quot;&quot;: &quot;&quot;&quot;;[.F53];&quot;&quot;&quot;, &quot;&quot;booknr&quot;&quot;: &quot;&quot;&quot;;[.G53];&quot;&quot;&quot;, &quot;&quot;confirmed&quot;&quot;: &quot;&quot;&quot;;[.L53];&quot;&quot;&quot;, &quot;&quot;name&quot;&quot;: &quot;&quot;&quot;;[.I53];&quot;&quot;&quot;, &quot;&quot;shortname&quot;&quot;: &quot;&quot;&quot;;[.M53];&quot;&quot;&quot; }&quot;)" table:style-name="ce4">
            <text:p>{ "nr": "51", "booknr": "51", "confirmed": "true", "name": "Dol-de-Bretagne (Ille-et-Vilaine)", "shortname": "Dol-de-Bretagne" }</text:p>
          </table:table-cell>
          <table:table-cell office:value-type="string" office:string-value="{ &quot;id&quot;: &quot;51-01&quot;, &quot;type&quot;: &quot;Feature&quot;, &quot;geometry&quot;: { &quot;type&quot;: &quot;Point&quot;, &quot;coordinates&quot;: [-1.756949, 48.549873] }, &quot;properties&quot;: { &quot;nr&quot;: &quot;51&quot;, &quot;booknr&quot;: &quot;51&quot;, &quot;confirmed&quot;: &quot;true&quot;, &quot;name&quot;: &quot;Dol-de-Bretagne (Ille-et-Vilaine)&quot;, &quot;shortname&quot;: &quot;Dol-de-Bretagne&quot; } }," table:formula="of:=CONCATENATE(&quot;{ &quot;&quot;id&quot;&quot;: &quot;&quot;&quot;;[.H53];&quot;&quot;&quot;, &quot;&quot;type&quot;&quot;: &quot;&quot;Feature&quot;&quot;, &quot;&quot;geometry&quot;&quot;: &quot;;IF([.O53]=&quot;&quot;;&quot;null&quot;;[.O53]);&quot;, &quot;&quot;properties&quot;&quot;: &quot;;[.P53];&quot; },&quot;)" table:style-name="ce4">
            <text:p>{ "id": "51-01", "type": "Feature", "geometry": { "type": "Point", "coordinates": [-1.756949, 48.549873] }, "properties": { "nr": "51", "booknr": "51", "confirmed": "true", "name": "Dol-de-Bretagne (Ille-et-Vilaine)", "shortname": "Dol-de-Bretagn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2 Langeais (Indre-et-Loire)<text:s/></text:span>47.318461, 0.405220</text:p>
          </table:table-cell>
          <table:table-cell office:value-type="float" office:value="30" table:formula="of:=IFERROR(FIND(4;[.A54];3);LEN([.A54])+1)" table:style-name="ce1">
            <text:p>30</text:p>
          </table:table-cell>
          <table:table-cell office:value-type="float" office:value="39" table:formula="of:=IFERROR(FIND(&quot;,&quot;;[.A54];[.B54]);[.B54])" table:style-name="ce1">
            <text:p>39</text:p>
          </table:table-cell>
          <table:table-cell office:value-type="string" office:string-value="52" table:formula="of:=LEFT([.A54];2)" table:style-name="ce1">
            <text:p>52</text:p>
          </table:table-cell>
          <table:table-cell office:value-type="float" office:value="1" table:formula="of:=IF([.D54]=[.D53];[.E53]+1;1)" table:style-name="ce1">
            <text:p>1</text:p>
          </table:table-cell>
          <table:table-cell office:value-type="string" table:style-name="ce3">
            <text:p>52</text:p>
          </table:table-cell>
          <table:table-cell office:value-type="string" office:string-value="52" table:formula="of:=[.D54]" table:style-name="ce10">
            <text:p>52</text:p>
          </table:table-cell>
          <table:table-cell office:value-type="string" office:string-value="52-01" table:formula="of:=CONCATENATE([.D54];&quot;-&quot;;IF(LEN([.E54])=1;CONCATENATE(&quot;0&quot;;[.E54]);[.E54]))" table:style-name="ce1">
            <text:p>52-01</text:p>
          </table:table-cell>
          <table:table-cell office:value-type="string" office:string-value="Langeais (Indre-et-Loire)" table:formula="of:=TRIM(MID([.A54];4;[.B54]-4))" table:style-name="ce1">
            <text:p>Langeais (Indre-et-Loire)</text:p>
          </table:table-cell>
          <table:table-cell office:value-type="string" office:string-value="47.318461" table:formula="of:=MID([.A54];[.B54];[.C54]-[.B54])" table:style-name="ce1">
            <text:p>47.318461</text:p>
          </table:table-cell>
          <table:table-cell office:value-type="string" office:string-value="0.405220" table:formula="of:=IFERROR(MID([.A54];[.C54]+2;LEN([.A54])-[.C54]);&quot;&quot;)" table:style-name="ce1">
            <text:p>0.405220</text:p>
          </table:table-cell>
          <table:table-cell office:value-type="string" office:string-value="true" table:formula="of:=IF([.B54]&lt;&gt;[.C54];&quot;true&quot;;&quot;false&quot;)" table:style-name="ce1">
            <text:p>true</text:p>
          </table:table-cell>
          <table:table-cell office:value-type="string" office:string-value="Langeais" table:formula="of:=MID([.I54];1;FIND(&quot;(&quot;;[.I54])-2)" table:style-name="ce1">
            <text:p>Langeais</text:p>
          </table:table-cell>
          <table:table-cell table:style-name="ce1"/>
          <table:table-cell office:value-type="string" office:string-value="{ &quot;type&quot;: &quot;Point&quot;, &quot;coordinates&quot;: [0.405220, 47.318461] }" table:formula="of:=IF([.J54]&lt;&gt;&quot;&quot;;CONCATENATE(&quot;{ &quot;&quot;type&quot;&quot;: &quot;&quot;Point&quot;&quot;, &quot;&quot;coordinates&quot;&quot;: [&quot;;[.K54];&quot;, &quot;;[.J54];&quot;] }&quot;);&quot;&quot;)" table:style-name="ce4">
            <text:p>{ "type": "Point", "coordinates": [0.405220, 47.318461] }</text:p>
          </table:table-cell>
          <table:table-cell office:value-type="string" office:string-value="{ &quot;nr&quot;: &quot;52&quot;, &quot;booknr&quot;: &quot;52&quot;, &quot;confirmed&quot;: &quot;true&quot;, &quot;name&quot;: &quot;Langeais (Indre-et-Loire)&quot;, &quot;shortname&quot;: &quot;Langeais&quot; }" table:formula="of:=CONCATENATE(&quot;{ &quot;&quot;nr&quot;&quot;: &quot;&quot;&quot;;[.F54];&quot;&quot;&quot;, &quot;&quot;booknr&quot;&quot;: &quot;&quot;&quot;;[.G54];&quot;&quot;&quot;, &quot;&quot;confirmed&quot;&quot;: &quot;&quot;&quot;;[.L54];&quot;&quot;&quot;, &quot;&quot;name&quot;&quot;: &quot;&quot;&quot;;[.I54];&quot;&quot;&quot;, &quot;&quot;shortname&quot;&quot;: &quot;&quot;&quot;;[.M54];&quot;&quot;&quot; }&quot;)" table:style-name="ce4">
            <text:p>{ "nr": "52", "booknr": "52", "confirmed": "true", "name": "Langeais (Indre-et-Loire)", "shortname": "Langeais" }</text:p>
          </table:table-cell>
          <table:table-cell office:value-type="string" office:string-value="{ &quot;id&quot;: &quot;52-01&quot;, &quot;type&quot;: &quot;Feature&quot;, &quot;geometry&quot;: { &quot;type&quot;: &quot;Point&quot;, &quot;coordinates&quot;: [0.405220, 47.318461] }, &quot;properties&quot;: { &quot;nr&quot;: &quot;52&quot;, &quot;booknr&quot;: &quot;52&quot;, &quot;confirmed&quot;: &quot;true&quot;, &quot;name&quot;: &quot;Langeais (Indre-et-Loire)&quot;, &quot;shortname&quot;: &quot;Langeais&quot; } }," table:formula="of:=CONCATENATE(&quot;{ &quot;&quot;id&quot;&quot;: &quot;&quot;&quot;;[.H54];&quot;&quot;&quot;, &quot;&quot;type&quot;&quot;: &quot;&quot;Feature&quot;&quot;, &quot;&quot;geometry&quot;&quot;: &quot;;IF([.O54]=&quot;&quot;;&quot;null&quot;;[.O54]);&quot;, &quot;&quot;properties&quot;&quot;: &quot;;[.P54];&quot; },&quot;)" table:style-name="ce4">
            <text:p>{ "id": "52-01", "type": "Feature", "geometry": { "type": "Point", "coordinates": [0.405220, 47.318461] }, "properties": { "nr": "52", "booknr": "52", "confirmed": "true", "name": "Langeais (Indre-et-Loire)", "shortname": "Langeai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3 Eglise-aux-Bois (Haute-Vienne)<text:s/></text:span>45.648377, 1.797997</text:p>
          </table:table-cell>
          <table:table-cell office:value-type="float" office:value="35" table:formula="of:=IFERROR(FIND(4;[.A55];3);LEN([.A55])+1)" table:style-name="ce1">
            <text:p>35</text:p>
          </table:table-cell>
          <table:table-cell office:value-type="float" office:value="44" table:formula="of:=IFERROR(FIND(&quot;,&quot;;[.A55];[.B55]);[.B55])" table:style-name="ce1">
            <text:p>44</text:p>
          </table:table-cell>
          <table:table-cell office:value-type="string" office:string-value="53" table:formula="of:=LEFT([.A55];2)" table:style-name="ce1">
            <text:p>53</text:p>
          </table:table-cell>
          <table:table-cell office:value-type="float" office:value="1" table:formula="of:=IF([.D55]=[.D54];[.E54]+1;1)" table:style-name="ce1">
            <text:p>1</text:p>
          </table:table-cell>
          <table:table-cell office:value-type="string" table:style-name="ce3">
            <text:p>53</text:p>
          </table:table-cell>
          <table:table-cell office:value-type="string" office:string-value="53" table:formula="of:=[.D55]" table:style-name="ce10">
            <text:p>53</text:p>
          </table:table-cell>
          <table:table-cell office:value-type="string" office:string-value="53-01" table:formula="of:=CONCATENATE([.D55];&quot;-&quot;;IF(LEN([.E55])=1;CONCATENATE(&quot;0&quot;;[.E55]);[.E55]))" table:style-name="ce1">
            <text:p>53-01</text:p>
          </table:table-cell>
          <table:table-cell office:value-type="string" office:string-value="Eglise-aux-Bois (Haute-Vienne)" table:formula="of:=TRIM(MID([.A55];4;[.B55]-4))" table:style-name="ce1">
            <text:p>Eglise-aux-Bois (Haute-Vienne)</text:p>
          </table:table-cell>
          <table:table-cell office:value-type="string" office:string-value="45.648377" table:formula="of:=MID([.A55];[.B55];[.C55]-[.B55])" table:style-name="ce1">
            <text:p>45.648377</text:p>
          </table:table-cell>
          <table:table-cell office:value-type="string" office:string-value="1.797997" table:formula="of:=IFERROR(MID([.A55];[.C55]+2;LEN([.A55])-[.C55]);&quot;&quot;)" table:style-name="ce1">
            <text:p>1.797997</text:p>
          </table:table-cell>
          <table:table-cell office:value-type="string" office:string-value="true" table:formula="of:=IF([.B55]&lt;&gt;[.C55];&quot;true&quot;;&quot;false&quot;)" table:style-name="ce1">
            <text:p>true</text:p>
          </table:table-cell>
          <table:table-cell office:value-type="string" office:string-value="Eglise-aux-Bois" table:formula="of:=MID([.I55];1;FIND(&quot;(&quot;;[.I55])-2)" table:style-name="ce1">
            <text:p>Eglise-aux-Bois</text:p>
          </table:table-cell>
          <table:table-cell table:style-name="ce1"/>
          <table:table-cell office:value-type="string" office:string-value="{ &quot;type&quot;: &quot;Point&quot;, &quot;coordinates&quot;: [1.797997, 45.648377] }" table:formula="of:=IF([.J55]&lt;&gt;&quot;&quot;;CONCATENATE(&quot;{ &quot;&quot;type&quot;&quot;: &quot;&quot;Point&quot;&quot;, &quot;&quot;coordinates&quot;&quot;: [&quot;;[.K55];&quot;, &quot;;[.J55];&quot;] }&quot;);&quot;&quot;)" table:style-name="ce4">
            <text:p>{ "type": "Point", "coordinates": [1.797997, 45.648377] }</text:p>
          </table:table-cell>
          <table:table-cell office:value-type="string" office:string-value="{ &quot;nr&quot;: &quot;53&quot;, &quot;booknr&quot;: &quot;53&quot;, &quot;confirmed&quot;: &quot;true&quot;, &quot;name&quot;: &quot;Eglise-aux-Bois (Haute-Vienne)&quot;, &quot;shortname&quot;: &quot;Eglise-aux-Bois&quot; }" table:formula="of:=CONCATENATE(&quot;{ &quot;&quot;nr&quot;&quot;: &quot;&quot;&quot;;[.F55];&quot;&quot;&quot;, &quot;&quot;booknr&quot;&quot;: &quot;&quot;&quot;;[.G55];&quot;&quot;&quot;, &quot;&quot;confirmed&quot;&quot;: &quot;&quot;&quot;;[.L55];&quot;&quot;&quot;, &quot;&quot;name&quot;&quot;: &quot;&quot;&quot;;[.I55];&quot;&quot;&quot;, &quot;&quot;shortname&quot;&quot;: &quot;&quot;&quot;;[.M55];&quot;&quot;&quot; }&quot;)" table:style-name="ce4">
            <text:p>{ "nr": "53", "booknr": "53", "confirmed": "true", "name": "Eglise-aux-Bois (Haute-Vienne)", "shortname": "Eglise-aux-Bois" }</text:p>
          </table:table-cell>
          <table:table-cell office:value-type="string" office:string-value="{ &quot;id&quot;: &quot;53-01&quot;, &quot;type&quot;: &quot;Feature&quot;, &quot;geometry&quot;: { &quot;type&quot;: &quot;Point&quot;, &quot;coordinates&quot;: [1.797997, 45.648377] }, &quot;properties&quot;: { &quot;nr&quot;: &quot;53&quot;, &quot;booknr&quot;: &quot;53&quot;, &quot;confirmed&quot;: &quot;true&quot;, &quot;name&quot;: &quot;Eglise-aux-Bois (Haute-Vienne)&quot;, &quot;shortname&quot;: &quot;Eglise-aux-Bois&quot; } }," table:formula="of:=CONCATENATE(&quot;{ &quot;&quot;id&quot;&quot;: &quot;&quot;&quot;;[.H55];&quot;&quot;&quot;, &quot;&quot;type&quot;&quot;: &quot;&quot;Feature&quot;&quot;, &quot;&quot;geometry&quot;&quot;: &quot;;IF([.O55]=&quot;&quot;;&quot;null&quot;;[.O55]);&quot;, &quot;&quot;properties&quot;&quot;: &quot;;[.P55];&quot; },&quot;)" table:style-name="ce4">
            <text:p>{ "id": "53-01", "type": "Feature", "geometry": { "type": "Point", "coordinates": [1.797997, 45.648377] }, "properties": { "nr": "53", "booknr": "53", "confirmed": "true", "name": "Eglise-aux-Bois (Haute-Vienne)", "shortname": "Eglise-aux-Boi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4 Engins (Isère)<text:s/></text:span>45.243393, 5.631978</text:p>
          </table:table-cell>
          <table:table-cell office:value-type="float" office:value="19" table:formula="of:=IFERROR(FIND(4;[.A56];3);LEN([.A56])+1)" table:style-name="ce1">
            <text:p>19</text:p>
          </table:table-cell>
          <table:table-cell office:value-type="float" office:value="28" table:formula="of:=IFERROR(FIND(&quot;,&quot;;[.A56];[.B56]);[.B56])" table:style-name="ce1">
            <text:p>28</text:p>
          </table:table-cell>
          <table:table-cell office:value-type="string" office:string-value="54" table:formula="of:=LEFT([.A56];2)" table:style-name="ce1">
            <text:p>54</text:p>
          </table:table-cell>
          <table:table-cell office:value-type="float" office:value="1" table:formula="of:=IF([.D56]=[.D55];[.E55]+1;1)" table:style-name="ce1">
            <text:p>1</text:p>
          </table:table-cell>
          <table:table-cell office:value-type="string" table:style-name="ce3">
            <text:p>54</text:p>
          </table:table-cell>
          <table:table-cell office:value-type="string" office:string-value="54" table:formula="of:=[.D56]" table:style-name="ce10">
            <text:p>54</text:p>
          </table:table-cell>
          <table:table-cell office:value-type="string" office:string-value="54-01" table:formula="of:=CONCATENATE([.D56];&quot;-&quot;;IF(LEN([.E56])=1;CONCATENATE(&quot;0&quot;;[.E56]);[.E56]))" table:style-name="ce1">
            <text:p>54-01</text:p>
          </table:table-cell>
          <table:table-cell office:value-type="string" office:string-value="Engins (Isère)" table:formula="of:=TRIM(MID([.A56];4;[.B56]-4))" table:style-name="ce1">
            <text:p>Engins (Isère)</text:p>
          </table:table-cell>
          <table:table-cell office:value-type="string" office:string-value="45.243393" table:formula="of:=MID([.A56];[.B56];[.C56]-[.B56])" table:style-name="ce1">
            <text:p>45.243393</text:p>
          </table:table-cell>
          <table:table-cell office:value-type="string" office:string-value="5.631978" table:formula="of:=IFERROR(MID([.A56];[.C56]+2;LEN([.A56])-[.C56]);&quot;&quot;)" table:style-name="ce1">
            <text:p>5.631978</text:p>
          </table:table-cell>
          <table:table-cell office:value-type="string" office:string-value="true" table:formula="of:=IF([.B56]&lt;&gt;[.C56];&quot;true&quot;;&quot;false&quot;)" table:style-name="ce1">
            <text:p>true</text:p>
          </table:table-cell>
          <table:table-cell office:value-type="string" office:string-value="Engins" table:formula="of:=MID([.I56];1;FIND(&quot;(&quot;;[.I56])-2)" table:style-name="ce1">
            <text:p>Engins</text:p>
          </table:table-cell>
          <table:table-cell table:style-name="ce1"/>
          <table:table-cell office:value-type="string" office:string-value="{ &quot;type&quot;: &quot;Point&quot;, &quot;coordinates&quot;: [5.631978, 45.243393] }" table:formula="of:=IF([.J56]&lt;&gt;&quot;&quot;;CONCATENATE(&quot;{ &quot;&quot;type&quot;&quot;: &quot;&quot;Point&quot;&quot;, &quot;&quot;coordinates&quot;&quot;: [&quot;;[.K56];&quot;, &quot;;[.J56];&quot;] }&quot;);&quot;&quot;)" table:style-name="ce4">
            <text:p>{ "type": "Point", "coordinates": [5.631978, 45.243393] }</text:p>
          </table:table-cell>
          <table:table-cell office:value-type="string" office:string-value="{ &quot;nr&quot;: &quot;54&quot;, &quot;booknr&quot;: &quot;54&quot;, &quot;confirmed&quot;: &quot;true&quot;, &quot;name&quot;: &quot;Engins (Isère)&quot;, &quot;shortname&quot;: &quot;Engins&quot; }" table:formula="of:=CONCATENATE(&quot;{ &quot;&quot;nr&quot;&quot;: &quot;&quot;&quot;;[.F56];&quot;&quot;&quot;, &quot;&quot;booknr&quot;&quot;: &quot;&quot;&quot;;[.G56];&quot;&quot;&quot;, &quot;&quot;confirmed&quot;&quot;: &quot;&quot;&quot;;[.L56];&quot;&quot;&quot;, &quot;&quot;name&quot;&quot;: &quot;&quot;&quot;;[.I56];&quot;&quot;&quot;, &quot;&quot;shortname&quot;&quot;: &quot;&quot;&quot;;[.M56];&quot;&quot;&quot; }&quot;)" table:style-name="ce4">
            <text:p>{ "nr": "54", "booknr": "54", "confirmed": "true", "name": "Engins (Isère)", "shortname": "Engins" }</text:p>
          </table:table-cell>
          <table:table-cell office:value-type="string" office:string-value="{ &quot;id&quot;: &quot;54-01&quot;, &quot;type&quot;: &quot;Feature&quot;, &quot;geometry&quot;: { &quot;type&quot;: &quot;Point&quot;, &quot;coordinates&quot;: [5.631978, 45.243393] }, &quot;properties&quot;: { &quot;nr&quot;: &quot;54&quot;, &quot;booknr&quot;: &quot;54&quot;, &quot;confirmed&quot;: &quot;true&quot;, &quot;name&quot;: &quot;Engins (Isère)&quot;, &quot;shortname&quot;: &quot;Engins&quot; } }," table:formula="of:=CONCATENATE(&quot;{ &quot;&quot;id&quot;&quot;: &quot;&quot;&quot;;[.H56];&quot;&quot;&quot;, &quot;&quot;type&quot;&quot;: &quot;&quot;Feature&quot;&quot;, &quot;&quot;geometry&quot;&quot;: &quot;;IF([.O56]=&quot;&quot;;&quot;null&quot;;[.O56]);&quot;, &quot;&quot;properties&quot;&quot;: &quot;;[.P56];&quot; },&quot;)" table:style-name="ce4">
            <text:p>{ "id": "54-01", "type": "Feature", "geometry": { "type": "Point", "coordinates": [5.631978, 45.243393] }, "properties": { "nr": "54", "booknr": "54", "confirmed": "true", "name": "Engins (Isère)", "shortname": "Engin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5 Schacheneck (Moselle)<text:s/></text:span>48.694600, 7.230461</text:p>
          </table:table-cell>
          <table:table-cell office:value-type="float" office:value="26" table:formula="of:=IFERROR(FIND(4;[.A57];3);LEN([.A57])+1)" table:style-name="ce1">
            <text:p>26</text:p>
          </table:table-cell>
          <table:table-cell office:value-type="float" office:value="35" table:formula="of:=IFERROR(FIND(&quot;,&quot;;[.A57];[.B57]);[.B57])" table:style-name="ce1">
            <text:p>35</text:p>
          </table:table-cell>
          <table:table-cell office:value-type="string" office:string-value="55" table:formula="of:=LEFT([.A57];2)" table:style-name="ce1">
            <text:p>55</text:p>
          </table:table-cell>
          <table:table-cell office:value-type="float" office:value="1" table:formula="of:=IF([.D57]=[.D56];[.E56]+1;1)" table:style-name="ce1">
            <text:p>1</text:p>
          </table:table-cell>
          <table:table-cell office:value-type="string" table:style-name="ce3">
            <text:p>55</text:p>
          </table:table-cell>
          <table:table-cell office:value-type="string" office:string-value="55" table:formula="of:=[.D57]" table:style-name="ce10">
            <text:p>55</text:p>
          </table:table-cell>
          <table:table-cell office:value-type="string" office:string-value="55-01" table:formula="of:=CONCATENATE([.D57];&quot;-&quot;;IF(LEN([.E57])=1;CONCATENATE(&quot;0&quot;;[.E57]);[.E57]))" table:style-name="ce1">
            <text:p>55-01</text:p>
          </table:table-cell>
          <table:table-cell office:value-type="string" office:string-value="Schacheneck (Moselle)" table:formula="of:=TRIM(MID([.A57];4;[.B57]-4))" table:style-name="ce1">
            <text:p>Schacheneck (Moselle)</text:p>
          </table:table-cell>
          <table:table-cell office:value-type="string" office:string-value="48.694600" table:formula="of:=MID([.A57];[.B57];[.C57]-[.B57])" table:style-name="ce1">
            <text:p>48.694600</text:p>
          </table:table-cell>
          <table:table-cell office:value-type="string" office:string-value="7.230461" table:formula="of:=IFERROR(MID([.A57];[.C57]+2;LEN([.A57])-[.C57]);&quot;&quot;)" table:style-name="ce1">
            <text:p>7.230461</text:p>
          </table:table-cell>
          <table:table-cell office:value-type="string" office:string-value="true" table:formula="of:=IF([.B57]&lt;&gt;[.C57];&quot;true&quot;;&quot;false&quot;)" table:style-name="ce1">
            <text:p>true</text:p>
          </table:table-cell>
          <table:table-cell office:value-type="string" office:string-value="Schacheneck" table:formula="of:=MID([.I57];1;FIND(&quot;(&quot;;[.I57])-2)" table:style-name="ce1">
            <text:p>Schacheneck</text:p>
          </table:table-cell>
          <table:table-cell table:style-name="ce1"/>
          <table:table-cell office:value-type="string" office:string-value="{ &quot;type&quot;: &quot;Point&quot;, &quot;coordinates&quot;: [7.230461, 48.694600] }" table:formula="of:=IF([.J57]&lt;&gt;&quot;&quot;;CONCATENATE(&quot;{ &quot;&quot;type&quot;&quot;: &quot;&quot;Point&quot;&quot;, &quot;&quot;coordinates&quot;&quot;: [&quot;;[.K57];&quot;, &quot;;[.J57];&quot;] }&quot;);&quot;&quot;)" table:style-name="ce4">
            <text:p>{ "type": "Point", "coordinates": [7.230461, 48.694600] }</text:p>
          </table:table-cell>
          <table:table-cell office:value-type="string" office:string-value="{ &quot;nr&quot;: &quot;55&quot;, &quot;booknr&quot;: &quot;55&quot;, &quot;confirmed&quot;: &quot;true&quot;, &quot;name&quot;: &quot;Schacheneck (Moselle)&quot;, &quot;shortname&quot;: &quot;Schacheneck&quot; }" table:formula="of:=CONCATENATE(&quot;{ &quot;&quot;nr&quot;&quot;: &quot;&quot;&quot;;[.F57];&quot;&quot;&quot;, &quot;&quot;booknr&quot;&quot;: &quot;&quot;&quot;;[.G57];&quot;&quot;&quot;, &quot;&quot;confirmed&quot;&quot;: &quot;&quot;&quot;;[.L57];&quot;&quot;&quot;, &quot;&quot;name&quot;&quot;: &quot;&quot;&quot;;[.I57];&quot;&quot;&quot;, &quot;&quot;shortname&quot;&quot;: &quot;&quot;&quot;;[.M57];&quot;&quot;&quot; }&quot;)" table:style-name="ce4">
            <text:p>{ "nr": "55", "booknr": "55", "confirmed": "true", "name": "Schacheneck (Moselle)", "shortname": "Schacheneck" }</text:p>
          </table:table-cell>
          <table:table-cell office:value-type="string" office:string-value="{ &quot;id&quot;: &quot;55-01&quot;, &quot;type&quot;: &quot;Feature&quot;, &quot;geometry&quot;: { &quot;type&quot;: &quot;Point&quot;, &quot;coordinates&quot;: [7.230461, 48.694600] }, &quot;properties&quot;: { &quot;nr&quot;: &quot;55&quot;, &quot;booknr&quot;: &quot;55&quot;, &quot;confirmed&quot;: &quot;true&quot;, &quot;name&quot;: &quot;Schacheneck (Moselle)&quot;, &quot;shortname&quot;: &quot;Schacheneck&quot; } }," table:formula="of:=CONCATENATE(&quot;{ &quot;&quot;id&quot;&quot;: &quot;&quot;&quot;;[.H57];&quot;&quot;&quot;, &quot;&quot;type&quot;&quot;: &quot;&quot;Feature&quot;&quot;, &quot;&quot;geometry&quot;&quot;: &quot;;IF([.O57]=&quot;&quot;;&quot;null&quot;;[.O57]);&quot;, &quot;&quot;properties&quot;&quot;: &quot;;[.P57];&quot; },&quot;)" table:style-name="ce4">
            <text:p>{ "id": "55-01", "type": "Feature", "geometry": { "type": "Point", "coordinates": [7.230461, 48.694600] }, "properties": { "nr": "55", "booknr": "55", "confirmed": "true", "name": "Schacheneck (Moselle)", "shortname": "Schacheneck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6 Colmar (Haut Rhin)<text:s/></text:span>48.077854, 7.357909</text:p>
          </table:table-cell>
          <table:table-cell office:value-type="float" office:value="23" table:formula="of:=IFERROR(FIND(4;[.A58];3);LEN([.A58])+1)" table:style-name="ce1">
            <text:p>23</text:p>
          </table:table-cell>
          <table:table-cell office:value-type="float" office:value="32" table:formula="of:=IFERROR(FIND(&quot;,&quot;;[.A58];[.B58]);[.B58])" table:style-name="ce1">
            <text:p>32</text:p>
          </table:table-cell>
          <table:table-cell office:value-type="string" office:string-value="56" table:formula="of:=LEFT([.A58];2)" table:style-name="ce1">
            <text:p>56</text:p>
          </table:table-cell>
          <table:table-cell office:value-type="float" office:value="1" table:formula="of:=IF([.D58]=[.D57];[.E57]+1;1)" table:style-name="ce1">
            <text:p>1</text:p>
          </table:table-cell>
          <table:table-cell office:value-type="string" table:style-name="ce3">
            <text:p>56</text:p>
          </table:table-cell>
          <table:table-cell office:value-type="string" office:string-value="56" table:formula="of:=[.D58]" table:style-name="ce10">
            <text:p>56</text:p>
          </table:table-cell>
          <table:table-cell office:value-type="string" office:string-value="56-01" table:formula="of:=CONCATENATE([.D58];&quot;-&quot;;IF(LEN([.E58])=1;CONCATENATE(&quot;0&quot;;[.E58]);[.E58]))" table:style-name="ce1">
            <text:p>56-01</text:p>
          </table:table-cell>
          <table:table-cell office:value-type="string" office:string-value="Colmar (Haut Rhin)" table:formula="of:=TRIM(MID([.A58];4;[.B58]-4))" table:style-name="ce1">
            <text:p>Colmar (Haut Rhin)</text:p>
          </table:table-cell>
          <table:table-cell office:value-type="string" office:string-value="48.077854" table:formula="of:=MID([.A58];[.B58];[.C58]-[.B58])" table:style-name="ce1">
            <text:p>48.077854</text:p>
          </table:table-cell>
          <table:table-cell office:value-type="string" office:string-value="7.357909" table:formula="of:=IFERROR(MID([.A58];[.C58]+2;LEN([.A58])-[.C58]);&quot;&quot;)" table:style-name="ce1">
            <text:p>7.357909</text:p>
          </table:table-cell>
          <table:table-cell office:value-type="string" office:string-value="true" table:formula="of:=IF([.B58]&lt;&gt;[.C58];&quot;true&quot;;&quot;false&quot;)" table:style-name="ce1">
            <text:p>true</text:p>
          </table:table-cell>
          <table:table-cell office:value-type="string" office:string-value="Colmar" table:formula="of:=MID([.I58];1;FIND(&quot;(&quot;;[.I58])-2)" table:style-name="ce1">
            <text:p>Colmar</text:p>
          </table:table-cell>
          <table:table-cell table:style-name="ce1"/>
          <table:table-cell office:value-type="string" office:string-value="{ &quot;type&quot;: &quot;Point&quot;, &quot;coordinates&quot;: [7.357909, 48.077854] }" table:formula="of:=IF([.J58]&lt;&gt;&quot;&quot;;CONCATENATE(&quot;{ &quot;&quot;type&quot;&quot;: &quot;&quot;Point&quot;&quot;, &quot;&quot;coordinates&quot;&quot;: [&quot;;[.K58];&quot;, &quot;;[.J58];&quot;] }&quot;);&quot;&quot;)" table:style-name="ce4">
            <text:p>{ "type": "Point", "coordinates": [7.357909, 48.077854] }</text:p>
          </table:table-cell>
          <table:table-cell office:value-type="string" office:string-value="{ &quot;nr&quot;: &quot;56&quot;, &quot;booknr&quot;: &quot;56&quot;, &quot;confirmed&quot;: &quot;true&quot;, &quot;name&quot;: &quot;Colmar (Haut Rhin)&quot;, &quot;shortname&quot;: &quot;Colmar&quot; }" table:formula="of:=CONCATENATE(&quot;{ &quot;&quot;nr&quot;&quot;: &quot;&quot;&quot;;[.F58];&quot;&quot;&quot;, &quot;&quot;booknr&quot;&quot;: &quot;&quot;&quot;;[.G58];&quot;&quot;&quot;, &quot;&quot;confirmed&quot;&quot;: &quot;&quot;&quot;;[.L58];&quot;&quot;&quot;, &quot;&quot;name&quot;&quot;: &quot;&quot;&quot;;[.I58];&quot;&quot;&quot;, &quot;&quot;shortname&quot;&quot;: &quot;&quot;&quot;;[.M58];&quot;&quot;&quot; }&quot;)" table:style-name="ce4">
            <text:p>{ "nr": "56", "booknr": "56", "confirmed": "true", "name": "Colmar (Haut Rhin)", "shortname": "Colmar" }</text:p>
          </table:table-cell>
          <table:table-cell office:value-type="string" office:string-value="{ &quot;id&quot;: &quot;56-01&quot;, &quot;type&quot;: &quot;Feature&quot;, &quot;geometry&quot;: { &quot;type&quot;: &quot;Point&quot;, &quot;coordinates&quot;: [7.357909, 48.077854] }, &quot;properties&quot;: { &quot;nr&quot;: &quot;56&quot;, &quot;booknr&quot;: &quot;56&quot;, &quot;confirmed&quot;: &quot;true&quot;, &quot;name&quot;: &quot;Colmar (Haut Rhin)&quot;, &quot;shortname&quot;: &quot;Colmar&quot; } }," table:formula="of:=CONCATENATE(&quot;{ &quot;&quot;id&quot;&quot;: &quot;&quot;&quot;;[.H58];&quot;&quot;&quot;, &quot;&quot;type&quot;&quot;: &quot;&quot;Feature&quot;&quot;, &quot;&quot;geometry&quot;&quot;: &quot;;IF([.O58]=&quot;&quot;;&quot;null&quot;;[.O58]);&quot;, &quot;&quot;properties&quot;&quot;: &quot;;[.P58];&quot; },&quot;)" table:style-name="ce4">
            <text:p>{ "id": "56-01", "type": "Feature", "geometry": { "type": "Point", "coordinates": [7.357909, 48.077854] }, "properties": { "nr": "56", "booknr": "56", "confirmed": "true", "name": "Colmar (Haut Rhin)", "shortname": "Colmar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6 Strasbourg (Bas-Rhin)<text:s/></text:span>48.582130, 7.751725</text:p>
          </table:table-cell>
          <table:table-cell office:value-type="float" office:value="26" table:formula="of:=IFERROR(FIND(4;[.A59];3);LEN([.A59])+1)" table:style-name="ce1">
            <text:p>26</text:p>
          </table:table-cell>
          <table:table-cell office:value-type="float" office:value="35" table:formula="of:=IFERROR(FIND(&quot;,&quot;;[.A59];[.B59]);[.B59])" table:style-name="ce1">
            <text:p>35</text:p>
          </table:table-cell>
          <table:table-cell office:value-type="string" office:string-value="56" table:formula="of:=LEFT([.A59];2)" table:style-name="ce1">
            <text:p>56</text:p>
          </table:table-cell>
          <table:table-cell office:value-type="float" office:value="2" table:formula="of:=IF([.D59]=[.D58];[.E58]+1;1)" table:style-name="ce1">
            <text:p>2</text:p>
          </table:table-cell>
          <table:table-cell office:value-type="string" table:style-name="ce3">
            <text:p>57</text:p>
          </table:table-cell>
          <table:table-cell office:value-type="string" office:string-value="56" table:formula="of:=[.D59]" table:style-name="ce10">
            <text:p>56</text:p>
          </table:table-cell>
          <table:table-cell office:value-type="string" office:string-value="56-02" table:formula="of:=CONCATENATE([.D59];&quot;-&quot;;IF(LEN([.E59])=1;CONCATENATE(&quot;0&quot;;[.E59]);[.E59]))" table:style-name="ce1">
            <text:p>56-02</text:p>
          </table:table-cell>
          <table:table-cell office:value-type="string" office:string-value="Strasbourg (Bas-Rhin)" table:formula="of:=TRIM(MID([.A59];4;[.B59]-4))" table:style-name="ce1">
            <text:p>Strasbourg (Bas-Rhin)</text:p>
          </table:table-cell>
          <table:table-cell office:value-type="string" office:string-value="48.582130" table:formula="of:=MID([.A59];[.B59];[.C59]-[.B59])" table:style-name="ce1">
            <text:p>48.582130</text:p>
          </table:table-cell>
          <table:table-cell office:value-type="string" office:string-value="7.751725" table:formula="of:=IFERROR(MID([.A59];[.C59]+2;LEN([.A59])-[.C59]);&quot;&quot;)" table:style-name="ce1">
            <text:p>7.751725</text:p>
          </table:table-cell>
          <table:table-cell office:value-type="string" office:string-value="true" table:formula="of:=IF([.B59]&lt;&gt;[.C59];&quot;true&quot;;&quot;false&quot;)" table:style-name="ce1">
            <text:p>true</text:p>
          </table:table-cell>
          <table:table-cell office:value-type="string" office:string-value="Strasbourg" table:formula="of:=MID([.I59];1;FIND(&quot;(&quot;;[.I59])-2)" table:style-name="ce1">
            <text:p>Strasbourg</text:p>
          </table:table-cell>
          <table:table-cell table:style-name="ce1"/>
          <table:table-cell office:value-type="string" office:string-value="{ &quot;type&quot;: &quot;Point&quot;, &quot;coordinates&quot;: [7.751725, 48.582130] }" table:formula="of:=IF([.J59]&lt;&gt;&quot;&quot;;CONCATENATE(&quot;{ &quot;&quot;type&quot;&quot;: &quot;&quot;Point&quot;&quot;, &quot;&quot;coordinates&quot;&quot;: [&quot;;[.K59];&quot;, &quot;;[.J59];&quot;] }&quot;);&quot;&quot;)" table:style-name="ce4">
            <text:p>{ "type": "Point", "coordinates": [7.751725, 48.582130] }</text:p>
          </table:table-cell>
          <table:table-cell office:value-type="string" office:string-value="{ &quot;nr&quot;: &quot;57&quot;, &quot;booknr&quot;: &quot;56&quot;, &quot;confirmed&quot;: &quot;true&quot;, &quot;name&quot;: &quot;Strasbourg (Bas-Rhin)&quot;, &quot;shortname&quot;: &quot;Strasbourg&quot; }" table:formula="of:=CONCATENATE(&quot;{ &quot;&quot;nr&quot;&quot;: &quot;&quot;&quot;;[.F59];&quot;&quot;&quot;, &quot;&quot;booknr&quot;&quot;: &quot;&quot;&quot;;[.G59];&quot;&quot;&quot;, &quot;&quot;confirmed&quot;&quot;: &quot;&quot;&quot;;[.L59];&quot;&quot;&quot;, &quot;&quot;name&quot;&quot;: &quot;&quot;&quot;;[.I59];&quot;&quot;&quot;, &quot;&quot;shortname&quot;&quot;: &quot;&quot;&quot;;[.M59];&quot;&quot;&quot; }&quot;)" table:style-name="ce4">
            <text:p>{ "nr": "57", "booknr": "56", "confirmed": "true", "name": "Strasbourg (Bas-Rhin)", "shortname": "Strasbourg" }</text:p>
          </table:table-cell>
          <table:table-cell office:value-type="string" office:string-value="{ &quot;id&quot;: &quot;56-02&quot;, &quot;type&quot;: &quot;Feature&quot;, &quot;geometry&quot;: { &quot;type&quot;: &quot;Point&quot;, &quot;coordinates&quot;: [7.751725, 48.582130] }, &quot;properties&quot;: { &quot;nr&quot;: &quot;57&quot;, &quot;booknr&quot;: &quot;56&quot;, &quot;confirmed&quot;: &quot;true&quot;, &quot;name&quot;: &quot;Strasbourg (Bas-Rhin)&quot;, &quot;shortname&quot;: &quot;Strasbourg&quot; } }," table:formula="of:=CONCATENATE(&quot;{ &quot;&quot;id&quot;&quot;: &quot;&quot;&quot;;[.H59];&quot;&quot;&quot;, &quot;&quot;type&quot;&quot;: &quot;&quot;Feature&quot;&quot;, &quot;&quot;geometry&quot;&quot;: &quot;;IF([.O59]=&quot;&quot;;&quot;null&quot;;[.O59]);&quot;, &quot;&quot;properties&quot;&quot;: &quot;;[.P59];&quot; },&quot;)" table:style-name="ce4">
            <text:p>{ "id": "56-02", "type": "Feature", "geometry": { "type": "Point", "coordinates": [7.751725, 48.582130] }, "properties": { "nr": "57", "booknr": "56", "confirmed": "true", "name": "Strasbourg (Bas-Rhin)", "shortname": "Strasbourg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7 Beauvaix (Oise)<text:s/></text:span>49.432507, 2.081550</text:p>
          </table:table-cell>
          <table:table-cell office:value-type="float" office:value="20" table:formula="of:=IFERROR(FIND(4;[.A60];3);LEN([.A60])+1)" table:style-name="ce1">
            <text:p>20</text:p>
          </table:table-cell>
          <table:table-cell office:value-type="float" office:value="29" table:formula="of:=IFERROR(FIND(&quot;,&quot;;[.A60];[.B60]);[.B60])" table:style-name="ce1">
            <text:p>29</text:p>
          </table:table-cell>
          <table:table-cell office:value-type="string" office:string-value="57" table:formula="of:=LEFT([.A60];2)" table:style-name="ce1">
            <text:p>57</text:p>
          </table:table-cell>
          <table:table-cell office:value-type="float" office:value="1" table:formula="of:=IF([.D60]=[.D59];[.E59]+1;1)" table:style-name="ce1">
            <text:p>1</text:p>
          </table:table-cell>
          <table:table-cell office:value-type="string" table:style-name="ce3">
            <text:p>58</text:p>
          </table:table-cell>
          <table:table-cell office:value-type="string" office:string-value="57" table:formula="of:=[.D60]" table:style-name="ce10">
            <text:p>57</text:p>
          </table:table-cell>
          <table:table-cell office:value-type="string" office:string-value="57-01" table:formula="of:=CONCATENATE([.D60];&quot;-&quot;;IF(LEN([.E60])=1;CONCATENATE(&quot;0&quot;;[.E60]);[.E60]))" table:style-name="ce1">
            <text:p>57-01</text:p>
          </table:table-cell>
          <table:table-cell office:value-type="string" office:string-value="Beauvaix (Oise)" table:formula="of:=TRIM(MID([.A60];4;[.B60]-4))" table:style-name="ce1">
            <text:p>Beauvaix (Oise)</text:p>
          </table:table-cell>
          <table:table-cell office:value-type="string" office:string-value="49.432507" table:formula="of:=MID([.A60];[.B60];[.C60]-[.B60])" table:style-name="ce1">
            <text:p>49.432507</text:p>
          </table:table-cell>
          <table:table-cell office:value-type="string" office:string-value="2.081550" table:formula="of:=IFERROR(MID([.A60];[.C60]+2;LEN([.A60])-[.C60]);&quot;&quot;)" table:style-name="ce1">
            <text:p>2.081550</text:p>
          </table:table-cell>
          <table:table-cell office:value-type="string" office:string-value="true" table:formula="of:=IF([.B60]&lt;&gt;[.C60];&quot;true&quot;;&quot;false&quot;)" table:style-name="ce1">
            <text:p>true</text:p>
          </table:table-cell>
          <table:table-cell office:value-type="string" office:string-value="Beauvaix" table:formula="of:=MID([.I60];1;FIND(&quot;(&quot;;[.I60])-2)" table:style-name="ce1">
            <text:p>Beauvaix</text:p>
          </table:table-cell>
          <table:table-cell table:style-name="ce1"/>
          <table:table-cell office:value-type="string" office:string-value="{ &quot;type&quot;: &quot;Point&quot;, &quot;coordinates&quot;: [2.081550, 49.432507] }" table:formula="of:=IF([.J60]&lt;&gt;&quot;&quot;;CONCATENATE(&quot;{ &quot;&quot;type&quot;&quot;: &quot;&quot;Point&quot;&quot;, &quot;&quot;coordinates&quot;&quot;: [&quot;;[.K60];&quot;, &quot;;[.J60];&quot;] }&quot;);&quot;&quot;)" table:style-name="ce4">
            <text:p>{ "type": "Point", "coordinates": [2.081550, 49.432507] }</text:p>
          </table:table-cell>
          <table:table-cell office:value-type="string" office:string-value="{ &quot;nr&quot;: &quot;58&quot;, &quot;booknr&quot;: &quot;57&quot;, &quot;confirmed&quot;: &quot;true&quot;, &quot;name&quot;: &quot;Beauvaix (Oise)&quot;, &quot;shortname&quot;: &quot;Beauvaix&quot; }" table:formula="of:=CONCATENATE(&quot;{ &quot;&quot;nr&quot;&quot;: &quot;&quot;&quot;;[.F60];&quot;&quot;&quot;, &quot;&quot;booknr&quot;&quot;: &quot;&quot;&quot;;[.G60];&quot;&quot;&quot;, &quot;&quot;confirmed&quot;&quot;: &quot;&quot;&quot;;[.L60];&quot;&quot;&quot;, &quot;&quot;name&quot;&quot;: &quot;&quot;&quot;;[.I60];&quot;&quot;&quot;, &quot;&quot;shortname&quot;&quot;: &quot;&quot;&quot;;[.M60];&quot;&quot;&quot; }&quot;)" table:style-name="ce4">
            <text:p>{ "nr": "58", "booknr": "57", "confirmed": "true", "name": "Beauvaix (Oise)", "shortname": "Beauvaix" }</text:p>
          </table:table-cell>
          <table:table-cell office:value-type="string" office:string-value="{ &quot;id&quot;: &quot;57-01&quot;, &quot;type&quot;: &quot;Feature&quot;, &quot;geometry&quot;: { &quot;type&quot;: &quot;Point&quot;, &quot;coordinates&quot;: [2.081550, 49.432507] }, &quot;properties&quot;: { &quot;nr&quot;: &quot;58&quot;, &quot;booknr&quot;: &quot;57&quot;, &quot;confirmed&quot;: &quot;true&quot;, &quot;name&quot;: &quot;Beauvaix (Oise)&quot;, &quot;shortname&quot;: &quot;Beauvaix&quot; } }," table:formula="of:=CONCATENATE(&quot;{ &quot;&quot;id&quot;&quot;: &quot;&quot;&quot;;[.H60];&quot;&quot;&quot;, &quot;&quot;type&quot;&quot;: &quot;&quot;Feature&quot;&quot;, &quot;&quot;geometry&quot;&quot;: &quot;;IF([.O60]=&quot;&quot;;&quot;null&quot;;[.O60]);&quot;, &quot;&quot;properties&quot;&quot;: &quot;;[.P60];&quot; },&quot;)" table:style-name="ce4">
            <text:p>{ "id": "57-01", "type": "Feature", "geometry": { "type": "Point", "coordinates": [2.081550, 49.432507] }, "properties": { "nr": "58", "booknr": "57", "confirmed": "true", "name": "Beauvaix (Oise)", "shortname": "Beauvaix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8 Cherbourg (Manche)<text:s/></text:span>49.642235, -1.623614</text:p>
          </table:table-cell>
          <table:table-cell office:value-type="float" office:value="23" table:formula="of:=IFERROR(FIND(4;[.A61];3);LEN([.A61])+1)" table:style-name="ce1">
            <text:p>23</text:p>
          </table:table-cell>
          <table:table-cell office:value-type="float" office:value="32" table:formula="of:=IFERROR(FIND(&quot;,&quot;;[.A61];[.B61]);[.B61])" table:style-name="ce1">
            <text:p>32</text:p>
          </table:table-cell>
          <table:table-cell office:value-type="string" office:string-value="58" table:formula="of:=LEFT([.A61];2)" table:style-name="ce1">
            <text:p>58</text:p>
          </table:table-cell>
          <table:table-cell office:value-type="float" office:value="1" table:formula="of:=IF([.D61]=[.D60];[.E60]+1;1)" table:style-name="ce1">
            <text:p>1</text:p>
          </table:table-cell>
          <table:table-cell office:value-type="string" table:style-name="ce3">
            <text:p>59</text:p>
          </table:table-cell>
          <table:table-cell office:value-type="string" office:string-value="58" table:formula="of:=[.D61]" table:style-name="ce10">
            <text:p>58</text:p>
          </table:table-cell>
          <table:table-cell office:value-type="string" office:string-value="58-01" table:formula="of:=CONCATENATE([.D61];&quot;-&quot;;IF(LEN([.E61])=1;CONCATENATE(&quot;0&quot;;[.E61]);[.E61]))" table:style-name="ce1">
            <text:p>58-01</text:p>
          </table:table-cell>
          <table:table-cell office:value-type="string" office:string-value="Cherbourg (Manche)" table:formula="of:=TRIM(MID([.A61];4;[.B61]-4))" table:style-name="ce1">
            <text:p>Cherbourg (Manche)</text:p>
          </table:table-cell>
          <table:table-cell office:value-type="string" office:string-value="49.642235" table:formula="of:=MID([.A61];[.B61];[.C61]-[.B61])" table:style-name="ce1">
            <text:p>49.642235</text:p>
          </table:table-cell>
          <table:table-cell office:value-type="string" office:string-value="-1.623614" table:formula="of:=IFERROR(MID([.A61];[.C61]+2;LEN([.A61])-[.C61]);&quot;&quot;)" table:style-name="ce1">
            <text:p>-1.623614</text:p>
          </table:table-cell>
          <table:table-cell office:value-type="string" office:string-value="true" table:formula="of:=IF([.B61]&lt;&gt;[.C61];&quot;true&quot;;&quot;false&quot;)" table:style-name="ce1">
            <text:p>true</text:p>
          </table:table-cell>
          <table:table-cell office:value-type="string" office:string-value="Cherbourg" table:formula="of:=MID([.I61];1;FIND(&quot;(&quot;;[.I61])-2)" table:style-name="ce1">
            <text:p>Cherbourg</text:p>
          </table:table-cell>
          <table:table-cell table:style-name="ce1"/>
          <table:table-cell office:value-type="string" office:string-value="{ &quot;type&quot;: &quot;Point&quot;, &quot;coordinates&quot;: [-1.623614, 49.642235] }" table:formula="of:=IF([.J61]&lt;&gt;&quot;&quot;;CONCATENATE(&quot;{ &quot;&quot;type&quot;&quot;: &quot;&quot;Point&quot;&quot;, &quot;&quot;coordinates&quot;&quot;: [&quot;;[.K61];&quot;, &quot;;[.J61];&quot;] }&quot;);&quot;&quot;)" table:style-name="ce4">
            <text:p>{ "type": "Point", "coordinates": [-1.623614, 49.642235] }</text:p>
          </table:table-cell>
          <table:table-cell office:value-type="string" office:string-value="{ &quot;nr&quot;: &quot;59&quot;, &quot;booknr&quot;: &quot;58&quot;, &quot;confirmed&quot;: &quot;true&quot;, &quot;name&quot;: &quot;Cherbourg (Manche)&quot;, &quot;shortname&quot;: &quot;Cherbourg&quot; }" table:formula="of:=CONCATENATE(&quot;{ &quot;&quot;nr&quot;&quot;: &quot;&quot;&quot;;[.F61];&quot;&quot;&quot;, &quot;&quot;booknr&quot;&quot;: &quot;&quot;&quot;;[.G61];&quot;&quot;&quot;, &quot;&quot;confirmed&quot;&quot;: &quot;&quot;&quot;;[.L61];&quot;&quot;&quot;, &quot;&quot;name&quot;&quot;: &quot;&quot;&quot;;[.I61];&quot;&quot;&quot;, &quot;&quot;shortname&quot;&quot;: &quot;&quot;&quot;;[.M61];&quot;&quot;&quot; }&quot;)" table:style-name="ce4">
            <text:p>{ "nr": "59", "booknr": "58", "confirmed": "true", "name": "Cherbourg (Manche)", "shortname": "Cherbourg" }</text:p>
          </table:table-cell>
          <table:table-cell office:value-type="string" office:string-value="{ &quot;id&quot;: &quot;58-01&quot;, &quot;type&quot;: &quot;Feature&quot;, &quot;geometry&quot;: { &quot;type&quot;: &quot;Point&quot;, &quot;coordinates&quot;: [-1.623614, 49.642235] }, &quot;properties&quot;: { &quot;nr&quot;: &quot;59&quot;, &quot;booknr&quot;: &quot;58&quot;, &quot;confirmed&quot;: &quot;true&quot;, &quot;name&quot;: &quot;Cherbourg (Manche)&quot;, &quot;shortname&quot;: &quot;Cherbourg&quot; } }," table:formula="of:=CONCATENATE(&quot;{ &quot;&quot;id&quot;&quot;: &quot;&quot;&quot;;[.H61];&quot;&quot;&quot;, &quot;&quot;type&quot;&quot;: &quot;&quot;Feature&quot;&quot;, &quot;&quot;geometry&quot;&quot;: &quot;;IF([.O61]=&quot;&quot;;&quot;null&quot;;[.O61]);&quot;, &quot;&quot;properties&quot;&quot;: &quot;;[.P61];&quot; },&quot;)" table:style-name="ce4">
            <text:p>{ "id": "58-01", "type": "Feature", "geometry": { "type": "Point", "coordinates": [-1.623614, 49.642235] }, "properties": { "nr": "59", "booknr": "58", "confirmed": "true", "name": "Cherbourg (Manche)", "shortname": "Cherbourg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59 Saint-Samson (Ille-et-Vilaine)<text:s/></text:span>48.002255, -1.793652</text:p>
          </table:table-cell>
          <table:table-cell office:value-type="float" office:value="35" table:formula="of:=IFERROR(FIND(4;[.A62];3);LEN([.A62])+1)" table:style-name="ce1">
            <text:p>35</text:p>
          </table:table-cell>
          <table:table-cell office:value-type="float" office:value="44" table:formula="of:=IFERROR(FIND(&quot;,&quot;;[.A62];[.B62]);[.B62])" table:style-name="ce1">
            <text:p>44</text:p>
          </table:table-cell>
          <table:table-cell office:value-type="string" office:string-value="59" table:formula="of:=LEFT([.A62];2)" table:style-name="ce1">
            <text:p>59</text:p>
          </table:table-cell>
          <table:table-cell office:value-type="float" office:value="1" table:formula="of:=IF([.D62]=[.D61];[.E61]+1;1)" table:style-name="ce1">
            <text:p>1</text:p>
          </table:table-cell>
          <table:table-cell office:value-type="string" table:style-name="ce3">
            <text:p>60</text:p>
          </table:table-cell>
          <table:table-cell office:value-type="string" office:string-value="59" table:formula="of:=[.D62]" table:style-name="ce10">
            <text:p>59</text:p>
          </table:table-cell>
          <table:table-cell office:value-type="string" office:string-value="59-01" table:formula="of:=CONCATENATE([.D62];&quot;-&quot;;IF(LEN([.E62])=1;CONCATENATE(&quot;0&quot;;[.E62]);[.E62]))" table:style-name="ce1">
            <text:p>59-01</text:p>
          </table:table-cell>
          <table:table-cell office:value-type="string" office:string-value="Saint-Samson (Ille-et-Vilaine)" table:formula="of:=TRIM(MID([.A62];4;[.B62]-4))" table:style-name="ce1">
            <text:p>Saint-Samson (Ille-et-Vilaine)</text:p>
          </table:table-cell>
          <table:table-cell office:value-type="string" office:string-value="48.002255" table:formula="of:=MID([.A62];[.B62];[.C62]-[.B62])" table:style-name="ce1">
            <text:p>48.002255</text:p>
          </table:table-cell>
          <table:table-cell office:value-type="string" office:string-value="-1.793652" table:formula="of:=IFERROR(MID([.A62];[.C62]+2;LEN([.A62])-[.C62]);&quot;&quot;)" table:style-name="ce1">
            <text:p>-1.793652</text:p>
          </table:table-cell>
          <table:table-cell office:value-type="string" office:string-value="true" table:formula="of:=IF([.B62]&lt;&gt;[.C62];&quot;true&quot;;&quot;false&quot;)" table:style-name="ce1">
            <text:p>true</text:p>
          </table:table-cell>
          <table:table-cell office:value-type="string" office:string-value="Saint-Samson" table:formula="of:=MID([.I62];1;FIND(&quot;(&quot;;[.I62])-2)" table:style-name="ce1">
            <text:p>Saint-Samson</text:p>
          </table:table-cell>
          <table:table-cell table:style-name="ce1"/>
          <table:table-cell office:value-type="string" office:string-value="{ &quot;type&quot;: &quot;Point&quot;, &quot;coordinates&quot;: [-1.793652, 48.002255] }" table:formula="of:=IF([.J62]&lt;&gt;&quot;&quot;;CONCATENATE(&quot;{ &quot;&quot;type&quot;&quot;: &quot;&quot;Point&quot;&quot;, &quot;&quot;coordinates&quot;&quot;: [&quot;;[.K62];&quot;, &quot;;[.J62];&quot;] }&quot;);&quot;&quot;)" table:style-name="ce4">
            <text:p>{ "type": "Point", "coordinates": [-1.793652, 48.002255] }</text:p>
          </table:table-cell>
          <table:table-cell office:value-type="string" office:string-value="{ &quot;nr&quot;: &quot;60&quot;, &quot;booknr&quot;: &quot;59&quot;, &quot;confirmed&quot;: &quot;true&quot;, &quot;name&quot;: &quot;Saint-Samson (Ille-et-Vilaine)&quot;, &quot;shortname&quot;: &quot;Saint-Samson&quot; }" table:formula="of:=CONCATENATE(&quot;{ &quot;&quot;nr&quot;&quot;: &quot;&quot;&quot;;[.F62];&quot;&quot;&quot;, &quot;&quot;booknr&quot;&quot;: &quot;&quot;&quot;;[.G62];&quot;&quot;&quot;, &quot;&quot;confirmed&quot;&quot;: &quot;&quot;&quot;;[.L62];&quot;&quot;&quot;, &quot;&quot;name&quot;&quot;: &quot;&quot;&quot;;[.I62];&quot;&quot;&quot;, &quot;&quot;shortname&quot;&quot;: &quot;&quot;&quot;;[.M62];&quot;&quot;&quot; }&quot;)" table:style-name="ce4">
            <text:p>{ "nr": "60", "booknr": "59", "confirmed": "true", "name": "Saint-Samson (Ille-et-Vilaine)", "shortname": "Saint-Samson" }</text:p>
          </table:table-cell>
          <table:table-cell office:value-type="string" office:string-value="{ &quot;id&quot;: &quot;59-01&quot;, &quot;type&quot;: &quot;Feature&quot;, &quot;geometry&quot;: { &quot;type&quot;: &quot;Point&quot;, &quot;coordinates&quot;: [-1.793652, 48.002255] }, &quot;properties&quot;: { &quot;nr&quot;: &quot;60&quot;, &quot;booknr&quot;: &quot;59&quot;, &quot;confirmed&quot;: &quot;true&quot;, &quot;name&quot;: &quot;Saint-Samson (Ille-et-Vilaine)&quot;, &quot;shortname&quot;: &quot;Saint-Samson&quot; } }," table:formula="of:=CONCATENATE(&quot;{ &quot;&quot;id&quot;&quot;: &quot;&quot;&quot;;[.H62];&quot;&quot;&quot;, &quot;&quot;type&quot;&quot;: &quot;&quot;Feature&quot;&quot;, &quot;&quot;geometry&quot;&quot;: &quot;;IF([.O62]=&quot;&quot;;&quot;null&quot;;[.O62]);&quot;, &quot;&quot;properties&quot;&quot;: &quot;;[.P62];&quot; },&quot;)" table:style-name="ce4">
            <text:p>{ "id": "59-01", "type": "Feature", "geometry": { "type": "Point", "coordinates": [-1.793652, 48.002255] }, "properties": { "nr": "60", "booknr": "59", "confirmed": "true", "name": "Saint-Samson (Ille-et-Vilaine)", "shortname": "Saint-Samso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0 Saint-Raphaël-en-Dordogne (Dordogne)<text:s/></text:span>45.303629, 1.071770</text:p>
          </table:table-cell>
          <table:table-cell office:value-type="float" office:value="41" table:formula="of:=IFERROR(FIND(4;[.A63];3);LEN([.A63])+1)" table:style-name="ce1">
            <text:p>41</text:p>
          </table:table-cell>
          <table:table-cell office:value-type="float" office:value="50" table:formula="of:=IFERROR(FIND(&quot;,&quot;;[.A63];[.B63]);[.B63])" table:style-name="ce1">
            <text:p>50</text:p>
          </table:table-cell>
          <table:table-cell office:value-type="string" office:string-value="60" table:formula="of:=LEFT([.A63];2)" table:style-name="ce1">
            <text:p>60</text:p>
          </table:table-cell>
          <table:table-cell office:value-type="float" office:value="1" table:formula="of:=IF([.D63]=[.D62];[.E62]+1;1)" table:style-name="ce1">
            <text:p>1</text:p>
          </table:table-cell>
          <table:table-cell office:value-type="string" table:style-name="ce3">
            <text:p>61</text:p>
          </table:table-cell>
          <table:table-cell office:value-type="string" office:string-value="60" table:formula="of:=[.D63]" table:style-name="ce10">
            <text:p>60</text:p>
          </table:table-cell>
          <table:table-cell office:value-type="string" office:string-value="60-01" table:formula="of:=CONCATENATE([.D63];&quot;-&quot;;IF(LEN([.E63])=1;CONCATENATE(&quot;0&quot;;[.E63]);[.E63]))" table:style-name="ce1">
            <text:p>60-01</text:p>
          </table:table-cell>
          <table:table-cell office:value-type="string" office:string-value="Saint-Raphaël-en-Dordogne (Dordogne)" table:formula="of:=TRIM(MID([.A63];4;[.B63]-4))" table:style-name="ce1">
            <text:p>Saint-Raphaël-en-Dordogne (Dordogne)</text:p>
          </table:table-cell>
          <table:table-cell office:value-type="string" office:string-value="45.303629" table:formula="of:=MID([.A63];[.B63];[.C63]-[.B63])" table:style-name="ce1">
            <text:p>45.303629</text:p>
          </table:table-cell>
          <table:table-cell office:value-type="string" office:string-value="1.071770" table:formula="of:=IFERROR(MID([.A63];[.C63]+2;LEN([.A63])-[.C63]);&quot;&quot;)" table:style-name="ce1">
            <text:p>1.071770</text:p>
          </table:table-cell>
          <table:table-cell office:value-type="string" office:string-value="true" table:formula="of:=IF([.B63]&lt;&gt;[.C63];&quot;true&quot;;&quot;false&quot;)" table:style-name="ce1">
            <text:p>true</text:p>
          </table:table-cell>
          <table:table-cell office:value-type="string" office:string-value="Saint-Raphaël-en-Dordogne" table:formula="of:=MID([.I63];1;FIND(&quot;(&quot;;[.I63])-2)" table:style-name="ce1">
            <text:p>Saint-Raphaël-en-Dordogne</text:p>
          </table:table-cell>
          <table:table-cell table:style-name="ce1"/>
          <table:table-cell office:value-type="string" office:string-value="{ &quot;type&quot;: &quot;Point&quot;, &quot;coordinates&quot;: [1.071770, 45.303629] }" table:formula="of:=IF([.J63]&lt;&gt;&quot;&quot;;CONCATENATE(&quot;{ &quot;&quot;type&quot;&quot;: &quot;&quot;Point&quot;&quot;, &quot;&quot;coordinates&quot;&quot;: [&quot;;[.K63];&quot;, &quot;;[.J63];&quot;] }&quot;);&quot;&quot;)" table:style-name="ce4">
            <text:p>{ "type": "Point", "coordinates": [1.071770, 45.303629] }</text:p>
          </table:table-cell>
          <table:table-cell office:value-type="string" office:string-value="{ &quot;nr&quot;: &quot;61&quot;, &quot;booknr&quot;: &quot;60&quot;, &quot;confirmed&quot;: &quot;true&quot;, &quot;name&quot;: &quot;Saint-Raphaël-en-Dordogne (Dordogne)&quot;, &quot;shortname&quot;: &quot;Saint-Raphaël-en-Dordogne&quot; }" table:formula="of:=CONCATENATE(&quot;{ &quot;&quot;nr&quot;&quot;: &quot;&quot;&quot;;[.F63];&quot;&quot;&quot;, &quot;&quot;booknr&quot;&quot;: &quot;&quot;&quot;;[.G63];&quot;&quot;&quot;, &quot;&quot;confirmed&quot;&quot;: &quot;&quot;&quot;;[.L63];&quot;&quot;&quot;, &quot;&quot;name&quot;&quot;: &quot;&quot;&quot;;[.I63];&quot;&quot;&quot;, &quot;&quot;shortname&quot;&quot;: &quot;&quot;&quot;;[.M63];&quot;&quot;&quot; }&quot;)" table:style-name="ce4">
            <text:p>{ "nr": "61", "booknr": "60", "confirmed": "true", "name": "Saint-Raphaël-en-Dordogne (Dordogne)", "shortname": "Saint-Raphaël-en-Dordogne" }</text:p>
          </table:table-cell>
          <table:table-cell office:value-type="string" office:string-value="{ &quot;id&quot;: &quot;60-01&quot;, &quot;type&quot;: &quot;Feature&quot;, &quot;geometry&quot;: { &quot;type&quot;: &quot;Point&quot;, &quot;coordinates&quot;: [1.071770, 45.303629] }, &quot;properties&quot;: { &quot;nr&quot;: &quot;61&quot;, &quot;booknr&quot;: &quot;60&quot;, &quot;confirmed&quot;: &quot;true&quot;, &quot;name&quot;: &quot;Saint-Raphaël-en-Dordogne (Dordogne)&quot;, &quot;shortname&quot;: &quot;Saint-Raphaël-en-Dordogne&quot; } }," table:formula="of:=CONCATENATE(&quot;{ &quot;&quot;id&quot;&quot;: &quot;&quot;&quot;;[.H63];&quot;&quot;&quot;, &quot;&quot;type&quot;&quot;: &quot;&quot;Feature&quot;&quot;, &quot;&quot;geometry&quot;&quot;: &quot;;IF([.O63]=&quot;&quot;;&quot;null&quot;;[.O63]);&quot;, &quot;&quot;properties&quot;&quot;: &quot;;[.P63];&quot; },&quot;)" table:style-name="ce4">
            <text:p>{ "id": "60-01", "type": "Feature", "geometry": { "type": "Point", "coordinates": [1.071770, 45.303629] }, "properties": { "nr": "61", "booknr": "60", "confirmed": "true", "name": "Saint-Raphaël-en-Dordogne (Dordogne)", "shortname": "Saint-Raphaël-en-Dordogn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1 Paris (Seine)<text:s/></text:span>48.853123, 2.349859</text:p>
          </table:table-cell>
          <table:table-cell office:value-type="float" office:value="18" table:formula="of:=IFERROR(FIND(4;[.A64];3);LEN([.A64])+1)" table:style-name="ce1">
            <text:p>18</text:p>
          </table:table-cell>
          <table:table-cell office:value-type="float" office:value="27" table:formula="of:=IFERROR(FIND(&quot;,&quot;;[.A64];[.B64]);[.B64])" table:style-name="ce1">
            <text:p>27</text:p>
          </table:table-cell>
          <table:table-cell office:value-type="string" office:string-value="61" table:formula="of:=LEFT([.A64];2)" table:style-name="ce1">
            <text:p>61</text:p>
          </table:table-cell>
          <table:table-cell office:value-type="float" office:value="1" table:formula="of:=IF([.D64]=[.D63];[.E63]+1;1)" table:style-name="ce1">
            <text:p>1</text:p>
          </table:table-cell>
          <table:table-cell office:value-type="string" table:style-name="ce3">
            <text:p>62</text:p>
          </table:table-cell>
          <table:table-cell office:value-type="string" office:string-value="61" table:formula="of:=[.D64]" table:style-name="ce10">
            <text:p>61</text:p>
          </table:table-cell>
          <table:table-cell office:value-type="string" office:string-value="61-01" table:formula="of:=CONCATENATE([.D64];&quot;-&quot;;IF(LEN([.E64])=1;CONCATENATE(&quot;0&quot;;[.E64]);[.E64]))" table:style-name="ce1">
            <text:p>61-01</text:p>
          </table:table-cell>
          <table:table-cell office:value-type="string" office:string-value="Paris (Seine)" table:formula="of:=TRIM(MID([.A64];4;[.B64]-4))" table:style-name="ce1">
            <text:p>Paris (Seine)</text:p>
          </table:table-cell>
          <table:table-cell office:value-type="string" office:string-value="48.853123" table:formula="of:=MID([.A64];[.B64];[.C64]-[.B64])" table:style-name="ce1">
            <text:p>48.853123</text:p>
          </table:table-cell>
          <table:table-cell office:value-type="string" office:string-value="2.349859" table:formula="of:=IFERROR(MID([.A64];[.C64]+2;LEN([.A64])-[.C64]);&quot;&quot;)" table:style-name="ce1">
            <text:p>2.349859</text:p>
          </table:table-cell>
          <table:table-cell office:value-type="string" office:string-value="true" table:formula="of:=IF([.B64]&lt;&gt;[.C64];&quot;true&quot;;&quot;false&quot;)" table:style-name="ce1">
            <text:p>true</text:p>
          </table:table-cell>
          <table:table-cell office:value-type="string" office:string-value="Paris" table:formula="of:=MID([.I64];1;FIND(&quot;(&quot;;[.I64])-2)" table:style-name="ce1">
            <text:p>Paris</text:p>
          </table:table-cell>
          <table:table-cell table:style-name="ce1"/>
          <table:table-cell office:value-type="string" office:string-value="{ &quot;type&quot;: &quot;Point&quot;, &quot;coordinates&quot;: [2.349859, 48.853123] }" table:formula="of:=IF([.J64]&lt;&gt;&quot;&quot;;CONCATENATE(&quot;{ &quot;&quot;type&quot;&quot;: &quot;&quot;Point&quot;&quot;, &quot;&quot;coordinates&quot;&quot;: [&quot;;[.K64];&quot;, &quot;;[.J64];&quot;] }&quot;);&quot;&quot;)" table:style-name="ce4">
            <text:p>{ "type": "Point", "coordinates": [2.349859, 48.853123] }</text:p>
          </table:table-cell>
          <table:table-cell office:value-type="string" office:string-value="{ &quot;nr&quot;: &quot;62&quot;, &quot;booknr&quot;: &quot;61&quot;, &quot;confirmed&quot;: &quot;true&quot;, &quot;name&quot;: &quot;Paris (Seine)&quot;, &quot;shortname&quot;: &quot;Paris&quot; }" table:formula="of:=CONCATENATE(&quot;{ &quot;&quot;nr&quot;&quot;: &quot;&quot;&quot;;[.F64];&quot;&quot;&quot;, &quot;&quot;booknr&quot;&quot;: &quot;&quot;&quot;;[.G64];&quot;&quot;&quot;, &quot;&quot;confirmed&quot;&quot;: &quot;&quot;&quot;;[.L64];&quot;&quot;&quot;, &quot;&quot;name&quot;&quot;: &quot;&quot;&quot;;[.I64];&quot;&quot;&quot;, &quot;&quot;shortname&quot;&quot;: &quot;&quot;&quot;;[.M64];&quot;&quot;&quot; }&quot;)" table:style-name="ce4">
            <text:p>{ "nr": "62", "booknr": "61", "confirmed": "true", "name": "Paris (Seine)", "shortname": "Paris" }</text:p>
          </table:table-cell>
          <table:table-cell office:value-type="string" office:string-value="{ &quot;id&quot;: &quot;61-01&quot;, &quot;type&quot;: &quot;Feature&quot;, &quot;geometry&quot;: { &quot;type&quot;: &quot;Point&quot;, &quot;coordinates&quot;: [2.349859, 48.853123] }, &quot;properties&quot;: { &quot;nr&quot;: &quot;62&quot;, &quot;booknr&quot;: &quot;61&quot;, &quot;confirmed&quot;: &quot;true&quot;, &quot;name&quot;: &quot;Paris (Seine)&quot;, &quot;shortname&quot;: &quot;Paris&quot; } }," table:formula="of:=CONCATENATE(&quot;{ &quot;&quot;id&quot;&quot;: &quot;&quot;&quot;;[.H64];&quot;&quot;&quot;, &quot;&quot;type&quot;&quot;: &quot;&quot;Feature&quot;&quot;, &quot;&quot;geometry&quot;&quot;: &quot;;IF([.O64]=&quot;&quot;;&quot;null&quot;;[.O64]);&quot;, &quot;&quot;properties&quot;&quot;: &quot;;[.P64];&quot; },&quot;)" table:style-name="ce4">
            <text:p>{ "id": "61-01", "type": "Feature", "geometry": { "type": "Point", "coordinates": [2.349859, 48.853123] }, "properties": { "nr": "62", "booknr": "61", "confirmed": "true", "name": "Paris (Seine)", "shortname": "Pari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1 Vence (Alpes-Maritimes)</text:span>43.721296, 7.115012</text:p>
          </table:table-cell>
          <table:table-cell office:value-type="float" office:value="27" table:formula="of:=IFERROR(FIND(4;[.A65];3);LEN([.A65])+1)" table:style-name="ce1">
            <text:p>27</text:p>
          </table:table-cell>
          <table:table-cell office:value-type="float" office:value="36" table:formula="of:=IFERROR(FIND(&quot;,&quot;;[.A65];[.B65]);[.B65])" table:style-name="ce1">
            <text:p>36</text:p>
          </table:table-cell>
          <table:table-cell office:value-type="string" office:string-value="61" table:formula="of:=LEFT([.A65];2)" table:style-name="ce1">
            <text:p>61</text:p>
          </table:table-cell>
          <table:table-cell office:value-type="float" office:value="2" table:formula="of:=IF([.D65]=[.D64];[.E64]+1;1)" table:style-name="ce1">
            <text:p>2</text:p>
          </table:table-cell>
          <table:table-cell office:value-type="string" table:style-name="ce3">
            <text:p>63</text:p>
          </table:table-cell>
          <table:table-cell office:value-type="string" office:string-value="61" table:formula="of:=[.D65]" table:style-name="ce10">
            <text:p>61</text:p>
          </table:table-cell>
          <table:table-cell office:value-type="string" office:string-value="61-02" table:formula="of:=CONCATENATE([.D65];&quot;-&quot;;IF(LEN([.E65])=1;CONCATENATE(&quot;0&quot;;[.E65]);[.E65]))" table:style-name="ce1">
            <text:p>61-02</text:p>
          </table:table-cell>
          <table:table-cell office:value-type="string" office:string-value="Vence (Alpes-Maritimes)" table:formula="of:=TRIM(MID([.A65];4;[.B65]-4))" table:style-name="ce1">
            <text:p>Vence (Alpes-Maritimes)</text:p>
          </table:table-cell>
          <table:table-cell office:value-type="string" office:string-value="43.721296" table:formula="of:=MID([.A65];[.B65];[.C65]-[.B65])" table:style-name="ce1">
            <text:p>43.721296</text:p>
          </table:table-cell>
          <table:table-cell office:value-type="string" office:string-value="7.115012" table:formula="of:=IFERROR(MID([.A65];[.C65]+2;LEN([.A65])-[.C65]);&quot;&quot;)" table:style-name="ce1">
            <text:p>7.115012</text:p>
          </table:table-cell>
          <table:table-cell office:value-type="string" office:string-value="true" table:formula="of:=IF([.B65]&lt;&gt;[.C65];&quot;true&quot;;&quot;false&quot;)" table:style-name="ce1">
            <text:p>true</text:p>
          </table:table-cell>
          <table:table-cell office:value-type="string" office:string-value="Vence" table:formula="of:=MID([.I65];1;FIND(&quot;(&quot;;[.I65])-2)" table:style-name="ce1">
            <text:p>Vence</text:p>
          </table:table-cell>
          <table:table-cell table:style-name="ce1"/>
          <table:table-cell office:value-type="string" office:string-value="{ &quot;type&quot;: &quot;Point&quot;, &quot;coordinates&quot;: [7.115012, 43.721296] }" table:formula="of:=IF([.J65]&lt;&gt;&quot;&quot;;CONCATENATE(&quot;{ &quot;&quot;type&quot;&quot;: &quot;&quot;Point&quot;&quot;, &quot;&quot;coordinates&quot;&quot;: [&quot;;[.K65];&quot;, &quot;;[.J65];&quot;] }&quot;);&quot;&quot;)" table:style-name="ce4">
            <text:p>{ "type": "Point", "coordinates": [7.115012, 43.721296] }</text:p>
          </table:table-cell>
          <table:table-cell office:value-type="string" office:string-value="{ &quot;nr&quot;: &quot;63&quot;, &quot;booknr&quot;: &quot;61&quot;, &quot;confirmed&quot;: &quot;true&quot;, &quot;name&quot;: &quot;Vence (Alpes-Maritimes)&quot;, &quot;shortname&quot;: &quot;Vence&quot; }" table:formula="of:=CONCATENATE(&quot;{ &quot;&quot;nr&quot;&quot;: &quot;&quot;&quot;;[.F65];&quot;&quot;&quot;, &quot;&quot;booknr&quot;&quot;: &quot;&quot;&quot;;[.G65];&quot;&quot;&quot;, &quot;&quot;confirmed&quot;&quot;: &quot;&quot;&quot;;[.L65];&quot;&quot;&quot;, &quot;&quot;name&quot;&quot;: &quot;&quot;&quot;;[.I65];&quot;&quot;&quot;, &quot;&quot;shortname&quot;&quot;: &quot;&quot;&quot;;[.M65];&quot;&quot;&quot; }&quot;)" table:style-name="ce4">
            <text:p>{ "nr": "63", "booknr": "61", "confirmed": "true", "name": "Vence (Alpes-Maritimes)", "shortname": "Vence" }</text:p>
          </table:table-cell>
          <table:table-cell office:value-type="string" office:string-value="{ &quot;id&quot;: &quot;61-02&quot;, &quot;type&quot;: &quot;Feature&quot;, &quot;geometry&quot;: { &quot;type&quot;: &quot;Point&quot;, &quot;coordinates&quot;: [7.115012, 43.721296] }, &quot;properties&quot;: { &quot;nr&quot;: &quot;63&quot;, &quot;booknr&quot;: &quot;61&quot;, &quot;confirmed&quot;: &quot;true&quot;, &quot;name&quot;: &quot;Vence (Alpes-Maritimes)&quot;, &quot;shortname&quot;: &quot;Vence&quot; } }," table:formula="of:=CONCATENATE(&quot;{ &quot;&quot;id&quot;&quot;: &quot;&quot;&quot;;[.H65];&quot;&quot;&quot;, &quot;&quot;type&quot;&quot;: &quot;&quot;Feature&quot;&quot;, &quot;&quot;geometry&quot;&quot;: &quot;;IF([.O65]=&quot;&quot;;&quot;null&quot;;[.O65]);&quot;, &quot;&quot;properties&quot;&quot;: &quot;;[.P65];&quot; },&quot;)" table:style-name="ce4">
            <text:p>{ "id": "61-02", "type": "Feature", "geometry": { "type": "Point", "coordinates": [7.115012, 43.721296] }, "properties": { "nr": "63", "booknr": "61", "confirmed": "true", "name": "Vence (Alpes-Maritimes)", "shortname": "Venc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3 Tours (Indre-et-Loire)</text:span>47.393163, 0.682585</text:p>
          </table:table-cell>
          <table:table-cell office:value-type="float" office:value="26" table:formula="of:=IFERROR(FIND(4;[.A66];3);LEN([.A66])+1)" table:style-name="ce1">
            <text:p>26</text:p>
          </table:table-cell>
          <table:table-cell office:value-type="float" office:value="35" table:formula="of:=IFERROR(FIND(&quot;,&quot;;[.A66];[.B66]);[.B66])" table:style-name="ce1">
            <text:p>35</text:p>
          </table:table-cell>
          <table:table-cell office:value-type="string" office:string-value="63" table:formula="of:=LEFT([.A66];2)" table:style-name="ce1">
            <text:p>63</text:p>
          </table:table-cell>
          <table:table-cell office:value-type="float" office:value="1" table:formula="of:=IF([.D66]=[.D65];[.E65]+1;1)" table:style-name="ce1">
            <text:p>1</text:p>
          </table:table-cell>
          <table:table-cell office:value-type="string" table:style-name="ce3">
            <text:p>64</text:p>
          </table:table-cell>
          <table:table-cell office:value-type="string" office:string-value="63" table:formula="of:=[.D66]" table:style-name="ce10">
            <text:p>63</text:p>
          </table:table-cell>
          <table:table-cell office:value-type="string" office:string-value="63-01" table:formula="of:=CONCATENATE([.D66];&quot;-&quot;;IF(LEN([.E66])=1;CONCATENATE(&quot;0&quot;;[.E66]);[.E66]))" table:style-name="ce1">
            <text:p>63-01</text:p>
          </table:table-cell>
          <table:table-cell office:value-type="string" office:string-value="Tours (Indre-et-Loire)" table:formula="of:=TRIM(MID([.A66];4;[.B66]-4))" table:style-name="ce1">
            <text:p>Tours (Indre-et-Loire)</text:p>
          </table:table-cell>
          <table:table-cell office:value-type="string" office:string-value="47.393163" table:formula="of:=MID([.A66];[.B66];[.C66]-[.B66])" table:style-name="ce1">
            <text:p>47.393163</text:p>
          </table:table-cell>
          <table:table-cell office:value-type="string" office:string-value="0.682585" table:formula="of:=IFERROR(MID([.A66];[.C66]+2;LEN([.A66])-[.C66]);&quot;&quot;)" table:style-name="ce1">
            <text:p>0.682585</text:p>
          </table:table-cell>
          <table:table-cell office:value-type="string" office:string-value="true" table:formula="of:=IF([.B66]&lt;&gt;[.C66];&quot;true&quot;;&quot;false&quot;)" table:style-name="ce1">
            <text:p>true</text:p>
          </table:table-cell>
          <table:table-cell office:value-type="string" office:string-value="Tours" table:formula="of:=MID([.I66];1;FIND(&quot;(&quot;;[.I66])-2)" table:style-name="ce1">
            <text:p>Tours</text:p>
          </table:table-cell>
          <table:table-cell table:style-name="ce1"/>
          <table:table-cell office:value-type="string" office:string-value="{ &quot;type&quot;: &quot;Point&quot;, &quot;coordinates&quot;: [0.682585, 47.393163] }" table:formula="of:=IF([.J66]&lt;&gt;&quot;&quot;;CONCATENATE(&quot;{ &quot;&quot;type&quot;&quot;: &quot;&quot;Point&quot;&quot;, &quot;&quot;coordinates&quot;&quot;: [&quot;;[.K66];&quot;, &quot;;[.J66];&quot;] }&quot;);&quot;&quot;)" table:style-name="ce4">
            <text:p>{ "type": "Point", "coordinates": [0.682585, 47.393163] }</text:p>
          </table:table-cell>
          <table:table-cell office:value-type="string" office:string-value="{ &quot;nr&quot;: &quot;64&quot;, &quot;booknr&quot;: &quot;63&quot;, &quot;confirmed&quot;: &quot;true&quot;, &quot;name&quot;: &quot;Tours (Indre-et-Loire)&quot;, &quot;shortname&quot;: &quot;Tours&quot; }" table:formula="of:=CONCATENATE(&quot;{ &quot;&quot;nr&quot;&quot;: &quot;&quot;&quot;;[.F66];&quot;&quot;&quot;, &quot;&quot;booknr&quot;&quot;: &quot;&quot;&quot;;[.G66];&quot;&quot;&quot;, &quot;&quot;confirmed&quot;&quot;: &quot;&quot;&quot;;[.L66];&quot;&quot;&quot;, &quot;&quot;name&quot;&quot;: &quot;&quot;&quot;;[.I66];&quot;&quot;&quot;, &quot;&quot;shortname&quot;&quot;: &quot;&quot;&quot;;[.M66];&quot;&quot;&quot; }&quot;)" table:style-name="ce4">
            <text:p>{ "nr": "64", "booknr": "63", "confirmed": "true", "name": "Tours (Indre-et-Loire)", "shortname": "Tours" }</text:p>
          </table:table-cell>
          <table:table-cell office:value-type="string" office:string-value="{ &quot;id&quot;: &quot;63-01&quot;, &quot;type&quot;: &quot;Feature&quot;, &quot;geometry&quot;: { &quot;type&quot;: &quot;Point&quot;, &quot;coordinates&quot;: [0.682585, 47.393163] }, &quot;properties&quot;: { &quot;nr&quot;: &quot;64&quot;, &quot;booknr&quot;: &quot;63&quot;, &quot;confirmed&quot;: &quot;true&quot;, &quot;name&quot;: &quot;Tours (Indre-et-Loire)&quot;, &quot;shortname&quot;: &quot;Tours&quot; } }," table:formula="of:=CONCATENATE(&quot;{ &quot;&quot;id&quot;&quot;: &quot;&quot;&quot;;[.H66];&quot;&quot;&quot;, &quot;&quot;type&quot;&quot;: &quot;&quot;Feature&quot;&quot;, &quot;&quot;geometry&quot;&quot;: &quot;;IF([.O66]=&quot;&quot;;&quot;null&quot;;[.O66]);&quot;, &quot;&quot;properties&quot;&quot;: &quot;;[.P66];&quot; },&quot;)" table:style-name="ce4">
            <text:p>{ "id": "63-01", "type": "Feature", "geometry": { "type": "Point", "coordinates": [0.682585, 47.393163] }, "properties": { "nr": "64", "booknr": "63", "confirmed": "true", "name": "Tours (Indre-et-Loire)", "shortname": "Tour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4 Mazan (Ardèche)<text:s/></text:span>44.729953, 4.089367</text:p>
          </table:table-cell>
          <table:table-cell office:value-type="float" office:value="20" table:formula="of:=IFERROR(FIND(4;[.A67];3);LEN([.A67])+1)" table:style-name="ce1">
            <text:p>20</text:p>
          </table:table-cell>
          <table:table-cell office:value-type="float" office:value="29" table:formula="of:=IFERROR(FIND(&quot;,&quot;;[.A67];[.B67]);[.B67])" table:style-name="ce1">
            <text:p>29</text:p>
          </table:table-cell>
          <table:table-cell office:value-type="string" office:string-value="64" table:formula="of:=LEFT([.A67];2)" table:style-name="ce1">
            <text:p>64</text:p>
          </table:table-cell>
          <table:table-cell office:value-type="float" office:value="1" table:formula="of:=IF([.D67]=[.D66];[.E66]+1;1)" table:style-name="ce1">
            <text:p>1</text:p>
          </table:table-cell>
          <table:table-cell office:value-type="string" table:style-name="ce3">
            <text:p>65</text:p>
          </table:table-cell>
          <table:table-cell office:value-type="string" office:string-value="64" table:formula="of:=[.D67]" table:style-name="ce10">
            <text:p>64</text:p>
          </table:table-cell>
          <table:table-cell office:value-type="string" office:string-value="64-01" table:formula="of:=CONCATENATE([.D67];&quot;-&quot;;IF(LEN([.E67])=1;CONCATENATE(&quot;0&quot;;[.E67]);[.E67]))" table:style-name="ce1">
            <text:p>64-01</text:p>
          </table:table-cell>
          <table:table-cell office:value-type="string" office:string-value="Mazan (Ardèche)" table:formula="of:=TRIM(MID([.A67];4;[.B67]-4))" table:style-name="ce1">
            <text:p>Mazan (Ardèche)</text:p>
          </table:table-cell>
          <table:table-cell office:value-type="string" office:string-value="44.729953" table:formula="of:=MID([.A67];[.B67];[.C67]-[.B67])" table:style-name="ce1">
            <text:p>44.729953</text:p>
          </table:table-cell>
          <table:table-cell office:value-type="string" office:string-value="4.089367" table:formula="of:=IFERROR(MID([.A67];[.C67]+2;LEN([.A67])-[.C67]);&quot;&quot;)" table:style-name="ce1">
            <text:p>4.089367</text:p>
          </table:table-cell>
          <table:table-cell office:value-type="string" office:string-value="true" table:formula="of:=IF([.B67]&lt;&gt;[.C67];&quot;true&quot;;&quot;false&quot;)" table:style-name="ce1">
            <text:p>true</text:p>
          </table:table-cell>
          <table:table-cell office:value-type="string" office:string-value="Mazan" table:formula="of:=MID([.I67];1;FIND(&quot;(&quot;;[.I67])-2)" table:style-name="ce1">
            <text:p>Mazan</text:p>
          </table:table-cell>
          <table:table-cell table:style-name="ce1"/>
          <table:table-cell office:value-type="string" office:string-value="{ &quot;type&quot;: &quot;Point&quot;, &quot;coordinates&quot;: [4.089367, 44.729953] }" table:formula="of:=IF([.J67]&lt;&gt;&quot;&quot;;CONCATENATE(&quot;{ &quot;&quot;type&quot;&quot;: &quot;&quot;Point&quot;&quot;, &quot;&quot;coordinates&quot;&quot;: [&quot;;[.K67];&quot;, &quot;;[.J67];&quot;] }&quot;);&quot;&quot;)" table:style-name="ce4">
            <text:p>{ "type": "Point", "coordinates": [4.089367, 44.729953] }</text:p>
          </table:table-cell>
          <table:table-cell office:value-type="string" office:string-value="{ &quot;nr&quot;: &quot;65&quot;, &quot;booknr&quot;: &quot;64&quot;, &quot;confirmed&quot;: &quot;true&quot;, &quot;name&quot;: &quot;Mazan (Ardèche)&quot;, &quot;shortname&quot;: &quot;Mazan&quot; }" table:formula="of:=CONCATENATE(&quot;{ &quot;&quot;nr&quot;&quot;: &quot;&quot;&quot;;[.F67];&quot;&quot;&quot;, &quot;&quot;booknr&quot;&quot;: &quot;&quot;&quot;;[.G67];&quot;&quot;&quot;, &quot;&quot;confirmed&quot;&quot;: &quot;&quot;&quot;;[.L67];&quot;&quot;&quot;, &quot;&quot;name&quot;&quot;: &quot;&quot;&quot;;[.I67];&quot;&quot;&quot;, &quot;&quot;shortname&quot;&quot;: &quot;&quot;&quot;;[.M67];&quot;&quot;&quot; }&quot;)" table:style-name="ce4">
            <text:p>{ "nr": "65", "booknr": "64", "confirmed": "true", "name": "Mazan (Ardèche)", "shortname": "Mazan" }</text:p>
          </table:table-cell>
          <table:table-cell office:value-type="string" office:string-value="{ &quot;id&quot;: &quot;64-01&quot;, &quot;type&quot;: &quot;Feature&quot;, &quot;geometry&quot;: { &quot;type&quot;: &quot;Point&quot;, &quot;coordinates&quot;: [4.089367, 44.729953] }, &quot;properties&quot;: { &quot;nr&quot;: &quot;65&quot;, &quot;booknr&quot;: &quot;64&quot;, &quot;confirmed&quot;: &quot;true&quot;, &quot;name&quot;: &quot;Mazan (Ardèche)&quot;, &quot;shortname&quot;: &quot;Mazan&quot; } }," table:formula="of:=CONCATENATE(&quot;{ &quot;&quot;id&quot;&quot;: &quot;&quot;&quot;;[.H67];&quot;&quot;&quot;, &quot;&quot;type&quot;&quot;: &quot;&quot;Feature&quot;&quot;, &quot;&quot;geometry&quot;&quot;: &quot;;IF([.O67]=&quot;&quot;;&quot;null&quot;;[.O67]);&quot;, &quot;&quot;properties&quot;&quot;: &quot;;[.P67];&quot; },&quot;)" table:style-name="ce4">
            <text:p>{ "id": "64-01", "type": "Feature", "geometry": { "type": "Point", "coordinates": [4.089367, 44.729953] }, "properties": { "nr": "65", "booknr": "64", "confirmed": "true", "name": "Mazan (Ardèche)", "shortname": "Maza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5 Arles (Bouches-du-Rhône)<text:s/></text:span>43.679946, 4.632676</text:p>
          </table:table-cell>
          <table:table-cell office:value-type="float" office:value="29" table:formula="of:=IFERROR(FIND(4;[.A68];3);LEN([.A68])+1)" table:style-name="ce1">
            <text:p>29</text:p>
          </table:table-cell>
          <table:table-cell office:value-type="float" office:value="38" table:formula="of:=IFERROR(FIND(&quot;,&quot;;[.A68];[.B68]);[.B68])" table:style-name="ce1">
            <text:p>38</text:p>
          </table:table-cell>
          <table:table-cell office:value-type="string" office:string-value="65" table:formula="of:=LEFT([.A68];2)" table:style-name="ce1">
            <text:p>65</text:p>
          </table:table-cell>
          <table:table-cell office:value-type="float" office:value="1" table:formula="of:=IF([.D68]=[.D67];[.E67]+1;1)" table:style-name="ce1">
            <text:p>1</text:p>
          </table:table-cell>
          <table:table-cell office:value-type="string" table:style-name="ce3">
            <text:p>66</text:p>
          </table:table-cell>
          <table:table-cell office:value-type="string" office:string-value="65" table:formula="of:=[.D68]" table:style-name="ce10">
            <text:p>65</text:p>
          </table:table-cell>
          <table:table-cell office:value-type="string" office:string-value="65-01" table:formula="of:=CONCATENATE([.D68];&quot;-&quot;;IF(LEN([.E68])=1;CONCATENATE(&quot;0&quot;;[.E68]);[.E68]))" table:style-name="ce1">
            <text:p>65-01</text:p>
          </table:table-cell>
          <table:table-cell office:value-type="string" office:string-value="Arles (Bouches-du-Rhône)" table:formula="of:=TRIM(MID([.A68];4;[.B68]-4))" table:style-name="ce1">
            <text:p>Arles (Bouches-du-Rhône)</text:p>
          </table:table-cell>
          <table:table-cell office:value-type="string" office:string-value="43.679946" table:formula="of:=MID([.A68];[.B68];[.C68]-[.B68])" table:style-name="ce1">
            <text:p>43.679946</text:p>
          </table:table-cell>
          <table:table-cell office:value-type="string" office:string-value="4.632676" table:formula="of:=IFERROR(MID([.A68];[.C68]+2;LEN([.A68])-[.C68]);&quot;&quot;)" table:style-name="ce1">
            <text:p>4.632676</text:p>
          </table:table-cell>
          <table:table-cell office:value-type="string" office:string-value="true" table:formula="of:=IF([.B68]&lt;&gt;[.C68];&quot;true&quot;;&quot;false&quot;)" table:style-name="ce1">
            <text:p>true</text:p>
          </table:table-cell>
          <table:table-cell office:value-type="string" office:string-value="Arles" table:formula="of:=MID([.I68];1;FIND(&quot;(&quot;;[.I68])-2)" table:style-name="ce1">
            <text:p>Arles</text:p>
          </table:table-cell>
          <table:table-cell table:style-name="ce1"/>
          <table:table-cell office:value-type="string" office:string-value="{ &quot;type&quot;: &quot;Point&quot;, &quot;coordinates&quot;: [4.632676, 43.679946] }" table:formula="of:=IF([.J68]&lt;&gt;&quot;&quot;;CONCATENATE(&quot;{ &quot;&quot;type&quot;&quot;: &quot;&quot;Point&quot;&quot;, &quot;&quot;coordinates&quot;&quot;: [&quot;;[.K68];&quot;, &quot;;[.J68];&quot;] }&quot;);&quot;&quot;)" table:style-name="ce4">
            <text:p>{ "type": "Point", "coordinates": [4.632676, 43.679946] }</text:p>
          </table:table-cell>
          <table:table-cell office:value-type="string" office:string-value="{ &quot;nr&quot;: &quot;66&quot;, &quot;booknr&quot;: &quot;65&quot;, &quot;confirmed&quot;: &quot;true&quot;, &quot;name&quot;: &quot;Arles (Bouches-du-Rhône)&quot;, &quot;shortname&quot;: &quot;Arles&quot; }" table:formula="of:=CONCATENATE(&quot;{ &quot;&quot;nr&quot;&quot;: &quot;&quot;&quot;;[.F68];&quot;&quot;&quot;, &quot;&quot;booknr&quot;&quot;: &quot;&quot;&quot;;[.G68];&quot;&quot;&quot;, &quot;&quot;confirmed&quot;&quot;: &quot;&quot;&quot;;[.L68];&quot;&quot;&quot;, &quot;&quot;name&quot;&quot;: &quot;&quot;&quot;;[.I68];&quot;&quot;&quot;, &quot;&quot;shortname&quot;&quot;: &quot;&quot;&quot;;[.M68];&quot;&quot;&quot; }&quot;)" table:style-name="ce4">
            <text:p>{ "nr": "66", "booknr": "65", "confirmed": "true", "name": "Arles (Bouches-du-Rhône)", "shortname": "Arles" }</text:p>
          </table:table-cell>
          <table:table-cell office:value-type="string" office:string-value="{ &quot;id&quot;: &quot;65-01&quot;, &quot;type&quot;: &quot;Feature&quot;, &quot;geometry&quot;: { &quot;type&quot;: &quot;Point&quot;, &quot;coordinates&quot;: [4.632676, 43.679946] }, &quot;properties&quot;: { &quot;nr&quot;: &quot;66&quot;, &quot;booknr&quot;: &quot;65&quot;, &quot;confirmed&quot;: &quot;true&quot;, &quot;name&quot;: &quot;Arles (Bouches-du-Rhône)&quot;, &quot;shortname&quot;: &quot;Arles&quot; } }," table:formula="of:=CONCATENATE(&quot;{ &quot;&quot;id&quot;&quot;: &quot;&quot;&quot;;[.H68];&quot;&quot;&quot;, &quot;&quot;type&quot;&quot;: &quot;&quot;Feature&quot;&quot;, &quot;&quot;geometry&quot;&quot;: &quot;;IF([.O68]=&quot;&quot;;&quot;null&quot;;[.O68]);&quot;, &quot;&quot;properties&quot;&quot;: &quot;;[.P68];&quot; },&quot;)" table:style-name="ce4">
            <text:p>{ "id": "65-01", "type": "Feature", "geometry": { "type": "Point", "coordinates": [4.632676, 43.679946] }, "properties": { "nr": "66", "booknr": "65", "confirmed": "true", "name": "Arles (Bouches-du-Rhône)", "shortname": "Arle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6 Primuliacum (Dordogne)<text:s/></text:span>45.376550, 0.997054</text:p>
          </table:table-cell>
          <table:table-cell office:value-type="float" office:value="27" table:formula="of:=IFERROR(FIND(4;[.A69];3);LEN([.A69])+1)" table:style-name="ce1">
            <text:p>27</text:p>
          </table:table-cell>
          <table:table-cell office:value-type="float" office:value="36" table:formula="of:=IFERROR(FIND(&quot;,&quot;;[.A69];[.B69]);[.B69])" table:style-name="ce1">
            <text:p>36</text:p>
          </table:table-cell>
          <table:table-cell office:value-type="string" office:string-value="66" table:formula="of:=LEFT([.A69];2)" table:style-name="ce1">
            <text:p>66</text:p>
          </table:table-cell>
          <table:table-cell office:value-type="float" office:value="1" table:formula="of:=IF([.D69]=[.D68];[.E68]+1;1)" table:style-name="ce1">
            <text:p>1</text:p>
          </table:table-cell>
          <table:table-cell office:value-type="string" table:style-name="ce3">
            <text:p>67</text:p>
          </table:table-cell>
          <table:table-cell office:value-type="string" office:string-value="66" table:formula="of:=[.D69]" table:style-name="ce10">
            <text:p>66</text:p>
          </table:table-cell>
          <table:table-cell office:value-type="string" office:string-value="66-01" table:formula="of:=CONCATENATE([.D69];&quot;-&quot;;IF(LEN([.E69])=1;CONCATENATE(&quot;0&quot;;[.E69]);[.E69]))" table:style-name="ce1">
            <text:p>66-01</text:p>
          </table:table-cell>
          <table:table-cell office:value-type="string" office:string-value="Primuliacum (Dordogne)" table:formula="of:=TRIM(MID([.A69];4;[.B69]-4))" table:style-name="ce1">
            <text:p>Primuliacum (Dordogne)</text:p>
          </table:table-cell>
          <table:table-cell office:value-type="string" office:string-value="45.376550" table:formula="of:=MID([.A69];[.B69];[.C69]-[.B69])" table:style-name="ce1">
            <text:p>45.376550</text:p>
          </table:table-cell>
          <table:table-cell office:value-type="string" office:string-value="0.997054" table:formula="of:=IFERROR(MID([.A69];[.C69]+2;LEN([.A69])-[.C69]);&quot;&quot;)" table:style-name="ce1">
            <text:p>0.997054</text:p>
          </table:table-cell>
          <table:table-cell office:value-type="string" office:string-value="true" table:formula="of:=IF([.B69]&lt;&gt;[.C69];&quot;true&quot;;&quot;false&quot;)" table:style-name="ce1">
            <text:p>true</text:p>
          </table:table-cell>
          <table:table-cell office:value-type="string" office:string-value="Primuliacum" table:formula="of:=MID([.I69];1;FIND(&quot;(&quot;;[.I69])-2)" table:style-name="ce1">
            <text:p>Primuliacum</text:p>
          </table:table-cell>
          <table:table-cell table:style-name="ce1"/>
          <table:table-cell office:value-type="string" office:string-value="{ &quot;type&quot;: &quot;Point&quot;, &quot;coordinates&quot;: [0.997054, 45.376550] }" table:formula="of:=IF([.J69]&lt;&gt;&quot;&quot;;CONCATENATE(&quot;{ &quot;&quot;type&quot;&quot;: &quot;&quot;Point&quot;&quot;, &quot;&quot;coordinates&quot;&quot;: [&quot;;[.K69];&quot;, &quot;;[.J69];&quot;] }&quot;);&quot;&quot;)" table:style-name="ce4">
            <text:p>{ "type": "Point", "coordinates": [0.997054, 45.376550] }</text:p>
          </table:table-cell>
          <table:table-cell office:value-type="string" office:string-value="{ &quot;nr&quot;: &quot;67&quot;, &quot;booknr&quot;: &quot;66&quot;, &quot;confirmed&quot;: &quot;true&quot;, &quot;name&quot;: &quot;Primuliacum (Dordogne)&quot;, &quot;shortname&quot;: &quot;Primuliacum&quot; }" table:formula="of:=CONCATENATE(&quot;{ &quot;&quot;nr&quot;&quot;: &quot;&quot;&quot;;[.F69];&quot;&quot;&quot;, &quot;&quot;booknr&quot;&quot;: &quot;&quot;&quot;;[.G69];&quot;&quot;&quot;, &quot;&quot;confirmed&quot;&quot;: &quot;&quot;&quot;;[.L69];&quot;&quot;&quot;, &quot;&quot;name&quot;&quot;: &quot;&quot;&quot;;[.I69];&quot;&quot;&quot;, &quot;&quot;shortname&quot;&quot;: &quot;&quot;&quot;;[.M69];&quot;&quot;&quot; }&quot;)" table:style-name="ce4">
            <text:p>{ "nr": "67", "booknr": "66", "confirmed": "true", "name": "Primuliacum (Dordogne)", "shortname": "Primuliacum" }</text:p>
          </table:table-cell>
          <table:table-cell office:value-type="string" office:string-value="{ &quot;id&quot;: &quot;66-01&quot;, &quot;type&quot;: &quot;Feature&quot;, &quot;geometry&quot;: { &quot;type&quot;: &quot;Point&quot;, &quot;coordinates&quot;: [0.997054, 45.376550] }, &quot;properties&quot;: { &quot;nr&quot;: &quot;67&quot;, &quot;booknr&quot;: &quot;66&quot;, &quot;confirmed&quot;: &quot;true&quot;, &quot;name&quot;: &quot;Primuliacum (Dordogne)&quot;, &quot;shortname&quot;: &quot;Primuliacum&quot; } }," table:formula="of:=CONCATENATE(&quot;{ &quot;&quot;id&quot;&quot;: &quot;&quot;&quot;;[.H69];&quot;&quot;&quot;, &quot;&quot;type&quot;&quot;: &quot;&quot;Feature&quot;&quot;, &quot;&quot;geometry&quot;&quot;: &quot;;IF([.O69]=&quot;&quot;;&quot;null&quot;;[.O69]);&quot;, &quot;&quot;properties&quot;&quot;: &quot;;[.P69];&quot; },&quot;)" table:style-name="ce4">
            <text:p>{ "id": "66-01", "type": "Feature", "geometry": { "type": "Point", "coordinates": [0.997054, 45.376550] }, "properties": { "nr": "67", "booknr": "66", "confirmed": "true", "name": "Primuliacum (Dordogne)", "shortname": "Primuliacum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7 Autun (Saône-et-Loire)</text:span><text:s/>46.944768, 4.299413</text:p>
          </table:table-cell>
          <table:table-cell office:value-type="float" office:value="27" table:formula="of:=IFERROR(FIND(4;[.A70];3);LEN([.A70])+1)" table:style-name="ce1">
            <text:p>27</text:p>
          </table:table-cell>
          <table:table-cell office:value-type="float" office:value="36" table:formula="of:=IFERROR(FIND(&quot;,&quot;;[.A70];[.B70]);[.B70])" table:style-name="ce1">
            <text:p>36</text:p>
          </table:table-cell>
          <table:table-cell office:value-type="string" office:string-value="67" table:formula="of:=LEFT([.A70];2)" table:style-name="ce1">
            <text:p>67</text:p>
          </table:table-cell>
          <table:table-cell office:value-type="float" office:value="1" table:formula="of:=IF([.D70]=[.D69];[.E69]+1;1)" table:style-name="ce1">
            <text:p>1</text:p>
          </table:table-cell>
          <table:table-cell office:value-type="string" table:style-name="ce3">
            <text:p>68</text:p>
          </table:table-cell>
          <table:table-cell office:value-type="string" office:string-value="67" table:formula="of:=[.D70]" table:style-name="ce10">
            <text:p>67</text:p>
          </table:table-cell>
          <table:table-cell office:value-type="string" office:string-value="67-01" table:formula="of:=CONCATENATE([.D70];&quot;-&quot;;IF(LEN([.E70])=1;CONCATENATE(&quot;0&quot;;[.E70]);[.E70]))" table:style-name="ce1">
            <text:p>67-01</text:p>
          </table:table-cell>
          <table:table-cell office:value-type="string" office:string-value="Autun (Saône-et-Loire)" table:formula="of:=TRIM(MID([.A70];4;[.B70]-4))" table:style-name="ce1">
            <text:p>Autun (Saône-et-Loire)</text:p>
          </table:table-cell>
          <table:table-cell office:value-type="string" office:string-value="46.944768" table:formula="of:=MID([.A70];[.B70];[.C70]-[.B70])" table:style-name="ce1">
            <text:p>46.944768</text:p>
          </table:table-cell>
          <table:table-cell office:value-type="string" office:string-value="4.299413" table:formula="of:=IFERROR(MID([.A70];[.C70]+2;LEN([.A70])-[.C70]);&quot;&quot;)" table:style-name="ce1">
            <text:p>4.299413</text:p>
          </table:table-cell>
          <table:table-cell office:value-type="string" office:string-value="true" table:formula="of:=IF([.B70]&lt;&gt;[.C70];&quot;true&quot;;&quot;false&quot;)" table:style-name="ce1">
            <text:p>true</text:p>
          </table:table-cell>
          <table:table-cell office:value-type="string" office:string-value="Autun" table:formula="of:=MID([.I70];1;FIND(&quot;(&quot;;[.I70])-2)" table:style-name="ce1">
            <text:p>Autun</text:p>
          </table:table-cell>
          <table:table-cell table:style-name="ce1"/>
          <table:table-cell office:value-type="string" office:string-value="{ &quot;type&quot;: &quot;Point&quot;, &quot;coordinates&quot;: [4.299413, 46.944768] }" table:formula="of:=IF([.J70]&lt;&gt;&quot;&quot;;CONCATENATE(&quot;{ &quot;&quot;type&quot;&quot;: &quot;&quot;Point&quot;&quot;, &quot;&quot;coordinates&quot;&quot;: [&quot;;[.K70];&quot;, &quot;;[.J70];&quot;] }&quot;);&quot;&quot;)" table:style-name="ce4">
            <text:p>{ "type": "Point", "coordinates": [4.299413, 46.944768] }</text:p>
          </table:table-cell>
          <table:table-cell office:value-type="string" office:string-value="{ &quot;nr&quot;: &quot;68&quot;, &quot;booknr&quot;: &quot;67&quot;, &quot;confirmed&quot;: &quot;true&quot;, &quot;name&quot;: &quot;Autun (Saône-et-Loire)&quot;, &quot;shortname&quot;: &quot;Autun&quot; }" table:formula="of:=CONCATENATE(&quot;{ &quot;&quot;nr&quot;&quot;: &quot;&quot;&quot;;[.F70];&quot;&quot;&quot;, &quot;&quot;booknr&quot;&quot;: &quot;&quot;&quot;;[.G70];&quot;&quot;&quot;, &quot;&quot;confirmed&quot;&quot;: &quot;&quot;&quot;;[.L70];&quot;&quot;&quot;, &quot;&quot;name&quot;&quot;: &quot;&quot;&quot;;[.I70];&quot;&quot;&quot;, &quot;&quot;shortname&quot;&quot;: &quot;&quot;&quot;;[.M70];&quot;&quot;&quot; }&quot;)" table:style-name="ce4">
            <text:p>{ "nr": "68", "booknr": "67", "confirmed": "true", "name": "Autun (Saône-et-Loire)", "shortname": "Autun" }</text:p>
          </table:table-cell>
          <table:table-cell office:value-type="string" office:string-value="{ &quot;id&quot;: &quot;67-01&quot;, &quot;type&quot;: &quot;Feature&quot;, &quot;geometry&quot;: { &quot;type&quot;: &quot;Point&quot;, &quot;coordinates&quot;: [4.299413, 46.944768] }, &quot;properties&quot;: { &quot;nr&quot;: &quot;68&quot;, &quot;booknr&quot;: &quot;67&quot;, &quot;confirmed&quot;: &quot;true&quot;, &quot;name&quot;: &quot;Autun (Saône-et-Loire)&quot;, &quot;shortname&quot;: &quot;Autun&quot; } }," table:formula="of:=CONCATENATE(&quot;{ &quot;&quot;id&quot;&quot;: &quot;&quot;&quot;;[.H70];&quot;&quot;&quot;, &quot;&quot;type&quot;&quot;: &quot;&quot;Feature&quot;&quot;, &quot;&quot;geometry&quot;&quot;: &quot;;IF([.O70]=&quot;&quot;;&quot;null&quot;;[.O70]);&quot;, &quot;&quot;properties&quot;&quot;: &quot;;[.P70];&quot; },&quot;)" table:style-name="ce4">
            <text:p>{ "id": "67-01", "type": "Feature", "geometry": { "type": "Point", "coordinates": [4.299413, 46.944768] }, "properties": { "nr": "68", "booknr": "67", "confirmed": "true", "name": "Autun (Saône-et-Loire)", "shortname": "Autu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8 Saint-Vigor-le-Grand (Calvados)<text:s/></text:span>49.275119, -0.703552</text:p>
          </table:table-cell>
          <table:table-cell office:value-type="float" office:value="36" table:formula="of:=IFERROR(FIND(4;[.A71];3);LEN([.A71])+1)" table:style-name="ce1">
            <text:p>36</text:p>
          </table:table-cell>
          <table:table-cell office:value-type="float" office:value="45" table:formula="of:=IFERROR(FIND(&quot;,&quot;;[.A71];[.B71]);[.B71])" table:style-name="ce1">
            <text:p>45</text:p>
          </table:table-cell>
          <table:table-cell office:value-type="string" office:string-value="68" table:formula="of:=LEFT([.A71];2)" table:style-name="ce1">
            <text:p>68</text:p>
          </table:table-cell>
          <table:table-cell office:value-type="float" office:value="1" table:formula="of:=IF([.D71]=[.D70];[.E70]+1;1)" table:style-name="ce1">
            <text:p>1</text:p>
          </table:table-cell>
          <table:table-cell office:value-type="string" table:style-name="ce3">
            <text:p>69</text:p>
          </table:table-cell>
          <table:table-cell office:value-type="string" office:string-value="68" table:formula="of:=[.D71]" table:style-name="ce10">
            <text:p>68</text:p>
          </table:table-cell>
          <table:table-cell office:value-type="string" office:string-value="68-01" table:formula="of:=CONCATENATE([.D71];&quot;-&quot;;IF(LEN([.E71])=1;CONCATENATE(&quot;0&quot;;[.E71]);[.E71]))" table:style-name="ce1">
            <text:p>68-01</text:p>
          </table:table-cell>
          <table:table-cell office:value-type="string" office:string-value="Saint-Vigor-le-Grand (Calvados)" table:formula="of:=TRIM(MID([.A71];4;[.B71]-4))" table:style-name="ce1">
            <text:p>Saint-Vigor-le-Grand (Calvados)</text:p>
          </table:table-cell>
          <table:table-cell office:value-type="string" office:string-value="49.275119" table:formula="of:=MID([.A71];[.B71];[.C71]-[.B71])" table:style-name="ce1">
            <text:p>49.275119</text:p>
          </table:table-cell>
          <table:table-cell office:value-type="string" office:string-value="-0.703552" table:formula="of:=IFERROR(MID([.A71];[.C71]+2;LEN([.A71])-[.C71]);&quot;&quot;)" table:style-name="ce1">
            <text:p>-0.703552</text:p>
          </table:table-cell>
          <table:table-cell office:value-type="string" office:string-value="true" table:formula="of:=IF([.B71]&lt;&gt;[.C71];&quot;true&quot;;&quot;false&quot;)" table:style-name="ce1">
            <text:p>true</text:p>
          </table:table-cell>
          <table:table-cell office:value-type="string" office:string-value="Saint-Vigor-le-Grand" table:formula="of:=MID([.I71];1;FIND(&quot;(&quot;;[.I71])-2)" table:style-name="ce1">
            <text:p>Saint-Vigor-le-Grand</text:p>
          </table:table-cell>
          <table:table-cell table:style-name="ce1"/>
          <table:table-cell office:value-type="string" office:string-value="{ &quot;type&quot;: &quot;Point&quot;, &quot;coordinates&quot;: [-0.703552, 49.275119] }" table:formula="of:=IF([.J71]&lt;&gt;&quot;&quot;;CONCATENATE(&quot;{ &quot;&quot;type&quot;&quot;: &quot;&quot;Point&quot;&quot;, &quot;&quot;coordinates&quot;&quot;: [&quot;;[.K71];&quot;, &quot;;[.J71];&quot;] }&quot;);&quot;&quot;)" table:style-name="ce4">
            <text:p>{ "type": "Point", "coordinates": [-0.703552, 49.275119] }</text:p>
          </table:table-cell>
          <table:table-cell office:value-type="string" office:string-value="{ &quot;nr&quot;: &quot;69&quot;, &quot;booknr&quot;: &quot;68&quot;, &quot;confirmed&quot;: &quot;true&quot;, &quot;name&quot;: &quot;Saint-Vigor-le-Grand (Calvados)&quot;, &quot;shortname&quot;: &quot;Saint-Vigor-le-Grand&quot; }" table:formula="of:=CONCATENATE(&quot;{ &quot;&quot;nr&quot;&quot;: &quot;&quot;&quot;;[.F71];&quot;&quot;&quot;, &quot;&quot;booknr&quot;&quot;: &quot;&quot;&quot;;[.G71];&quot;&quot;&quot;, &quot;&quot;confirmed&quot;&quot;: &quot;&quot;&quot;;[.L71];&quot;&quot;&quot;, &quot;&quot;name&quot;&quot;: &quot;&quot;&quot;;[.I71];&quot;&quot;&quot;, &quot;&quot;shortname&quot;&quot;: &quot;&quot;&quot;;[.M71];&quot;&quot;&quot; }&quot;)" table:style-name="ce4">
            <text:p>{ "nr": "69", "booknr": "68", "confirmed": "true", "name": "Saint-Vigor-le-Grand (Calvados)", "shortname": "Saint-Vigor-le-Grand" }</text:p>
          </table:table-cell>
          <table:table-cell office:value-type="string" office:string-value="{ &quot;id&quot;: &quot;68-01&quot;, &quot;type&quot;: &quot;Feature&quot;, &quot;geometry&quot;: { &quot;type&quot;: &quot;Point&quot;, &quot;coordinates&quot;: [-0.703552, 49.275119] }, &quot;properties&quot;: { &quot;nr&quot;: &quot;69&quot;, &quot;booknr&quot;: &quot;68&quot;, &quot;confirmed&quot;: &quot;true&quot;, &quot;name&quot;: &quot;Saint-Vigor-le-Grand (Calvados)&quot;, &quot;shortname&quot;: &quot;Saint-Vigor-le-Grand&quot; } }," table:formula="of:=CONCATENATE(&quot;{ &quot;&quot;id&quot;&quot;: &quot;&quot;&quot;;[.H71];&quot;&quot;&quot;, &quot;&quot;type&quot;&quot;: &quot;&quot;Feature&quot;&quot;, &quot;&quot;geometry&quot;&quot;: &quot;;IF([.O71]=&quot;&quot;;&quot;null&quot;;[.O71]);&quot;, &quot;&quot;properties&quot;&quot;: &quot;;[.P71];&quot; },&quot;)" table:style-name="ce4">
            <text:p>{ "id": "68-01", "type": "Feature", "geometry": { "type": "Point", "coordinates": [-0.703552, 49.275119] }, "properties": { "nr": "69", "booknr": "68", "confirmed": "true", "name": "Saint-Vigor-le-Grand (Calvados)", "shortname": "Saint-Vigor-le-Grand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69 Saint-Remy-de-Provence (Bouches-du-Rhône)<text:s/></text:span>43.788577, 4.833115</text:p>
          </table:table-cell>
          <table:table-cell office:value-type="float" office:value="46" table:formula="of:=IFERROR(FIND(4;[.A72];3);LEN([.A72])+1)" table:style-name="ce1">
            <text:p>46</text:p>
          </table:table-cell>
          <table:table-cell office:value-type="float" office:value="55" table:formula="of:=IFERROR(FIND(&quot;,&quot;;[.A72];[.B72]);[.B72])" table:style-name="ce1">
            <text:p>55</text:p>
          </table:table-cell>
          <table:table-cell office:value-type="string" office:string-value="69" table:formula="of:=LEFT([.A72];2)" table:style-name="ce1">
            <text:p>69</text:p>
          </table:table-cell>
          <table:table-cell office:value-type="float" office:value="1" table:formula="of:=IF([.D72]=[.D71];[.E71]+1;1)" table:style-name="ce1">
            <text:p>1</text:p>
          </table:table-cell>
          <table:table-cell office:value-type="string" table:style-name="ce3">
            <text:p>70</text:p>
          </table:table-cell>
          <table:table-cell office:value-type="string" office:string-value="69" table:formula="of:=[.D72]" table:style-name="ce10">
            <text:p>69</text:p>
          </table:table-cell>
          <table:table-cell office:value-type="string" office:string-value="69-01" table:formula="of:=CONCATENATE([.D72];&quot;-&quot;;IF(LEN([.E72])=1;CONCATENATE(&quot;0&quot;;[.E72]);[.E72]))" table:style-name="ce1">
            <text:p>69-01</text:p>
          </table:table-cell>
          <table:table-cell office:value-type="string" office:string-value="Saint-Remy-de-Provence (Bouches-du-Rhône)" table:formula="of:=TRIM(MID([.A72];4;[.B72]-4))" table:style-name="ce1">
            <text:p>Saint-Remy-de-Provence (Bouches-du-Rhône)</text:p>
          </table:table-cell>
          <table:table-cell office:value-type="string" office:string-value="43.788577" table:formula="of:=MID([.A72];[.B72];[.C72]-[.B72])" table:style-name="ce1">
            <text:p>43.788577</text:p>
          </table:table-cell>
          <table:table-cell office:value-type="string" office:string-value="4.833115" table:formula="of:=IFERROR(MID([.A72];[.C72]+2;LEN([.A72])-[.C72]);&quot;&quot;)" table:style-name="ce1">
            <text:p>4.833115</text:p>
          </table:table-cell>
          <table:table-cell office:value-type="string" office:string-value="true" table:formula="of:=IF([.B72]&lt;&gt;[.C72];&quot;true&quot;;&quot;false&quot;)" table:style-name="ce1">
            <text:p>true</text:p>
          </table:table-cell>
          <table:table-cell office:value-type="string" office:string-value="Saint-Remy-de-Provence" table:formula="of:=MID([.I72];1;FIND(&quot;(&quot;;[.I72])-2)" table:style-name="ce1">
            <text:p>Saint-Remy-de-Provence</text:p>
          </table:table-cell>
          <table:table-cell table:style-name="ce1"/>
          <table:table-cell office:value-type="string" office:string-value="{ &quot;type&quot;: &quot;Point&quot;, &quot;coordinates&quot;: [4.833115, 43.788577] }" table:formula="of:=IF([.J72]&lt;&gt;&quot;&quot;;CONCATENATE(&quot;{ &quot;&quot;type&quot;&quot;: &quot;&quot;Point&quot;&quot;, &quot;&quot;coordinates&quot;&quot;: [&quot;;[.K72];&quot;, &quot;;[.J72];&quot;] }&quot;);&quot;&quot;)" table:style-name="ce4">
            <text:p>{ "type": "Point", "coordinates": [4.833115, 43.788577] }</text:p>
          </table:table-cell>
          <table:table-cell office:value-type="string" office:string-value="{ &quot;nr&quot;: &quot;70&quot;, &quot;booknr&quot;: &quot;69&quot;, &quot;confirmed&quot;: &quot;true&quot;, &quot;name&quot;: &quot;Saint-Remy-de-Provence (Bouches-du-Rhône)&quot;, &quot;shortname&quot;: &quot;Saint-Remy-de-Provence&quot; }" table:formula="of:=CONCATENATE(&quot;{ &quot;&quot;nr&quot;&quot;: &quot;&quot;&quot;;[.F72];&quot;&quot;&quot;, &quot;&quot;booknr&quot;&quot;: &quot;&quot;&quot;;[.G72];&quot;&quot;&quot;, &quot;&quot;confirmed&quot;&quot;: &quot;&quot;&quot;;[.L72];&quot;&quot;&quot;, &quot;&quot;name&quot;&quot;: &quot;&quot;&quot;;[.I72];&quot;&quot;&quot;, &quot;&quot;shortname&quot;&quot;: &quot;&quot;&quot;;[.M72];&quot;&quot;&quot; }&quot;)" table:style-name="ce4">
            <text:p>{ "nr": "70", "booknr": "69", "confirmed": "true", "name": "Saint-Remy-de-Provence (Bouches-du-Rhône)", "shortname": "Saint-Remy-de-Provence" }</text:p>
          </table:table-cell>
          <table:table-cell office:value-type="string" office:string-value="{ &quot;id&quot;: &quot;69-01&quot;, &quot;type&quot;: &quot;Feature&quot;, &quot;geometry&quot;: { &quot;type&quot;: &quot;Point&quot;, &quot;coordinates&quot;: [4.833115, 43.788577] }, &quot;properties&quot;: { &quot;nr&quot;: &quot;70&quot;, &quot;booknr&quot;: &quot;69&quot;, &quot;confirmed&quot;: &quot;true&quot;, &quot;name&quot;: &quot;Saint-Remy-de-Provence (Bouches-du-Rhône)&quot;, &quot;shortname&quot;: &quot;Saint-Remy-de-Provence&quot; } }," table:formula="of:=CONCATENATE(&quot;{ &quot;&quot;id&quot;&quot;: &quot;&quot;&quot;;[.H72];&quot;&quot;&quot;, &quot;&quot;type&quot;&quot;: &quot;&quot;Feature&quot;&quot;, &quot;&quot;geometry&quot;&quot;: &quot;;IF([.O72]=&quot;&quot;;&quot;null&quot;;[.O72]);&quot;, &quot;&quot;properties&quot;&quot;: &quot;;[.P72];&quot; },&quot;)" table:style-name="ce4">
            <text:p>{ "id": "69-01", "type": "Feature", "geometry": { "type": "Point", "coordinates": [4.833115, 43.788577] }, "properties": { "nr": "70", "booknr": "69", "confirmed": "true", "name": "Saint-Remy-de-Provence (Bouches-du-Rhône)", "shortname": "Saint-Remy-de-Provence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Amiens (Somme)</text:p>
          </table:table-cell>
          <table:table-cell office:value-type="float" office:value="18" table:formula="of:=IFERROR(FIND(4;[.A73];3);LEN([.A73])+1)" table:style-name="ce1">
            <text:p>18</text:p>
          </table:table-cell>
          <table:table-cell office:value-type="float" office:value="18" table:formula="of:=IFERROR(FIND(&quot;,&quot;;[.A73];[.B73]);[.B73])" table:style-name="ce1">
            <text:p>18</text:p>
          </table:table-cell>
          <table:table-cell office:value-type="string" office:string-value="70" table:formula="of:=LEFT([.A73];2)" table:style-name="ce1">
            <text:p>70</text:p>
          </table:table-cell>
          <table:table-cell office:value-type="float" office:value="1" table:formula="of:=IF([.D73]=[.D72];[.E72]+1;1)" table:style-name="ce1">
            <text:p>1</text:p>
          </table:table-cell>
          <table:table-cell office:value-type="string" table:style-name="ce3">
            <text:p>71</text:p>
          </table:table-cell>
          <table:table-cell office:value-type="string" office:string-value="70" table:formula="of:=[.D73]" table:style-name="ce10">
            <text:p>70</text:p>
          </table:table-cell>
          <table:table-cell office:value-type="string" office:string-value="70-01" table:formula="of:=CONCATENATE([.D73];&quot;-&quot;;IF(LEN([.E73])=1;CONCATENATE(&quot;0&quot;;[.E73]);[.E73]))" table:style-name="ce1">
            <text:p>70-01</text:p>
          </table:table-cell>
          <table:table-cell office:value-type="string" office:string-value="Amiens (Somme)" table:formula="of:=TRIM(MID([.A73];4;[.B73]-4))" table:style-name="ce1">
            <text:p>Amiens (Somme)</text:p>
          </table:table-cell>
          <table:table-cell office:value-type="float" office:value="49.894067" table:style-name="ce1">
            <text:p>49.894067</text:p>
          </table:table-cell>
          <table:table-cell office:value-type="float" office:value="2.2957529999999999" table:style-name="ce1">
            <text:p>2.295753</text:p>
          </table:table-cell>
          <table:table-cell office:value-type="string" office:string-value="false" table:formula="of:=IF([.B73]&lt;&gt;[.C73];&quot;true&quot;;&quot;false&quot;)" table:style-name="ce1">
            <text:p>false</text:p>
          </table:table-cell>
          <table:table-cell office:value-type="string" office:string-value="Amiens" table:formula="of:=MID([.I73];1;FIND(&quot;(&quot;;[.I73])-2)" table:style-name="ce1">
            <text:p>Amiens</text:p>
          </table:table-cell>
          <table:table-cell table:style-name="ce1"/>
          <table:table-cell office:value-type="string" office:string-value="{ &quot;type&quot;: &quot;Point&quot;, &quot;coordinates&quot;: [2.295753, 49.894067] }" table:formula="of:=IF([.J73]&lt;&gt;&quot;&quot;;CONCATENATE(&quot;{ &quot;&quot;type&quot;&quot;: &quot;&quot;Point&quot;&quot;, &quot;&quot;coordinates&quot;&quot;: [&quot;;[.K73];&quot;, &quot;;[.J73];&quot;] }&quot;);&quot;&quot;)" table:style-name="ce4">
            <text:p>{ "type": "Point", "coordinates": [2.295753, 49.894067] }</text:p>
          </table:table-cell>
          <table:table-cell office:value-type="string" office:string-value="{ &quot;nr&quot;: &quot;71&quot;, &quot;booknr&quot;: &quot;70&quot;, &quot;confirmed&quot;: &quot;false&quot;, &quot;name&quot;: &quot;Amiens (Somme)&quot;, &quot;shortname&quot;: &quot;Amiens&quot; }" table:formula="of:=CONCATENATE(&quot;{ &quot;&quot;nr&quot;&quot;: &quot;&quot;&quot;;[.F73];&quot;&quot;&quot;, &quot;&quot;booknr&quot;&quot;: &quot;&quot;&quot;;[.G73];&quot;&quot;&quot;, &quot;&quot;confirmed&quot;&quot;: &quot;&quot;&quot;;[.L73];&quot;&quot;&quot;, &quot;&quot;name&quot;&quot;: &quot;&quot;&quot;;[.I73];&quot;&quot;&quot;, &quot;&quot;shortname&quot;&quot;: &quot;&quot;&quot;;[.M73];&quot;&quot;&quot; }&quot;)" table:style-name="ce4">
            <text:p>{ "nr": "71", "booknr": "70", "confirmed": "false", "name": "Amiens (Somme)", "shortname": "Amiens" }</text:p>
          </table:table-cell>
          <table:table-cell office:value-type="string" office:string-value="{ &quot;id&quot;: &quot;70-01&quot;, &quot;type&quot;: &quot;Feature&quot;, &quot;geometry&quot;: { &quot;type&quot;: &quot;Point&quot;, &quot;coordinates&quot;: [2.295753, 49.894067] }, &quot;properties&quot;: { &quot;nr&quot;: &quot;71&quot;, &quot;booknr&quot;: &quot;70&quot;, &quot;confirmed&quot;: &quot;false&quot;, &quot;name&quot;: &quot;Amiens (Somme)&quot;, &quot;shortname&quot;: &quot;Amiens&quot; } }," table:formula="of:=CONCATENATE(&quot;{ &quot;&quot;id&quot;&quot;: &quot;&quot;&quot;;[.H73];&quot;&quot;&quot;, &quot;&quot;type&quot;&quot;: &quot;&quot;Feature&quot;&quot;, &quot;&quot;geometry&quot;&quot;: &quot;;IF([.O73]=&quot;&quot;;&quot;null&quot;;[.O73]);&quot;, &quot;&quot;properties&quot;&quot;: &quot;;[.P73];&quot; },&quot;)" table:style-name="ce4">
            <text:p>{ "id": "70-01", "type": "Feature", "geometry": { "type": "Point", "coordinates": [2.295753, 49.894067] }, "properties": { "nr": "71", "booknr": "70", "confirmed": "false", "name": "Amiens (Somme)", "shortname": "Amiens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Apt (Vaucluse)</text:p>
          </table:table-cell>
          <table:table-cell office:value-type="float" office:value="18" table:formula="of:=IFERROR(FIND(4;[.A74];3);LEN([.A74])+1)" table:style-name="ce1">
            <text:p>18</text:p>
          </table:table-cell>
          <table:table-cell office:value-type="float" office:value="18" table:formula="of:=IFERROR(FIND(&quot;,&quot;;[.A74];[.B74]);[.B74])" table:style-name="ce1">
            <text:p>18</text:p>
          </table:table-cell>
          <table:table-cell office:value-type="string" office:string-value="70" table:formula="of:=LEFT([.A74];2)" table:style-name="ce1">
            <text:p>70</text:p>
          </table:table-cell>
          <table:table-cell office:value-type="float" office:value="2" table:formula="of:=IF([.D74]=[.D73];[.E73]+1;1)" table:style-name="ce1">
            <text:p>2</text:p>
          </table:table-cell>
          <table:table-cell office:value-type="string" table:style-name="ce3">
            <text:p>72</text:p>
          </table:table-cell>
          <table:table-cell office:value-type="string" office:string-value="70" table:formula="of:=[.D74]" table:style-name="ce10">
            <text:p>70</text:p>
          </table:table-cell>
          <table:table-cell office:value-type="string" office:string-value="70-02" table:formula="of:=CONCATENATE([.D74];&quot;-&quot;;IF(LEN([.E74])=1;CONCATENATE(&quot;0&quot;;[.E74]);[.E74]))" table:style-name="ce1">
            <text:p>70-02</text:p>
          </table:table-cell>
          <table:table-cell office:value-type="string" office:string-value="Apt (Vaucluse)" table:formula="of:=TRIM(MID([.A74];4;[.B74]-4))" table:style-name="ce1">
            <text:p>Apt (Vaucluse)</text:p>
          </table:table-cell>
          <table:table-cell office:value-type="float" office:value="43.876452" table:style-name="ce7">
            <text:p>43.876452</text:p>
          </table:table-cell>
          <table:table-cell office:value-type="float" office:value="5.3954389999999997" table:style-name="ce7">
            <text:p>5.395439</text:p>
          </table:table-cell>
          <table:table-cell office:value-type="string" office:string-value="false" table:formula="of:=IF([.B74]&lt;&gt;[.C74];&quot;true&quot;;&quot;false&quot;)" table:style-name="ce1">
            <text:p>false</text:p>
          </table:table-cell>
          <table:table-cell office:value-type="string" office:string-value="Apt" table:formula="of:=MID([.I74];1;FIND(&quot;(&quot;;[.I74])-2)" table:style-name="ce1">
            <text:p>Apt</text:p>
          </table:table-cell>
          <table:table-cell table:style-name="ce1"/>
          <table:table-cell office:value-type="string" office:string-value="{ &quot;type&quot;: &quot;Point&quot;, &quot;coordinates&quot;: [5.395439, 43.876452] }" table:formula="of:=IF([.J74]&lt;&gt;&quot;&quot;;CONCATENATE(&quot;{ &quot;&quot;type&quot;&quot;: &quot;&quot;Point&quot;&quot;, &quot;&quot;coordinates&quot;&quot;: [&quot;;[.K74];&quot;, &quot;;[.J74];&quot;] }&quot;);&quot;&quot;)" table:style-name="ce4">
            <text:p>{ "type": "Point", "coordinates": [5.395439, 43.876452] }</text:p>
          </table:table-cell>
          <table:table-cell office:value-type="string" office:string-value="{ &quot;nr&quot;: &quot;72&quot;, &quot;booknr&quot;: &quot;70&quot;, &quot;confirmed&quot;: &quot;false&quot;, &quot;name&quot;: &quot;Apt (Vaucluse)&quot;, &quot;shortname&quot;: &quot;Apt&quot; }" table:formula="of:=CONCATENATE(&quot;{ &quot;&quot;nr&quot;&quot;: &quot;&quot;&quot;;[.F74];&quot;&quot;&quot;, &quot;&quot;booknr&quot;&quot;: &quot;&quot;&quot;;[.G74];&quot;&quot;&quot;, &quot;&quot;confirmed&quot;&quot;: &quot;&quot;&quot;;[.L74];&quot;&quot;&quot;, &quot;&quot;name&quot;&quot;: &quot;&quot;&quot;;[.I74];&quot;&quot;&quot;, &quot;&quot;shortname&quot;&quot;: &quot;&quot;&quot;;[.M74];&quot;&quot;&quot; }&quot;)" table:style-name="ce4">
            <text:p>{ "nr": "72", "booknr": "70", "confirmed": "false", "name": "Apt (Vaucluse)", "shortname": "Apt" }</text:p>
          </table:table-cell>
          <table:table-cell office:value-type="string" office:string-value="{ &quot;id&quot;: &quot;70-02&quot;, &quot;type&quot;: &quot;Feature&quot;, &quot;geometry&quot;: { &quot;type&quot;: &quot;Point&quot;, &quot;coordinates&quot;: [5.395439, 43.876452] }, &quot;properties&quot;: { &quot;nr&quot;: &quot;72&quot;, &quot;booknr&quot;: &quot;70&quot;, &quot;confirmed&quot;: &quot;false&quot;, &quot;name&quot;: &quot;Apt (Vaucluse)&quot;, &quot;shortname&quot;: &quot;Apt&quot; } }," table:formula="of:=CONCATENATE(&quot;{ &quot;&quot;id&quot;&quot;: &quot;&quot;&quot;;[.H74];&quot;&quot;&quot;, &quot;&quot;type&quot;&quot;: &quot;&quot;Feature&quot;&quot;, &quot;&quot;geometry&quot;&quot;: &quot;;IF([.O74]=&quot;&quot;;&quot;null&quot;;[.O74]);&quot;, &quot;&quot;properties&quot;&quot;: &quot;;[.P74];&quot; },&quot;)" table:style-name="ce4">
            <text:p>{ "id": "70-02", "type": "Feature", "geometry": { "type": "Point", "coordinates": [5.395439, 43.876452] }, "properties": { "nr": "72", "booknr": "70", "confirmed": "false", "name": "Apt (Vaucluse)", "shortname": "Apt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Auxerre (Yonne)</text:p>
          </table:table-cell>
          <table:table-cell office:value-type="float" office:value="19" table:formula="of:=IFERROR(FIND(4;[.A75];3);LEN([.A75])+1)" table:style-name="ce1">
            <text:p>19</text:p>
          </table:table-cell>
          <table:table-cell office:value-type="float" office:value="19" table:formula="of:=IFERROR(FIND(&quot;,&quot;;[.A75];[.B75]);[.B75])" table:style-name="ce1">
            <text:p>19</text:p>
          </table:table-cell>
          <table:table-cell office:value-type="string" office:string-value="70" table:formula="of:=LEFT([.A75];2)" table:style-name="ce1">
            <text:p>70</text:p>
          </table:table-cell>
          <table:table-cell office:value-type="float" office:value="3" table:formula="of:=IF([.D75]=[.D74];[.E74]+1;1)" table:style-name="ce1">
            <text:p>3</text:p>
          </table:table-cell>
          <table:table-cell office:value-type="string" table:style-name="ce3">
            <text:p>73</text:p>
          </table:table-cell>
          <table:table-cell office:value-type="string" office:string-value="70" table:formula="of:=[.D75]" table:style-name="ce10">
            <text:p>70</text:p>
          </table:table-cell>
          <table:table-cell office:value-type="string" office:string-value="70-03" table:formula="of:=CONCATENATE([.D75];&quot;-&quot;;IF(LEN([.E75])=1;CONCATENATE(&quot;0&quot;;[.E75]);[.E75]))" table:style-name="ce1">
            <text:p>70-03</text:p>
          </table:table-cell>
          <table:table-cell office:value-type="string" office:string-value="Auxerre (Yonne)" table:formula="of:=TRIM(MID([.A75];4;[.B75]-4))" table:style-name="ce1">
            <text:p>Auxerre (Yonne)</text:p>
          </table:table-cell>
          <table:table-cell office:value-type="float" office:value="47.798202000000003" table:style-name="ce7">
            <text:p>47.798202</text:p>
          </table:table-cell>
          <table:table-cell office:value-type="float" office:value="3.5737809999999999" table:style-name="ce7">
            <text:p>3.573781</text:p>
          </table:table-cell>
          <table:table-cell office:value-type="string" office:string-value="false" table:formula="of:=IF([.B75]&lt;&gt;[.C75];&quot;true&quot;;&quot;false&quot;)" table:style-name="ce1">
            <text:p>false</text:p>
          </table:table-cell>
          <table:table-cell office:value-type="string" office:string-value="Auxerre" table:formula="of:=MID([.I75];1;FIND(&quot;(&quot;;[.I75])-2)" table:style-name="ce1">
            <text:p>Auxerre</text:p>
          </table:table-cell>
          <table:table-cell table:style-name="ce1"/>
          <table:table-cell office:value-type="string" office:string-value="{ &quot;type&quot;: &quot;Point&quot;, &quot;coordinates&quot;: [3.573781, 47.798202] }" table:formula="of:=IF([.J75]&lt;&gt;&quot;&quot;;CONCATENATE(&quot;{ &quot;&quot;type&quot;&quot;: &quot;&quot;Point&quot;&quot;, &quot;&quot;coordinates&quot;&quot;: [&quot;;[.K75];&quot;, &quot;;[.J75];&quot;] }&quot;);&quot;&quot;)" table:style-name="ce4">
            <text:p>{ "type": "Point", "coordinates": [3.573781, 47.798202] }</text:p>
          </table:table-cell>
          <table:table-cell office:value-type="string" office:string-value="{ &quot;nr&quot;: &quot;73&quot;, &quot;booknr&quot;: &quot;70&quot;, &quot;confirmed&quot;: &quot;false&quot;, &quot;name&quot;: &quot;Auxerre (Yonne)&quot;, &quot;shortname&quot;: &quot;Auxerre&quot; }" table:formula="of:=CONCATENATE(&quot;{ &quot;&quot;nr&quot;&quot;: &quot;&quot;&quot;;[.F75];&quot;&quot;&quot;, &quot;&quot;booknr&quot;&quot;: &quot;&quot;&quot;;[.G75];&quot;&quot;&quot;, &quot;&quot;confirmed&quot;&quot;: &quot;&quot;&quot;;[.L75];&quot;&quot;&quot;, &quot;&quot;name&quot;&quot;: &quot;&quot;&quot;;[.I75];&quot;&quot;&quot;, &quot;&quot;shortname&quot;&quot;: &quot;&quot;&quot;;[.M75];&quot;&quot;&quot; }&quot;)" table:style-name="ce4">
            <text:p>{ "nr": "73", "booknr": "70", "confirmed": "false", "name": "Auxerre (Yonne)", "shortname": "Auxerre" }</text:p>
          </table:table-cell>
          <table:table-cell office:value-type="string" office:string-value="{ &quot;id&quot;: &quot;70-03&quot;, &quot;type&quot;: &quot;Feature&quot;, &quot;geometry&quot;: { &quot;type&quot;: &quot;Point&quot;, &quot;coordinates&quot;: [3.573781, 47.798202] }, &quot;properties&quot;: { &quot;nr&quot;: &quot;73&quot;, &quot;booknr&quot;: &quot;70&quot;, &quot;confirmed&quot;: &quot;false&quot;, &quot;name&quot;: &quot;Auxerre (Yonne)&quot;, &quot;shortname&quot;: &quot;Auxerre&quot; } }," table:formula="of:=CONCATENATE(&quot;{ &quot;&quot;id&quot;&quot;: &quot;&quot;&quot;;[.H75];&quot;&quot;&quot;, &quot;&quot;type&quot;&quot;: &quot;&quot;Feature&quot;&quot;, &quot;&quot;geometry&quot;&quot;: &quot;;IF([.O75]=&quot;&quot;;&quot;null&quot;;[.O75]);&quot;, &quot;&quot;properties&quot;&quot;: &quot;;[.P75];&quot; },&quot;)" table:style-name="ce4">
            <text:p>{ "id": "70-03", "type": "Feature", "geometry": { "type": "Point", "coordinates": [3.573781, 47.798202] }, "properties": { "nr": "73", "booknr": "70", "confirmed": "false", "name": "Auxerre (Yonne)", "shortname": "Auxerre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Avignon (Vaucluse)</text:p>
          </table:table-cell>
          <table:table-cell office:value-type="float" office:value="22" table:formula="of:=IFERROR(FIND(4;[.A76];3);LEN([.A76])+1)" table:style-name="ce1">
            <text:p>22</text:p>
          </table:table-cell>
          <table:table-cell office:value-type="float" office:value="22" table:formula="of:=IFERROR(FIND(&quot;,&quot;;[.A76];[.B76]);[.B76])" table:style-name="ce1">
            <text:p>22</text:p>
          </table:table-cell>
          <table:table-cell office:value-type="string" office:string-value="70" table:formula="of:=LEFT([.A76];2)" table:style-name="ce1">
            <text:p>70</text:p>
          </table:table-cell>
          <table:table-cell office:value-type="float" office:value="4" table:formula="of:=IF([.D76]=[.D75];[.E75]+1;1)" table:style-name="ce1">
            <text:p>4</text:p>
          </table:table-cell>
          <table:table-cell office:value-type="string" table:style-name="ce3">
            <text:p>74</text:p>
          </table:table-cell>
          <table:table-cell office:value-type="string" office:string-value="70" table:formula="of:=[.D76]" table:style-name="ce10">
            <text:p>70</text:p>
          </table:table-cell>
          <table:table-cell office:value-type="string" office:string-value="70-04" table:formula="of:=CONCATENATE([.D76];&quot;-&quot;;IF(LEN([.E76])=1;CONCATENATE(&quot;0&quot;;[.E76]);[.E76]))" table:style-name="ce1">
            <text:p>70-04</text:p>
          </table:table-cell>
          <table:table-cell office:value-type="string" office:string-value="Avignon (Vaucluse)" table:formula="of:=TRIM(MID([.A76];4;[.B76]-4))" table:style-name="ce1">
            <text:p>Avignon (Vaucluse)</text:p>
          </table:table-cell>
          <table:table-cell office:value-type="float" office:value="43.949317000000001" table:style-name="ce7">
            <text:p>43.949317</text:p>
          </table:table-cell>
          <table:table-cell office:value-type="float" office:value="4.8055279999999998" table:style-name="ce7">
            <text:p>4.805528</text:p>
          </table:table-cell>
          <table:table-cell office:value-type="string" office:string-value="false" table:formula="of:=IF([.B76]&lt;&gt;[.C76];&quot;true&quot;;&quot;false&quot;)" table:style-name="ce1">
            <text:p>false</text:p>
          </table:table-cell>
          <table:table-cell office:value-type="string" office:string-value="Avignon" table:formula="of:=MID([.I76];1;FIND(&quot;(&quot;;[.I76])-2)" table:style-name="ce1">
            <text:p>Avignon</text:p>
          </table:table-cell>
          <table:table-cell table:style-name="ce1"/>
          <table:table-cell office:value-type="string" office:string-value="{ &quot;type&quot;: &quot;Point&quot;, &quot;coordinates&quot;: [4.805528, 43.949317] }" table:formula="of:=IF([.J76]&lt;&gt;&quot;&quot;;CONCATENATE(&quot;{ &quot;&quot;type&quot;&quot;: &quot;&quot;Point&quot;&quot;, &quot;&quot;coordinates&quot;&quot;: [&quot;;[.K76];&quot;, &quot;;[.J76];&quot;] }&quot;);&quot;&quot;)" table:style-name="ce4">
            <text:p>{ "type": "Point", "coordinates": [4.805528, 43.949317] }</text:p>
          </table:table-cell>
          <table:table-cell office:value-type="string" office:string-value="{ &quot;nr&quot;: &quot;74&quot;, &quot;booknr&quot;: &quot;70&quot;, &quot;confirmed&quot;: &quot;false&quot;, &quot;name&quot;: &quot;Avignon (Vaucluse)&quot;, &quot;shortname&quot;: &quot;Avignon&quot; }" table:formula="of:=CONCATENATE(&quot;{ &quot;&quot;nr&quot;&quot;: &quot;&quot;&quot;;[.F76];&quot;&quot;&quot;, &quot;&quot;booknr&quot;&quot;: &quot;&quot;&quot;;[.G76];&quot;&quot;&quot;, &quot;&quot;confirmed&quot;&quot;: &quot;&quot;&quot;;[.L76];&quot;&quot;&quot;, &quot;&quot;name&quot;&quot;: &quot;&quot;&quot;;[.I76];&quot;&quot;&quot;, &quot;&quot;shortname&quot;&quot;: &quot;&quot;&quot;;[.M76];&quot;&quot;&quot; }&quot;)" table:style-name="ce4">
            <text:p>{ "nr": "74", "booknr": "70", "confirmed": "false", "name": "Avignon (Vaucluse)", "shortname": "Avignon" }</text:p>
          </table:table-cell>
          <table:table-cell office:value-type="string" office:string-value="{ &quot;id&quot;: &quot;70-04&quot;, &quot;type&quot;: &quot;Feature&quot;, &quot;geometry&quot;: { &quot;type&quot;: &quot;Point&quot;, &quot;coordinates&quot;: [4.805528, 43.949317] }, &quot;properties&quot;: { &quot;nr&quot;: &quot;74&quot;, &quot;booknr&quot;: &quot;70&quot;, &quot;confirmed&quot;: &quot;false&quot;, &quot;name&quot;: &quot;Avignon (Vaucluse)&quot;, &quot;shortname&quot;: &quot;Avignon&quot; } }," table:formula="of:=CONCATENATE(&quot;{ &quot;&quot;id&quot;&quot;: &quot;&quot;&quot;;[.H76];&quot;&quot;&quot;, &quot;&quot;type&quot;&quot;: &quot;&quot;Feature&quot;&quot;, &quot;&quot;geometry&quot;&quot;: &quot;;IF([.O76]=&quot;&quot;;&quot;null&quot;;[.O76]);&quot;, &quot;&quot;properties&quot;&quot;: &quot;;[.P76];&quot; },&quot;)" table:style-name="ce4">
            <text:p>{ "id": "70-04", "type": "Feature", "geometry": { "type": "Point", "coordinates": [4.805528, 43.949317] }, "properties": { "nr": "74", "booknr": "70", "confirmed": "false", "name": "Avignon (Vaucluse)", "shortname": "Avignon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Boulogne-sur-Mer (Pas-de-Calais)</text:p>
          </table:table-cell>
          <table:table-cell office:value-type="float" office:value="36" table:formula="of:=IFERROR(FIND(4;[.A77];3);LEN([.A77])+1)" table:style-name="ce1">
            <text:p>36</text:p>
          </table:table-cell>
          <table:table-cell office:value-type="float" office:value="36" table:formula="of:=IFERROR(FIND(&quot;,&quot;;[.A77];[.B77]);[.B77])" table:style-name="ce1">
            <text:p>36</text:p>
          </table:table-cell>
          <table:table-cell office:value-type="string" office:string-value="70" table:formula="of:=LEFT([.A77];2)" table:style-name="ce1">
            <text:p>70</text:p>
          </table:table-cell>
          <table:table-cell office:value-type="float" office:value="5" table:formula="of:=IF([.D77]=[.D76];[.E76]+1;1)" table:style-name="ce1">
            <text:p>5</text:p>
          </table:table-cell>
          <table:table-cell office:value-type="string" table:style-name="ce3">
            <text:p>75</text:p>
          </table:table-cell>
          <table:table-cell office:value-type="string" office:string-value="70" table:formula="of:=[.D77]" table:style-name="ce10">
            <text:p>70</text:p>
          </table:table-cell>
          <table:table-cell office:value-type="string" office:string-value="70-05" table:formula="of:=CONCATENATE([.D77];&quot;-&quot;;IF(LEN([.E77])=1;CONCATENATE(&quot;0&quot;;[.E77]);[.E77]))" table:style-name="ce1">
            <text:p>70-05</text:p>
          </table:table-cell>
          <table:table-cell office:value-type="string" office:string-value="Boulogne-sur-Mer (Pas-de-Calais)" table:formula="of:=TRIM(MID([.A77];4;[.B77]-4))" table:style-name="ce1">
            <text:p>Boulogne-sur-Mer (Pas-de-Calais)</text:p>
          </table:table-cell>
          <table:table-cell office:value-type="float" office:value="50.725231000000001" table:style-name="ce7">
            <text:p>50.725231</text:p>
          </table:table-cell>
          <table:table-cell office:value-type="float" office:value="1.613334" table:style-name="ce7">
            <text:p>1.613334</text:p>
          </table:table-cell>
          <table:table-cell office:value-type="string" office:string-value="false" table:formula="of:=IF([.B77]&lt;&gt;[.C77];&quot;true&quot;;&quot;false&quot;)" table:style-name="ce1">
            <text:p>false</text:p>
          </table:table-cell>
          <table:table-cell office:value-type="string" office:string-value="Boulogne-sur-Mer" table:formula="of:=MID([.I77];1;FIND(&quot;(&quot;;[.I77])-2)" table:style-name="ce1">
            <text:p>Boulogne-sur-Mer</text:p>
          </table:table-cell>
          <table:table-cell table:style-name="ce1"/>
          <table:table-cell office:value-type="string" office:string-value="{ &quot;type&quot;: &quot;Point&quot;, &quot;coordinates&quot;: [1.613334, 50.725231] }" table:formula="of:=IF([.J77]&lt;&gt;&quot;&quot;;CONCATENATE(&quot;{ &quot;&quot;type&quot;&quot;: &quot;&quot;Point&quot;&quot;, &quot;&quot;coordinates&quot;&quot;: [&quot;;[.K77];&quot;, &quot;;[.J77];&quot;] }&quot;);&quot;&quot;)" table:style-name="ce4">
            <text:p>{ "type": "Point", "coordinates": [1.613334, 50.725231] }</text:p>
          </table:table-cell>
          <table:table-cell office:value-type="string" office:string-value="{ &quot;nr&quot;: &quot;75&quot;, &quot;booknr&quot;: &quot;70&quot;, &quot;confirmed&quot;: &quot;false&quot;, &quot;name&quot;: &quot;Boulogne-sur-Mer (Pas-de-Calais)&quot;, &quot;shortname&quot;: &quot;Boulogne-sur-Mer&quot; }" table:formula="of:=CONCATENATE(&quot;{ &quot;&quot;nr&quot;&quot;: &quot;&quot;&quot;;[.F77];&quot;&quot;&quot;, &quot;&quot;booknr&quot;&quot;: &quot;&quot;&quot;;[.G77];&quot;&quot;&quot;, &quot;&quot;confirmed&quot;&quot;: &quot;&quot;&quot;;[.L77];&quot;&quot;&quot;, &quot;&quot;name&quot;&quot;: &quot;&quot;&quot;;[.I77];&quot;&quot;&quot;, &quot;&quot;shortname&quot;&quot;: &quot;&quot;&quot;;[.M77];&quot;&quot;&quot; }&quot;)" table:style-name="ce4">
            <text:p>{ "nr": "75", "booknr": "70", "confirmed": "false", "name": "Boulogne-sur-Mer (Pas-de-Calais)", "shortname": "Boulogne-sur-Mer" }</text:p>
          </table:table-cell>
          <table:table-cell office:value-type="string" office:string-value="{ &quot;id&quot;: &quot;70-05&quot;, &quot;type&quot;: &quot;Feature&quot;, &quot;geometry&quot;: { &quot;type&quot;: &quot;Point&quot;, &quot;coordinates&quot;: [1.613334, 50.725231] }, &quot;properties&quot;: { &quot;nr&quot;: &quot;75&quot;, &quot;booknr&quot;: &quot;70&quot;, &quot;confirmed&quot;: &quot;false&quot;, &quot;name&quot;: &quot;Boulogne-sur-Mer (Pas-de-Calais)&quot;, &quot;shortname&quot;: &quot;Boulogne-sur-Mer&quot; } }," table:formula="of:=CONCATENATE(&quot;{ &quot;&quot;id&quot;&quot;: &quot;&quot;&quot;;[.H77];&quot;&quot;&quot;, &quot;&quot;type&quot;&quot;: &quot;&quot;Feature&quot;&quot;, &quot;&quot;geometry&quot;&quot;: &quot;;IF([.O77]=&quot;&quot;;&quot;null&quot;;[.O77]);&quot;, &quot;&quot;properties&quot;&quot;: &quot;;[.P77];&quot; },&quot;)" table:style-name="ce4">
            <text:p>{ "id": "70-05", "type": "Feature", "geometry": { "type": "Point", "coordinates": [1.613334, 50.725231] }, "properties": { "nr": "75", "booknr": "70", "confirmed": "false", "name": "Boulogne-sur-Mer (Pas-de-Calais)", "shortname": "Boulogne-sur-Mer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Chalons-sur-Marne (Marne)</text:p>
          </table:table-cell>
          <table:table-cell office:value-type="float" office:value="29" table:formula="of:=IFERROR(FIND(4;[.A78];3);LEN([.A78])+1)" table:style-name="ce1">
            <text:p>29</text:p>
          </table:table-cell>
          <table:table-cell office:value-type="float" office:value="29" table:formula="of:=IFERROR(FIND(&quot;,&quot;;[.A78];[.B78]);[.B78])" table:style-name="ce1">
            <text:p>29</text:p>
          </table:table-cell>
          <table:table-cell office:value-type="string" office:string-value="70" table:formula="of:=LEFT([.A78];2)" table:style-name="ce1">
            <text:p>70</text:p>
          </table:table-cell>
          <table:table-cell office:value-type="float" office:value="6" table:formula="of:=IF([.D78]=[.D77];[.E77]+1;1)" table:style-name="ce1">
            <text:p>6</text:p>
          </table:table-cell>
          <table:table-cell office:value-type="string" table:style-name="ce3">
            <text:p>76</text:p>
          </table:table-cell>
          <table:table-cell office:value-type="string" office:string-value="70" table:formula="of:=[.D78]" table:style-name="ce10">
            <text:p>70</text:p>
          </table:table-cell>
          <table:table-cell office:value-type="string" office:string-value="70-06" table:formula="of:=CONCATENATE([.D78];&quot;-&quot;;IF(LEN([.E78])=1;CONCATENATE(&quot;0&quot;;[.E78]);[.E78]))" table:style-name="ce1">
            <text:p>70-06</text:p>
          </table:table-cell>
          <table:table-cell office:value-type="string" office:string-value="Chalons-sur-Marne (Marne)" table:formula="of:=TRIM(MID([.A78];4;[.B78]-4))" table:style-name="ce1">
            <text:p>Chalons-sur-Marne (Marne)</text:p>
          </table:table-cell>
          <table:table-cell office:value-type="float" office:value="48.956682000000001" table:style-name="ce7">
            <text:p>48.956682</text:p>
          </table:table-cell>
          <table:table-cell office:value-type="float" office:value="4.363073" table:style-name="ce7">
            <text:p>4.363073</text:p>
          </table:table-cell>
          <table:table-cell office:value-type="string" office:string-value="false" table:formula="of:=IF([.B78]&lt;&gt;[.C78];&quot;true&quot;;&quot;false&quot;)" table:style-name="ce1">
            <text:p>false</text:p>
          </table:table-cell>
          <table:table-cell office:value-type="string" office:string-value="Chalons-sur-Marne" table:formula="of:=MID([.I78];1;FIND(&quot;(&quot;;[.I78])-2)" table:style-name="ce1">
            <text:p>Chalons-sur-Marne</text:p>
          </table:table-cell>
          <table:table-cell table:style-name="ce1"/>
          <table:table-cell office:value-type="string" office:string-value="{ &quot;type&quot;: &quot;Point&quot;, &quot;coordinates&quot;: [4.363073, 48.956682] }" table:formula="of:=IF([.J78]&lt;&gt;&quot;&quot;;CONCATENATE(&quot;{ &quot;&quot;type&quot;&quot;: &quot;&quot;Point&quot;&quot;, &quot;&quot;coordinates&quot;&quot;: [&quot;;[.K78];&quot;, &quot;;[.J78];&quot;] }&quot;);&quot;&quot;)" table:style-name="ce4">
            <text:p>{ "type": "Point", "coordinates": [4.363073, 48.956682] }</text:p>
          </table:table-cell>
          <table:table-cell office:value-type="string" office:string-value="{ &quot;nr&quot;: &quot;76&quot;, &quot;booknr&quot;: &quot;70&quot;, &quot;confirmed&quot;: &quot;false&quot;, &quot;name&quot;: &quot;Chalons-sur-Marne (Marne)&quot;, &quot;shortname&quot;: &quot;Chalons-sur-Marne&quot; }" table:formula="of:=CONCATENATE(&quot;{ &quot;&quot;nr&quot;&quot;: &quot;&quot;&quot;;[.F78];&quot;&quot;&quot;, &quot;&quot;booknr&quot;&quot;: &quot;&quot;&quot;;[.G78];&quot;&quot;&quot;, &quot;&quot;confirmed&quot;&quot;: &quot;&quot;&quot;;[.L78];&quot;&quot;&quot;, &quot;&quot;name&quot;&quot;: &quot;&quot;&quot;;[.I78];&quot;&quot;&quot;, &quot;&quot;shortname&quot;&quot;: &quot;&quot;&quot;;[.M78];&quot;&quot;&quot; }&quot;)" table:style-name="ce4">
            <text:p>{ "nr": "76", "booknr": "70", "confirmed": "false", "name": "Chalons-sur-Marne (Marne)", "shortname": "Chalons-sur-Marne" }</text:p>
          </table:table-cell>
          <table:table-cell office:value-type="string" office:string-value="{ &quot;id&quot;: &quot;70-06&quot;, &quot;type&quot;: &quot;Feature&quot;, &quot;geometry&quot;: { &quot;type&quot;: &quot;Point&quot;, &quot;coordinates&quot;: [4.363073, 48.956682] }, &quot;properties&quot;: { &quot;nr&quot;: &quot;76&quot;, &quot;booknr&quot;: &quot;70&quot;, &quot;confirmed&quot;: &quot;false&quot;, &quot;name&quot;: &quot;Chalons-sur-Marne (Marne)&quot;, &quot;shortname&quot;: &quot;Chalons-sur-Marne&quot; } }," table:formula="of:=CONCATENATE(&quot;{ &quot;&quot;id&quot;&quot;: &quot;&quot;&quot;;[.H78];&quot;&quot;&quot;, &quot;&quot;type&quot;&quot;: &quot;&quot;Feature&quot;&quot;, &quot;&quot;geometry&quot;&quot;: &quot;;IF([.O78]=&quot;&quot;;&quot;null&quot;;[.O78]);&quot;, &quot;&quot;properties&quot;&quot;: &quot;;[.P78];&quot; },&quot;)" table:style-name="ce4">
            <text:p>{ "id": "70-06", "type": "Feature", "geometry": { "type": "Point", "coordinates": [4.363073, 48.956682] }, "properties": { "nr": "76", "booknr": "70", "confirmed": "false", "name": "Chalons-sur-Marne (Marne)", "shortname": "Chalons-sur-Marne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Clermont-Ferrand (Puy-du-Dôme)</text:p>
          </table:table-cell>
          <table:table-cell office:value-type="float" office:value="34" table:formula="of:=IFERROR(FIND(4;[.A79];3);LEN([.A79])+1)" table:style-name="ce1">
            <text:p>34</text:p>
          </table:table-cell>
          <table:table-cell office:value-type="float" office:value="34" table:formula="of:=IFERROR(FIND(&quot;,&quot;;[.A79];[.B79]);[.B79])" table:style-name="ce1">
            <text:p>34</text:p>
          </table:table-cell>
          <table:table-cell office:value-type="string" office:string-value="70" table:formula="of:=LEFT([.A79];2)" table:style-name="ce1">
            <text:p>70</text:p>
          </table:table-cell>
          <table:table-cell office:value-type="float" office:value="7" table:formula="of:=IF([.D79]=[.D78];[.E78]+1;1)" table:style-name="ce1">
            <text:p>7</text:p>
          </table:table-cell>
          <table:table-cell office:value-type="string" table:style-name="ce3">
            <text:p>77</text:p>
          </table:table-cell>
          <table:table-cell office:value-type="string" office:string-value="70" table:formula="of:=[.D79]" table:style-name="ce10">
            <text:p>70</text:p>
          </table:table-cell>
          <table:table-cell office:value-type="string" office:string-value="70-07" table:formula="of:=CONCATENATE([.D79];&quot;-&quot;;IF(LEN([.E79])=1;CONCATENATE(&quot;0&quot;;[.E79]);[.E79]))" table:style-name="ce1">
            <text:p>70-07</text:p>
          </table:table-cell>
          <table:table-cell office:value-type="string" office:string-value="Clermont-Ferrand (Puy-du-Dôme)" table:formula="of:=TRIM(MID([.A79];4;[.B79]-4))" table:style-name="ce1">
            <text:p>Clermont-Ferrand (Puy-du-Dôme)</text:p>
          </table:table-cell>
          <table:table-cell office:value-type="float" office:value="45.777222000000002" table:style-name="ce7">
            <text:p>45.777222</text:p>
          </table:table-cell>
          <table:table-cell office:value-type="float" office:value="3.0870250000000001" table:style-name="ce7">
            <text:p>3.087025</text:p>
          </table:table-cell>
          <table:table-cell office:value-type="string" office:string-value="false" table:formula="of:=IF([.B79]&lt;&gt;[.C79];&quot;true&quot;;&quot;false&quot;)" table:style-name="ce1">
            <text:p>false</text:p>
          </table:table-cell>
          <table:table-cell office:value-type="string" office:string-value="Clermont-Ferrand" table:formula="of:=MID([.I79];1;FIND(&quot;(&quot;;[.I79])-2)" table:style-name="ce1">
            <text:p>Clermont-Ferrand</text:p>
          </table:table-cell>
          <table:table-cell table:style-name="ce1"/>
          <table:table-cell office:value-type="string" office:string-value="{ &quot;type&quot;: &quot;Point&quot;, &quot;coordinates&quot;: [3.087025, 45.777222] }" table:formula="of:=IF([.J79]&lt;&gt;&quot;&quot;;CONCATENATE(&quot;{ &quot;&quot;type&quot;&quot;: &quot;&quot;Point&quot;&quot;, &quot;&quot;coordinates&quot;&quot;: [&quot;;[.K79];&quot;, &quot;;[.J79];&quot;] }&quot;);&quot;&quot;)" table:style-name="ce4">
            <text:p>{ "type": "Point", "coordinates": [3.087025, 45.777222] }</text:p>
          </table:table-cell>
          <table:table-cell office:value-type="string" office:string-value="{ &quot;nr&quot;: &quot;77&quot;, &quot;booknr&quot;: &quot;70&quot;, &quot;confirmed&quot;: &quot;false&quot;, &quot;name&quot;: &quot;Clermont-Ferrand (Puy-du-Dôme)&quot;, &quot;shortname&quot;: &quot;Clermont-Ferrand&quot; }" table:formula="of:=CONCATENATE(&quot;{ &quot;&quot;nr&quot;&quot;: &quot;&quot;&quot;;[.F79];&quot;&quot;&quot;, &quot;&quot;booknr&quot;&quot;: &quot;&quot;&quot;;[.G79];&quot;&quot;&quot;, &quot;&quot;confirmed&quot;&quot;: &quot;&quot;&quot;;[.L79];&quot;&quot;&quot;, &quot;&quot;name&quot;&quot;: &quot;&quot;&quot;;[.I79];&quot;&quot;&quot;, &quot;&quot;shortname&quot;&quot;: &quot;&quot;&quot;;[.M79];&quot;&quot;&quot; }&quot;)" table:style-name="ce4">
            <text:p>{ "nr": "77", "booknr": "70", "confirmed": "false", "name": "Clermont-Ferrand (Puy-du-Dôme)", "shortname": "Clermont-Ferrand" }</text:p>
          </table:table-cell>
          <table:table-cell office:value-type="string" office:string-value="{ &quot;id&quot;: &quot;70-07&quot;, &quot;type&quot;: &quot;Feature&quot;, &quot;geometry&quot;: { &quot;type&quot;: &quot;Point&quot;, &quot;coordinates&quot;: [3.087025, 45.777222] }, &quot;properties&quot;: { &quot;nr&quot;: &quot;77&quot;, &quot;booknr&quot;: &quot;70&quot;, &quot;confirmed&quot;: &quot;false&quot;, &quot;name&quot;: &quot;Clermont-Ferrand (Puy-du-Dôme)&quot;, &quot;shortname&quot;: &quot;Clermont-Ferrand&quot; } }," table:formula="of:=CONCATENATE(&quot;{ &quot;&quot;id&quot;&quot;: &quot;&quot;&quot;;[.H79];&quot;&quot;&quot;, &quot;&quot;type&quot;&quot;: &quot;&quot;Feature&quot;&quot;, &quot;&quot;geometry&quot;&quot;: &quot;;IF([.O79]=&quot;&quot;;&quot;null&quot;;[.O79]);&quot;, &quot;&quot;properties&quot;&quot;: &quot;;[.P79];&quot; },&quot;)" table:style-name="ce4">
            <text:p>{ "id": "70-07", "type": "Feature", "geometry": { "type": "Point", "coordinates": [3.087025, 45.777222] }, "properties": { "nr": "77", "booknr": "70", "confirmed": "false", "name": "Clermont-Ferrand (Puy-du-Dôme)", "shortname": "Clermont-Ferrand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Dijon (Côte-d'Or)</text:p>
          </table:table-cell>
          <table:table-cell office:value-type="float" office:value="21" table:formula="of:=IFERROR(FIND(4;[.A80];3);LEN([.A80])+1)" table:style-name="ce1">
            <text:p>21</text:p>
          </table:table-cell>
          <table:table-cell office:value-type="float" office:value="21" table:formula="of:=IFERROR(FIND(&quot;,&quot;;[.A80];[.B80]);[.B80])" table:style-name="ce1">
            <text:p>21</text:p>
          </table:table-cell>
          <table:table-cell office:value-type="string" office:string-value="70" table:formula="of:=LEFT([.A80];2)" table:style-name="ce1">
            <text:p>70</text:p>
          </table:table-cell>
          <table:table-cell office:value-type="float" office:value="8" table:formula="of:=IF([.D80]=[.D79];[.E79]+1;1)" table:style-name="ce1">
            <text:p>8</text:p>
          </table:table-cell>
          <table:table-cell office:value-type="string" table:style-name="ce3">
            <text:p>78</text:p>
          </table:table-cell>
          <table:table-cell office:value-type="string" office:string-value="70" table:formula="of:=[.D80]" table:style-name="ce10">
            <text:p>70</text:p>
          </table:table-cell>
          <table:table-cell office:value-type="string" office:string-value="70-08" table:formula="of:=CONCATENATE([.D80];&quot;-&quot;;IF(LEN([.E80])=1;CONCATENATE(&quot;0&quot;;[.E80]);[.E80]))" table:style-name="ce1">
            <text:p>70-08</text:p>
          </table:table-cell>
          <table:table-cell office:value-type="string" office:string-value="Dijon (Côte-d'Or)" table:formula="of:=TRIM(MID([.A80];4;[.B80]-4))" table:style-name="ce1">
            <text:p>Dijon (Côte-d'Or)</text:p>
          </table:table-cell>
          <table:table-cell office:value-type="float" office:value="47.322046999999998" table:style-name="ce7">
            <text:p>47.322047</text:p>
          </table:table-cell>
          <table:table-cell office:value-type="float" office:value="5.04148" table:style-name="ce7">
            <text:p>5.04148</text:p>
          </table:table-cell>
          <table:table-cell office:value-type="string" office:string-value="false" table:formula="of:=IF([.B80]&lt;&gt;[.C80];&quot;true&quot;;&quot;false&quot;)" table:style-name="ce1">
            <text:p>false</text:p>
          </table:table-cell>
          <table:table-cell office:value-type="string" office:string-value="Dijon" table:formula="of:=MID([.I80];1;FIND(&quot;(&quot;;[.I80])-2)" table:style-name="ce1">
            <text:p>Dijon</text:p>
          </table:table-cell>
          <table:table-cell table:style-name="ce1"/>
          <table:table-cell office:value-type="string" office:string-value="{ &quot;type&quot;: &quot;Point&quot;, &quot;coordinates&quot;: [5.04148, 47.322047] }" table:formula="of:=IF([.J80]&lt;&gt;&quot;&quot;;CONCATENATE(&quot;{ &quot;&quot;type&quot;&quot;: &quot;&quot;Point&quot;&quot;, &quot;&quot;coordinates&quot;&quot;: [&quot;;[.K80];&quot;, &quot;;[.J80];&quot;] }&quot;);&quot;&quot;)" table:style-name="ce4">
            <text:p>{ "type": "Point", "coordinates": [5.04148, 47.322047] }</text:p>
          </table:table-cell>
          <table:table-cell office:value-type="string" office:string-value="{ &quot;nr&quot;: &quot;78&quot;, &quot;booknr&quot;: &quot;70&quot;, &quot;confirmed&quot;: &quot;false&quot;, &quot;name&quot;: &quot;Dijon (Côte-d'Or)&quot;, &quot;shortname&quot;: &quot;Dijon&quot; }" table:formula="of:=CONCATENATE(&quot;{ &quot;&quot;nr&quot;&quot;: &quot;&quot;&quot;;[.F80];&quot;&quot;&quot;, &quot;&quot;booknr&quot;&quot;: &quot;&quot;&quot;;[.G80];&quot;&quot;&quot;, &quot;&quot;confirmed&quot;&quot;: &quot;&quot;&quot;;[.L80];&quot;&quot;&quot;, &quot;&quot;name&quot;&quot;: &quot;&quot;&quot;;[.I80];&quot;&quot;&quot;, &quot;&quot;shortname&quot;&quot;: &quot;&quot;&quot;;[.M80];&quot;&quot;&quot; }&quot;)" table:style-name="ce4">
            <text:p>{ "nr": "78", "booknr": "70", "confirmed": "false", "name": "Dijon (Côte-d'Or)", "shortname": "Dijon" }</text:p>
          </table:table-cell>
          <table:table-cell office:value-type="string" office:string-value="{ &quot;id&quot;: &quot;70-08&quot;, &quot;type&quot;: &quot;Feature&quot;, &quot;geometry&quot;: { &quot;type&quot;: &quot;Point&quot;, &quot;coordinates&quot;: [5.04148, 47.322047] }, &quot;properties&quot;: { &quot;nr&quot;: &quot;78&quot;, &quot;booknr&quot;: &quot;70&quot;, &quot;confirmed&quot;: &quot;false&quot;, &quot;name&quot;: &quot;Dijon (Côte-d'Or)&quot;, &quot;shortname&quot;: &quot;Dijon&quot; } }," table:formula="of:=CONCATENATE(&quot;{ &quot;&quot;id&quot;&quot;: &quot;&quot;&quot;;[.H80];&quot;&quot;&quot;, &quot;&quot;type&quot;&quot;: &quot;&quot;Feature&quot;&quot;, &quot;&quot;geometry&quot;&quot;: &quot;;IF([.O80]=&quot;&quot;;&quot;null&quot;;[.O80]);&quot;, &quot;&quot;properties&quot;&quot;: &quot;;[.P80];&quot; },&quot;)" table:style-name="ce4">
            <text:p>{ "id": "70-08", "type": "Feature", "geometry": { "type": "Point", "coordinates": [5.04148, 47.322047] }, "properties": { "nr": "78", "booknr": "70", "confirmed": "false", "name": "Dijon (Côte-d'Or)", "shortname": "Dijon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Puimoisson (Alpes-de-Haute-Provence)</text:p>
          </table:table-cell>
          <table:table-cell office:value-type="float" office:value="40" table:formula="of:=IFERROR(FIND(4;[.A81];3);LEN([.A81])+1)" table:style-name="ce1">
            <text:p>40</text:p>
          </table:table-cell>
          <table:table-cell office:value-type="float" office:value="40" table:formula="of:=IFERROR(FIND(&quot;,&quot;;[.A81];[.B81]);[.B81])" table:style-name="ce1">
            <text:p>40</text:p>
          </table:table-cell>
          <table:table-cell office:value-type="string" office:string-value="70" table:formula="of:=LEFT([.A81];2)" table:style-name="ce1">
            <text:p>70</text:p>
          </table:table-cell>
          <table:table-cell office:value-type="float" office:value="9" table:formula="of:=IF([.D81]=[.D80];[.E80]+1;1)" table:style-name="ce1">
            <text:p>9</text:p>
          </table:table-cell>
          <table:table-cell office:value-type="string" table:style-name="ce3">
            <text:p>79</text:p>
          </table:table-cell>
          <table:table-cell office:value-type="string" office:string-value="70" table:formula="of:=[.D81]" table:style-name="ce10">
            <text:p>70</text:p>
          </table:table-cell>
          <table:table-cell office:value-type="string" office:string-value="70-09" table:formula="of:=CONCATENATE([.D81];&quot;-&quot;;IF(LEN([.E81])=1;CONCATENATE(&quot;0&quot;;[.E81]);[.E81]))" table:style-name="ce1">
            <text:p>70-09</text:p>
          </table:table-cell>
          <table:table-cell office:value-type="string" office:string-value="Puimoisson (Alpes-de-Haute-Provence)" table:formula="of:=TRIM(MID([.A81];4;[.B81]-4))" table:style-name="ce1">
            <text:p>Puimoisson (Alpes-de-Haute-Provence)</text:p>
          </table:table-cell>
          <table:table-cell office:value-type="float" office:value="43.862813000000003" table:style-name="ce7">
            <text:p>43.862813</text:p>
          </table:table-cell>
          <table:table-cell office:value-type="float" office:value="6.1277010000000001" table:style-name="ce7">
            <text:p>6.127701</text:p>
          </table:table-cell>
          <table:table-cell office:value-type="string" office:string-value="false" table:formula="of:=IF([.B81]&lt;&gt;[.C81];&quot;true&quot;;&quot;false&quot;)" table:style-name="ce1">
            <text:p>false</text:p>
          </table:table-cell>
          <table:table-cell office:value-type="string" office:string-value="Puimoisson" table:formula="of:=MID([.I81];1;FIND(&quot;(&quot;;[.I81])-2)" table:style-name="ce1">
            <text:p>Puimoisson</text:p>
          </table:table-cell>
          <table:table-cell table:style-name="ce1"/>
          <table:table-cell office:value-type="string" office:string-value="{ &quot;type&quot;: &quot;Point&quot;, &quot;coordinates&quot;: [6.127701, 43.862813] }" table:formula="of:=IF([.J81]&lt;&gt;&quot;&quot;;CONCATENATE(&quot;{ &quot;&quot;type&quot;&quot;: &quot;&quot;Point&quot;&quot;, &quot;&quot;coordinates&quot;&quot;: [&quot;;[.K81];&quot;, &quot;;[.J81];&quot;] }&quot;);&quot;&quot;)" table:style-name="ce4">
            <text:p>{ "type": "Point", "coordinates": [6.127701, 43.862813] }</text:p>
          </table:table-cell>
          <table:table-cell office:value-type="string" office:string-value="{ &quot;nr&quot;: &quot;79&quot;, &quot;booknr&quot;: &quot;70&quot;, &quot;confirmed&quot;: &quot;false&quot;, &quot;name&quot;: &quot;Puimoisson (Alpes-de-Haute-Provence)&quot;, &quot;shortname&quot;: &quot;Puimoisson&quot; }" table:formula="of:=CONCATENATE(&quot;{ &quot;&quot;nr&quot;&quot;: &quot;&quot;&quot;;[.F81];&quot;&quot;&quot;, &quot;&quot;booknr&quot;&quot;: &quot;&quot;&quot;;[.G81];&quot;&quot;&quot;, &quot;&quot;confirmed&quot;&quot;: &quot;&quot;&quot;;[.L81];&quot;&quot;&quot;, &quot;&quot;name&quot;&quot;: &quot;&quot;&quot;;[.I81];&quot;&quot;&quot;, &quot;&quot;shortname&quot;&quot;: &quot;&quot;&quot;;[.M81];&quot;&quot;&quot; }&quot;)" table:style-name="ce4">
            <text:p>{ "nr": "79", "booknr": "70", "confirmed": "false", "name": "Puimoisson (Alpes-de-Haute-Provence)", "shortname": "Puimoisson" }</text:p>
          </table:table-cell>
          <table:table-cell office:value-type="string" office:string-value="{ &quot;id&quot;: &quot;70-09&quot;, &quot;type&quot;: &quot;Feature&quot;, &quot;geometry&quot;: { &quot;type&quot;: &quot;Point&quot;, &quot;coordinates&quot;: [6.127701, 43.862813] }, &quot;properties&quot;: { &quot;nr&quot;: &quot;79&quot;, &quot;booknr&quot;: &quot;70&quot;, &quot;confirmed&quot;: &quot;false&quot;, &quot;name&quot;: &quot;Puimoisson (Alpes-de-Haute-Provence)&quot;, &quot;shortname&quot;: &quot;Puimoisson&quot; } }," table:formula="of:=CONCATENATE(&quot;{ &quot;&quot;id&quot;&quot;: &quot;&quot;&quot;;[.H81];&quot;&quot;&quot;, &quot;&quot;type&quot;&quot;: &quot;&quot;Feature&quot;&quot;, &quot;&quot;geometry&quot;&quot;: &quot;;IF([.O81]=&quot;&quot;;&quot;null&quot;;[.O81]);&quot;, &quot;&quot;properties&quot;&quot;: &quot;;[.P81];&quot; },&quot;)" table:style-name="ce4">
            <text:p>{ "id": "70-09", "type": "Feature", "geometry": { "type": "Point", "coordinates": [6.127701, 43.862813] }, "properties": { "nr": "79", "booknr": "70", "confirmed": "false", "name": "Puimoisson (Alpes-de-Haute-Provence)", "shortname": "Puimoisson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Verdun (Meuse)</text:p>
          </table:table-cell>
          <table:table-cell office:value-type="float" office:value="18" table:formula="of:=IFERROR(FIND(4;[.A82];3);LEN([.A82])+1)" table:style-name="ce1">
            <text:p>18</text:p>
          </table:table-cell>
          <table:table-cell office:value-type="float" office:value="18" table:formula="of:=IFERROR(FIND(&quot;,&quot;;[.A82];[.B82]);[.B82])" table:style-name="ce1">
            <text:p>18</text:p>
          </table:table-cell>
          <table:table-cell office:value-type="string" office:string-value="70" table:formula="of:=LEFT([.A82];2)" table:style-name="ce1">
            <text:p>70</text:p>
          </table:table-cell>
          <table:table-cell office:value-type="float" office:value="10" table:formula="of:=IF([.D82]=[.D81];[.E81]+1;1)" table:style-name="ce1">
            <text:p>10</text:p>
          </table:table-cell>
          <table:table-cell office:value-type="string" table:style-name="ce3">
            <text:p>80</text:p>
          </table:table-cell>
          <table:table-cell office:value-type="string" office:string-value="70" table:formula="of:=[.D82]" table:style-name="ce10">
            <text:p>70</text:p>
          </table:table-cell>
          <table:table-cell office:value-type="string" office:string-value="70-10" table:formula="of:=CONCATENATE([.D82];&quot;-&quot;;IF(LEN([.E82])=1;CONCATENATE(&quot;0&quot;;[.E82]);[.E82]))" table:style-name="ce1">
            <text:p>70-10</text:p>
          </table:table-cell>
          <table:table-cell office:value-type="string" office:string-value="Verdun (Meuse)" table:formula="of:=TRIM(MID([.A82];4;[.B82]-4))" table:style-name="ce1">
            <text:p>Verdun (Meuse)</text:p>
          </table:table-cell>
          <table:table-cell office:value-type="float" office:value="49.159876400000002" table:style-name="ce7">
            <text:p>49.1598764</text:p>
          </table:table-cell>
          <table:table-cell office:value-type="float" office:value="5.3844231000000002" table:style-name="ce7">
            <text:p>5.3844231</text:p>
          </table:table-cell>
          <table:table-cell office:value-type="string" office:string-value="false" table:formula="of:=IF([.B82]&lt;&gt;[.C82];&quot;true&quot;;&quot;false&quot;)" table:style-name="ce1">
            <text:p>false</text:p>
          </table:table-cell>
          <table:table-cell office:value-type="string" office:string-value="Verdun" table:formula="of:=MID([.I82];1;FIND(&quot;(&quot;;[.I82])-2)" table:style-name="ce1">
            <text:p>Verdun</text:p>
          </table:table-cell>
          <table:table-cell table:style-name="ce1"/>
          <table:table-cell office:value-type="string" office:string-value="{ &quot;type&quot;: &quot;Point&quot;, &quot;coordinates&quot;: [5.3844231, 49.1598764] }" table:formula="of:=IF([.J82]&lt;&gt;&quot;&quot;;CONCATENATE(&quot;{ &quot;&quot;type&quot;&quot;: &quot;&quot;Point&quot;&quot;, &quot;&quot;coordinates&quot;&quot;: [&quot;;[.K82];&quot;, &quot;;[.J82];&quot;] }&quot;);&quot;&quot;)" table:style-name="ce4">
            <text:p>{ "type": "Point", "coordinates": [5.3844231, 49.1598764] }</text:p>
          </table:table-cell>
          <table:table-cell office:value-type="string" office:string-value="{ &quot;nr&quot;: &quot;80&quot;, &quot;booknr&quot;: &quot;70&quot;, &quot;confirmed&quot;: &quot;false&quot;, &quot;name&quot;: &quot;Verdun (Meuse)&quot;, &quot;shortname&quot;: &quot;Verdun&quot; }" table:formula="of:=CONCATENATE(&quot;{ &quot;&quot;nr&quot;&quot;: &quot;&quot;&quot;;[.F82];&quot;&quot;&quot;, &quot;&quot;booknr&quot;&quot;: &quot;&quot;&quot;;[.G82];&quot;&quot;&quot;, &quot;&quot;confirmed&quot;&quot;: &quot;&quot;&quot;;[.L82];&quot;&quot;&quot;, &quot;&quot;name&quot;&quot;: &quot;&quot;&quot;;[.I82];&quot;&quot;&quot;, &quot;&quot;shortname&quot;&quot;: &quot;&quot;&quot;;[.M82];&quot;&quot;&quot; }&quot;)" table:style-name="ce4">
            <text:p>{ "nr": "80", "booknr": "70", "confirmed": "false", "name": "Verdun (Meuse)", "shortname": "Verdun" }</text:p>
          </table:table-cell>
          <table:table-cell office:value-type="string" office:string-value="{ &quot;id&quot;: &quot;70-10&quot;, &quot;type&quot;: &quot;Feature&quot;, &quot;geometry&quot;: { &quot;type&quot;: &quot;Point&quot;, &quot;coordinates&quot;: [5.3844231, 49.1598764] }, &quot;properties&quot;: { &quot;nr&quot;: &quot;80&quot;, &quot;booknr&quot;: &quot;70&quot;, &quot;confirmed&quot;: &quot;false&quot;, &quot;name&quot;: &quot;Verdun (Meuse)&quot;, &quot;shortname&quot;: &quot;Verdun&quot; } }," table:formula="of:=CONCATENATE(&quot;{ &quot;&quot;id&quot;&quot;: &quot;&quot;&quot;;[.H82];&quot;&quot;&quot;, &quot;&quot;type&quot;&quot;: &quot;&quot;Feature&quot;&quot;, &quot;&quot;geometry&quot;&quot;: &quot;;IF([.O82]=&quot;&quot;;&quot;null&quot;;[.O82]);&quot;, &quot;&quot;properties&quot;&quot;: &quot;;[.P82];&quot; },&quot;)" table:style-name="ce4">
            <text:p>{ "id": "70-10", "type": "Feature", "geometry": { "type": "Point", "coordinates": [5.3844231, 49.1598764] }, "properties": { "nr": "80", "booknr": "70", "confirmed": "false", "name": "Verdun (Meuse)", "shortname": "Verdun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Vienne (Isère)</text:p>
          </table:table-cell>
          <table:table-cell table:number-columns-repeated="2" table:style-name="ce1"/>
          <table:table-cell office:value-type="string" office:string-value="70" table:formula="of:=LEFT([.A83];2)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string" table:style-name="ce3">
            <text:p>81</text:p>
          </table:table-cell>
          <table:table-cell office:value-type="string" office:string-value="70" table:formula="of:=[.D83]" table:style-name="ce10">
            <text:p>70</text:p>
          </table:table-cell>
          <table:table-cell office:value-type="string" table:style-name="ce1">
            <text:p>70-11</text:p>
          </table:table-cell>
          <table:table-cell office:value-type="string" table:style-name="ce1">
            <text:p>Vienne (Isère)</text:p>
          </table:table-cell>
          <table:table-cell office:value-type="float" office:value="45.52158" table:style-name="ce7">
            <text:p>45.52158</text:p>
          </table:table-cell>
          <table:table-cell office:value-type="float" office:value="4.8694730000000002" table:style-name="ce7">
            <text:p>4.869473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Vienne</text:p>
          </table:table-cell>
          <table:table-cell table:style-name="ce1"/>
          <table:table-cell office:value-type="string" office:string-value="{ &quot;type&quot;: &quot;Point&quot;, &quot;coordinates&quot;: [4.869473, 45.52158] }" table:formula="of:=IF([.J83]&lt;&gt;&quot;&quot;;CONCATENATE(&quot;{ &quot;&quot;type&quot;&quot;: &quot;&quot;Point&quot;&quot;, &quot;&quot;coordinates&quot;&quot;: [&quot;;[.K83];&quot;, &quot;;[.J83];&quot;] }&quot;);&quot;&quot;)" table:style-name="ce4">
            <text:p>{ "type": "Point", "coordinates": [4.869473, 45.52158] }</text:p>
          </table:table-cell>
          <table:table-cell office:value-type="string" office:string-value="{ &quot;nr&quot;: &quot;81&quot;, &quot;booknr&quot;: &quot;70&quot;, &quot;confirmed&quot;: &quot;false&quot;, &quot;name&quot;: &quot;Vienne (Isère)&quot;, &quot;shortname&quot;: &quot;Vienne&quot; }" table:formula="of:=CONCATENATE(&quot;{ &quot;&quot;nr&quot;&quot;: &quot;&quot;&quot;;[.F83];&quot;&quot;&quot;, &quot;&quot;booknr&quot;&quot;: &quot;&quot;&quot;;[.G83];&quot;&quot;&quot;, &quot;&quot;confirmed&quot;&quot;: &quot;&quot;&quot;;[.L83];&quot;&quot;&quot;, &quot;&quot;name&quot;&quot;: &quot;&quot;&quot;;[.I83];&quot;&quot;&quot;, &quot;&quot;shortname&quot;&quot;: &quot;&quot;&quot;;[.M83];&quot;&quot;&quot; }&quot;)" table:style-name="ce4">
            <text:p>{ "nr": "81", "booknr": "70", "confirmed": "false", "name": "Vienne (Isère)", "shortname": "Vienne" }</text:p>
          </table:table-cell>
          <table:table-cell office:value-type="string" office:string-value="{ &quot;id&quot;: &quot;70-11&quot;, &quot;type&quot;: &quot;Feature&quot;, &quot;geometry&quot;: { &quot;type&quot;: &quot;Point&quot;, &quot;coordinates&quot;: [4.869473, 45.52158] }, &quot;properties&quot;: { &quot;nr&quot;: &quot;81&quot;, &quot;booknr&quot;: &quot;70&quot;, &quot;confirmed&quot;: &quot;false&quot;, &quot;name&quot;: &quot;Vienne (Isère)&quot;, &quot;shortname&quot;: &quot;Vienne&quot; } }," table:formula="of:=CONCATENATE(&quot;{ &quot;&quot;id&quot;&quot;: &quot;&quot;&quot;;[.H83];&quot;&quot;&quot;, &quot;&quot;type&quot;&quot;: &quot;&quot;Feature&quot;&quot;, &quot;&quot;geometry&quot;&quot;: &quot;;IF([.O83]=&quot;&quot;;&quot;null&quot;;[.O83]);&quot;, &quot;&quot;properties&quot;&quot;: &quot;;[.P83];&quot; },&quot;)" table:style-name="ce4">
            <text:p>{ "id": "70-11", "type": "Feature", "geometry": { "type": "Point", "coordinates": [4.869473, 45.52158] }, "properties": { "nr": "81", "booknr": "70", "confirmed": "false", "name": "Vienne (Isère)", "shortname": "Vienne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0 Viviers (Ardèche)</text:p>
          </table:table-cell>
          <table:table-cell office:value-type="float" office:value="21" table:formula="of:=IFERROR(FIND(4;[.A84];3);LEN([.A84])+1)" table:style-name="ce1">
            <text:p>21</text:p>
          </table:table-cell>
          <table:table-cell office:value-type="float" office:value="21" table:formula="of:=IFERROR(FIND(&quot;,&quot;;[.A84];[.B84]);[.B84])" table:style-name="ce1">
            <text:p>21</text:p>
          </table:table-cell>
          <table:table-cell office:value-type="string" office:string-value="70" table:formula="of:=LEFT([.A84];2)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82</text:p>
          </table:table-cell>
          <table:table-cell office:value-type="string" office:string-value="70" table:formula="of:=[.D84]" table:style-name="ce10">
            <text:p>70</text:p>
          </table:table-cell>
          <table:table-cell office:value-type="string" table:style-name="ce1">
            <text:p>70-12</text:p>
          </table:table-cell>
          <table:table-cell office:value-type="string" office:string-value="Viviers (Ardèche)" table:formula="of:=TRIM(MID([.A84];4;[.B84]-4))" table:style-name="ce1">
            <text:p>Viviers (Ardèche)</text:p>
          </table:table-cell>
          <table:table-cell office:value-type="float" office:value="44.480269" table:style-name="ce7">
            <text:p>44.480269</text:p>
          </table:table-cell>
          <table:table-cell office:value-type="float" office:value="4.6910530000000001" table:style-name="ce7">
            <text:p>4.691053</text:p>
          </table:table-cell>
          <table:table-cell office:value-type="string" office:string-value="false" table:formula="of:=IF([.B84]&lt;&gt;[.C84];&quot;true&quot;;&quot;false&quot;)" table:style-name="ce1">
            <text:p>false</text:p>
          </table:table-cell>
          <table:table-cell office:value-type="string" office:string-value="Viviers" table:formula="of:=MID([.I84];1;FIND(&quot;(&quot;;[.I84])-2)" table:style-name="ce1">
            <text:p>Viviers</text:p>
          </table:table-cell>
          <table:table-cell table:style-name="ce1"/>
          <table:table-cell office:value-type="string" office:string-value="{ &quot;type&quot;: &quot;Point&quot;, &quot;coordinates&quot;: [4.691053, 44.480269] }" table:formula="of:=IF([.J84]&lt;&gt;&quot;&quot;;CONCATENATE(&quot;{ &quot;&quot;type&quot;&quot;: &quot;&quot;Point&quot;&quot;, &quot;&quot;coordinates&quot;&quot;: [&quot;;[.K84];&quot;, &quot;;[.J84];&quot;] }&quot;);&quot;&quot;)" table:style-name="ce4">
            <text:p>{ "type": "Point", "coordinates": [4.691053, 44.480269] }</text:p>
          </table:table-cell>
          <table:table-cell office:value-type="string" office:string-value="{ &quot;nr&quot;: &quot;82&quot;, &quot;booknr&quot;: &quot;70&quot;, &quot;confirmed&quot;: &quot;false&quot;, &quot;name&quot;: &quot;Viviers (Ardèche)&quot;, &quot;shortname&quot;: &quot;Viviers&quot; }" table:formula="of:=CONCATENATE(&quot;{ &quot;&quot;nr&quot;&quot;: &quot;&quot;&quot;;[.F84];&quot;&quot;&quot;, &quot;&quot;booknr&quot;&quot;: &quot;&quot;&quot;;[.G84];&quot;&quot;&quot;, &quot;&quot;confirmed&quot;&quot;: &quot;&quot;&quot;;[.L84];&quot;&quot;&quot;, &quot;&quot;name&quot;&quot;: &quot;&quot;&quot;;[.I84];&quot;&quot;&quot;, &quot;&quot;shortname&quot;&quot;: &quot;&quot;&quot;;[.M84];&quot;&quot;&quot; }&quot;)" table:style-name="ce4">
            <text:p>{ "nr": "82", "booknr": "70", "confirmed": "false", "name": "Viviers (Ardèche)", "shortname": "Viviers" }</text:p>
          </table:table-cell>
          <table:table-cell office:value-type="string" office:string-value="{ &quot;id&quot;: &quot;70-12&quot;, &quot;type&quot;: &quot;Feature&quot;, &quot;geometry&quot;: { &quot;type&quot;: &quot;Point&quot;, &quot;coordinates&quot;: [4.691053, 44.480269] }, &quot;properties&quot;: { &quot;nr&quot;: &quot;82&quot;, &quot;booknr&quot;: &quot;70&quot;, &quot;confirmed&quot;: &quot;false&quot;, &quot;name&quot;: &quot;Viviers (Ardèche)&quot;, &quot;shortname&quot;: &quot;Viviers&quot; } }," table:formula="of:=CONCATENATE(&quot;{ &quot;&quot;id&quot;&quot;: &quot;&quot;&quot;;[.H84];&quot;&quot;&quot;, &quot;&quot;type&quot;&quot;: &quot;&quot;Feature&quot;&quot;, &quot;&quot;geometry&quot;&quot;: &quot;;IF([.O84]=&quot;&quot;;&quot;null&quot;;[.O84]);&quot;, &quot;&quot;properties&quot;&quot;: &quot;;[.P84];&quot; },&quot;)" table:style-name="ce4">
            <text:p>{ "id": "70-12", "type": "Feature", "geometry": { "type": "Point", "coordinates": [4.691053, 44.480269] }, "properties": { "nr": "82", "booknr": "70", "confirmed": "false", "name": "Viviers (Ardèche)", "shortname": "Viviers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71 Commana (Finistère)<text:s/></text:span>48.413474, -3.957092</text:p>
          </table:table-cell>
          <table:table-cell office:value-type="float" office:value="24" table:formula="of:=IFERROR(FIND(4;[.A85];3);LEN([.A85])+1)" table:style-name="ce1">
            <text:p>24</text:p>
          </table:table-cell>
          <table:table-cell office:value-type="float" office:value="33" table:formula="of:=IFERROR(FIND(&quot;,&quot;;[.A85];[.B85]);[.B85])" table:style-name="ce1">
            <text:p>33</text:p>
          </table:table-cell>
          <table:table-cell office:value-type="string" office:string-value="71" table:formula="of:=LEFT([.A85];2)" table:style-name="ce1">
            <text:p>71</text:p>
          </table:table-cell>
          <table:table-cell office:value-type="float" office:value="1" table:formula="of:=IF([.D85]=[.D84];[.E84]+1;1)" table:style-name="ce1">
            <text:p>1</text:p>
          </table:table-cell>
          <table:table-cell office:value-type="string" table:style-name="ce3">
            <text:p>83</text:p>
          </table:table-cell>
          <table:table-cell office:value-type="string" office:string-value="71" table:formula="of:=[.D85]" table:style-name="ce10">
            <text:p>71</text:p>
          </table:table-cell>
          <table:table-cell office:value-type="string" office:string-value="71-01" table:formula="of:=CONCATENATE([.D85];&quot;-&quot;;IF(LEN([.E85])=1;CONCATENATE(&quot;0&quot;;[.E85]);[.E85]))" table:style-name="ce1">
            <text:p>71-01</text:p>
          </table:table-cell>
          <table:table-cell office:value-type="string" office:string-value="Commana (Finistère)" table:formula="of:=TRIM(MID([.A85];4;[.B85]-4))" table:style-name="ce1">
            <text:p>Commana (Finistère)</text:p>
          </table:table-cell>
          <table:table-cell office:value-type="string" office:string-value="48.413474" table:formula="of:=MID([.A85];[.B85];[.C85]-[.B85])" table:style-name="ce1">
            <text:p>48.413474</text:p>
          </table:table-cell>
          <table:table-cell office:value-type="string" office:string-value="-3.957092" table:formula="of:=IFERROR(MID([.A85];[.C85]+2;LEN([.A85])-[.C85]);&quot;&quot;)" table:style-name="ce1">
            <text:p>-3.957092</text:p>
          </table:table-cell>
          <table:table-cell office:value-type="string" office:string-value="true" table:formula="of:=IF([.B85]&lt;&gt;[.C85];&quot;true&quot;;&quot;false&quot;)" table:style-name="ce1">
            <text:p>true</text:p>
          </table:table-cell>
          <table:table-cell office:value-type="string" office:string-value="Commana" table:formula="of:=MID([.I85];1;FIND(&quot;(&quot;;[.I85])-2)" table:style-name="ce1">
            <text:p>Commana</text:p>
          </table:table-cell>
          <table:table-cell table:style-name="ce1"/>
          <table:table-cell office:value-type="string" office:string-value="{ &quot;type&quot;: &quot;Point&quot;, &quot;coordinates&quot;: [-3.957092, 48.413474] }" table:formula="of:=IF([.J85]&lt;&gt;&quot;&quot;;CONCATENATE(&quot;{ &quot;&quot;type&quot;&quot;: &quot;&quot;Point&quot;&quot;, &quot;&quot;coordinates&quot;&quot;: [&quot;;[.K85];&quot;, &quot;;[.J85];&quot;] }&quot;);&quot;&quot;)" table:style-name="ce4">
            <text:p>{ "type": "Point", "coordinates": [-3.957092, 48.413474] }</text:p>
          </table:table-cell>
          <table:table-cell office:value-type="string" office:string-value="{ &quot;nr&quot;: &quot;83&quot;, &quot;booknr&quot;: &quot;71&quot;, &quot;confirmed&quot;: &quot;true&quot;, &quot;name&quot;: &quot;Commana (Finistère)&quot;, &quot;shortname&quot;: &quot;Commana&quot; }" table:formula="of:=CONCATENATE(&quot;{ &quot;&quot;nr&quot;&quot;: &quot;&quot;&quot;;[.F85];&quot;&quot;&quot;, &quot;&quot;booknr&quot;&quot;: &quot;&quot;&quot;;[.G85];&quot;&quot;&quot;, &quot;&quot;confirmed&quot;&quot;: &quot;&quot;&quot;;[.L85];&quot;&quot;&quot;, &quot;&quot;name&quot;&quot;: &quot;&quot;&quot;;[.I85];&quot;&quot;&quot;, &quot;&quot;shortname&quot;&quot;: &quot;&quot;&quot;;[.M85];&quot;&quot;&quot; }&quot;)" table:style-name="ce4">
            <text:p>{ "nr": "83", "booknr": "71", "confirmed": "true", "name": "Commana (Finistère)", "shortname": "Commana" }</text:p>
          </table:table-cell>
          <table:table-cell office:value-type="string" office:string-value="{ &quot;id&quot;: &quot;71-01&quot;, &quot;type&quot;: &quot;Feature&quot;, &quot;geometry&quot;: { &quot;type&quot;: &quot;Point&quot;, &quot;coordinates&quot;: [-3.957092, 48.413474] }, &quot;properties&quot;: { &quot;nr&quot;: &quot;83&quot;, &quot;booknr&quot;: &quot;71&quot;, &quot;confirmed&quot;: &quot;true&quot;, &quot;name&quot;: &quot;Commana (Finistère)&quot;, &quot;shortname&quot;: &quot;Commana&quot; } }," table:formula="of:=CONCATENATE(&quot;{ &quot;&quot;id&quot;&quot;: &quot;&quot;&quot;;[.H85];&quot;&quot;&quot;, &quot;&quot;type&quot;&quot;: &quot;&quot;Feature&quot;&quot;, &quot;&quot;geometry&quot;&quot;: &quot;;IF([.O85]=&quot;&quot;;&quot;null&quot;;[.O85]);&quot;, &quot;&quot;properties&quot;&quot;: &quot;;[.P85];&quot; },&quot;)" table:style-name="ce4">
            <text:p>{ "id": "71-01", "type": "Feature", "geometry": { "type": "Point", "coordinates": [-3.957092, 48.413474] }, "properties": { "nr": "83", "booknr": "71", "confirmed": "true", "name": "Commana (Finistère)", "shortname": "Commana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72 Josselin (Morbihan)<text:s/></text:span>47.953495, -2.547947</text:p>
          </table:table-cell>
          <table:table-cell office:value-type="float" office:value="24" table:formula="of:=IFERROR(FIND(4;[.A86];3);LEN([.A86])+1)" table:style-name="ce1">
            <text:p>24</text:p>
          </table:table-cell>
          <table:table-cell office:value-type="float" office:value="33" table:formula="of:=IFERROR(FIND(&quot;,&quot;;[.A86];[.B86]);[.B86])" table:style-name="ce1">
            <text:p>33</text:p>
          </table:table-cell>
          <table:table-cell office:value-type="string" office:string-value="72" table:formula="of:=LEFT([.A86];2)" table:style-name="ce1">
            <text:p>72</text:p>
          </table:table-cell>
          <table:table-cell office:value-type="float" office:value="1" table:formula="of:=IF([.D86]=[.D85];[.E85]+1;1)" table:style-name="ce1">
            <text:p>1</text:p>
          </table:table-cell>
          <table:table-cell office:value-type="string" table:style-name="ce3">
            <text:p>84</text:p>
          </table:table-cell>
          <table:table-cell office:value-type="string" office:string-value="72" table:formula="of:=[.D86]" table:style-name="ce10">
            <text:p>72</text:p>
          </table:table-cell>
          <table:table-cell office:value-type="string" office:string-value="72-01" table:formula="of:=CONCATENATE([.D86];&quot;-&quot;;IF(LEN([.E86])=1;CONCATENATE(&quot;0&quot;;[.E86]);[.E86]))" table:style-name="ce1">
            <text:p>72-01</text:p>
          </table:table-cell>
          <table:table-cell office:value-type="string" office:string-value="Josselin (Morbihan)" table:formula="of:=TRIM(MID([.A86];4;[.B86]-4))" table:style-name="ce1">
            <text:p>Josselin (Morbihan)</text:p>
          </table:table-cell>
          <table:table-cell office:value-type="string" office:string-value="47.953495" table:formula="of:=MID([.A86];[.B86];[.C86]-[.B86])" table:style-name="ce1">
            <text:p>47.953495</text:p>
          </table:table-cell>
          <table:table-cell office:value-type="string" office:string-value="-2.547947" table:formula="of:=IFERROR(MID([.A86];[.C86]+2;LEN([.A86])-[.C86]);&quot;&quot;)" table:style-name="ce1">
            <text:p>-2.547947</text:p>
          </table:table-cell>
          <table:table-cell office:value-type="string" office:string-value="true" table:formula="of:=IF([.B86]&lt;&gt;[.C86];&quot;true&quot;;&quot;false&quot;)" table:style-name="ce1">
            <text:p>true</text:p>
          </table:table-cell>
          <table:table-cell office:value-type="string" office:string-value="Josselin" table:formula="of:=MID([.I86];1;FIND(&quot;(&quot;;[.I86])-2)" table:style-name="ce1">
            <text:p>Josselin</text:p>
          </table:table-cell>
          <table:table-cell table:style-name="ce1"/>
          <table:table-cell office:value-type="string" office:string-value="{ &quot;type&quot;: &quot;Point&quot;, &quot;coordinates&quot;: [-2.547947, 47.953495] }" table:formula="of:=IF([.J86]&lt;&gt;&quot;&quot;;CONCATENATE(&quot;{ &quot;&quot;type&quot;&quot;: &quot;&quot;Point&quot;&quot;, &quot;&quot;coordinates&quot;&quot;: [&quot;;[.K86];&quot;, &quot;;[.J86];&quot;] }&quot;);&quot;&quot;)" table:style-name="ce4">
            <text:p>{ "type": "Point", "coordinates": [-2.547947, 47.953495] }</text:p>
          </table:table-cell>
          <table:table-cell office:value-type="string" office:string-value="{ &quot;nr&quot;: &quot;84&quot;, &quot;booknr&quot;: &quot;72&quot;, &quot;confirmed&quot;: &quot;true&quot;, &quot;name&quot;: &quot;Josselin (Morbihan)&quot;, &quot;shortname&quot;: &quot;Josselin&quot; }" table:formula="of:=CONCATENATE(&quot;{ &quot;&quot;nr&quot;&quot;: &quot;&quot;&quot;;[.F86];&quot;&quot;&quot;, &quot;&quot;booknr&quot;&quot;: &quot;&quot;&quot;;[.G86];&quot;&quot;&quot;, &quot;&quot;confirmed&quot;&quot;: &quot;&quot;&quot;;[.L86];&quot;&quot;&quot;, &quot;&quot;name&quot;&quot;: &quot;&quot;&quot;;[.I86];&quot;&quot;&quot;, &quot;&quot;shortname&quot;&quot;: &quot;&quot;&quot;;[.M86];&quot;&quot;&quot; }&quot;)" table:style-name="ce4">
            <text:p>{ "nr": "84", "booknr": "72", "confirmed": "true", "name": "Josselin (Morbihan)", "shortname": "Josselin" }</text:p>
          </table:table-cell>
          <table:table-cell office:value-type="string" office:string-value="{ &quot;id&quot;: &quot;72-01&quot;, &quot;type&quot;: &quot;Feature&quot;, &quot;geometry&quot;: { &quot;type&quot;: &quot;Point&quot;, &quot;coordinates&quot;: [-2.547947, 47.953495] }, &quot;properties&quot;: { &quot;nr&quot;: &quot;84&quot;, &quot;booknr&quot;: &quot;72&quot;, &quot;confirmed&quot;: &quot;true&quot;, &quot;name&quot;: &quot;Josselin (Morbihan)&quot;, &quot;shortname&quot;: &quot;Josselin&quot; } }," table:formula="of:=CONCATENATE(&quot;{ &quot;&quot;id&quot;&quot;: &quot;&quot;&quot;;[.H86];&quot;&quot;&quot;, &quot;&quot;type&quot;&quot;: &quot;&quot;Feature&quot;&quot;, &quot;&quot;geometry&quot;&quot;: &quot;;IF([.O86]=&quot;&quot;;&quot;null&quot;;[.O86]);&quot;, &quot;&quot;properties&quot;&quot;: &quot;;[.P86];&quot; },&quot;)" table:style-name="ce4">
            <text:p>{ "id": "72-01", "type": "Feature", "geometry": { "type": "Point", "coordinates": [-2.547947, 47.953495] }, "properties": { "nr": "84", "booknr": "72", "confirmed": "true", "name": "Josselin (Morbihan)", "shortname": "Josselin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73 Bordeaux (Gironde)<text:s/></text:span>44.826206, -0.587870</text:p>
          </table:table-cell>
          <table:table-cell office:value-type="float" office:value="23" table:formula="of:=IFERROR(FIND(4;[.A87];3);LEN([.A87])+1)" table:style-name="ce1">
            <text:p>23</text:p>
          </table:table-cell>
          <table:table-cell office:value-type="float" office:value="32" table:formula="of:=IFERROR(FIND(&quot;,&quot;;[.A87];[.B87]);[.B87])" table:style-name="ce1">
            <text:p>32</text:p>
          </table:table-cell>
          <table:table-cell office:value-type="string" office:string-value="73" table:formula="of:=LEFT([.A87];2)" table:style-name="ce1">
            <text:p>73</text:p>
          </table:table-cell>
          <table:table-cell office:value-type="float" office:value="1" table:formula="of:=IF([.D87]=[.D86];[.E86]+1;1)" table:style-name="ce1">
            <text:p>1</text:p>
          </table:table-cell>
          <table:table-cell office:value-type="string" table:style-name="ce3">
            <text:p>85</text:p>
          </table:table-cell>
          <table:table-cell office:value-type="string" office:string-value="73" table:formula="of:=[.D87]" table:style-name="ce10">
            <text:p>73</text:p>
          </table:table-cell>
          <table:table-cell office:value-type="string" office:string-value="73-01" table:formula="of:=CONCATENATE([.D87];&quot;-&quot;;IF(LEN([.E87])=1;CONCATENATE(&quot;0&quot;;[.E87]);[.E87]))" table:style-name="ce1">
            <text:p>73-01</text:p>
          </table:table-cell>
          <table:table-cell office:value-type="string" office:string-value="Bordeaux (Gironde)" table:formula="of:=TRIM(MID([.A87];4;[.B87]-4))" table:style-name="ce1">
            <text:p>Bordeaux (Gironde)</text:p>
          </table:table-cell>
          <table:table-cell office:value-type="string" office:string-value="44.826206" table:formula="of:=MID([.A87];[.B87];[.C87]-[.B87])" table:style-name="ce1">
            <text:p>44.826206</text:p>
          </table:table-cell>
          <table:table-cell office:value-type="string" office:string-value="-0.587870" table:formula="of:=IFERROR(MID([.A87];[.C87]+2;LEN([.A87])-[.C87]);&quot;&quot;)" table:style-name="ce1">
            <text:p>-0.587870</text:p>
          </table:table-cell>
          <table:table-cell office:value-type="string" office:string-value="true" table:formula="of:=IF([.B87]&lt;&gt;[.C87];&quot;true&quot;;&quot;false&quot;)" table:style-name="ce1">
            <text:p>true</text:p>
          </table:table-cell>
          <table:table-cell office:value-type="string" office:string-value="Bordeaux" table:formula="of:=MID([.I87];1;FIND(&quot;(&quot;;[.I87])-2)" table:style-name="ce1">
            <text:p>Bordeaux</text:p>
          </table:table-cell>
          <table:table-cell table:style-name="ce1"/>
          <table:table-cell office:value-type="string" office:string-value="{ &quot;type&quot;: &quot;Point&quot;, &quot;coordinates&quot;: [-0.587870, 44.826206] }" table:formula="of:=IF([.J87]&lt;&gt;&quot;&quot;;CONCATENATE(&quot;{ &quot;&quot;type&quot;&quot;: &quot;&quot;Point&quot;&quot;, &quot;&quot;coordinates&quot;&quot;: [&quot;;[.K87];&quot;, &quot;;[.J87];&quot;] }&quot;);&quot;&quot;)" table:style-name="ce4">
            <text:p>{ "type": "Point", "coordinates": [-0.587870, 44.826206] }</text:p>
          </table:table-cell>
          <table:table-cell office:value-type="string" office:string-value="{ &quot;nr&quot;: &quot;85&quot;, &quot;booknr&quot;: &quot;73&quot;, &quot;confirmed&quot;: &quot;true&quot;, &quot;name&quot;: &quot;Bordeaux (Gironde)&quot;, &quot;shortname&quot;: &quot;Bordeaux&quot; }" table:formula="of:=CONCATENATE(&quot;{ &quot;&quot;nr&quot;&quot;: &quot;&quot;&quot;;[.F87];&quot;&quot;&quot;, &quot;&quot;booknr&quot;&quot;: &quot;&quot;&quot;;[.G87];&quot;&quot;&quot;, &quot;&quot;confirmed&quot;&quot;: &quot;&quot;&quot;;[.L87];&quot;&quot;&quot;, &quot;&quot;name&quot;&quot;: &quot;&quot;&quot;;[.I87];&quot;&quot;&quot;, &quot;&quot;shortname&quot;&quot;: &quot;&quot;&quot;;[.M87];&quot;&quot;&quot; }&quot;)" table:style-name="ce4">
            <text:p>{ "nr": "85", "booknr": "73", "confirmed": "true", "name": "Bordeaux (Gironde)", "shortname": "Bordeaux" }</text:p>
          </table:table-cell>
          <table:table-cell office:value-type="string" office:string-value="{ &quot;id&quot;: &quot;73-01&quot;, &quot;type&quot;: &quot;Feature&quot;, &quot;geometry&quot;: { &quot;type&quot;: &quot;Point&quot;, &quot;coordinates&quot;: [-0.587870, 44.826206] }, &quot;properties&quot;: { &quot;nr&quot;: &quot;85&quot;, &quot;booknr&quot;: &quot;73&quot;, &quot;confirmed&quot;: &quot;true&quot;, &quot;name&quot;: &quot;Bordeaux (Gironde)&quot;, &quot;shortname&quot;: &quot;Bordeaux&quot; } }," table:formula="of:=CONCATENATE(&quot;{ &quot;&quot;id&quot;&quot;: &quot;&quot;&quot;;[.H87];&quot;&quot;&quot;, &quot;&quot;type&quot;&quot;: &quot;&quot;Feature&quot;&quot;, &quot;&quot;geometry&quot;&quot;: &quot;;IF([.O87]=&quot;&quot;;&quot;null&quot;;[.O87]);&quot;, &quot;&quot;properties&quot;&quot;: &quot;;[.P87];&quot; },&quot;)" table:style-name="ce4">
            <text:p>{ "id": "73-01", "type": "Feature", "geometry": { "type": "Point", "coordinates": [-0.587870, 44.826206] }, "properties": { "nr": "85", "booknr": "73", "confirmed": "true", "name": "Bordeaux (Gironde)", "shortname": "Bordeaux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5 Mariana (Corse)</text:p>
          </table:table-cell>
          <table:table-cell office:value-type="float" office:value="19" table:formula="of:=IFERROR(FIND(4;[.A88];3);LEN([.A88])+1)" table:style-name="ce1">
            <text:p>19</text:p>
          </table:table-cell>
          <table:table-cell office:value-type="float" office:value="19" table:formula="of:=IFERROR(FIND(&quot;,&quot;;[.A88];[.B88]);[.B88])" table:style-name="ce1">
            <text:p>19</text:p>
          </table:table-cell>
          <table:table-cell office:value-type="string" office:string-value="75" table:formula="of:=LEFT([.A88];2)" table:style-name="ce1">
            <text:p>75</text:p>
          </table:table-cell>
          <table:table-cell office:value-type="float" office:value="1" table:formula="of:=IF([.D88]=[.D87];[.E87]+1;1)" table:style-name="ce1">
            <text:p>1</text:p>
          </table:table-cell>
          <table:table-cell office:value-type="string" table:style-name="ce3">
            <text:p>86</text:p>
          </table:table-cell>
          <table:table-cell office:value-type="string" office:string-value="75" table:formula="of:=[.D88]" table:style-name="ce10">
            <text:p>75</text:p>
          </table:table-cell>
          <table:table-cell office:value-type="string" office:string-value="75-01" table:formula="of:=CONCATENATE([.D88];&quot;-&quot;;IF(LEN([.E88])=1;CONCATENATE(&quot;0&quot;;[.E88]);[.E88]))" table:style-name="ce1">
            <text:p>75-01</text:p>
          </table:table-cell>
          <table:table-cell office:value-type="string" office:string-value="Mariana (Corse)" table:formula="of:=TRIM(MID([.A88];4;[.B88]-4))" table:style-name="ce1">
            <text:p>Mariana (Corse)</text:p>
          </table:table-cell>
          <table:table-cell office:value-type="string" table:style-name="ce8">
            <text:p><text:a xlink:href="javascript:void(0)">42.539127</text:a></text:p>
          </table:table-cell>
          <table:table-cell office:value-type="string" table:style-name="ce8">
            <text:p><text:a xlink:href="javascript:void(0)">9.495253</text:a></text:p>
          </table:table-cell>
          <table:table-cell office:value-type="string" table:style-name="ce1">
            <text:p>true</text:p>
          </table:table-cell>
          <table:table-cell office:value-type="string" office:string-value="Mariana" table:formula="of:=MID([.I88];1;FIND(&quot;(&quot;;[.I88])-2)" table:style-name="ce1">
            <text:p>Mariana</text:p>
          </table:table-cell>
          <table:table-cell table:style-name="ce1"/>
          <table:table-cell office:value-type="string" office:string-value="{ &quot;type&quot;: &quot;Point&quot;, &quot;coordinates&quot;: [9.495253, 42.539127] }" table:formula="of:=IF([.J88]&lt;&gt;&quot;&quot;;CONCATENATE(&quot;{ &quot;&quot;type&quot;&quot;: &quot;&quot;Point&quot;&quot;, &quot;&quot;coordinates&quot;&quot;: [&quot;;[.K88];&quot;, &quot;;[.J88];&quot;] }&quot;);&quot;&quot;)" table:style-name="ce4">
            <text:p>{ "type": "Point", "coordinates": [9.495253, 42.539127] }</text:p>
          </table:table-cell>
          <table:table-cell office:value-type="string" office:string-value="{ &quot;nr&quot;: &quot;86&quot;, &quot;booknr&quot;: &quot;75&quot;, &quot;confirmed&quot;: &quot;true&quot;, &quot;name&quot;: &quot;Mariana (Corse)&quot;, &quot;shortname&quot;: &quot;Mariana&quot; }" table:formula="of:=CONCATENATE(&quot;{ &quot;&quot;nr&quot;&quot;: &quot;&quot;&quot;;[.F88];&quot;&quot;&quot;, &quot;&quot;booknr&quot;&quot;: &quot;&quot;&quot;;[.G88];&quot;&quot;&quot;, &quot;&quot;confirmed&quot;&quot;: &quot;&quot;&quot;;[.L88];&quot;&quot;&quot;, &quot;&quot;name&quot;&quot;: &quot;&quot;&quot;;[.I88];&quot;&quot;&quot;, &quot;&quot;shortname&quot;&quot;: &quot;&quot;&quot;;[.M88];&quot;&quot;&quot; }&quot;)" table:style-name="ce4">
            <text:p>{ "nr": "86", "booknr": "75", "confirmed": "true", "name": "Mariana (Corse)", "shortname": "Mariana" }</text:p>
          </table:table-cell>
          <table:table-cell office:value-type="string" office:string-value="{ &quot;id&quot;: &quot;75-01&quot;, &quot;type&quot;: &quot;Feature&quot;, &quot;geometry&quot;: { &quot;type&quot;: &quot;Point&quot;, &quot;coordinates&quot;: [9.495253, 42.539127] }, &quot;properties&quot;: { &quot;nr&quot;: &quot;86&quot;, &quot;booknr&quot;: &quot;75&quot;, &quot;confirmed&quot;: &quot;true&quot;, &quot;name&quot;: &quot;Mariana (Corse)&quot;, &quot;shortname&quot;: &quot;Mariana&quot; } }," table:formula="of:=CONCATENATE(&quot;{ &quot;&quot;id&quot;&quot;: &quot;&quot;&quot;;[.H88];&quot;&quot;&quot;, &quot;&quot;type&quot;&quot;: &quot;&quot;Feature&quot;&quot;, &quot;&quot;geometry&quot;&quot;: &quot;;IF([.O88]=&quot;&quot;;&quot;null&quot;;[.O88]);&quot;, &quot;&quot;properties&quot;&quot;: &quot;;[.P88];&quot; },&quot;)" table:style-name="ce4">
            <text:p>{ "id": "75-01", "type": "Feature", "geometry": { "type": "Point", "coordinates": [9.495253, 42.539127] }, "properties": { "nr": "86", "booknr": "75", "confirmed": "true", "name": "Mariana (Corse)", "shortname": "Mariana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76 Valle de Rosito (Corse)</text:p>
          </table:table-cell>
          <table:table-cell office:value-type="float" office:value="27" table:formula="of:=IFERROR(FIND(4;[.A89];3);LEN([.A89])+1)" table:style-name="ce1">
            <text:p>27</text:p>
          </table:table-cell>
          <table:table-cell office:value-type="float" office:value="27" table:formula="of:=IFERROR(FIND(&quot;,&quot;;[.A89];[.B89]);[.B89])" table:style-name="ce1">
            <text:p>27</text:p>
          </table:table-cell>
          <table:table-cell office:value-type="string" office:string-value="76" table:formula="of:=LEFT([.A89];2)" table:style-name="ce1">
            <text:p>76</text:p>
          </table:table-cell>
          <table:table-cell office:value-type="float" office:value="1" table:formula="of:=IF([.D89]=[.D88];[.E88]+1;1)" table:style-name="ce1">
            <text:p>1</text:p>
          </table:table-cell>
          <table:table-cell office:value-type="string" table:style-name="ce3">
            <text:p>87</text:p>
          </table:table-cell>
          <table:table-cell office:value-type="string" office:string-value="76" table:formula="of:=[.D89]" table:style-name="ce10">
            <text:p>76</text:p>
          </table:table-cell>
          <table:table-cell office:value-type="string" office:string-value="76-01" table:formula="of:=CONCATENATE([.D89];&quot;-&quot;;IF(LEN([.E89])=1;CONCATENATE(&quot;0&quot;;[.E89]);[.E89]))" table:style-name="ce1">
            <text:p>76-01</text:p>
          </table:table-cell>
          <table:table-cell office:value-type="string" office:string-value="Valle de Rosito (Corse)" table:formula="of:=TRIM(MID([.A89];4;[.B89]-4))" table:style-name="ce1">
            <text:p>Valle de Rosito (Corse)</text:p>
          </table:table-cell>
          <table:table-cell office:value-type="string" table:style-name="ce8">
            <text:p><text:a xlink:href="javascript:void(0)">42.458062</text:a></text:p>
          </table:table-cell>
          <table:table-cell office:value-type="string" table:style-name="ce8">
            <text:p><text:a xlink:href="javascript:void(0)">9.270056</text:a></text:p>
          </table:table-cell>
          <table:table-cell office:value-type="string" table:style-name="ce1">
            <text:p>true</text:p>
          </table:table-cell>
          <table:table-cell office:value-type="string" office:string-value="Valle de Rosito" table:formula="of:=MID([.I89];1;FIND(&quot;(&quot;;[.I89])-2)" table:style-name="ce1">
            <text:p>Valle de Rosito</text:p>
          </table:table-cell>
          <table:table-cell table:style-name="ce1"/>
          <table:table-cell office:value-type="string" office:string-value="{ &quot;type&quot;: &quot;Point&quot;, &quot;coordinates&quot;: [9.270056, 42.458062] }" table:formula="of:=IF([.J89]&lt;&gt;&quot;&quot;;CONCATENATE(&quot;{ &quot;&quot;type&quot;&quot;: &quot;&quot;Point&quot;&quot;, &quot;&quot;coordinates&quot;&quot;: [&quot;;[.K89];&quot;, &quot;;[.J89];&quot;] }&quot;);&quot;&quot;)" table:style-name="ce4">
            <text:p>{ "type": "Point", "coordinates": [9.270056, 42.458062] }</text:p>
          </table:table-cell>
          <table:table-cell office:value-type="string" office:string-value="{ &quot;nr&quot;: &quot;87&quot;, &quot;booknr&quot;: &quot;76&quot;, &quot;confirmed&quot;: &quot;true&quot;, &quot;name&quot;: &quot;Valle de Rosito (Corse)&quot;, &quot;shortname&quot;: &quot;Valle de Rosito&quot; }" table:formula="of:=CONCATENATE(&quot;{ &quot;&quot;nr&quot;&quot;: &quot;&quot;&quot;;[.F89];&quot;&quot;&quot;, &quot;&quot;booknr&quot;&quot;: &quot;&quot;&quot;;[.G89];&quot;&quot;&quot;, &quot;&quot;confirmed&quot;&quot;: &quot;&quot;&quot;;[.L89];&quot;&quot;&quot;, &quot;&quot;name&quot;&quot;: &quot;&quot;&quot;;[.I89];&quot;&quot;&quot;, &quot;&quot;shortname&quot;&quot;: &quot;&quot;&quot;;[.M89];&quot;&quot;&quot; }&quot;)" table:style-name="ce4">
            <text:p>{ "nr": "87", "booknr": "76", "confirmed": "true", "name": "Valle de Rosito (Corse)", "shortname": "Valle de Rosito" }</text:p>
          </table:table-cell>
          <table:table-cell office:value-type="string" office:string-value="{ &quot;id&quot;: &quot;76-01&quot;, &quot;type&quot;: &quot;Feature&quot;, &quot;geometry&quot;: { &quot;type&quot;: &quot;Point&quot;, &quot;coordinates&quot;: [9.270056, 42.458062] }, &quot;properties&quot;: { &quot;nr&quot;: &quot;87&quot;, &quot;booknr&quot;: &quot;76&quot;, &quot;confirmed&quot;: &quot;true&quot;, &quot;name&quot;: &quot;Valle de Rosito (Corse)&quot;, &quot;shortname&quot;: &quot;Valle de Rosito&quot; } }," table:formula="of:=CONCATENATE(&quot;{ &quot;&quot;id&quot;&quot;: &quot;&quot;&quot;;[.H89];&quot;&quot;&quot;, &quot;&quot;type&quot;&quot;: &quot;&quot;Feature&quot;&quot;, &quot;&quot;geometry&quot;&quot;: &quot;;IF([.O89]=&quot;&quot;;&quot;null&quot;;[.O89]);&quot;, &quot;&quot;properties&quot;&quot;: &quot;;[.P89];&quot; },&quot;)" table:style-name="ce4">
            <text:p>{ "id": "76-01", "type": "Feature", "geometry": { "type": "Point", "coordinates": [9.270056, 42.458062] }, "properties": { "nr": "87", "booknr": "76", "confirmed": "true", "name": "Valle de Rosito (Corse)", "shortname": "Valle de Rosito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77 Bravone (Corse)<text:s/></text:span>42.197636, 9.555516</text:p>
          </table:table-cell>
          <table:table-cell office:value-type="float" office:value="20" table:formula="of:=IFERROR(FIND(4;[.A90];3);LEN([.A90])+1)" table:style-name="ce1">
            <text:p>20</text:p>
          </table:table-cell>
          <table:table-cell office:value-type="float" office:value="29" table:formula="of:=IFERROR(FIND(&quot;,&quot;;[.A90];[.B90]);[.B90])" table:style-name="ce1">
            <text:p>29</text:p>
          </table:table-cell>
          <table:table-cell office:value-type="string" office:string-value="77" table:formula="of:=LEFT([.A90];2)" table:style-name="ce1">
            <text:p>77</text:p>
          </table:table-cell>
          <table:table-cell office:value-type="float" office:value="1" table:formula="of:=IF([.D90]=[.D89];[.E89]+1;1)" table:style-name="ce1">
            <text:p>1</text:p>
          </table:table-cell>
          <table:table-cell office:value-type="string" table:style-name="ce3">
            <text:p>88</text:p>
          </table:table-cell>
          <table:table-cell office:value-type="string" office:string-value="77" table:formula="of:=[.D90]" table:style-name="ce10">
            <text:p>77</text:p>
          </table:table-cell>
          <table:table-cell office:value-type="string" office:string-value="77-01" table:formula="of:=CONCATENATE([.D90];&quot;-&quot;;IF(LEN([.E90])=1;CONCATENATE(&quot;0&quot;;[.E90]);[.E90]))" table:style-name="ce1">
            <text:p>77-01</text:p>
          </table:table-cell>
          <table:table-cell office:value-type="string" office:string-value="Bravone (Corse)" table:formula="of:=TRIM(MID([.A90];4;[.B90]-4))" table:style-name="ce1">
            <text:p>Bravone (Corse)</text:p>
          </table:table-cell>
          <table:table-cell office:value-type="string" office:string-value="42.197636" table:formula="of:=MID([.A90];[.B90];[.C90]-[.B90])" table:style-name="ce1">
            <text:p>42.197636</text:p>
          </table:table-cell>
          <table:table-cell office:value-type="string" office:string-value="9.555516" table:formula="of:=IFERROR(MID([.A90];[.C90]+2;LEN([.A90])-[.C90]);&quot;&quot;)" table:style-name="ce1">
            <text:p>9.555516</text:p>
          </table:table-cell>
          <table:table-cell office:value-type="string" table:style-name="ce1">
            <text:p>true</text:p>
          </table:table-cell>
          <table:table-cell office:value-type="string" office:string-value="Bravone" table:formula="of:=MID([.I90];1;FIND(&quot;(&quot;;[.I90])-2)" table:style-name="ce1">
            <text:p>Bravone</text:p>
          </table:table-cell>
          <table:table-cell table:style-name="ce1"/>
          <table:table-cell office:value-type="string" office:string-value="{ &quot;type&quot;: &quot;Point&quot;, &quot;coordinates&quot;: [9.555516, 42.197636] }" table:formula="of:=IF([.J90]&lt;&gt;&quot;&quot;;CONCATENATE(&quot;{ &quot;&quot;type&quot;&quot;: &quot;&quot;Point&quot;&quot;, &quot;&quot;coordinates&quot;&quot;: [&quot;;[.K90];&quot;, &quot;;[.J90];&quot;] }&quot;);&quot;&quot;)" table:style-name="ce4">
            <text:p>{ "type": "Point", "coordinates": [9.555516, 42.197636] }</text:p>
          </table:table-cell>
          <table:table-cell office:value-type="string" office:string-value="{ &quot;nr&quot;: &quot;88&quot;, &quot;booknr&quot;: &quot;77&quot;, &quot;confirmed&quot;: &quot;true&quot;, &quot;name&quot;: &quot;Bravone (Corse)&quot;, &quot;shortname&quot;: &quot;Bravone&quot; }" table:formula="of:=CONCATENATE(&quot;{ &quot;&quot;nr&quot;&quot;: &quot;&quot;&quot;;[.F90];&quot;&quot;&quot;, &quot;&quot;booknr&quot;&quot;: &quot;&quot;&quot;;[.G90];&quot;&quot;&quot;, &quot;&quot;confirmed&quot;&quot;: &quot;&quot;&quot;;[.L90];&quot;&quot;&quot;, &quot;&quot;name&quot;&quot;: &quot;&quot;&quot;;[.I90];&quot;&quot;&quot;, &quot;&quot;shortname&quot;&quot;: &quot;&quot;&quot;;[.M90];&quot;&quot;&quot; }&quot;)" table:style-name="ce4">
            <text:p>{ "nr": "88", "booknr": "77", "confirmed": "true", "name": "Bravone (Corse)", "shortname": "Bravone" }</text:p>
          </table:table-cell>
          <table:table-cell office:value-type="string" office:string-value="{ &quot;id&quot;: &quot;77-01&quot;, &quot;type&quot;: &quot;Feature&quot;, &quot;geometry&quot;: { &quot;type&quot;: &quot;Point&quot;, &quot;coordinates&quot;: [9.555516, 42.197636] }, &quot;properties&quot;: { &quot;nr&quot;: &quot;88&quot;, &quot;booknr&quot;: &quot;77&quot;, &quot;confirmed&quot;: &quot;true&quot;, &quot;name&quot;: &quot;Bravone (Corse)&quot;, &quot;shortname&quot;: &quot;Bravone&quot; } }," table:formula="of:=CONCATENATE(&quot;{ &quot;&quot;id&quot;&quot;: &quot;&quot;&quot;;[.H90];&quot;&quot;&quot;, &quot;&quot;type&quot;&quot;: &quot;&quot;Feature&quot;&quot;, &quot;&quot;geometry&quot;&quot;: &quot;;IF([.O90]=&quot;&quot;;&quot;null&quot;;[.O90]);&quot;, &quot;&quot;properties&quot;&quot;: &quot;;[.P90];&quot; },&quot;)" table:style-name="ce4">
            <text:p>{ "id": "77-01", "type": "Feature", "geometry": { "type": "Point", "coordinates": [9.555516, 42.197636] }, "properties": { "nr": "88", "booknr": "77", "confirmed": "true", "name": "Bravone (Corse)", "shortname": "Bravone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78 Pianottoli-Calderello (Corse)</text:p>
          </table:table-cell>
          <table:table-cell office:value-type="float" office:value="33" table:formula="of:=IFERROR(FIND(4;[.A91];3);LEN([.A91])+1)" table:style-name="ce1">
            <text:p>33</text:p>
          </table:table-cell>
          <table:table-cell office:value-type="float" office:value="33" table:formula="of:=IFERROR(FIND(&quot;,&quot;;[.A91];[.B91]);[.B91])" table:style-name="ce1">
            <text:p>33</text:p>
          </table:table-cell>
          <table:table-cell office:value-type="string" office:string-value="78" table:formula="of:=LEFT([.A91];2)" table:style-name="ce1">
            <text:p>78</text:p>
          </table:table-cell>
          <table:table-cell office:value-type="float" office:value="1" table:formula="of:=IF([.D91]=[.D90];[.E90]+1;1)" table:style-name="ce1">
            <text:p>1</text:p>
          </table:table-cell>
          <table:table-cell office:value-type="string" table:style-name="ce3">
            <text:p>89</text:p>
          </table:table-cell>
          <table:table-cell office:value-type="string" office:string-value="78" table:formula="of:=[.D91]" table:style-name="ce10">
            <text:p>78</text:p>
          </table:table-cell>
          <table:table-cell office:value-type="string" office:string-value="78-01" table:formula="of:=CONCATENATE([.D91];&quot;-&quot;;IF(LEN([.E91])=1;CONCATENATE(&quot;0&quot;;[.E91]);[.E91]))" table:style-name="ce1">
            <text:p>78-01</text:p>
          </table:table-cell>
          <table:table-cell office:value-type="string" office:string-value="Pianottoli-Calderello (Corse)" table:formula="of:=TRIM(MID([.A91];4;[.B91]-4))" table:style-name="ce1">
            <text:p>Pianottoli-Calderello (Corse)</text:p>
          </table:table-cell>
          <table:table-cell office:value-type="string" table:style-name="ce8">
            <text:p><text:a xlink:href="javascript:void(0)">41.462214</text:a></text:p>
          </table:table-cell>
          <table:table-cell office:value-type="string" table:style-name="ce8">
            <text:p><text:a xlink:href="javascript:void(0)">9.053950</text:a></text:p>
          </table:table-cell>
          <table:table-cell office:value-type="string" table:style-name="ce1">
            <text:p>true</text:p>
          </table:table-cell>
          <table:table-cell office:value-type="string" office:string-value="Pianottoli-Calderello" table:formula="of:=MID([.I91];1;FIND(&quot;(&quot;;[.I91])-2)" table:style-name="ce1">
            <text:p>Pianottoli-Calderello</text:p>
          </table:table-cell>
          <table:table-cell table:style-name="ce1"/>
          <table:table-cell office:value-type="string" office:string-value="{ &quot;type&quot;: &quot;Point&quot;, &quot;coordinates&quot;: [9.053950, 41.462214] }" table:formula="of:=IF([.J91]&lt;&gt;&quot;&quot;;CONCATENATE(&quot;{ &quot;&quot;type&quot;&quot;: &quot;&quot;Point&quot;&quot;, &quot;&quot;coordinates&quot;&quot;: [&quot;;[.K91];&quot;, &quot;;[.J91];&quot;] }&quot;);&quot;&quot;)" table:style-name="ce4">
            <text:p>{ "type": "Point", "coordinates": [9.053950, 41.462214] }</text:p>
          </table:table-cell>
          <table:table-cell office:value-type="string" office:string-value="{ &quot;nr&quot;: &quot;89&quot;, &quot;booknr&quot;: &quot;78&quot;, &quot;confirmed&quot;: &quot;true&quot;, &quot;name&quot;: &quot;Pianottoli-Calderello (Corse)&quot;, &quot;shortname&quot;: &quot;Pianottoli-Calderello&quot; }" table:formula="of:=CONCATENATE(&quot;{ &quot;&quot;nr&quot;&quot;: &quot;&quot;&quot;;[.F91];&quot;&quot;&quot;, &quot;&quot;booknr&quot;&quot;: &quot;&quot;&quot;;[.G91];&quot;&quot;&quot;, &quot;&quot;confirmed&quot;&quot;: &quot;&quot;&quot;;[.L91];&quot;&quot;&quot;, &quot;&quot;name&quot;&quot;: &quot;&quot;&quot;;[.I91];&quot;&quot;&quot;, &quot;&quot;shortname&quot;&quot;: &quot;&quot;&quot;;[.M91];&quot;&quot;&quot; }&quot;)" table:style-name="ce4">
            <text:p>{ "nr": "89", "booknr": "78", "confirmed": "true", "name": "Pianottoli-Calderello (Corse)", "shortname": "Pianottoli-Calderello" }</text:p>
          </table:table-cell>
          <table:table-cell office:value-type="string" office:string-value="{ &quot;id&quot;: &quot;78-01&quot;, &quot;type&quot;: &quot;Feature&quot;, &quot;geometry&quot;: { &quot;type&quot;: &quot;Point&quot;, &quot;coordinates&quot;: [9.053950, 41.462214] }, &quot;properties&quot;: { &quot;nr&quot;: &quot;89&quot;, &quot;booknr&quot;: &quot;78&quot;, &quot;confirmed&quot;: &quot;true&quot;, &quot;name&quot;: &quot;Pianottoli-Calderello (Corse)&quot;, &quot;shortname&quot;: &quot;Pianottoli-Calderello&quot; } }," table:formula="of:=CONCATENATE(&quot;{ &quot;&quot;id&quot;&quot;: &quot;&quot;&quot;;[.H91];&quot;&quot;&quot;, &quot;&quot;type&quot;&quot;: &quot;&quot;Feature&quot;&quot;, &quot;&quot;geometry&quot;&quot;: &quot;;IF([.O91]=&quot;&quot;;&quot;null&quot;;[.O91]);&quot;, &quot;&quot;properties&quot;&quot;: &quot;;[.P91];&quot; },&quot;)" table:style-name="ce4">
            <text:p>{ "id": "78-01", "type": "Feature", "geometry": { "type": "Point", "coordinates": [9.053950, 41.462214] }, "properties": { "nr": "89", "booknr": "78", "confirmed": "true", "name": "Pianottoli-Calderello (Corse)", "shortname": "Pianottoli-Calderello" } },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<text:span text:style-name="T2">79 Ajaccio (Corse)<text:s/></text:span>41.936944, 8.744972</text:p>
          </table:table-cell>
          <table:table-cell office:value-type="float" office:value="20" table:formula="of:=IFERROR(FIND(4;[.A92];3);LEN([.A92])+1)" table:style-name="ce1">
            <text:p>20</text:p>
          </table:table-cell>
          <table:table-cell office:value-type="float" office:value="29" table:formula="of:=IFERROR(FIND(&quot;,&quot;;[.A92];[.B92]);[.B92])" table:style-name="ce1">
            <text:p>29</text:p>
          </table:table-cell>
          <table:table-cell office:value-type="string" office:string-value="79" table:formula="of:=LEFT([.A92];2)" table:style-name="ce1">
            <text:p>79</text:p>
          </table:table-cell>
          <table:table-cell office:value-type="float" office:value="1" table:formula="of:=IF([.D92]=[.D90];[.E90]+1;1)" table:style-name="ce1">
            <text:p>1</text:p>
          </table:table-cell>
          <table:table-cell office:value-type="string" table:style-name="ce3">
            <text:p>90</text:p>
          </table:table-cell>
          <table:table-cell office:value-type="string" office:string-value="79" table:formula="of:=[.D92]" table:style-name="ce10">
            <text:p>79</text:p>
          </table:table-cell>
          <table:table-cell office:value-type="string" office:string-value="79-01" table:formula="of:=CONCATENATE([.D92];&quot;-&quot;;IF(LEN([.E92])=1;CONCATENATE(&quot;0&quot;;[.E92]);[.E92]))" table:style-name="ce1">
            <text:p>79-01</text:p>
          </table:table-cell>
          <table:table-cell office:value-type="string" office:string-value="Ajaccio (Corse)" table:formula="of:=TRIM(MID([.A92];4;[.B92]-4))" table:style-name="ce1">
            <text:p>Ajaccio (Corse)</text:p>
          </table:table-cell>
          <table:table-cell office:value-type="string" office:string-value="41.936944" table:formula="of:=MID([.A92];[.B92];[.C92]-[.B92])" table:style-name="ce1">
            <text:p>41.936944</text:p>
          </table:table-cell>
          <table:table-cell office:value-type="string" office:string-value="8.744972" table:formula="of:=IFERROR(MID([.A92];[.C92]+2;LEN([.A92])-[.C92]);&quot;&quot;)" table:style-name="ce1">
            <text:p>8.744972</text:p>
          </table:table-cell>
          <table:table-cell office:value-type="string" table:style-name="ce1">
            <text:p>true</text:p>
          </table:table-cell>
          <table:table-cell office:value-type="string" office:string-value="Ajaccio" table:formula="of:=MID([.I92];1;FIND(&quot;(&quot;;[.I92])-2)" table:style-name="ce1">
            <text:p>Ajaccio</text:p>
          </table:table-cell>
          <table:table-cell table:style-name="ce1"/>
          <table:table-cell office:value-type="string" office:string-value="{ &quot;type&quot;: &quot;Point&quot;, &quot;coordinates&quot;: [8.744972, 41.936944] }" table:formula="of:=IF([.J92]&lt;&gt;&quot;&quot;;CONCATENATE(&quot;{ &quot;&quot;type&quot;&quot;: &quot;&quot;Point&quot;&quot;, &quot;&quot;coordinates&quot;&quot;: [&quot;;[.K92];&quot;, &quot;;[.J92];&quot;] }&quot;);&quot;&quot;)" table:style-name="ce4">
            <text:p>{ "type": "Point", "coordinates": [8.744972, 41.936944] }</text:p>
          </table:table-cell>
          <table:table-cell office:value-type="string" office:string-value="{ &quot;nr&quot;: &quot;90&quot;, &quot;booknr&quot;: &quot;79&quot;, &quot;confirmed&quot;: &quot;true&quot;, &quot;name&quot;: &quot;Ajaccio (Corse)&quot;, &quot;shortname&quot;: &quot;Ajaccio&quot; }" table:formula="of:=CONCATENATE(&quot;{ &quot;&quot;nr&quot;&quot;: &quot;&quot;&quot;;[.F92];&quot;&quot;&quot;, &quot;&quot;booknr&quot;&quot;: &quot;&quot;&quot;;[.G92];&quot;&quot;&quot;, &quot;&quot;confirmed&quot;&quot;: &quot;&quot;&quot;;[.L92];&quot;&quot;&quot;, &quot;&quot;name&quot;&quot;: &quot;&quot;&quot;;[.I92];&quot;&quot;&quot;, &quot;&quot;shortname&quot;&quot;: &quot;&quot;&quot;;[.M92];&quot;&quot;&quot; }&quot;)" table:style-name="ce4">
            <text:p>{ "nr": "90", "booknr": "79", "confirmed": "true", "name": "Ajaccio (Corse)", "shortname": "Ajaccio" }</text:p>
          </table:table-cell>
          <table:table-cell office:value-type="string" office:string-value="{ &quot;id&quot;: &quot;79-01&quot;, &quot;type&quot;: &quot;Feature&quot;, &quot;geometry&quot;: { &quot;type&quot;: &quot;Point&quot;, &quot;coordinates&quot;: [8.744972, 41.936944] }, &quot;properties&quot;: { &quot;nr&quot;: &quot;90&quot;, &quot;booknr&quot;: &quot;79&quot;, &quot;confirmed&quot;: &quot;true&quot;, &quot;name&quot;: &quot;Ajaccio (Corse)&quot;, &quot;shortname&quot;: &quot;Ajaccio&quot; } }," table:formula="of:=CONCATENATE(&quot;{ &quot;&quot;id&quot;&quot;: &quot;&quot;&quot;;[.H92];&quot;&quot;&quot;, &quot;&quot;type&quot;&quot;: &quot;&quot;Feature&quot;&quot;, &quot;&quot;geometry&quot;&quot;: &quot;;IF([.O92]=&quot;&quot;;&quot;null&quot;;[.O92]);&quot;, &quot;&quot;properties&quot;&quot;: &quot;;[.P92];&quot; },&quot;)" table:style-name="ce4">
            <text:p>{ "id": "79-01", "type": "Feature", "geometry": { "type": "Point", "coordinates": [8.744972, 41.936944] }, "properties": { "nr": "90", "booknr": "79", "confirmed": "true", "name": "Ajaccio (Corse)", "shortname": "Ajaccio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80 Sagone (Corse)</text:p>
          </table:table-cell>
          <table:table-cell office:value-type="float" office:value="18" table:formula="of:=IFERROR(FIND(4;[.A93];3);LEN([.A93])+1)" table:style-name="ce1">
            <text:p>18</text:p>
          </table:table-cell>
          <table:table-cell office:value-type="float" office:value="18" table:formula="of:=IFERROR(FIND(&quot;,&quot;;[.A93];[.B93]);[.B93])" table:style-name="ce1">
            <text:p>18</text:p>
          </table:table-cell>
          <table:table-cell office:value-type="string" office:string-value="80" table:formula="of:=LEFT([.A93];2)" table:style-name="ce1">
            <text:p>80</text:p>
          </table:table-cell>
          <table:table-cell office:value-type="float" office:value="1" table:formula="of:=IF([.D93]=[.D92];[.E92]+1;1)" table:style-name="ce1">
            <text:p>1</text:p>
          </table:table-cell>
          <table:table-cell office:value-type="string" table:style-name="ce3">
            <text:p>91</text:p>
          </table:table-cell>
          <table:table-cell office:value-type="string" office:string-value="80" table:formula="of:=[.D93]" table:style-name="ce10">
            <text:p>80</text:p>
          </table:table-cell>
          <table:table-cell office:value-type="string" office:string-value="80-01" table:formula="of:=CONCATENATE([.D93];&quot;-&quot;;IF(LEN([.E93])=1;CONCATENATE(&quot;0&quot;;[.E93]);[.E93]))" table:style-name="ce1">
            <text:p>80-01</text:p>
          </table:table-cell>
          <table:table-cell office:value-type="string" office:string-value="Sagone (Corse)" table:formula="of:=TRIM(MID([.A93];4;[.B93]-4))" table:style-name="ce1">
            <text:p>Sagone (Corse)</text:p>
          </table:table-cell>
          <table:table-cell office:value-type="float" office:value="42.113827999999998" table:style-name="ce7">
            <text:p>42.113828</text:p>
          </table:table-cell>
          <table:table-cell office:value-type="float" office:value="8.7015480000000007" table:style-name="ce7">
            <text:p>8.701548</text:p>
          </table:table-cell>
          <table:table-cell office:value-type="string" table:style-name="ce1">
            <text:p>true</text:p>
          </table:table-cell>
          <table:table-cell office:value-type="string" office:string-value="Sagone" table:formula="of:=MID([.I93];1;FIND(&quot;(&quot;;[.I93])-2)" table:style-name="ce1">
            <text:p>Sagone</text:p>
          </table:table-cell>
          <table:table-cell table:style-name="ce1"/>
          <table:table-cell office:value-type="string" office:string-value="{ &quot;type&quot;: &quot;Point&quot;, &quot;coordinates&quot;: [8.701548, 42.113828] }" table:formula="of:=IF([.J93]&lt;&gt;&quot;&quot;;CONCATENATE(&quot;{ &quot;&quot;type&quot;&quot;: &quot;&quot;Point&quot;&quot;, &quot;&quot;coordinates&quot;&quot;: [&quot;;[.K93];&quot;, &quot;;[.J93];&quot;] }&quot;);&quot;&quot;)" table:style-name="ce4">
            <text:p>{ "type": "Point", "coordinates": [8.701548, 42.113828] }</text:p>
          </table:table-cell>
          <table:table-cell office:value-type="string" office:string-value="{ &quot;nr&quot;: &quot;91&quot;, &quot;booknr&quot;: &quot;80&quot;, &quot;confirmed&quot;: &quot;true&quot;, &quot;name&quot;: &quot;Sagone (Corse)&quot;, &quot;shortname&quot;: &quot;Sagone&quot; }" table:formula="of:=CONCATENATE(&quot;{ &quot;&quot;nr&quot;&quot;: &quot;&quot;&quot;;[.F93];&quot;&quot;&quot;, &quot;&quot;booknr&quot;&quot;: &quot;&quot;&quot;;[.G93];&quot;&quot;&quot;, &quot;&quot;confirmed&quot;&quot;: &quot;&quot;&quot;;[.L93];&quot;&quot;&quot;, &quot;&quot;name&quot;&quot;: &quot;&quot;&quot;;[.I93];&quot;&quot;&quot;, &quot;&quot;shortname&quot;&quot;: &quot;&quot;&quot;;[.M93];&quot;&quot;&quot; }&quot;)" table:style-name="ce4">
            <text:p>{ "nr": "91", "booknr": "80", "confirmed": "true", "name": "Sagone (Corse)", "shortname": "Sagone" }</text:p>
          </table:table-cell>
          <table:table-cell office:value-type="string" office:string-value="{ &quot;id&quot;: &quot;80-01&quot;, &quot;type&quot;: &quot;Feature&quot;, &quot;geometry&quot;: { &quot;type&quot;: &quot;Point&quot;, &quot;coordinates&quot;: [8.701548, 42.113828] }, &quot;properties&quot;: { &quot;nr&quot;: &quot;91&quot;, &quot;booknr&quot;: &quot;80&quot;, &quot;confirmed&quot;: &quot;true&quot;, &quot;name&quot;: &quot;Sagone (Corse)&quot;, &quot;shortname&quot;: &quot;Sagone&quot; } }," table:formula="of:=CONCATENATE(&quot;{ &quot;&quot;id&quot;&quot;: &quot;&quot;&quot;;[.H93];&quot;&quot;&quot;, &quot;&quot;type&quot;&quot;: &quot;&quot;Feature&quot;&quot;, &quot;&quot;geometry&quot;&quot;: &quot;;IF([.O93]=&quot;&quot;;&quot;null&quot;;[.O93]);&quot;, &quot;&quot;properties&quot;&quot;: &quot;;[.P93];&quot; },&quot;)" table:style-name="ce4">
            <text:p>{ "id": "80-01", "type": "Feature", "geometry": { "type": "Point", "coordinates": [8.701548, 42.113828] }, "properties": { "nr": "91", "booknr": "80", "confirmed": "true", "name": "Sagone (Corse)", "shortname": "Sagone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81 Corte (Corse)</text:p>
          </table:table-cell>
          <table:table-cell office:value-type="float" office:value="17" table:formula="of:=IFERROR(FIND(4;[.A94];3);LEN([.A94])+1)" table:style-name="ce1">
            <text:p>17</text:p>
          </table:table-cell>
          <table:table-cell office:value-type="float" office:value="17" table:formula="of:=IFERROR(FIND(&quot;,&quot;;[.A94];[.B94]);[.B94])" table:style-name="ce1">
            <text:p>17</text:p>
          </table:table-cell>
          <table:table-cell office:value-type="string" office:string-value="81" table:formula="of:=LEFT([.A94];2)" table:style-name="ce1">
            <text:p>81</text:p>
          </table:table-cell>
          <table:table-cell office:value-type="float" office:value="1" table:formula="of:=IF([.D94]=[.D93];[.E93]+1;1)" table:style-name="ce1">
            <text:p>1</text:p>
          </table:table-cell>
          <table:table-cell office:value-type="string" table:style-name="ce3">
            <text:p>92</text:p>
          </table:table-cell>
          <table:table-cell office:value-type="string" office:string-value="81" table:formula="of:=[.D94]" table:style-name="ce10">
            <text:p>81</text:p>
          </table:table-cell>
          <table:table-cell office:value-type="string" office:string-value="81-01" table:formula="of:=CONCATENATE([.D94];&quot;-&quot;;IF(LEN([.E94])=1;CONCATENATE(&quot;0&quot;;[.E94]);[.E94]))" table:style-name="ce1">
            <text:p>81-01</text:p>
          </table:table-cell>
          <table:table-cell office:value-type="string" office:string-value="Corte (Corse)" table:formula="of:=TRIM(MID([.A94];4;[.B94]-4))" table:style-name="ce1">
            <text:p>Corte (Corse)</text:p>
          </table:table-cell>
          <table:table-cell office:value-type="float" office:value="42.309409000000002" table:style-name="ce7">
            <text:p>42.309409</text:p>
          </table:table-cell>
          <table:table-cell office:value-type="float" office:value="9.1490220000000004" table:style-name="ce7">
            <text:p>9.149022</text:p>
          </table:table-cell>
          <table:table-cell office:value-type="string" table:style-name="ce1">
            <text:p>true</text:p>
          </table:table-cell>
          <table:table-cell office:value-type="string" office:string-value="Corte" table:formula="of:=MID([.I94];1;FIND(&quot;(&quot;;[.I94])-2)" table:style-name="ce1">
            <text:p>Corte</text:p>
          </table:table-cell>
          <table:table-cell table:style-name="ce1"/>
          <table:table-cell office:value-type="string" office:string-value="{ &quot;type&quot;: &quot;Point&quot;, &quot;coordinates&quot;: [9.149022, 42.309409] }" table:formula="of:=IF([.J94]&lt;&gt;&quot;&quot;;CONCATENATE(&quot;{ &quot;&quot;type&quot;&quot;: &quot;&quot;Point&quot;&quot;, &quot;&quot;coordinates&quot;&quot;: [&quot;;[.K94];&quot;, &quot;;[.J94];&quot;] }&quot;);&quot;&quot;)" table:style-name="ce4">
            <text:p>{ "type": "Point", "coordinates": [9.149022, 42.309409] }</text:p>
          </table:table-cell>
          <table:table-cell office:value-type="string" office:string-value="{ &quot;nr&quot;: &quot;92&quot;, &quot;booknr&quot;: &quot;81&quot;, &quot;confirmed&quot;: &quot;true&quot;, &quot;name&quot;: &quot;Corte (Corse)&quot;, &quot;shortname&quot;: &quot;Corte&quot; }" table:formula="of:=CONCATENATE(&quot;{ &quot;&quot;nr&quot;&quot;: &quot;&quot;&quot;;[.F94];&quot;&quot;&quot;, &quot;&quot;booknr&quot;&quot;: &quot;&quot;&quot;;[.G94];&quot;&quot;&quot;, &quot;&quot;confirmed&quot;&quot;: &quot;&quot;&quot;;[.L94];&quot;&quot;&quot;, &quot;&quot;name&quot;&quot;: &quot;&quot;&quot;;[.I94];&quot;&quot;&quot;, &quot;&quot;shortname&quot;&quot;: &quot;&quot;&quot;;[.M94];&quot;&quot;&quot; }&quot;)" table:style-name="ce4">
            <text:p>{ "nr": "92", "booknr": "81", "confirmed": "true", "name": "Corte (Corse)", "shortname": "Corte" }</text:p>
          </table:table-cell>
          <table:table-cell office:value-type="string" office:string-value="{ &quot;id&quot;: &quot;81-01&quot;, &quot;type&quot;: &quot;Feature&quot;, &quot;geometry&quot;: { &quot;type&quot;: &quot;Point&quot;, &quot;coordinates&quot;: [9.149022, 42.309409] }, &quot;properties&quot;: { &quot;nr&quot;: &quot;92&quot;, &quot;booknr&quot;: &quot;81&quot;, &quot;confirmed&quot;: &quot;true&quot;, &quot;name&quot;: &quot;Corte (Corse)&quot;, &quot;shortname&quot;: &quot;Corte&quot; } }," table:formula="of:=CONCATENATE(&quot;{ &quot;&quot;id&quot;&quot;: &quot;&quot;&quot;;[.H94];&quot;&quot;&quot;, &quot;&quot;type&quot;&quot;: &quot;&quot;Feature&quot;&quot;, &quot;&quot;geometry&quot;&quot;: &quot;;IF([.O94]=&quot;&quot;;&quot;null&quot;;[.O94]);&quot;, &quot;&quot;properties&quot;&quot;: &quot;;[.P94];&quot; },&quot;)" table:style-name="ce4">
            <text:p>{ "id": "81-01", "type": "Feature", "geometry": { "type": "Point", "coordinates": [9.149022, 42.309409] }, "properties": { "nr": "92", "booknr": "81", "confirmed": "true", "name": "Corte (Corse)", "shortname": "Corte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82 Lioli (Corse)</text:p>
          </table:table-cell>
          <table:table-cell office:value-type="float" office:value="17" table:formula="of:=IFERROR(FIND(4;[.A95];3);LEN([.A95])+1)" table:style-name="ce1">
            <text:p>17</text:p>
          </table:table-cell>
          <table:table-cell office:value-type="float" office:value="17" table:formula="of:=IFERROR(FIND(&quot;,&quot;;[.A95];[.B95]);[.B95])" table:style-name="ce1">
            <text:p>17</text:p>
          </table:table-cell>
          <table:table-cell office:value-type="string" office:string-value="82" table:formula="of:=LEFT([.A95];2)" table:style-name="ce1">
            <text:p>82</text:p>
          </table:table-cell>
          <table:table-cell office:value-type="float" office:value="1" table:formula="of:=IF([.D95]=[.D94];[.E94]+1;1)" table:style-name="ce1">
            <text:p>1</text:p>
          </table:table-cell>
          <table:table-cell office:value-type="string" table:style-name="ce3">
            <text:p>93</text:p>
          </table:table-cell>
          <table:table-cell office:value-type="string" office:string-value="82" table:formula="of:=[.D95]" table:style-name="ce10">
            <text:p>82</text:p>
          </table:table-cell>
          <table:table-cell office:value-type="string" office:string-value="82-01" table:formula="of:=CONCATENATE([.D95];&quot;-&quot;;IF(LEN([.E95])=1;CONCATENATE(&quot;0&quot;;[.E95]);[.E95]))" table:style-name="ce1">
            <text:p>82-01</text:p>
          </table:table-cell>
          <table:table-cell office:value-type="string" office:string-value="Lioli (Corse)" table:formula="of:=TRIM(MID([.A95];4;[.B95]-4))" table:style-name="ce1">
            <text:p>Lioli (Corse)</text:p>
          </table:table-cell>
          <table:table-cell office:value-type="string" table:style-name="ce8">
            <text:p><text:a xlink:href="javascript:void(0)">42.486988</text:a></text:p>
          </table:table-cell>
          <table:table-cell office:value-type="string" table:style-name="ce8">
            <text:p><text:a xlink:href="javascript:void(0)">8.803141</text:a></text:p>
          </table:table-cell>
          <table:table-cell office:value-type="string" table:style-name="ce1">
            <text:p>true</text:p>
          </table:table-cell>
          <table:table-cell office:value-type="string" office:string-value="Lioli" table:formula="of:=MID([.I95];1;FIND(&quot;(&quot;;[.I95])-2)" table:style-name="ce1">
            <text:p>Lioli</text:p>
          </table:table-cell>
          <table:table-cell table:style-name="ce1"/>
          <table:table-cell office:value-type="string" office:string-value="{ &quot;type&quot;: &quot;Point&quot;, &quot;coordinates&quot;: [8.803141, 42.486988] }" table:formula="of:=IF([.J95]&lt;&gt;&quot;&quot;;CONCATENATE(&quot;{ &quot;&quot;type&quot;&quot;: &quot;&quot;Point&quot;&quot;, &quot;&quot;coordinates&quot;&quot;: [&quot;;[.K95];&quot;, &quot;;[.J95];&quot;] }&quot;);&quot;&quot;)" table:style-name="ce4">
            <text:p>{ "type": "Point", "coordinates": [8.803141, 42.486988] }</text:p>
          </table:table-cell>
          <table:table-cell office:value-type="string" office:string-value="{ &quot;nr&quot;: &quot;93&quot;, &quot;booknr&quot;: &quot;82&quot;, &quot;confirmed&quot;: &quot;true&quot;, &quot;name&quot;: &quot;Lioli (Corse)&quot;, &quot;shortname&quot;: &quot;Lioli&quot; }" table:formula="of:=CONCATENATE(&quot;{ &quot;&quot;nr&quot;&quot;: &quot;&quot;&quot;;[.F95];&quot;&quot;&quot;, &quot;&quot;booknr&quot;&quot;: &quot;&quot;&quot;;[.G95];&quot;&quot;&quot;, &quot;&quot;confirmed&quot;&quot;: &quot;&quot;&quot;;[.L95];&quot;&quot;&quot;, &quot;&quot;name&quot;&quot;: &quot;&quot;&quot;;[.I95];&quot;&quot;&quot;, &quot;&quot;shortname&quot;&quot;: &quot;&quot;&quot;;[.M95];&quot;&quot;&quot; }&quot;)" table:style-name="ce4">
            <text:p>{ "nr": "93", "booknr": "82", "confirmed": "true", "name": "Lioli (Corse)", "shortname": "Lioli" }</text:p>
          </table:table-cell>
          <table:table-cell office:value-type="string" office:string-value="{ &quot;id&quot;: &quot;82-01&quot;, &quot;type&quot;: &quot;Feature&quot;, &quot;geometry&quot;: { &quot;type&quot;: &quot;Point&quot;, &quot;coordinates&quot;: [8.803141, 42.486988] }, &quot;properties&quot;: { &quot;nr&quot;: &quot;93&quot;, &quot;booknr&quot;: &quot;82&quot;, &quot;confirmed&quot;: &quot;true&quot;, &quot;name&quot;: &quot;Lioli (Corse)&quot;, &quot;shortname&quot;: &quot;Lioli&quot; } }," table:formula="of:=CONCATENATE(&quot;{ &quot;&quot;id&quot;&quot;: &quot;&quot;&quot;;[.H95];&quot;&quot;&quot;, &quot;&quot;type&quot;&quot;: &quot;&quot;Feature&quot;&quot;, &quot;&quot;geometry&quot;&quot;: &quot;;IF([.O95]=&quot;&quot;;&quot;null&quot;;[.O95]);&quot;, &quot;&quot;properties&quot;&quot;: &quot;;[.P95];&quot; },&quot;)" table:style-name="ce4">
            <text:p>{ "id": "82-01", "type": "Feature", "geometry": { "type": "Point", "coordinates": [8.803141, 42.486988] }, "properties": { "nr": "93", "booknr": "82", "confirmed": "true", "name": "Lioli (Corse)", "shortname": "Lioli" } },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83 Col de Tenda (Corse)</text:p>
          </table:table-cell>
          <table:table-cell office:value-type="float" office:value="24" table:formula="of:=IFERROR(FIND(4;[.A96];3);LEN([.A96])+1)" table:style-name="ce1">
            <text:p>24</text:p>
          </table:table-cell>
          <table:table-cell office:value-type="float" office:value="24" table:formula="of:=IFERROR(FIND(&quot;,&quot;;[.A96];[.B96]);[.B96])" table:style-name="ce1">
            <text:p>24</text:p>
          </table:table-cell>
          <table:table-cell office:value-type="string" office:string-value="83" table:formula="of:=LEFT([.A96];2)" table:style-name="ce1">
            <text:p>83</text:p>
          </table:table-cell>
          <table:table-cell office:value-type="float" office:value="1" table:formula="of:=IF([.D96]=[.D95];[.E95]+1;1)" table:style-name="ce1">
            <text:p>1</text:p>
          </table:table-cell>
          <table:table-cell office:value-type="string" table:style-name="ce3">
            <text:p>94</text:p>
          </table:table-cell>
          <table:table-cell office:value-type="string" office:string-value="83" table:formula="of:=[.D96]" table:style-name="ce10">
            <text:p>83</text:p>
          </table:table-cell>
          <table:table-cell office:value-type="string" office:string-value="83-01" table:formula="of:=CONCATENATE([.D96];&quot;-&quot;;IF(LEN([.E96])=1;CONCATENATE(&quot;0&quot;;[.E96]);[.E96]))" table:style-name="ce1">
            <text:p>83-01</text:p>
          </table:table-cell>
          <table:table-cell office:value-type="string" office:string-value="Col de Tenda (Corse)" table:formula="of:=TRIM(MID([.A96];4;[.B96]-4))" table:style-name="ce1">
            <text:p>Col de Tenda (Corse)</text:p>
          </table:table-cell>
          <table:table-cell office:value-type="string" table:style-name="ce8">
            <text:p><text:a xlink:href="javascript:void(0)">42.608591</text:a></text:p>
          </table:table-cell>
          <table:table-cell office:value-type="string" table:style-name="ce8">
            <text:p><text:a xlink:href="javascript:void(0)">9.237194</text:a></text:p>
          </table:table-cell>
          <table:table-cell office:value-type="string" table:style-name="ce1">
            <text:p>true</text:p>
          </table:table-cell>
          <table:table-cell office:value-type="string" office:string-value="Col de Tenda" table:formula="of:=MID([.I96];1;FIND(&quot;(&quot;;[.I96])-2)" table:style-name="ce1">
            <text:p>Col de Tenda</text:p>
          </table:table-cell>
          <table:table-cell table:style-name="ce1"/>
          <table:table-cell office:value-type="string" office:string-value="{ &quot;type&quot;: &quot;Point&quot;, &quot;coordinates&quot;: [9.237194, 42.608591] }" table:formula="of:=IF([.J96]&lt;&gt;&quot;&quot;;CONCATENATE(&quot;{ &quot;&quot;type&quot;&quot;: &quot;&quot;Point&quot;&quot;, &quot;&quot;coordinates&quot;&quot;: [&quot;;[.K96];&quot;, &quot;;[.J96];&quot;] }&quot;);&quot;&quot;)" table:style-name="ce4">
            <text:p>{ "type": "Point", "coordinates": [9.237194, 42.608591] }</text:p>
          </table:table-cell>
          <table:table-cell office:value-type="string" office:string-value="{ &quot;nr&quot;: &quot;94&quot;, &quot;booknr&quot;: &quot;83&quot;, &quot;confirmed&quot;: &quot;true&quot;, &quot;name&quot;: &quot;Col de Tenda (Corse)&quot;, &quot;shortname&quot;: &quot;Col de Tenda&quot; }" table:formula="of:=CONCATENATE(&quot;{ &quot;&quot;nr&quot;&quot;: &quot;&quot;&quot;;[.F96];&quot;&quot;&quot;, &quot;&quot;booknr&quot;&quot;: &quot;&quot;&quot;;[.G96];&quot;&quot;&quot;, &quot;&quot;confirmed&quot;&quot;: &quot;&quot;&quot;;[.L96];&quot;&quot;&quot;, &quot;&quot;name&quot;&quot;: &quot;&quot;&quot;;[.I96];&quot;&quot;&quot;, &quot;&quot;shortname&quot;&quot;: &quot;&quot;&quot;;[.M96];&quot;&quot;&quot; }&quot;)" table:style-name="ce4">
            <text:p>{ "nr": "94", "booknr": "83", "confirmed": "true", "name": "Col de Tenda (Corse)", "shortname": "Col de Tenda" }</text:p>
          </table:table-cell>
          <table:table-cell office:value-type="string" office:string-value="{ &quot;id&quot;: &quot;83-01&quot;, &quot;type&quot;: &quot;Feature&quot;, &quot;geometry&quot;: { &quot;type&quot;: &quot;Point&quot;, &quot;coordinates&quot;: [9.237194, 42.608591] }, &quot;properties&quot;: { &quot;nr&quot;: &quot;94&quot;, &quot;booknr&quot;: &quot;83&quot;, &quot;confirmed&quot;: &quot;true&quot;, &quot;name&quot;: &quot;Col de Tenda (Corse)&quot;, &quot;shortname&quot;: &quot;Col de Tenda&quot; } }," table:formula="of:=CONCATENATE(&quot;{ &quot;&quot;id&quot;&quot;: &quot;&quot;&quot;;[.H96];&quot;&quot;&quot;, &quot;&quot;type&quot;&quot;: &quot;&quot;Feature&quot;&quot;, &quot;&quot;geometry&quot;&quot;: &quot;;IF([.O96]=&quot;&quot;;&quot;null&quot;;[.O96]);&quot;, &quot;&quot;properties&quot;&quot;: &quot;;[.P96];&quot; },&quot;)" table:style-name="ce4">
            <text:p>{ "id": "83-01", "type": "Feature", "geometry": { "type": "Point", "coordinates": [9.237194, 42.608591] }, "properties": { "nr": "94", "booknr": "83", "confirmed": "true", "name": "Col de Tenda (Corse)", "shortname": "Col de Tenda" } },</text:p>
          </table:table-cell>
          <table:table-cell table:number-columns-repeated="16367"/>
        </table:table-row>
        <table:table-row table:number-rows-repeated="1048480" table:style-name="ro2">
          <table:table-cell table:number-columns-repeated="16384"/>
        </table:table-row>
      </table:table>
      <table:database-ranges>
        <table:database-range table:target-range-address="Tabelle1.A3:Tabelle1.K96" table:name="__Anonymous_Sheet_DB__0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DejaVu Sans Mono" svg:font-family="&quot;DejaVu Sans Mono&quot;"/>
    <style:font-face style:name="Courier New" svg:font-family="&quot;Courier New&quot;"/>
    <style:font-face style:name="Liberation Mono" svg:font-family="&quot;Liberation Mono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36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iel Kellenberger</meta:initial-creator>
    <dc:creator>Daniel Kellenberger</dc:creator>
    <meta:creation-date>2015-12-25T10:22:21Z</meta:creation-date>
    <dc:date>2016-01-08T11:00:21Z</dc:date>
    <meta:editing-cycles>3</meta:editing-cycles>
    <meta:editing-duration>PT0S</meta:editing-duration>
  </office:meta>
</office:document-meta>
</file>